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35.15mm"/>
    </style:style>
    <style:style style:name="co4" style:family="table-column">
      <style:table-column-properties fo:break-before="auto" style:column-width="39.85mm"/>
    </style:style>
    <style:style style:name="co5" style:family="table-column">
      <style:table-column-properties fo:break-before="auto" style:column-width="48.28mm"/>
    </style:style>
    <style:style style:name="co6" style:family="table-column">
      <style:table-column-properties fo:break-before="auto" style:column-width="51.01mm"/>
    </style:style>
    <style:style style:name="co7" style:family="table-column">
      <style:table-column-properties fo:break-before="auto" style:column-width="51.82mm"/>
    </style:style>
    <style:style style:name="co8" style:family="table-column">
      <style:table-column-properties fo:break-before="auto" style:column-width="42.83mm"/>
    </style:style>
    <style:style style:name="co9" style:family="table-column">
      <style:table-column-properties fo:break-before="auto" style:column-width="30.04mm"/>
    </style:style>
    <style:style style:name="co10" style:family="table-column">
      <style:table-column-properties fo:break-before="auto" style:column-width="28.4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DemiLight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arch_results" table:style-name="ta1">
        <table:shapes>
          <draw:frame draw:z-index="0" draw:style-name="gr1" draw:text-style-name="P1" svg:width="280.07mm" svg:height="117.67mm" svg:x="198.82mm" svg:y="3.49mm">
            <loext:p draw:notify-on-update-of-ranges="search_results.D1:search_results.D1 search_results.F2:search_results.F274 search_results.C1:search_results.C1 search_results.C2:search_results.C274 search_results.U2:search_results.U274 search_results.U2:search_results.U274 search_results.F2:search_results.F274 search_results.D1:search_results.D1 search_results.D2:search_results.D274 search_results.V2:search_results.V274 search_results.V2:search_results.V27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80.07mm" svg:height="117.67mm" svg:x="198.83mm" svg:y="128.7mm">
            <loext:p draw:notify-on-update-of-ranges="search_results.G2:search_results.G274 search_results.C1:search_results.C1 search_results.C2:search_results.C274 search_results.U2:search_results.U274 search_results.U2:search_results.U274 search_results.G2:search_results.G274 search_results.D1:search_results.D1 search_results.D2:search_results.D274 search_results.V2:search_results.V274 search_results.V2:search_results.V27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visibility="collapse" table:number-columns-repeated="2" table:default-cell-style-name="Default"/>
        <table:table-column table:style-name="co2" table:number-columns-repeated="2" table:default-cell-style-name="Default"/>
        <table:table-column table:style-name="co3" table:visibility="collapse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2" table:visibility="collapse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mean_train_score</text:p>
          </table:table-cell>
          <table:table-cell table:style-name="Default" office:value-type="string" calcext:value-type="string">
            <text:p>param_clf</text:p>
          </table:table-cell>
          <table:table-cell office:value-type="string" calcext:value-type="string">
            <text:p>param_clf__max_depth</text:p>
          </table:table-cell>
          <table:table-cell office:value-type="string" calcext:value-type="string">
            <text:p>param_clf__max_leaf_nodes</text:p>
          </table:table-cell>
          <table:table-cell office:value-type="string" calcext:value-type="string">
            <text:p>param_clf__min_samples_leaf</text:p>
          </table:table-cell>
          <table:table-cell office:value-type="string" calcext:value-type="string">
            <text:p>param_clf__min_samples_split</text:p>
          </table:table-cell>
          <table:table-cell office:value-type="string" calcext:value-type="string">
            <text:p>param_clf__n_estimators</text:p>
          </table:table-cell>
          <table:table-cell office:value-type="string" calcext:value-type="string">
            <text:p>param_select__k</text:p>
          </table:table-cell>
          <table:table-cell office:value-type="string" calcext:value-type="string">
            <text:p>rank_test_score</text:p>
          </table:table-cell>
          <table:table-cell office:value-type="string" calcext:value-type="string">
            <text:p>split0_test_score</text:p>
          </table:table-cell>
          <table:table-cell office:value-type="string" calcext:value-type="string">
            <text:p>split0_train_score</text:p>
          </table:table-cell>
          <table:table-cell office:value-type="string" calcext:value-type="string">
            <text:p>split1_test_score</text:p>
          </table:table-cell>
          <table:table-cell office:value-type="string" calcext:value-type="string">
            <text:p>split1_train_score</text:p>
          </table:table-cell>
          <table:table-cell office:value-type="string" calcext:value-type="string">
            <text:p>split2_test_score</text:p>
          </table:table-cell>
          <table:table-cell office:value-type="string" calcext:value-type="string">
            <text:p>split2_train_score</text:p>
          </table:table-cell>
          <table:table-cell office:value-type="string" calcext:value-type="string">
            <text:p>std_fit_time</text:p>
          </table:table-cell>
          <table:table-cell office:value-type="string" calcext:value-type="string">
            <text:p>std_score_tim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std_train_score</text:p>
          </table:table-cell>
        </table:table-row>
        <table:table-row table:style-name="ro1">
          <table:table-cell office:value-type="float" office:value="44.7092246214549" calcext:value-type="float">
            <text:p>44.7092246214549</text:p>
          </table:table-cell>
          <table:table-cell office:value-type="float" office:value="6.29584383964539" calcext:value-type="float">
            <text:p>6.29584383964539</text:p>
          </table:table-cell>
          <table:table-cell office:value-type="float" office:value="0.943069306930693" calcext:value-type="float">
            <text:p>0.943069306930693</text:p>
          </table:table-cell>
          <table:table-cell office:value-type="float" office:value="0.998144137682109" calcext:value-type="float">
            <text:p>0.998144137682109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2.08510456351762" calcext:value-type="float">
            <text:p>2.08510456351762</text:p>
          </table:table-cell>
          <table:table-cell office:value-type="float" office:value="1.31419721460196" calcext:value-type="float">
            <text:p>1.31419721460196</text:p>
          </table:table-cell>
          <table:table-cell office:value-type="float" office:value="0.00496806206266112" calcext:value-type="float">
            <text:p>0.004968062062661</text:p>
          </table:table-cell>
          <table:table-cell office:value-type="float" office:value="0.000756714167677582" calcext:value-type="float">
            <text:p>0.000756714167678</text:p>
          </table:table-cell>
        </table:table-row>
        <table:table-row table:style-name="ro1">
          <table:table-cell office:value-type="float" office:value="40.6784355640411" calcext:value-type="float">
            <text:p>40.6784355640411</text:p>
          </table:table-cell>
          <table:table-cell office:value-type="float" office:value="6.67313543955485" calcext:value-type="float">
            <text:p>6.67313543955485</text:p>
          </table:table-cell>
          <table:table-cell office:value-type="float" office:value="0.943069306930693" calcext:value-type="float">
            <text:p>0.943069306930693</text:p>
          </table:table-cell>
          <table:table-cell office:value-type="float" office:value="0.994741627641256" calcext:value-type="float">
            <text:p>0.99474162764125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97211895910781" calcext:value-type="float">
            <text:p>0.997211895910781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443413729128" calcext:value-type="float">
            <text:p>0.9944341372912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5.24631997288617" calcext:value-type="float">
            <text:p>5.24631997288617</text:p>
          </table:table-cell>
          <table:table-cell office:value-type="float" office:value="2.56798153402437" calcext:value-type="float">
            <text:p>2.56798153402437</text:p>
          </table:table-cell>
          <table:table-cell office:value-type="float" office:value="0.00496806206266112" calcext:value-type="float">
            <text:p>0.004968062062661</text:p>
          </table:table-cell>
          <table:table-cell office:value-type="float" office:value="0.00190388934972929" calcext:value-type="float">
            <text:p>0.001903889349729</text:p>
          </table:table-cell>
        </table:table-row>
        <table:table-row table:style-name="ro1">
          <table:table-cell office:value-type="float" office:value="42.7799015045166" calcext:value-type="float">
            <text:p>42.7799015045166</text:p>
          </table:table-cell>
          <table:table-cell office:value-type="float" office:value="5.13747668266296" calcext:value-type="float">
            <text:p>5.13747668266296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2266761385189" calcext:value-type="float">
            <text:p>0.992266761385189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995353159851301" calcext:value-type="float">
            <text:p>0.995353159851301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3506493506493" calcext:value-type="float">
            <text:p>0.99350649350649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1.60924592869784" calcext:value-type="float">
            <text:p>1.60924592869784</text:p>
          </table:table-cell>
          <table:table-cell office:value-type="float" office:value="0.727853146290718" calcext:value-type="float">
            <text:p>0.727853146290718</text:p>
          </table:table-cell>
          <table:table-cell office:value-type="float" office:value="0.0055591246722974" calcext:value-type="float">
            <text:p>0.005559124672297</text:p>
          </table:table-cell>
          <table:table-cell office:value-type="float" office:value="0.00315056593242043" calcext:value-type="float">
            <text:p>0.00315056593242</text:p>
          </table:table-cell>
        </table:table-row>
        <table:table-row table:style-name="ro1">
          <table:table-cell office:value-type="float" office:value="43.1789361635844" calcext:value-type="float">
            <text:p>43.1789361635844</text:p>
          </table:table-cell>
          <table:table-cell office:value-type="float" office:value="6.83914430936178" calcext:value-type="float">
            <text:p>6.83914430936178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6907279302394" calcext:value-type="float">
            <text:p>0.99690727930239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6289424860854" calcext:value-type="float">
            <text:p>0.996289424860854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2.52639526880872" calcext:value-type="float">
            <text:p>2.52639526880872</text:p>
          </table:table-cell>
          <table:table-cell office:value-type="float" office:value="0.315364124194949" calcext:value-type="float">
            <text:p>0.315364124194949</text:p>
          </table:table-cell>
          <table:table-cell office:value-type="float" office:value="0.00534821944266954" calcext:value-type="float">
            <text:p>0.00534821944267</text:p>
          </table:table-cell>
          <table:table-cell office:value-type="float" office:value="0.00157590224359212" calcext:value-type="float">
            <text:p>0.001575902243592</text:p>
          </table:table-cell>
        </table:table-row>
        <table:table-row table:style-name="ro1">
          <table:table-cell office:value-type="float" office:value="46.0452499389649" calcext:value-type="float">
            <text:p>46.0452499389649</text:p>
          </table:table-cell>
          <table:table-cell office:value-type="float" office:value="5.47392463684082" calcext:value-type="float">
            <text:p>5.47392463684082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8144137682109" calcext:value-type="float">
            <text:p>0.998144137682109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" calcext:value-type="float">
            <text:p>3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623578501553864" calcext:value-type="float">
            <text:p>0.623578501553864</text:p>
          </table:table-cell>
          <table:table-cell office:value-type="float" office:value="1.03027260996358" calcext:value-type="float">
            <text:p>1.03027260996358</text:p>
          </table:table-cell>
          <table:table-cell office:value-type="float" office:value="0.00410695386021916" calcext:value-type="float">
            <text:p>0.004106953860219</text:p>
          </table:table-cell>
          <table:table-cell office:value-type="float" office:value="0.000756714167677582" calcext:value-type="float">
            <text:p>0.000756714167678</text:p>
          </table:table-cell>
        </table:table-row>
        <table:table-row table:style-name="ro1">
          <table:table-cell office:value-type="float" office:value="53.2002689838409" calcext:value-type="float">
            <text:p>53.2002689838409</text:p>
          </table:table-cell>
          <table:table-cell office:value-type="float" office:value="9.72819566726685" calcext:value-type="float">
            <text:p>9.72819566726685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8453352277038" calcext:value-type="float">
            <text:p>0.998453352277038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" calcext:value-type="float">
            <text:p>3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9072356215213" calcext:value-type="float">
            <text:p>0.999072356215213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5.17827590662452" calcext:value-type="float">
            <text:p>5.17827590662452</text:p>
          </table:table-cell>
          <table:table-cell office:value-type="float" office:value="1.59530156223122" calcext:value-type="float">
            <text:p>1.59530156223122</text:p>
          </table:table-cell>
          <table:table-cell office:value-type="float" office:value="0.00410695386021916" calcext:value-type="float">
            <text:p>0.004106953860219</text:p>
          </table:table-cell>
          <table:table-cell office:value-type="float" office:value="0.000874184822640237" calcext:value-type="float">
            <text:p>0.00087418482264</text:p>
          </table:table-cell>
        </table:table-row>
        <table:table-row table:style-name="ro1">
          <table:table-cell office:value-type="float" office:value="44.0361279646556" calcext:value-type="float">
            <text:p>44.0361279646556</text:p>
          </table:table-cell>
          <table:table-cell office:value-type="float" office:value="5.5484836101532" calcext:value-type="float">
            <text:p>5.5484836101532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5979060769289" calcext:value-type="float">
            <text:p>0.995979060769289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" calcext:value-type="float">
            <text:p>3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9814126394052" calcext:value-type="float">
            <text:p>0.99814126394052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443413729128" calcext:value-type="float">
            <text:p>0.99443413729128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0.501001002026263" calcext:value-type="float">
            <text:p>0.501001002026263</text:p>
          </table:table-cell>
          <table:table-cell office:value-type="float" office:value="1.02153647729108" calcext:value-type="float">
            <text:p>1.02153647729108</text:p>
          </table:table-cell>
          <table:table-cell office:value-type="float" office:value="0.00553801096975747" calcext:value-type="float">
            <text:p>0.005538010969757</text:p>
          </table:table-cell>
          <table:table-cell office:value-type="float" office:value="0.00157511325796496" calcext:value-type="float">
            <text:p>0.001575113257965</text:p>
          </table:table-cell>
        </table:table-row>
        <table:table-row table:style-name="ro1">
          <table:table-cell office:value-type="float" office:value="45.6242470741272" calcext:value-type="float">
            <text:p>45.6242470741272</text:p>
          </table:table-cell>
          <table:table-cell office:value-type="float" office:value="6.69525861740112" calcext:value-type="float">
            <text:p>6.69525861740112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7525708492251" calcext:value-type="float">
            <text:p>0.997525708492251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" calcext:value-type="float">
            <text:p>3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1.86522910345403" calcext:value-type="float">
            <text:p>1.86522910345403</text:p>
          </table:table-cell>
          <table:table-cell office:value-type="float" office:value="1.3227845715742" calcext:value-type="float">
            <text:p>1.3227845715742</text:p>
          </table:table-cell>
          <table:table-cell office:value-type="float" office:value="0.00553801096975747" calcext:value-type="float">
            <text:p>0.005538010969757</text:p>
          </table:table-cell>
          <table:table-cell office:value-type="float" office:value="0.00157612777516027" calcext:value-type="float">
            <text:p>0.00157612777516</text:p>
          </table:table-cell>
        </table:table-row>
        <table:table-row table:style-name="ro1">
          <table:table-cell office:value-type="float" office:value="43.1784779230754" calcext:value-type="float">
            <text:p>43.1784779230754</text:p>
          </table:table-cell>
          <table:table-cell office:value-type="float" office:value="5.35482470194499" calcext:value-type="float">
            <text:p>5.35482470194499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8453352277038" calcext:value-type="float">
            <text:p>0.99845335227703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" calcext:value-type="float">
            <text:p>3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1.15607245996278" calcext:value-type="float">
            <text:p>1.15607245996278</text:p>
          </table:table-cell>
          <table:table-cell office:value-type="float" office:value="0.396903041410959" calcext:value-type="float">
            <text:p>0.396903041410959</text:p>
          </table:table-cell>
          <table:table-cell office:value-type="float" office:value="0.00553801096975747" calcext:value-type="float">
            <text:p>0.005538010969757</text:p>
          </table:table-cell>
          <table:table-cell office:value-type="float" office:value="0.000436482656966294" calcext:value-type="float">
            <text:p>0.000436482656966</text:p>
          </table:table-cell>
        </table:table-row>
        <table:table-row table:style-name="ro1">
          <table:table-cell office:value-type="float" office:value="44.8336942990621" calcext:value-type="float">
            <text:p>44.8336942990621</text:p>
          </table:table-cell>
          <table:table-cell office:value-type="float" office:value="6.71268081665039" calcext:value-type="float">
            <text:p>6.71268081665039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9071781466895" calcext:value-type="float">
            <text:p>0.999071781466895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42379182156134" calcext:value-type="float">
            <text:p>0.942379182156134</text:p>
          </table:table-cell>
          <table:table-cell office:value-type="float" office:value="1" calcext:value-type="float">
            <text:p>1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2.41937581338854" calcext:value-type="float">
            <text:p>2.41937581338854</text:p>
          </table:table-cell>
          <table:table-cell office:value-type="float" office:value="0.368039028158275" calcext:value-type="float">
            <text:p>0.368039028158275</text:p>
          </table:table-cell>
          <table:table-cell office:value-type="float" office:value="0.0061485864121551" calcext:value-type="float">
            <text:p>0.006148586412155</text:p>
          </table:table-cell>
          <table:table-cell office:value-type="float" office:value="0.000757418414730899" calcext:value-type="float">
            <text:p>0.000757418414731</text:p>
          </table:table-cell>
        </table:table-row>
        <table:table-row table:style-name="ro1">
          <table:table-cell office:value-type="float" office:value="45.1492925484975" calcext:value-type="float">
            <text:p>45.1492925484975</text:p>
          </table:table-cell>
          <table:table-cell office:value-type="float" office:value="5.42076126734416" calcext:value-type="float">
            <text:p>5.42076126734416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8453352277038" calcext:value-type="float">
            <text:p>0.998453352277038</text:p>
          </table:table-cell>
          <table:table-cell office:value-type="string" calcext:value-type="string">
            <text:p>ExtraTreesClassifier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" calcext:value-type="float">
            <text:p>3</text:p>
          </table:table-cell>
          <table:table-cell office:value-type="float" office:value="0.951851851851852" calcext:value-type="float">
            <text:p>0.951851851851852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9072356215213" calcext:value-type="float">
            <text:p>0.999072356215213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242017973354282" calcext:value-type="float">
            <text:p>0.242017973354282</text:p>
          </table:table-cell>
          <table:table-cell office:value-type="float" office:value="1.12241081895217" calcext:value-type="float">
            <text:p>1.12241081895217</text:p>
          </table:table-cell>
          <table:table-cell office:value-type="float" office:value="0.00670314434988371" calcext:value-type="float">
            <text:p>0.006703144349884</text:p>
          </table:table-cell>
          <table:table-cell office:value-type="float" office:value="0.000874184822640237" calcext:value-type="float">
            <text:p>0.00087418482264</text:p>
          </table:table-cell>
        </table:table-row>
        <table:table-row table:style-name="ro1">
          <table:table-cell office:value-type="float" office:value="39.9676926136017" calcext:value-type="float">
            <text:p>39.9676926136017</text:p>
          </table:table-cell>
          <table:table-cell office:value-type="float" office:value="6.51919174194336" calcext:value-type="float">
            <text:p>6.51919174194336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8453352277038" calcext:value-type="float">
            <text:p>0.998453352277038</text:p>
          </table:table-cell>
          <table:table-cell office:value-type="string" calcext:value-type="string">
            <text:p>ExtraTreesClassifier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" calcext:value-type="float">
            <text:p>3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9072356215213" calcext:value-type="float">
            <text:p>0.99907235621521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5.84523344047623" calcext:value-type="float">
            <text:p>5.84523344047623</text:p>
          </table:table-cell>
          <table:table-cell office:value-type="float" office:value="1.87181811873078" calcext:value-type="float">
            <text:p>1.87181811873078</text:p>
          </table:table-cell>
          <table:table-cell office:value-type="float" office:value="0.00410695386021916" calcext:value-type="float">
            <text:p>0.004106953860219</text:p>
          </table:table-cell>
          <table:table-cell office:value-type="float" office:value="0.000874184822640237" calcext:value-type="float">
            <text:p>0.00087418482264</text:p>
          </table:table-cell>
        </table:table-row>
        <table:table-row table:style-name="ro1">
          <table:table-cell office:value-type="float" office:value="44.1928043365479" calcext:value-type="float">
            <text:p>44.1928043365479</text:p>
          </table:table-cell>
          <table:table-cell office:value-type="float" office:value="5.47516059875488" calcext:value-type="float">
            <text:p>5.47516059875488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96598064707465" calcext:value-type="float">
            <text:p>0.996598064707465</text:p>
          </table:table-cell>
          <table:table-cell office:value-type="string" calcext:value-type="string">
            <text:p>ExtraTreesClassifier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" calcext:value-type="float">
            <text:p>13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1.13310375646457" calcext:value-type="float">
            <text:p>1.13310375646457</text:p>
          </table:table-cell>
          <table:table-cell office:value-type="float" office:value="1.3211083864708" calcext:value-type="float">
            <text:p>1.3211083864708</text:p>
          </table:table-cell>
          <table:table-cell office:value-type="float" office:value="0.00472476879699556" calcext:value-type="float">
            <text:p>0.004724768796996</text:p>
          </table:table-cell>
          <table:table-cell office:value-type="float" office:value="0.00174836907846267" calcext:value-type="float">
            <text:p>0.001748369078463</text:p>
          </table:table-cell>
        </table:table-row>
        <table:table-row table:style-name="ro1">
          <table:table-cell office:value-type="float" office:value="42.8306573232015" calcext:value-type="float">
            <text:p>42.8306573232015</text:p>
          </table:table-cell>
          <table:table-cell office:value-type="float" office:value="5.45985205968221" calcext:value-type="float">
            <text:p>5.45985205968221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98762566871967" calcext:value-type="float">
            <text:p>0.998762566871967</text:p>
          </table:table-cell>
          <table:table-cell office:value-type="string" calcext:value-type="string">
            <text:p>ExtraTreesClassifier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9072356215213" calcext:value-type="float">
            <text:p>0.999072356215213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1.66868345920212" calcext:value-type="float">
            <text:p>1.66868345920212</text:p>
          </table:table-cell>
          <table:table-cell office:value-type="float" office:value="0.760708276973405" calcext:value-type="float">
            <text:p>0.760708276973405</text:p>
          </table:table-cell>
          <table:table-cell office:value-type="float" office:value="0.00621776915078369" calcext:value-type="float">
            <text:p>0.006217769150784</text:p>
          </table:table-cell>
          <table:table-cell office:value-type="float" office:value="0.000436889632480393" calcext:value-type="float">
            <text:p>0.00043688963248</text:p>
          </table:table-cell>
        </table:table-row>
        <table:table-row table:style-name="ro1">
          <table:table-cell office:value-type="float" office:value="44.3122312227885" calcext:value-type="float">
            <text:p>44.3122312227885</text:p>
          </table:table-cell>
          <table:table-cell office:value-type="float" office:value="5.68735607465108" calcext:value-type="float">
            <text:p>5.68735607465108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97525708492251" calcext:value-type="float">
            <text:p>0.997525708492251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6289424860854" calcext:value-type="float">
            <text:p>0.996289424860854</text:p>
          </table:table-cell>
          <table:table-cell office:value-type="float" office:value="1.06532915039841" calcext:value-type="float">
            <text:p>1.06532915039841</text:p>
          </table:table-cell>
          <table:table-cell office:value-type="float" office:value="1.11172621092536" calcext:value-type="float">
            <text:p>1.11172621092536</text:p>
          </table:table-cell>
          <table:table-cell office:value-type="float" office:value="0.00583607928167895" calcext:value-type="float">
            <text:p>0.005836079281679</text:p>
          </table:table-cell>
          <table:table-cell office:value-type="float" office:value="0.00115620706407945" calcext:value-type="float">
            <text:p>0.001156207064079</text:p>
          </table:table-cell>
        </table:table-row>
        <table:table-row table:style-name="ro1">
          <table:table-cell office:value-type="float" office:value="58.4324484666189" calcext:value-type="float">
            <text:p>58.4324484666189</text:p>
          </table:table-cell>
          <table:table-cell office:value-type="float" office:value="6.99600378672282" calcext:value-type="float">
            <text:p>6.99600378672282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97215919149005" calcext:value-type="float">
            <text:p>0.997215919149005</text:p>
          </table:table-cell>
          <table:table-cell office:value-type="string" calcext:value-type="string">
            <text:p>ExtraTreesClassifier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" calcext:value-type="float">
            <text:p>13</text:p>
          </table:table-cell>
          <table:table-cell office:value-type="float" office:value="0.951851851851852" calcext:value-type="float">
            <text:p>0.951851851851852</text:p>
          </table:table-cell>
          <table:table-cell office:value-type="float" office:value="0.99814126394052" calcext:value-type="float">
            <text:p>0.99814126394052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6289424860854" calcext:value-type="float">
            <text:p>0.99628942486085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1.34349354389979" calcext:value-type="float">
            <text:p>1.34349354389979</text:p>
          </table:table-cell>
          <table:table-cell office:value-type="float" office:value="1.41085403622312" calcext:value-type="float">
            <text:p>1.41085403622312</text:p>
          </table:table-cell>
          <table:table-cell office:value-type="float" office:value="0.00771946746940886" calcext:value-type="float">
            <text:p>0.007719467469409</text:p>
          </table:table-cell>
          <table:table-cell office:value-type="float" office:value="0.000756010575434137" calcext:value-type="float">
            <text:p>0.000756010575434</text:p>
          </table:table-cell>
        </table:table-row>
        <table:table-row table:style-name="ro1">
          <table:table-cell office:value-type="float" office:value="48.4603791236877" calcext:value-type="float">
            <text:p>48.4603791236877</text:p>
          </table:table-cell>
          <table:table-cell office:value-type="float" office:value="5.5087563196818" calcext:value-type="float">
            <text:p>5.5087563196818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98453352277038" calcext:value-type="float">
            <text:p>0.998453352277038</text:p>
          </table:table-cell>
          <table:table-cell office:value-type="string" calcext:value-type="string">
            <text:p>ExtraTreesClassifier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42379182156134" calcext:value-type="float">
            <text:p>0.942379182156134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2.02284652962858" calcext:value-type="float">
            <text:p>2.02284652962858</text:p>
          </table:table-cell>
          <table:table-cell office:value-type="float" office:value="0.968737788881339" calcext:value-type="float">
            <text:p>0.968737788881339</text:p>
          </table:table-cell>
          <table:table-cell office:value-type="float" office:value="0.00691825967084404" calcext:value-type="float">
            <text:p>0.006918259670844</text:p>
          </table:table-cell>
          <table:table-cell office:value-type="float" office:value="0.000436482656966294" calcext:value-type="float">
            <text:p>0.000436482656966</text:p>
          </table:table-cell>
        </table:table-row>
        <table:table-row table:style-name="ro1">
          <table:table-cell office:value-type="float" office:value="44.5245851675669" calcext:value-type="float">
            <text:p>44.5245851675669</text:p>
          </table:table-cell>
          <table:table-cell office:value-type="float" office:value="6.32171416282654" calcext:value-type="float">
            <text:p>6.32171416282654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95050842236185" calcext:value-type="float">
            <text:p>0.995050842236185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" calcext:value-type="float">
            <text:p>13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7211895910781" calcext:value-type="float">
            <text:p>0.997211895910781</text:p>
          </table:table-cell>
          <table:table-cell office:value-type="float" office:value="0.946096654275093" calcext:value-type="float">
            <text:p>0.946096654275093</text:p>
          </table:table-cell>
          <table:table-cell office:value-type="float" office:value="0.993506493506493" calcext:value-type="float">
            <text:p>0.99350649350649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443413729128" calcext:value-type="float">
            <text:p>0.99443413729128</text:p>
          </table:table-cell>
          <table:table-cell office:value-type="float" office:value="1.4816678034363" calcext:value-type="float">
            <text:p>1.4816678034363</text:p>
          </table:table-cell>
          <table:table-cell office:value-type="float" office:value="1.45230522873828" calcext:value-type="float">
            <text:p>1.45230522873828</text:p>
          </table:table-cell>
          <table:table-cell office:value-type="float" office:value="0.00617928231362733" calcext:value-type="float">
            <text:p>0.006179282313627</text:p>
          </table:table-cell>
          <table:table-cell office:value-type="float" office:value="0.00157432429658493" calcext:value-type="float">
            <text:p>0.001574324296585</text:p>
          </table:table-cell>
        </table:table-row>
        <table:table-row table:style-name="ro1">
          <table:table-cell office:value-type="float" office:value="44.0798766613007" calcext:value-type="float">
            <text:p>44.0798766613007</text:p>
          </table:table-cell>
          <table:table-cell office:value-type="float" office:value="5.53669627507528" calcext:value-type="float">
            <text:p>5.53669627507528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99071781466895" calcext:value-type="float">
            <text:p>0.999071781466895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" calcext:value-type="float">
            <text:p>13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42379182156134" calcext:value-type="float">
            <text:p>0.942379182156134</text:p>
          </table:table-cell>
          <table:table-cell office:value-type="float" office:value="1" calcext:value-type="float">
            <text:p>1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0.472367676423819" calcext:value-type="float">
            <text:p>0.472367676423819</text:p>
          </table:table-cell>
          <table:table-cell office:value-type="float" office:value="0.513117930276269" calcext:value-type="float">
            <text:p>0.513117930276269</text:p>
          </table:table-cell>
          <table:table-cell office:value-type="float" office:value="0.00540598630507473" calcext:value-type="float">
            <text:p>0.005405986305075</text:p>
          </table:table-cell>
          <table:table-cell office:value-type="float" office:value="0.000757418414730899" calcext:value-type="float">
            <text:p>0.000757418414731</text:p>
          </table:table-cell>
        </table:table-row>
        <table:table-row table:style-name="ro1">
          <table:table-cell office:value-type="float" office:value="44.3605507214864" calcext:value-type="float">
            <text:p>44.3605507214864</text:p>
          </table:table-cell>
          <table:table-cell office:value-type="float" office:value="6.0094850063324" calcext:value-type="float">
            <text:p>6.0094850063324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99380996061824" calcext:value-type="float">
            <text:p>0.99938099606182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" calcext:value-type="float">
            <text:p>13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1" calcext:value-type="float">
            <text:p>1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9072356215213" calcext:value-type="float">
            <text:p>0.999072356215213</text:p>
          </table:table-cell>
          <table:table-cell office:value-type="float" office:value="1.44737463747662" calcext:value-type="float">
            <text:p>1.44737463747662</text:p>
          </table:table-cell>
          <table:table-cell office:value-type="float" office:value="0.729774106762174" calcext:value-type="float">
            <text:p>0.729774106762174</text:p>
          </table:table-cell>
          <table:table-cell office:value-type="float" office:value="0.00472476879699556" calcext:value-type="float">
            <text:p>0.004724768796996</text:p>
          </table:table-cell>
          <table:table-cell office:value-type="float" office:value="0.000437702448293132" calcext:value-type="float">
            <text:p>0.000437702448293</text:p>
          </table:table-cell>
        </table:table-row>
        <table:table-row table:style-name="ro1">
          <table:table-cell office:value-type="float" office:value="46.7211544513702" calcext:value-type="float">
            <text:p>46.7211544513702</text:p>
          </table:table-cell>
          <table:table-cell office:value-type="float" office:value="5.97306116422017" calcext:value-type="float">
            <text:p>5.97306116422017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98453352277038" calcext:value-type="float">
            <text:p>0.998453352277038</text:p>
          </table:table-cell>
          <table:table-cell office:value-type="string" calcext:value-type="string">
            <text:p>ExtraTreesClassifier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" calcext:value-type="float">
            <text:p>13</text:p>
          </table:table-cell>
          <table:table-cell office:value-type="float" office:value="0.951851851851852" calcext:value-type="float">
            <text:p>0.951851851851852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9072356215213" calcext:value-type="float">
            <text:p>0.99907235621521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1.06281616870721" calcext:value-type="float">
            <text:p>1.06281616870721</text:p>
          </table:table-cell>
          <table:table-cell office:value-type="float" office:value="0.946676402527318" calcext:value-type="float">
            <text:p>0.946676402527318</text:p>
          </table:table-cell>
          <table:table-cell office:value-type="float" office:value="0.00709848676483036" calcext:value-type="float">
            <text:p>0.00709848676483</text:p>
          </table:table-cell>
          <table:table-cell office:value-type="float" office:value="0.000874184822640237" calcext:value-type="float">
            <text:p>0.00087418482264</text:p>
          </table:table-cell>
        </table:table-row>
        <table:table-row table:style-name="ro1">
          <table:table-cell office:value-type="float" office:value="43.5533819198608" calcext:value-type="float">
            <text:p>43.5533819198608</text:p>
          </table:table-cell>
          <table:table-cell office:value-type="float" office:value="6.05198788642883" calcext:value-type="float">
            <text:p>6.05198788642883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98144137682109" calcext:value-type="float">
            <text:p>0.998144137682109</text:p>
          </table:table-cell>
          <table:table-cell office:value-type="string" calcext:value-type="string">
            <text:p>ExtraTreesClassifier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" calcext:value-type="float">
            <text:p>13</text:p>
          </table:table-cell>
          <table:table-cell office:value-type="float" office:value="0.951851851851852" calcext:value-type="float">
            <text:p>0.951851851851852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427343738627193" calcext:value-type="float">
            <text:p>0.427343738627193</text:p>
          </table:table-cell>
          <table:table-cell office:value-type="float" office:value="0.1954103592096" calcext:value-type="float">
            <text:p>0.1954103592096</text:p>
          </table:table-cell>
          <table:table-cell office:value-type="float" office:value="0.00725871409174308" calcext:value-type="float">
            <text:p>0.007258714091743</text:p>
          </table:table-cell>
          <table:table-cell office:value-type="float" office:value="0.000756714167677582" calcext:value-type="float">
            <text:p>0.000756714167678</text:p>
          </table:table-cell>
        </table:table-row>
        <table:table-row table:style-name="ro1">
          <table:table-cell office:value-type="float" office:value="45.3664171695709" calcext:value-type="float">
            <text:p>45.3664171695709</text:p>
          </table:table-cell>
          <table:table-cell office:value-type="float" office:value="5.76579801241557" calcext:value-type="float">
            <text:p>5.76579801241557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98762566871967" calcext:value-type="float">
            <text:p>0.998762566871967</text:p>
          </table:table-cell>
          <table:table-cell office:value-type="string" calcext:value-type="string">
            <text:p>ExtraTreesClassifier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1" calcext:value-type="float">
            <text:p>1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2.11946035915829" calcext:value-type="float">
            <text:p>2.11946035915829</text:p>
          </table:table-cell>
          <table:table-cell office:value-type="float" office:value="0.255696143421834" calcext:value-type="float">
            <text:p>0.255696143421834</text:p>
          </table:table-cell>
          <table:table-cell office:value-type="float" office:value="0.00583607928167895" calcext:value-type="float">
            <text:p>0.005836079281679</text:p>
          </table:table-cell>
          <table:table-cell office:value-type="float" office:value="0.00115682174062092" calcext:value-type="float">
            <text:p>0.001156821740621</text:p>
          </table:table-cell>
        </table:table-row>
        <table:table-row table:style-name="ro1">
          <table:table-cell office:value-type="float" office:value="43.5568652947744" calcext:value-type="float">
            <text:p>43.5568652947744</text:p>
          </table:table-cell>
          <table:table-cell office:value-type="float" office:value="6.06055927276611" calcext:value-type="float">
            <text:p>6.06055927276611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98453352277038" calcext:value-type="float">
            <text:p>0.998453352277038</text:p>
          </table:table-cell>
          <table:table-cell office:value-type="string" calcext:value-type="string">
            <text:p>ExtraTreesClassifier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" calcext:value-type="float">
            <text:p>13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9072356215213" calcext:value-type="float">
            <text:p>0.99907235621521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4.49392751654813" calcext:value-type="float">
            <text:p>4.49392751654813</text:p>
          </table:table-cell>
          <table:table-cell office:value-type="float" office:value="1.98276436868355" calcext:value-type="float">
            <text:p>1.98276436868355</text:p>
          </table:table-cell>
          <table:table-cell office:value-type="float" office:value="0.00472476879699556" calcext:value-type="float">
            <text:p>0.004724768796996</text:p>
          </table:table-cell>
          <table:table-cell office:value-type="float" office:value="0.000874184822640237" calcext:value-type="float">
            <text:p>0.00087418482264</text:p>
          </table:table-cell>
        </table:table-row>
        <table:table-row table:style-name="ro1">
          <table:table-cell office:value-type="float" office:value="42.5045380592346" calcext:value-type="float">
            <text:p>42.5045380592346</text:p>
          </table:table-cell>
          <table:table-cell office:value-type="float" office:value="5.4887748559316" calcext:value-type="float">
            <text:p>5.4887748559316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91029328257156" calcext:value-type="float">
            <text:p>0.99102932825715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994423791821561" calcext:value-type="float">
            <text:p>0.994423791821561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9795918367347" calcext:value-type="float">
            <text:p>0.989795918367347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5.70873904934266" calcext:value-type="float">
            <text:p>5.70873904934266</text:p>
          </table:table-cell>
          <table:table-cell office:value-type="float" office:value="1.02501400594859" calcext:value-type="float">
            <text:p>1.02501400594859</text:p>
          </table:table-cell>
          <table:table-cell office:value-type="float" office:value="0.00621776915078369" calcext:value-type="float">
            <text:p>0.006217769150784</text:p>
          </table:table-cell>
          <table:table-cell office:value-type="float" office:value="0.00242994072841554" calcext:value-type="float">
            <text:p>0.002429940728416</text:p>
          </table:table-cell>
        </table:table-row>
        <table:table-row table:style-name="ro1">
          <table:table-cell office:value-type="float" office:value="40.8164836565654" calcext:value-type="float">
            <text:p>40.8164836565654</text:p>
          </table:table-cell>
          <table:table-cell office:value-type="float" office:value="6.96496431032817" calcext:value-type="float">
            <text:p>6.96496431032817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92885765323365" calcext:value-type="float">
            <text:p>0.992885765323365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" calcext:value-type="float">
            <text:p>13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96282527881041" calcext:value-type="float">
            <text:p>0.996282527881041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89795918367347" calcext:value-type="float">
            <text:p>0.989795918367347</text:p>
          </table:table-cell>
          <table:table-cell office:value-type="float" office:value="4.84369714035876" calcext:value-type="float">
            <text:p>4.84369714035876</text:p>
          </table:table-cell>
          <table:table-cell office:value-type="float" office:value="2.83116895529032" calcext:value-type="float">
            <text:p>2.83116895529032</text:p>
          </table:table-cell>
          <table:table-cell office:value-type="float" office:value="0.00472476879699556" calcext:value-type="float">
            <text:p>0.004724768796996</text:p>
          </table:table-cell>
          <table:table-cell office:value-type="float" office:value="0.0026570251078593" calcext:value-type="float">
            <text:p>0.002657025107859</text:p>
          </table:table-cell>
        </table:table-row>
        <table:table-row table:style-name="ro1">
          <table:table-cell office:value-type="float" office:value="37.2173499266307" calcext:value-type="float">
            <text:p>37.2173499266307</text:p>
          </table:table-cell>
          <table:table-cell office:value-type="float" office:value="7.62140599886576" calcext:value-type="float">
            <text:p>7.62140599886576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96906704554076" calcext:value-type="float">
            <text:p>0.99690670455407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" calcext:value-type="float">
            <text:p>13</text:p>
          </table:table-cell>
          <table:table-cell office:value-type="float" office:value="0.951851851851852" calcext:value-type="float">
            <text:p>0.951851851851852</text:p>
          </table:table-cell>
          <table:table-cell office:value-type="float" office:value="0.99814126394052" calcext:value-type="float">
            <text:p>0.99814126394052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0.353018714892872" calcext:value-type="float">
            <text:p>0.353018714892872</text:p>
          </table:table-cell>
          <table:table-cell office:value-type="float" office:value="1.71875615721414" calcext:value-type="float">
            <text:p>1.71875615721414</text:p>
          </table:table-cell>
          <table:table-cell office:value-type="float" office:value="0.00709848676483036" calcext:value-type="float">
            <text:p>0.00709848676483</text:p>
          </table:table-cell>
          <table:table-cell office:value-type="float" office:value="0.00115574669959796" calcext:value-type="float">
            <text:p>0.001155746699598</text:p>
          </table:table-cell>
        </table:table-row>
        <table:table-row table:style-name="ro1">
          <table:table-cell office:value-type="float" office:value="44.1719187895457" calcext:value-type="float">
            <text:p>44.1719187895457</text:p>
          </table:table-cell>
          <table:table-cell office:value-type="float" office:value="6.14583388964335" calcext:value-type="float">
            <text:p>6.14583388964335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96288850112536" calcext:value-type="float">
            <text:p>0.996288850112536</text:p>
          </table:table-cell>
          <table:table-cell office:value-type="string" calcext:value-type="string">
            <text:p>ExtraTreesClassifier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8" calcext:value-type="float">
            <text:p>28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443413729128" calcext:value-type="float">
            <text:p>0.99443413729128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1.00985777035013" calcext:value-type="float">
            <text:p>1.00985777035013</text:p>
          </table:table-cell>
          <table:table-cell office:value-type="float" office:value="1.30460014710202" calcext:value-type="float">
            <text:p>1.30460014710202</text:p>
          </table:table-cell>
          <table:table-cell office:value-type="float" office:value="0.00390756353955157" calcext:value-type="float">
            <text:p>0.003907563539552</text:p>
          </table:table-cell>
          <table:table-cell office:value-type="float" office:value="0.00200314144546964" calcext:value-type="float">
            <text:p>0.00200314144547</text:p>
          </table:table-cell>
        </table:table-row>
        <table:table-row table:style-name="ro1">
          <table:table-cell office:value-type="float" office:value="48.25634765625" calcext:value-type="float">
            <text:p>48.25634765625</text:p>
          </table:table-cell>
          <table:table-cell office:value-type="float" office:value="8.28410394986471" calcext:value-type="float">
            <text:p>8.28410394986471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97525708492251" calcext:value-type="float">
            <text:p>0.997525708492251</text:p>
          </table:table-cell>
          <table:table-cell office:value-type="string" calcext:value-type="string">
            <text:p>ExtraTreesClassifier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8" calcext:value-type="float">
            <text:p>28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3.63009583983342" calcext:value-type="float">
            <text:p>3.63009583983342</text:p>
          </table:table-cell>
          <table:table-cell office:value-type="float" office:value="1.11250118600653" calcext:value-type="float">
            <text:p>1.11250118600653</text:p>
          </table:table-cell>
          <table:table-cell office:value-type="float" office:value="0.00497127128171058" calcext:value-type="float">
            <text:p>0.004971271281711</text:p>
          </table:table-cell>
          <table:table-cell office:value-type="float" office:value="0.00157612777516027" calcext:value-type="float">
            <text:p>0.00157612777516</text:p>
          </table:table-cell>
        </table:table-row>
        <table:table-row table:style-name="ro1">
          <table:table-cell office:value-type="float" office:value="50.8836130301158" calcext:value-type="float">
            <text:p>50.8836130301158</text:p>
          </table:table-cell>
          <table:table-cell office:value-type="float" office:value="6.69100371996562" calcext:value-type="float">
            <text:p>6.69100371996562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97525708492251" calcext:value-type="float">
            <text:p>0.997525708492251</text:p>
          </table:table-cell>
          <table:table-cell office:value-type="string" calcext:value-type="string">
            <text:p>ExtraTreesClassifier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8" calcext:value-type="float">
            <text:p>28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3.28872054874951" calcext:value-type="float">
            <text:p>3.28872054874951</text:p>
          </table:table-cell>
          <table:table-cell office:value-type="float" office:value="1.92285119820567" calcext:value-type="float">
            <text:p>1.92285119820567</text:p>
          </table:table-cell>
          <table:table-cell office:value-type="float" office:value="0.00360119936971497" calcext:value-type="float">
            <text:p>0.003601199369715</text:p>
          </table:table-cell>
          <table:table-cell office:value-type="float" office:value="0.00157612777516027" calcext:value-type="float">
            <text:p>0.00157612777516</text:p>
          </table:table-cell>
        </table:table-row>
        <table:table-row table:style-name="ro1">
          <table:table-cell office:value-type="float" office:value="45.9505793253581" calcext:value-type="float">
            <text:p>45.9505793253581</text:p>
          </table:table-cell>
          <table:table-cell office:value-type="float" office:value="5.79616236686707" calcext:value-type="float">
            <text:p>5.79616236686707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89482680534194" calcext:value-type="float">
            <text:p>0.989482680534194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8" calcext:value-type="float">
            <text:p>28</text:p>
          </table:table-cell>
          <table:table-cell office:value-type="float" office:value="0.95" calcext:value-type="float">
            <text:p>0.95</text:p>
          </table:table-cell>
          <table:table-cell office:value-type="float" office:value="0.993494423791822" calcext:value-type="float">
            <text:p>0.993494423791822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0723562152133" calcext:value-type="float">
            <text:p>0.990723562152133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1.54309897277083" calcext:value-type="float">
            <text:p>1.54309897277083</text:p>
          </table:table-cell>
          <table:table-cell office:value-type="float" office:value="1.39974446454347" calcext:value-type="float">
            <text:p>1.39974446454347</text:p>
          </table:table-cell>
          <table:table-cell office:value-type="float" office:value="0.00640708601344908" calcext:value-type="float">
            <text:p>0.006407086013449</text:p>
          </table:table-cell>
          <table:table-cell office:value-type="float" office:value="0.00388260819717383" calcext:value-type="float">
            <text:p>0.003882608197174</text:p>
          </table:table-cell>
        </table:table-row>
        <table:table-row table:style-name="ro1">
          <table:table-cell office:value-type="float" office:value="43.6090639432271" calcext:value-type="float">
            <text:p>43.6090639432271</text:p>
          </table:table-cell>
          <table:table-cell office:value-type="float" office:value="5.36687302589417" calcext:value-type="float">
            <text:p>5.36687302589417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91028753508838" calcext:value-type="float">
            <text:p>0.991028753508838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8" calcext:value-type="float">
            <text:p>28</text:p>
          </table:table-cell>
          <table:table-cell office:value-type="float" office:value="0.95" calcext:value-type="float">
            <text:p>0.95</text:p>
          </table:table-cell>
          <table:table-cell office:value-type="float" office:value="0.993494423791822" calcext:value-type="float">
            <text:p>0.993494423791822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165120593692" calcext:value-type="float">
            <text:p>0.99165120593692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3.38085239765074" calcext:value-type="float">
            <text:p>3.38085239765074</text:p>
          </table:table-cell>
          <table:table-cell office:value-type="float" office:value="0.583737817774882" calcext:value-type="float">
            <text:p>0.583737817774882</text:p>
          </table:table-cell>
          <table:table-cell office:value-type="float" office:value="0.00622497672835305" calcext:value-type="float">
            <text:p>0.006224976728353</text:p>
          </table:table-cell>
          <table:table-cell office:value-type="float" office:value="0.00230965212735635" calcext:value-type="float">
            <text:p>0.002309652127356</text:p>
          </table:table-cell>
        </table:table-row>
        <table:table-row table:style-name="ro1">
          <table:table-cell office:value-type="float" office:value="45.4900800387065" calcext:value-type="float">
            <text:p>45.4900800387065</text:p>
          </table:table-cell>
          <table:table-cell office:value-type="float" office:value="5.54603981971741" calcext:value-type="float">
            <text:p>5.54603981971741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94123198451398" calcext:value-type="float">
            <text:p>0.994123198451398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8" calcext:value-type="float">
            <text:p>28</text:p>
          </table:table-cell>
          <table:table-cell office:value-type="float" office:value="0.95" calcext:value-type="float">
            <text:p>0.95</text:p>
          </table:table-cell>
          <table:table-cell office:value-type="float" office:value="0.997211895910781" calcext:value-type="float">
            <text:p>0.997211895910781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9795918367347" calcext:value-type="float">
            <text:p>0.989795918367347</text:p>
          </table:table-cell>
          <table:table-cell office:value-type="float" office:value="2.37639008159741" calcext:value-type="float">
            <text:p>2.37639008159741</text:p>
          </table:table-cell>
          <table:table-cell office:value-type="float" office:value="0.726310109962148" calcext:value-type="float">
            <text:p>0.726310109962148</text:p>
          </table:table-cell>
          <table:table-cell office:value-type="float" office:value="0.00622497672835305" calcext:value-type="float">
            <text:p>0.006224976728353</text:p>
          </table:table-cell>
          <table:table-cell office:value-type="float" office:value="0.00315169223537415" calcext:value-type="float">
            <text:p>0.003151692235374</text:p>
          </table:table-cell>
        </table:table-row>
        <table:table-row table:style-name="ro1">
          <table:table-cell office:value-type="float" office:value="61.8232655525208" calcext:value-type="float">
            <text:p>61.8232655525208</text:p>
          </table:table-cell>
          <table:table-cell office:value-type="float" office:value="6.99022706349691" calcext:value-type="float">
            <text:p>6.99022706349691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96288275364218" calcext:value-type="float">
            <text:p>0.996288275364218</text:p>
          </table:table-cell>
          <table:table-cell office:value-type="string" calcext:value-type="string">
            <text:p>ExtraTreesClassifier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8" calcext:value-type="float">
            <text:p>28</text:p>
          </table:table-cell>
          <table:table-cell office:value-type="float" office:value="0.95" calcext:value-type="float">
            <text:p>0.95</text:p>
          </table:table-cell>
          <table:table-cell office:value-type="float" office:value="0.99814126394052" calcext:value-type="float">
            <text:p>0.99814126394052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6289424860854" calcext:value-type="float">
            <text:p>0.99628942486085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443413729128" calcext:value-type="float">
            <text:p>0.99443413729128</text:p>
          </table:table-cell>
          <table:table-cell office:value-type="float" office:value="2.51363074600961" calcext:value-type="float">
            <text:p>2.51363074600961</text:p>
          </table:table-cell>
          <table:table-cell office:value-type="float" office:value="1.09217591698516" calcext:value-type="float">
            <text:p>1.09217591698516</text:p>
          </table:table-cell>
          <table:table-cell office:value-type="float" office:value="0.00692473818489385" calcext:value-type="float">
            <text:p>0.006924738184894</text:p>
          </table:table-cell>
          <table:table-cell office:value-type="float" office:value="0.00151342833535516" calcext:value-type="float">
            <text:p>0.001513428335355</text:p>
          </table:table-cell>
        </table:table-row>
        <table:table-row table:style-name="ro1">
          <table:table-cell office:value-type="float" office:value="45.5766076246897" calcext:value-type="float">
            <text:p>45.5766076246897</text:p>
          </table:table-cell>
          <table:table-cell office:value-type="float" office:value="5.99930397669474" calcext:value-type="float">
            <text:p>5.99930397669474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98762566871967" calcext:value-type="float">
            <text:p>0.998762566871967</text:p>
          </table:table-cell>
          <table:table-cell office:value-type="string" calcext:value-type="string">
            <text:p>ExtraTreesClassifier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8" calcext:value-type="float">
            <text:p>28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42379182156134" calcext:value-type="float">
            <text:p>0.942379182156134</text:p>
          </table:table-cell>
          <table:table-cell office:value-type="float" office:value="0.999072356215213" calcext:value-type="float">
            <text:p>0.99907235621521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3.76643445756926" calcext:value-type="float">
            <text:p>3.76643445756926</text:p>
          </table:table-cell>
          <table:table-cell office:value-type="float" office:value="1.29970904520935" calcext:value-type="float">
            <text:p>1.29970904520935</text:p>
          </table:table-cell>
          <table:table-cell office:value-type="float" office:value="0.00620612871664334" calcext:value-type="float">
            <text:p>0.006206128716643</text:p>
          </table:table-cell>
          <table:table-cell office:value-type="float" office:value="0.000436889632480393" calcext:value-type="float">
            <text:p>0.00043688963248</text:p>
          </table:table-cell>
        </table:table-row>
        <table:table-row table:style-name="ro1">
          <table:table-cell office:value-type="float" office:value="45.19118364652" calcext:value-type="float">
            <text:p>45.19118364652</text:p>
          </table:table-cell>
          <table:table-cell office:value-type="float" office:value="5.64325594902039" calcext:value-type="float">
            <text:p>5.64325594902039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98144137682109" calcext:value-type="float">
            <text:p>0.998144137682109</text:p>
          </table:table-cell>
          <table:table-cell office:value-type="string" calcext:value-type="string">
            <text:p>ExtraTreesClassifier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8" calcext:value-type="float">
            <text:p>28</text:p>
          </table:table-cell>
          <table:table-cell office:value-type="float" office:value="0.95" calcext:value-type="float">
            <text:p>0.95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2.97964473535827" calcext:value-type="float">
            <text:p>2.97964473535827</text:p>
          </table:table-cell>
          <table:table-cell office:value-type="float" office:value="1.27294673657949" calcext:value-type="float">
            <text:p>1.27294673657949</text:p>
          </table:table-cell>
          <table:table-cell office:value-type="float" office:value="0.00622497672835305" calcext:value-type="float">
            <text:p>0.006224976728353</text:p>
          </table:table-cell>
          <table:table-cell office:value-type="float" office:value="0.000756714167677582" calcext:value-type="float">
            <text:p>0.000756714167678</text:p>
          </table:table-cell>
        </table:table-row>
        <table:table-row table:style-name="ro1">
          <table:table-cell office:value-type="float" office:value="43.2291461626689" calcext:value-type="float">
            <text:p>43.2291461626689</text:p>
          </table:table-cell>
          <table:table-cell office:value-type="float" office:value="6.21890640258789" calcext:value-type="float">
            <text:p>6.21890640258789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9783492308718" calcext:value-type="float">
            <text:p>0.99783492308718</text:p>
          </table:table-cell>
          <table:table-cell office:value-type="string" calcext:value-type="string">
            <text:p>ExtraTreesClassifier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8" calcext:value-type="float">
            <text:p>28</text:p>
          </table:table-cell>
          <table:table-cell office:value-type="float" office:value="0.95" calcext:value-type="float">
            <text:p>0.95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1.18529709320911" calcext:value-type="float">
            <text:p>1.18529709320911</text:p>
          </table:table-cell>
          <table:table-cell office:value-type="float" office:value="0.024992520700745" calcext:value-type="float">
            <text:p>0.024992520700745</text:p>
          </table:table-cell>
          <table:table-cell office:value-type="float" office:value="0.00640708601344908" calcext:value-type="float">
            <text:p>0.006407086013449</text:p>
          </table:table-cell>
          <table:table-cell office:value-type="float" office:value="0.000873778130798401" calcext:value-type="float">
            <text:p>0.000873778130798</text:p>
          </table:table-cell>
        </table:table-row>
        <table:table-row table:style-name="ro1">
          <table:table-cell office:value-type="float" office:value="43.0268042882284" calcext:value-type="float">
            <text:p>43.0268042882284</text:p>
          </table:table-cell>
          <table:table-cell office:value-type="float" office:value="8.00715454419454" calcext:value-type="float">
            <text:p>8.00715454419454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96906704554076" calcext:value-type="float">
            <text:p>0.996906704554076</text:p>
          </table:table-cell>
          <table:table-cell office:value-type="string" calcext:value-type="string">
            <text:p>ExtraTreesClassifier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8" calcext:value-type="float">
            <text:p>28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9814126394052" calcext:value-type="float">
            <text:p>0.9981412639405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5.27944814840529" calcext:value-type="float">
            <text:p>5.27944814840529</text:p>
          </table:table-cell>
          <table:table-cell office:value-type="float" office:value="2.63937190780928" calcext:value-type="float">
            <text:p>2.63937190780928</text:p>
          </table:table-cell>
          <table:table-cell office:value-type="float" office:value="0.00541427465010369" calcext:value-type="float">
            <text:p>0.005414274650104</text:p>
          </table:table-cell>
          <table:table-cell office:value-type="float" office:value="0.00115574669959796" calcext:value-type="float">
            <text:p>0.001155746699598</text:p>
          </table:table-cell>
        </table:table-row>
        <table:table-row table:style-name="ro1">
          <table:table-cell office:value-type="float" office:value="43.4083091417948" calcext:value-type="float">
            <text:p>43.4083091417948</text:p>
          </table:table-cell>
          <table:table-cell office:value-type="float" office:value="6.08536052703857" calcext:value-type="float">
            <text:p>6.08536052703857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4432987794645" calcext:value-type="float">
            <text:p>0.994432987794645</text:p>
          </table:table-cell>
          <table:table-cell office:value-type="string" calcext:value-type="string">
            <text:p>ExtraTreesClassifier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9" calcext:value-type="float">
            <text:p>39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814126394052" calcext:value-type="float">
            <text:p>0.9981412639405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821284396128536" calcext:value-type="float">
            <text:p>0.821284396128536</text:p>
          </table:table-cell>
          <table:table-cell office:value-type="float" office:value="1.32369022095582" calcext:value-type="float">
            <text:p>1.32369022095582</text:p>
          </table:table-cell>
          <table:table-cell office:value-type="float" office:value="0.00463617583022108" calcext:value-type="float">
            <text:p>0.004636175830221</text:p>
          </table:table-cell>
          <table:table-cell office:value-type="float" office:value="0.00262214720926107" calcext:value-type="float">
            <text:p>0.002622147209261</text:p>
          </table:table-cell>
        </table:table-row>
        <table:table-row table:style-name="ro1">
          <table:table-cell office:value-type="float" office:value="44.0677671432495" calcext:value-type="float">
            <text:p>44.0677671432495</text:p>
          </table:table-cell>
          <table:table-cell office:value-type="float" office:value="5.65062467257182" calcext:value-type="float">
            <text:p>5.65062467257182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7525708492251" calcext:value-type="float">
            <text:p>0.997525708492251</text:p>
          </table:table-cell>
          <table:table-cell office:value-type="string" calcext:value-type="string">
            <text:p>ExtraTreesClassifier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9" calcext:value-type="float">
            <text:p>39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1.88120077789563" calcext:value-type="float">
            <text:p>1.88120077789563</text:p>
          </table:table-cell>
          <table:table-cell office:value-type="float" office:value="0.803926963304767" calcext:value-type="float">
            <text:p>0.803926963304767</text:p>
          </table:table-cell>
          <table:table-cell office:value-type="float" office:value="0.00411014531352981" calcext:value-type="float">
            <text:p>0.00411014531353</text:p>
          </table:table-cell>
          <table:table-cell office:value-type="float" office:value="0.00157612777516027" calcext:value-type="float">
            <text:p>0.00157612777516</text:p>
          </table:table-cell>
        </table:table-row>
        <table:table-row table:style-name="ro1">
          <table:table-cell office:value-type="float" office:value="44.316835641861" calcext:value-type="float">
            <text:p>44.316835641861</text:p>
          </table:table-cell>
          <table:table-cell office:value-type="float" office:value="5.47301769256592" calcext:value-type="float">
            <text:p>5.47301769256592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5050842236185" calcext:value-type="float">
            <text:p>0.995050842236185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9" calcext:value-type="float">
            <text:p>39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7211895910781" calcext:value-type="float">
            <text:p>0.997211895910781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1.4785271085969" calcext:value-type="float">
            <text:p>1.4785271085969</text:p>
          </table:table-cell>
          <table:table-cell office:value-type="float" office:value="0.996160300205437" calcext:value-type="float">
            <text:p>0.996160300205437</text:p>
          </table:table-cell>
          <table:table-cell office:value-type="float" office:value="0.00411014531352981" calcext:value-type="float">
            <text:p>0.00411014531353</text:p>
          </table:table-cell>
          <table:table-cell office:value-type="float" office:value="0.00190416936731534" calcext:value-type="float">
            <text:p>0.001904169367315</text:p>
          </table:table-cell>
        </table:table-row>
        <table:table-row table:style-name="ro1">
          <table:table-cell office:value-type="float" office:value="43.5491238435109" calcext:value-type="float">
            <text:p>43.5491238435109</text:p>
          </table:table-cell>
          <table:table-cell office:value-type="float" office:value="6.68762866655986" calcext:value-type="float">
            <text:p>6.68762866655986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86079595745023" calcext:value-type="float">
            <text:p>0.986079595745023</text:p>
          </table:table-cell>
          <table:table-cell office:value-type="string" calcext:value-type="string">
            <text:p>ExtraTreesClassifier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9" calcext:value-type="float">
            <text:p>39</text:p>
          </table:table-cell>
          <table:table-cell office:value-type="float" office:value="0.95" calcext:value-type="float">
            <text:p>0.95</text:p>
          </table:table-cell>
          <table:table-cell office:value-type="float" office:value="0.990706319702602" calcext:value-type="float">
            <text:p>0.990706319702602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403494150420162" calcext:value-type="float">
            <text:p>0.403494150420162</text:p>
          </table:table-cell>
          <table:table-cell office:value-type="float" office:value="0.692591847650572" calcext:value-type="float">
            <text:p>0.692591847650572</text:p>
          </table:table-cell>
          <table:table-cell office:value-type="float" office:value="0.00704103973941528" calcext:value-type="float">
            <text:p>0.007041039739415</text:p>
          </table:table-cell>
          <table:table-cell office:value-type="float" office:value="0.00378005287717068" calcext:value-type="float">
            <text:p>0.003780052877171</text:p>
          </table:table-cell>
        </table:table-row>
        <table:table-row table:style-name="ro1">
          <table:table-cell office:value-type="float" office:value="42.7916065057119" calcext:value-type="float">
            <text:p>42.7916065057119</text:p>
          </table:table-cell>
          <table:table-cell office:value-type="float" office:value="5.88642970720927" calcext:value-type="float">
            <text:p>5.88642970720927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1647182698696" calcext:value-type="float">
            <text:p>0.991647182698696</text:p>
          </table:table-cell>
          <table:table-cell office:value-type="string" calcext:value-type="string">
            <text:p>ExtraTreesClassifier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9" calcext:value-type="float">
            <text:p>39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93494423791822" calcext:value-type="float">
            <text:p>0.993494423791822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3506493506493" calcext:value-type="float">
            <text:p>0.993506493506493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0.714635405762339" calcext:value-type="float">
            <text:p>0.714635405762339</text:p>
          </table:table-cell>
          <table:table-cell office:value-type="float" office:value="0.722857458348026" calcext:value-type="float">
            <text:p>0.722857458348026</text:p>
          </table:table-cell>
          <table:table-cell office:value-type="float" office:value="0.00556224879607643" calcext:value-type="float">
            <text:p>0.005562248796076</text:p>
          </table:table-cell>
          <table:table-cell office:value-type="float" office:value="0.00262093261584216" calcext:value-type="float">
            <text:p>0.002620932615842</text:p>
          </table:table-cell>
        </table:table-row>
        <table:table-row table:style-name="ro1">
          <table:table-cell office:value-type="float" office:value="42.7675329049428" calcext:value-type="float">
            <text:p>42.7675329049428</text:p>
          </table:table-cell>
          <table:table-cell office:value-type="float" office:value="5.22545846303304" calcext:value-type="float">
            <text:p>5.22545846303304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3194979918294" calcext:value-type="float">
            <text:p>0.993194979918294</text:p>
          </table:table-cell>
          <table:table-cell office:value-type="string" calcext:value-type="string">
            <text:p>ExtraTreesClassifier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9" calcext:value-type="float">
            <text:p>39</text:p>
          </table:table-cell>
          <table:table-cell office:value-type="float" office:value="0.95" calcext:value-type="float">
            <text:p>0.95</text:p>
          </table:table-cell>
          <table:table-cell office:value-type="float" office:value="0.996282527881041" calcext:value-type="float">
            <text:p>0.996282527881041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3506493506493" calcext:value-type="float">
            <text:p>0.99350649350649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9795918367347" calcext:value-type="float">
            <text:p>0.989795918367347</text:p>
          </table:table-cell>
          <table:table-cell office:value-type="float" office:value="0.634281327873216" calcext:value-type="float">
            <text:p>0.634281327873216</text:p>
          </table:table-cell>
          <table:table-cell office:value-type="float" office:value="0.597327758587631" calcext:value-type="float">
            <text:p>0.597327758587631</text:p>
          </table:table-cell>
          <table:table-cell office:value-type="float" office:value="0.00704103973941528" calcext:value-type="float">
            <text:p>0.007041039739415</text:p>
          </table:table-cell>
          <table:table-cell office:value-type="float" office:value="0.00265729264258581" calcext:value-type="float">
            <text:p>0.002657292642586</text:p>
          </table:table-cell>
        </table:table-row>
        <table:table-row table:style-name="ro1">
          <table:table-cell office:value-type="float" office:value="42.6910283565521" calcext:value-type="float">
            <text:p>42.6910283565521</text:p>
          </table:table-cell>
          <table:table-cell office:value-type="float" office:value="6.67236876487732" calcext:value-type="float">
            <text:p>6.67236876487732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5360056831114" calcext:value-type="float">
            <text:p>0.995360056831114</text:p>
          </table:table-cell>
          <table:table-cell office:value-type="string" calcext:value-type="string">
            <text:p>ExtraTreesClassifier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9" calcext:value-type="float">
            <text:p>39</text:p>
          </table:table-cell>
          <table:table-cell office:value-type="float" office:value="0.95" calcext:value-type="float">
            <text:p>0.95</text:p>
          </table:table-cell>
          <table:table-cell office:value-type="float" office:value="0.997211895910781" calcext:value-type="float">
            <text:p>0.997211895910781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3506493506493" calcext:value-type="float">
            <text:p>0.993506493506493</text:p>
          </table:table-cell>
          <table:table-cell office:value-type="float" office:value="0.971556885470886" calcext:value-type="float">
            <text:p>0.971556885470886</text:p>
          </table:table-cell>
          <table:table-cell office:value-type="float" office:value="0.811886378633694" calcext:value-type="float">
            <text:p>0.811886378633694</text:p>
          </table:table-cell>
          <table:table-cell office:value-type="float" office:value="0.00704103973941528" calcext:value-type="float">
            <text:p>0.007041039739415</text:p>
          </table:table-cell>
          <table:table-cell office:value-type="float" office:value="0.00151272468836635" calcext:value-type="float">
            <text:p>0.001512724688366</text:p>
          </table:table-cell>
        </table:table-row>
        <table:table-row table:style-name="ro1">
          <table:table-cell office:value-type="float" office:value="44.9799699783325" calcext:value-type="float">
            <text:p>44.9799699783325</text:p>
          </table:table-cell>
          <table:table-cell office:value-type="float" office:value="5.39907010396322" calcext:value-type="float">
            <text:p>5.39907010396322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6907279302394" calcext:value-type="float">
            <text:p>0.996907279302394</text:p>
          </table:table-cell>
          <table:table-cell office:value-type="string" calcext:value-type="string">
            <text:p>ExtraTreesClassifier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9" calcext:value-type="float">
            <text:p>39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6289424860854" calcext:value-type="float">
            <text:p>0.99628942486085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0.609229228730422" calcext:value-type="float">
            <text:p>0.609229228730422</text:p>
          </table:table-cell>
          <table:table-cell office:value-type="float" office:value="0.68360122945063" calcext:value-type="float">
            <text:p>0.68360122945063</text:p>
          </table:table-cell>
          <table:table-cell office:value-type="float" office:value="0.00463617583022108" calcext:value-type="float">
            <text:p>0.004636175830221</text:p>
          </table:table-cell>
          <table:table-cell office:value-type="float" office:value="0.00157590224359212" calcext:value-type="float">
            <text:p>0.001575902243592</text:p>
          </table:table-cell>
        </table:table-row>
        <table:table-row table:style-name="ro1">
          <table:table-cell office:value-type="float" office:value="42.3905428250631" calcext:value-type="float">
            <text:p>42.3905428250631</text:p>
          </table:table-cell>
          <table:table-cell office:value-type="float" office:value="6.60759894053141" calcext:value-type="float">
            <text:p>6.60759894053141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783492308718" calcext:value-type="float">
            <text:p>0.99783492308718</text:p>
          </table:table-cell>
          <table:table-cell office:value-type="string" calcext:value-type="string">
            <text:p>ExtraTreesClassifier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9" calcext:value-type="float">
            <text:p>39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6289424860854" calcext:value-type="float">
            <text:p>0.99628942486085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1.16579985030218" calcext:value-type="float">
            <text:p>1.16579985030218</text:p>
          </table:table-cell>
          <table:table-cell office:value-type="float" office:value="0.333887813342315" calcext:value-type="float">
            <text:p>0.333887813342315</text:p>
          </table:table-cell>
          <table:table-cell office:value-type="float" office:value="0.00463617583022108" calcext:value-type="float">
            <text:p>0.004636175830221</text:p>
          </table:table-cell>
          <table:table-cell office:value-type="float" office:value="0.00115636076384651" calcext:value-type="float">
            <text:p>0.001156360763847</text:p>
          </table:table-cell>
        </table:table-row>
        <table:table-row table:style-name="ro1">
          <table:table-cell office:value-type="float" office:value="43.359086116155" calcext:value-type="float">
            <text:p>43.359086116155</text:p>
          </table:table-cell>
          <table:table-cell office:value-type="float" office:value="6.17778770128886" calcext:value-type="float">
            <text:p>6.17778770128886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5360056831114" calcext:value-type="float">
            <text:p>0.99536005683111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9" calcext:value-type="float">
            <text:p>39</text:p>
          </table:table-cell>
          <table:table-cell office:value-type="float" office:value="0.95" calcext:value-type="float">
            <text:p>0.95</text:p>
          </table:table-cell>
          <table:table-cell office:value-type="float" office:value="0.997211895910781" calcext:value-type="float">
            <text:p>0.997211895910781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3506493506493" calcext:value-type="float">
            <text:p>0.993506493506493</text:p>
          </table:table-cell>
          <table:table-cell office:value-type="float" office:value="0.477146667285447" calcext:value-type="float">
            <text:p>0.477146667285447</text:p>
          </table:table-cell>
          <table:table-cell office:value-type="float" office:value="1.31201970129856" calcext:value-type="float">
            <text:p>1.31201970129856</text:p>
          </table:table-cell>
          <table:table-cell office:value-type="float" office:value="0.00670637076082365" calcext:value-type="float">
            <text:p>0.006706370760824</text:p>
          </table:table-cell>
          <table:table-cell office:value-type="float" office:value="0.00151272468836635" calcext:value-type="float">
            <text:p>0.001512724688366</text:p>
          </table:table-cell>
        </table:table-row>
        <table:table-row table:style-name="ro1">
          <table:table-cell office:value-type="float" office:value="45.9135080178579" calcext:value-type="float">
            <text:p>45.9135080178579</text:p>
          </table:table-cell>
          <table:table-cell office:value-type="float" office:value="5.13575037320455" calcext:value-type="float">
            <text:p>5.13575037320455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6288275364218" calcext:value-type="float">
            <text:p>0.996288275364218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9" calcext:value-type="float">
            <text:p>39</text:p>
          </table:table-cell>
          <table:table-cell office:value-type="float" office:value="0.95" calcext:value-type="float">
            <text:p>0.95</text:p>
          </table:table-cell>
          <table:table-cell office:value-type="float" office:value="0.99814126394052" calcext:value-type="float">
            <text:p>0.99814126394052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0.761534684629655" calcext:value-type="float">
            <text:p>0.761534684629655</text:p>
          </table:table-cell>
          <table:table-cell office:value-type="float" office:value="0.682960828012805" calcext:value-type="float">
            <text:p>0.682960828012805</text:p>
          </table:table-cell>
          <table:table-cell office:value-type="float" office:value="0.00670637076082365" calcext:value-type="float">
            <text:p>0.006706370760824</text:p>
          </table:table-cell>
          <table:table-cell office:value-type="float" office:value="0.0013102607877647" calcext:value-type="float">
            <text:p>0.001310260787765</text:p>
          </table:table-cell>
        </table:table-row>
        <table:table-row table:style-name="ro1">
          <table:table-cell office:value-type="float" office:value="58.8135195573171" calcext:value-type="float">
            <text:p>58.8135195573171</text:p>
          </table:table-cell>
          <table:table-cell office:value-type="float" office:value="8.33955709139506" calcext:value-type="float">
            <text:p>8.33955709139506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82984576054146" calcext:value-type="float">
            <text:p>0.982984576054146</text:p>
          </table:table-cell>
          <table:table-cell office:value-type="string" calcext:value-type="string">
            <text:p>ExtraTreesClassifier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9" calcext:value-type="float">
            <text:p>39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86059479553903" calcext:value-type="float">
            <text:p>0.98605947955390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1.4271981658412" calcext:value-type="float">
            <text:p>1.4271981658412</text:p>
          </table:table-cell>
          <table:table-cell office:value-type="float" office:value="0.979858127427009" calcext:value-type="float">
            <text:p>0.979858127427009</text:p>
          </table:table-cell>
          <table:table-cell office:value-type="float" office:value="0.00463617583022108" calcext:value-type="float">
            <text:p>0.004636175830221</text:p>
          </table:table-cell>
          <table:table-cell office:value-type="float" office:value="0.00264995164929838" calcext:value-type="float">
            <text:p>0.002649951649298</text:p>
          </table:table-cell>
        </table:table-row>
        <table:table-row table:style-name="ro1">
          <table:table-cell office:value-type="float" office:value="58.2134137153625" calcext:value-type="float">
            <text:p>58.2134137153625</text:p>
          </table:table-cell>
          <table:table-cell office:value-type="float" office:value="7.90874965985616" calcext:value-type="float">
            <text:p>7.90874965985616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7525708492251" calcext:value-type="float">
            <text:p>0.997525708492251</text:p>
          </table:table-cell>
          <table:table-cell office:value-type="string" calcext:value-type="string">
            <text:p>ExtraTreesClassifier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9" calcext:value-type="float">
            <text:p>39</text:p>
          </table:table-cell>
          <table:table-cell office:value-type="float" office:value="0.95" calcext:value-type="float">
            <text:p>0.95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6289424860854" calcext:value-type="float">
            <text:p>0.99628942486085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3.60868815950885" calcext:value-type="float">
            <text:p>3.60868815950885</text:p>
          </table:table-cell>
          <table:table-cell office:value-type="float" office:value="1.8853205152644" calcext:value-type="float">
            <text:p>1.8853205152644</text:p>
          </table:table-cell>
          <table:table-cell office:value-type="float" office:value="0.00766667491633859" calcext:value-type="float">
            <text:p>0.007666674916339</text:p>
          </table:table-cell>
          <table:table-cell office:value-type="float" office:value="0.00115620706407945" calcext:value-type="float">
            <text:p>0.001156207064079</text:p>
          </table:table-cell>
        </table:table-row>
        <table:table-row table:style-name="ro1">
          <table:table-cell office:value-type="float" office:value="55.4693419138591" calcext:value-type="float">
            <text:p>55.4693419138591</text:p>
          </table:table-cell>
          <table:table-cell office:value-type="float" office:value="5.56116541226705" calcext:value-type="float">
            <text:p>5.56116541226705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783492308718" calcext:value-type="float">
            <text:p>0.99783492308718</text:p>
          </table:table-cell>
          <table:table-cell office:value-type="string" calcext:value-type="string">
            <text:p>ExtraTreesClassifier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9" calcext:value-type="float">
            <text:p>39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4.91183062944459" calcext:value-type="float">
            <text:p>4.91183062944459</text:p>
          </table:table-cell>
          <table:table-cell office:value-type="float" office:value="0.861993369450161" calcext:value-type="float">
            <text:p>0.861993369450161</text:p>
          </table:table-cell>
          <table:table-cell office:value-type="float" office:value="0.00615141117265347" calcext:value-type="float">
            <text:p>0.006151411172653</text:p>
          </table:table-cell>
          <table:table-cell office:value-type="float" office:value="0.000873778130798401" calcext:value-type="float">
            <text:p>0.000873778130798</text:p>
          </table:table-cell>
        </table:table-row>
        <table:table-row table:style-name="ro1">
          <table:table-cell office:value-type="float" office:value="43.0364972750346" calcext:value-type="float">
            <text:p>43.0364972750346</text:p>
          </table:table-cell>
          <table:table-cell office:value-type="float" office:value="5.52791627248128" calcext:value-type="float">
            <text:p>5.52791627248128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9271127173411" calcext:value-type="float">
            <text:p>0.979271127173411</text:p>
          </table:table-cell>
          <table:table-cell office:value-type="string" calcext:value-type="string">
            <text:p>ExtraTreesClassifier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9" calcext:value-type="float">
            <text:p>39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81412639405204" calcext:value-type="float">
            <text:p>0.98141263940520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4953617810761" calcext:value-type="float">
            <text:p>0.974953617810761</text:p>
          </table:table-cell>
          <table:table-cell office:value-type="float" office:value="0.138901083978126" calcext:value-type="float">
            <text:p>0.138901083978126</text:p>
          </table:table-cell>
          <table:table-cell office:value-type="float" office:value="0.549993248432009" calcext:value-type="float">
            <text:p>0.549993248432009</text:p>
          </table:table-cell>
          <table:table-cell office:value-type="float" office:value="0.00535146669187579" calcext:value-type="float">
            <text:p>0.005351466691876</text:p>
          </table:table-cell>
          <table:table-cell office:value-type="float" office:value="0.00305297260873121" calcext:value-type="float">
            <text:p>0.003052972608731</text:p>
          </table:table-cell>
        </table:table-row>
        <table:table-row table:style-name="ro1">
          <table:table-cell office:value-type="float" office:value="43.7710362275442" calcext:value-type="float">
            <text:p>43.7710362275442</text:p>
          </table:table-cell>
          <table:table-cell office:value-type="float" office:value="5.52534397443136" calcext:value-type="float">
            <text:p>5.52534397443136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071953891391" calcext:value-type="float">
            <text:p>0.99071953891391</text:p>
          </table:table-cell>
          <table:table-cell office:value-type="string" calcext:value-type="string">
            <text:p>ExtraTreesClassifier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9" calcext:value-type="float">
            <text:p>39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93494423791822" calcext:value-type="float">
            <text:p>0.99349442379182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165120593692" calcext:value-type="float">
            <text:p>0.99165120593692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1.87961458237673" calcext:value-type="float">
            <text:p>1.87961458237673</text:p>
          </table:table-cell>
          <table:table-cell office:value-type="float" office:value="0.308673304993595" calcext:value-type="float">
            <text:p>0.308673304993595</text:p>
          </table:table-cell>
          <table:table-cell office:value-type="float" office:value="0.00615141117265347" calcext:value-type="float">
            <text:p>0.006151411172653</text:p>
          </table:table-cell>
          <table:table-cell office:value-type="float" office:value="0.0027268123344339" calcext:value-type="float">
            <text:p>0.002726812334434</text:p>
          </table:table-cell>
        </table:table-row>
        <table:table-row table:style-name="ro1">
          <table:table-cell office:value-type="float" office:value="43.8367340564728" calcext:value-type="float">
            <text:p>43.8367340564728</text:p>
          </table:table-cell>
          <table:table-cell office:value-type="float" office:value="6.10424915949504" calcext:value-type="float">
            <text:p>6.10424915949504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6596915210829" calcext:value-type="float">
            <text:p>0.996596915210829</text:p>
          </table:table-cell>
          <table:table-cell office:value-type="string" calcext:value-type="string">
            <text:p>ExtraTreesClassifier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9" calcext:value-type="float">
            <text:p>39</text:p>
          </table:table-cell>
          <table:table-cell office:value-type="float" office:value="0.95" calcext:value-type="float">
            <text:p>0.95</text:p>
          </table:table-cell>
          <table:table-cell office:value-type="float" office:value="0.997211895910781" calcext:value-type="float">
            <text:p>0.99721189591078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0.652764606064042" calcext:value-type="float">
            <text:p>0.652764606064042</text:p>
          </table:table-cell>
          <table:table-cell office:value-type="float" office:value="0.965104177237778" calcext:value-type="float">
            <text:p>0.965104177237778</text:p>
          </table:table-cell>
          <table:table-cell office:value-type="float" office:value="0.00704103973941528" calcext:value-type="float">
            <text:p>0.007041039739415</text:p>
          </table:table-cell>
          <table:table-cell office:value-type="float" office:value="0.000873374275416108" calcext:value-type="float">
            <text:p>0.000873374275416</text:p>
          </table:table-cell>
        </table:table-row>
        <table:table-row table:style-name="ro1">
          <table:table-cell office:value-type="float" office:value="44.0662203629812" calcext:value-type="float">
            <text:p>44.0662203629812</text:p>
          </table:table-cell>
          <table:table-cell office:value-type="float" office:value="5.69057321548462" calcext:value-type="float">
            <text:p>5.69057321548462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7525708492251" calcext:value-type="float">
            <text:p>0.997525708492251</text:p>
          </table:table-cell>
          <table:table-cell office:value-type="string" calcext:value-type="string">
            <text:p>ExtraTreesClassifier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9" calcext:value-type="float">
            <text:p>39</text:p>
          </table:table-cell>
          <table:table-cell office:value-type="float" office:value="0.95" calcext:value-type="float">
            <text:p>0.95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6289424860854" calcext:value-type="float">
            <text:p>0.996289424860854</text:p>
          </table:table-cell>
          <table:table-cell office:value-type="float" office:value="0.232194359422018" calcext:value-type="float">
            <text:p>0.232194359422018</text:p>
          </table:table-cell>
          <table:table-cell office:value-type="float" office:value="1.39690830865352" calcext:value-type="float">
            <text:p>1.39690830865352</text:p>
          </table:table-cell>
          <table:table-cell office:value-type="float" office:value="0.00670637076082365" calcext:value-type="float">
            <text:p>0.006706370760824</text:p>
          </table:table-cell>
          <table:table-cell office:value-type="float" office:value="0.00115620706407945" calcext:value-type="float">
            <text:p>0.001156207064079</text:p>
          </table:table-cell>
        </table:table-row>
        <table:table-row table:style-name="ro1">
          <table:table-cell office:value-type="float" office:value="43.8159595330556" calcext:value-type="float">
            <text:p>43.8159595330556</text:p>
          </table:table-cell>
          <table:table-cell office:value-type="float" office:value="7.15075119336446" calcext:value-type="float">
            <text:p>7.15075119336446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84531798525426" calcext:value-type="float">
            <text:p>0.984531798525426</text:p>
          </table:table-cell>
          <table:table-cell office:value-type="string" calcext:value-type="string">
            <text:p>ExtraTreesClassifier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9" calcext:value-type="float">
            <text:p>39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87918215613383" calcext:value-type="float">
            <text:p>0.98791821561338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1.32024018792916" calcext:value-type="float">
            <text:p>1.32024018792916</text:p>
          </table:table-cell>
          <table:table-cell office:value-type="float" office:value="0.22493401408803" calcext:value-type="float">
            <text:p>0.22493401408803</text:p>
          </table:table-cell>
          <table:table-cell office:value-type="float" office:value="0.00535146669187579" calcext:value-type="float">
            <text:p>0.005351466691876</text:p>
          </table:table-cell>
          <table:table-cell office:value-type="float" office:value="0.0030527729707911" calcext:value-type="float">
            <text:p>0.003052772970791</text:p>
          </table:table-cell>
        </table:table-row>
        <table:table-row table:style-name="ro1">
          <table:table-cell office:value-type="float" office:value="43.278862953186" calcext:value-type="float">
            <text:p>43.278862953186</text:p>
          </table:table-cell>
          <table:table-cell office:value-type="float" office:value="6.85393635431926" calcext:value-type="float">
            <text:p>6.85393635431926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5978486020971" calcext:value-type="float">
            <text:p>0.995978486020971</text:p>
          </table:table-cell>
          <table:table-cell office:value-type="string" calcext:value-type="string">
            <text:p>ExtraTreesClassifier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9" calcext:value-type="float">
            <text:p>39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97211895910781" calcext:value-type="float">
            <text:p>0.99721189591078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6289424860854" calcext:value-type="float">
            <text:p>0.996289424860854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443413729128" calcext:value-type="float">
            <text:p>0.99443413729128</text:p>
          </table:table-cell>
          <table:table-cell office:value-type="float" office:value="4.46320863886275" calcext:value-type="float">
            <text:p>4.46320863886275</text:p>
          </table:table-cell>
          <table:table-cell office:value-type="float" office:value="2.4646573603738" calcext:value-type="float">
            <text:p>2.4646573603738</text:p>
          </table:table-cell>
          <table:table-cell office:value-type="float" office:value="0.00615141117265347" calcext:value-type="float">
            <text:p>0.006151411172653</text:p>
          </table:table-cell>
          <table:table-cell office:value-type="float" office:value="0.00115513288085908" calcext:value-type="float">
            <text:p>0.001155132880859</text:p>
          </table:table-cell>
        </table:table-row>
        <table:table-row table:style-name="ro1">
          <table:table-cell office:value-type="float" office:value="39.088504632314" calcext:value-type="float">
            <text:p>39.088504632314</text:p>
          </table:table-cell>
          <table:table-cell office:value-type="float" office:value="8.81618237495422" calcext:value-type="float">
            <text:p>8.81618237495422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7525708492251" calcext:value-type="float">
            <text:p>0.997525708492251</text:p>
          </table:table-cell>
          <table:table-cell office:value-type="string" calcext:value-type="string">
            <text:p>ExtraTreesClassifier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9" calcext:value-type="float">
            <text:p>39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6289424860854" calcext:value-type="float">
            <text:p>0.996289424860854</text:p>
          </table:table-cell>
          <table:table-cell office:value-type="float" office:value="1.01602545555466" calcext:value-type="float">
            <text:p>1.01602545555466</text:p>
          </table:table-cell>
          <table:table-cell office:value-type="float" office:value="2.27008537623061" calcext:value-type="float">
            <text:p>2.27008537623061</text:p>
          </table:table-cell>
          <table:table-cell office:value-type="float" office:value="0.00556224879607643" calcext:value-type="float">
            <text:p>0.005562248796076</text:p>
          </table:table-cell>
          <table:table-cell office:value-type="float" office:value="0.00115620706407945" calcext:value-type="float">
            <text:p>0.001156207064079</text:p>
          </table:table-cell>
        </table:table-row>
        <table:table-row table:style-name="ro1">
          <table:table-cell office:value-type="float" office:value="41.5372950236003" calcext:value-type="float">
            <text:p>41.5372950236003</text:p>
          </table:table-cell>
          <table:table-cell office:value-type="float" office:value="6.64729642868042" calcext:value-type="float">
            <text:p>6.64729642868042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86698024934881" calcext:value-type="float">
            <text:p>0.986698024934881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9" calcext:value-type="float">
            <text:p>39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90706319702602" calcext:value-type="float">
            <text:p>0.990706319702602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4.69829868147328" calcext:value-type="float">
            <text:p>4.69829868147328</text:p>
          </table:table-cell>
          <table:table-cell office:value-type="float" office:value="2.10368719303522" calcext:value-type="float">
            <text:p>2.10368719303522</text:p>
          </table:table-cell>
          <table:table-cell office:value-type="float" office:value="0.00535146669187579" calcext:value-type="float">
            <text:p>0.005351466691876</text:p>
          </table:table-cell>
          <table:table-cell office:value-type="float" office:value="0.0030535222219022" calcext:value-type="float">
            <text:p>0.003053522221902</text:p>
          </table:table-cell>
        </table:table-row>
        <table:table-row table:style-name="ro1">
          <table:table-cell office:value-type="float" office:value="37.1233596007029" calcext:value-type="float">
            <text:p>37.1233596007029</text:p>
          </table:table-cell>
          <table:table-cell office:value-type="float" office:value="7.19044367472331" calcext:value-type="float">
            <text:p>7.19044367472331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88244097909525" calcext:value-type="float">
            <text:p>0.988244097909525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9" calcext:value-type="float">
            <text:p>39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0706319702602" calcext:value-type="float">
            <text:p>0.990706319702602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1.10704818078165" calcext:value-type="float">
            <text:p>1.10704818078165</text:p>
          </table:table-cell>
          <table:table-cell office:value-type="float" office:value="2.07570707479887" calcext:value-type="float">
            <text:p>2.07570707479887</text:p>
          </table:table-cell>
          <table:table-cell office:value-type="float" office:value="0.00411014531352981" calcext:value-type="float">
            <text:p>0.00411014531353</text:p>
          </table:table-cell>
          <table:table-cell office:value-type="float" office:value="0.00230781196295541" calcext:value-type="float">
            <text:p>0.002307811962955</text:p>
          </table:table-cell>
        </table:table-row>
        <table:table-row table:style-name="ro1">
          <table:table-cell office:value-type="float" office:value="40.0566465854645" calcext:value-type="float">
            <text:p>40.0566465854645</text:p>
          </table:table-cell>
          <table:table-cell office:value-type="float" office:value="5.37643265724182" calcext:value-type="float">
            <text:p>5.37643265724182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7834348338862" calcext:value-type="float">
            <text:p>0.997834348338862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9" calcext:value-type="float">
            <text:p>39</text:p>
          </table:table-cell>
          <table:table-cell office:value-type="float" office:value="0.95" calcext:value-type="float">
            <text:p>0.95</text:p>
          </table:table-cell>
          <table:table-cell office:value-type="float" office:value="0.99814126394052" calcext:value-type="float">
            <text:p>0.9981412639405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5.13038793048172" calcext:value-type="float">
            <text:p>5.13038793048172</text:p>
          </table:table-cell>
          <table:table-cell office:value-type="float" office:value="0.908807532515416" calcext:value-type="float">
            <text:p>0.908807532515416</text:p>
          </table:table-cell>
          <table:table-cell office:value-type="float" office:value="0.00670637076082365" calcext:value-type="float">
            <text:p>0.006706370760824</text:p>
          </table:table-cell>
          <table:table-cell office:value-type="float" office:value="0.000436484927398535" calcext:value-type="float">
            <text:p>0.000436484927399</text:p>
          </table:table-cell>
        </table:table-row>
        <table:table-row table:style-name="ro1">
          <table:table-cell office:value-type="float" office:value="40.7717933654785" calcext:value-type="float">
            <text:p>40.7717933654785</text:p>
          </table:table-cell>
          <table:table-cell office:value-type="float" office:value="6.69320209821065" calcext:value-type="float">
            <text:p>6.69320209821065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8453352277038" calcext:value-type="float">
            <text:p>0.99845335227703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9" calcext:value-type="float">
            <text:p>39</text:p>
          </table:table-cell>
          <table:table-cell office:value-type="float" office:value="0.95" calcext:value-type="float">
            <text:p>0.95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4.56992642294746" calcext:value-type="float">
            <text:p>4.56992642294746</text:p>
          </table:table-cell>
          <table:table-cell office:value-type="float" office:value="2.47655820169264" calcext:value-type="float">
            <text:p>2.47655820169264</text:p>
          </table:table-cell>
          <table:table-cell office:value-type="float" office:value="0.00670637076082365" calcext:value-type="float">
            <text:p>0.006706370760824</text:p>
          </table:table-cell>
          <table:table-cell office:value-type="float" office:value="0.000436482656966294" calcext:value-type="float">
            <text:p>0.000436482656966</text:p>
          </table:table-cell>
        </table:table-row>
        <table:table-row table:style-name="ro1">
          <table:table-cell office:value-type="float" office:value="41.4320647716522" calcext:value-type="float">
            <text:p>41.4320647716522</text:p>
          </table:table-cell>
          <table:table-cell office:value-type="float" office:value="6.75525530179342" calcext:value-type="float">
            <text:p>6.75525530179342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8453352277038" calcext:value-type="float">
            <text:p>0.99845335227703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9" calcext:value-type="float">
            <text:p>39</text:p>
          </table:table-cell>
          <table:table-cell office:value-type="float" office:value="0.95" calcext:value-type="float">
            <text:p>0.95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4.70113372631326" calcext:value-type="float">
            <text:p>4.70113372631326</text:p>
          </table:table-cell>
          <table:table-cell office:value-type="float" office:value="2.46364370780235" calcext:value-type="float">
            <text:p>2.46364370780235</text:p>
          </table:table-cell>
          <table:table-cell office:value-type="float" office:value="0.00670637076082365" calcext:value-type="float">
            <text:p>0.006706370760824</text:p>
          </table:table-cell>
          <table:table-cell office:value-type="float" office:value="0.000436482656966294" calcext:value-type="float">
            <text:p>0.000436482656966</text:p>
          </table:table-cell>
        </table:table-row>
        <table:table-row table:style-name="ro1">
          <table:table-cell office:value-type="float" office:value="35.6813680330912" calcext:value-type="float">
            <text:p>35.6813680330912</text:p>
          </table:table-cell>
          <table:table-cell office:value-type="float" office:value="6.85973819096883" calcext:value-type="float">
            <text:p>6.85973819096883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8762566871967" calcext:value-type="float">
            <text:p>0.99876256687196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9" calcext:value-type="float">
            <text:p>39</text:p>
          </table:table-cell>
          <table:table-cell office:value-type="float" office:value="0.95" calcext:value-type="float">
            <text:p>0.95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9072356215213" calcext:value-type="float">
            <text:p>0.999072356215213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1.50929744094573" calcext:value-type="float">
            <text:p>1.50929744094573</text:p>
          </table:table-cell>
          <table:table-cell office:value-type="float" office:value="1.73355452408868" calcext:value-type="float">
            <text:p>1.73355452408868</text:p>
          </table:table-cell>
          <table:table-cell office:value-type="float" office:value="0.00670637076082365" calcext:value-type="float">
            <text:p>0.006706370760824</text:p>
          </table:table-cell>
          <table:table-cell office:value-type="float" office:value="0.000436889632480393" calcext:value-type="float">
            <text:p>0.00043688963248</text:p>
          </table:table-cell>
        </table:table-row>
        <table:table-row table:style-name="ro1">
          <table:table-cell office:value-type="float" office:value="43.8208131790161" calcext:value-type="float">
            <text:p>43.8208131790161</text:p>
          </table:table-cell>
          <table:table-cell office:value-type="float" office:value="5.38461939493815" calcext:value-type="float">
            <text:p>5.38461939493815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95051416984502" calcext:value-type="float">
            <text:p>0.995051416984502</text:p>
          </table:table-cell>
          <table:table-cell office:value-type="string" calcext:value-type="string">
            <text:p>ExtraTreesClassifier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6" calcext:value-type="float">
            <text:p>66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814126394052" calcext:value-type="float">
            <text:p>0.9981412639405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443413729128" calcext:value-type="float">
            <text:p>0.99443413729128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48866349380816" calcext:value-type="float">
            <text:p>0.48866349380816</text:p>
          </table:table-cell>
          <table:table-cell office:value-type="float" office:value="1.24765141130434" calcext:value-type="float">
            <text:p>1.24765141130434</text:p>
          </table:table-cell>
          <table:table-cell office:value-type="float" office:value="0.00472784429976551" calcext:value-type="float">
            <text:p>0.004727844299766</text:p>
          </table:table-cell>
          <table:table-cell office:value-type="float" office:value="0.00231241412815893" calcext:value-type="float">
            <text:p>0.002312414128159</text:p>
          </table:table-cell>
        </table:table-row>
        <table:table-row table:style-name="ro1">
          <table:table-cell office:value-type="float" office:value="43.2283372879028" calcext:value-type="float">
            <text:p>43.2283372879028</text:p>
          </table:table-cell>
          <table:table-cell office:value-type="float" office:value="5.83030756314596" calcext:value-type="float">
            <text:p>5.83030756314596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97525708492251" calcext:value-type="float">
            <text:p>0.997525708492251</text:p>
          </table:table-cell>
          <table:table-cell office:value-type="string" calcext:value-type="string">
            <text:p>ExtraTreesClassifier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6" calcext:value-type="float">
            <text:p>66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1.43816621542852" calcext:value-type="float">
            <text:p>1.43816621542852</text:p>
          </table:table-cell>
          <table:table-cell office:value-type="float" office:value="0.469219754668235" calcext:value-type="float">
            <text:p>0.469219754668235</text:p>
          </table:table-cell>
          <table:table-cell office:value-type="float" office:value="0.00447795665539848" calcext:value-type="float">
            <text:p>0.004477956655398</text:p>
          </table:table-cell>
          <table:table-cell office:value-type="float" office:value="0.00157612777516027" calcext:value-type="float">
            <text:p>0.00157612777516</text:p>
          </table:table-cell>
        </table:table-row>
        <table:table-row table:style-name="ro1">
          <table:table-cell office:value-type="float" office:value="43.2162799040477" calcext:value-type="float">
            <text:p>43.2162799040477</text:p>
          </table:table-cell>
          <table:table-cell office:value-type="float" office:value="6.20886500676473" calcext:value-type="float">
            <text:p>6.20886500676473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92885190575047" calcext:value-type="float">
            <text:p>0.992885190575047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6" calcext:value-type="float">
            <text:p>66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5353159851301" calcext:value-type="float">
            <text:p>0.995353159851301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3506493506493" calcext:value-type="float">
            <text:p>0.993506493506493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9795918367347" calcext:value-type="float">
            <text:p>0.989795918367347</text:p>
          </table:table-cell>
          <table:table-cell office:value-type="float" office:value="1.69845569848634" calcext:value-type="float">
            <text:p>1.69845569848634</text:p>
          </table:table-cell>
          <table:table-cell office:value-type="float" office:value="0.582564324967486" calcext:value-type="float">
            <text:p>0.582564324967486</text:p>
          </table:table-cell>
          <table:table-cell office:value-type="float" office:value="0.00472784429976551" calcext:value-type="float">
            <text:p>0.004727844299766</text:p>
          </table:table-cell>
          <table:table-cell office:value-type="float" office:value="0.00231087951903069" calcext:value-type="float">
            <text:p>0.002310879519031</text:p>
          </table:table-cell>
        </table:table-row>
        <table:table-row table:style-name="ro1">
          <table:table-cell office:value-type="float" office:value="44.9563748041789" calcext:value-type="float">
            <text:p>44.9563748041789</text:p>
          </table:table-cell>
          <table:table-cell office:value-type="float" office:value="5.634929895401" calcext:value-type="float">
            <text:p>5.634929895401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96288275364218" calcext:value-type="float">
            <text:p>0.996288275364218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6" calcext:value-type="float">
            <text:p>66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9814126394052" calcext:value-type="float">
            <text:p>0.99814126394052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1.2596319225171" calcext:value-type="float">
            <text:p>1.2596319225171</text:p>
          </table:table-cell>
          <table:table-cell office:value-type="float" office:value="1.03454911506827" calcext:value-type="float">
            <text:p>1.03454911506827</text:p>
          </table:table-cell>
          <table:table-cell office:value-type="float" office:value="0.00583929901432956" calcext:value-type="float">
            <text:p>0.00583929901433</text:p>
          </table:table-cell>
          <table:table-cell office:value-type="float" office:value="0.0013102607877647" calcext:value-type="float">
            <text:p>0.001310260787765</text:p>
          </table:table-cell>
        </table:table-row>
        <table:table-row table:style-name="ro1">
          <table:table-cell office:value-type="float" office:value="44.7487862904867" calcext:value-type="float">
            <text:p>44.7487862904867</text:p>
          </table:table-cell>
          <table:table-cell office:value-type="float" office:value="5.17949398358663" calcext:value-type="float">
            <text:p>5.17949398358663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82675361459217" calcext:value-type="float">
            <text:p>0.982675361459217</text:p>
          </table:table-cell>
          <table:table-cell office:value-type="string" calcext:value-type="string">
            <text:p>ExtraTreesClassifier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6" calcext:value-type="float">
            <text:p>66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86059479553903" calcext:value-type="float">
            <text:p>0.986059479553903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1.37554583527667" calcext:value-type="float">
            <text:p>1.37554583527667</text:p>
          </table:table-cell>
          <table:table-cell office:value-type="float" office:value="1.05234560617679" calcext:value-type="float">
            <text:p>1.05234560617679</text:p>
          </table:table-cell>
          <table:table-cell office:value-type="float" office:value="0.00622079133303352" calcext:value-type="float">
            <text:p>0.006220791333034</text:p>
          </table:table-cell>
          <table:table-cell office:value-type="float" office:value="0.00357123677030715" calcext:value-type="float">
            <text:p>0.003571236770307</text:p>
          </table:table-cell>
        </table:table-row>
        <table:table-row table:style-name="ro1">
          <table:table-cell office:value-type="float" office:value="44.3229382038116" calcext:value-type="float">
            <text:p>44.3229382038116</text:p>
          </table:table-cell>
          <table:table-cell office:value-type="float" office:value="5.61759646733602" calcext:value-type="float">
            <text:p>5.61759646733602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98453352277038" calcext:value-type="float">
            <text:p>0.998453352277038</text:p>
          </table:table-cell>
          <table:table-cell office:value-type="string" calcext:value-type="string">
            <text:p>ExtraTreesClassifier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6" calcext:value-type="float">
            <text:p>66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1.34669778265899" calcext:value-type="float">
            <text:p>1.34669778265899</text:p>
          </table:table-cell>
          <table:table-cell office:value-type="float" office:value="1.27393431672802" calcext:value-type="float">
            <text:p>1.27393431672802</text:p>
          </table:table-cell>
          <table:table-cell office:value-type="float" office:value="0.00622079133303352" calcext:value-type="float">
            <text:p>0.006220791333034</text:p>
          </table:table-cell>
          <table:table-cell office:value-type="float" office:value="0.000436482656966294" calcext:value-type="float">
            <text:p>0.000436482656966</text:p>
          </table:table-cell>
        </table:table-row>
        <table:table-row table:style-name="ro1">
          <table:table-cell office:value-type="float" office:value="44.3319149812063" calcext:value-type="float">
            <text:p>44.3319149812063</text:p>
          </table:table-cell>
          <table:table-cell office:value-type="float" office:value="7.01080878575643" calcext:value-type="float">
            <text:p>7.01080878575643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92886340071683" calcext:value-type="float">
            <text:p>0.992886340071683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6" calcext:value-type="float">
            <text:p>66</text:p>
          </table:table-cell>
          <table:table-cell office:value-type="float" office:value="0.951851851851852" calcext:value-type="float">
            <text:p>0.951851851851852</text:p>
          </table:table-cell>
          <table:table-cell office:value-type="float" office:value="0.997211895910781" calcext:value-type="float">
            <text:p>0.997211895910781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3506493506493" calcext:value-type="float">
            <text:p>0.99350649350649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2.21188357417507" calcext:value-type="float">
            <text:p>2.21188357417507</text:p>
          </table:table-cell>
          <table:table-cell office:value-type="float" office:value="0.0664309332436407" calcext:value-type="float">
            <text:p>0.066430933243641</text:p>
          </table:table-cell>
          <table:table-cell office:value-type="float" office:value="0.00844773051209311" calcext:value-type="float">
            <text:p>0.008447730512093</text:p>
          </table:table-cell>
          <table:table-cell office:value-type="float" office:value="0.00381029586873479" calcext:value-type="float">
            <text:p>0.003810295868735</text:p>
          </table:table-cell>
        </table:table-row>
        <table:table-row table:style-name="ro1">
          <table:table-cell office:value-type="float" office:value="71.3643995920817" calcext:value-type="float">
            <text:p>71.3643995920817</text:p>
          </table:table-cell>
          <table:table-cell office:value-type="float" office:value="8.08449268341064" calcext:value-type="float">
            <text:p>8.08449268341064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79580916516657" calcext:value-type="float">
            <text:p>0.979580916516657</text:p>
          </table:table-cell>
          <table:table-cell office:value-type="string" calcext:value-type="string">
            <text:p>ExtraTreesClassifie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6" calcext:value-type="float">
            <text:p>66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8.94437597810956" calcext:value-type="float">
            <text:p>8.94437597810956</text:p>
          </table:table-cell>
          <table:table-cell office:value-type="float" office:value="1.82626166660172" calcext:value-type="float">
            <text:p>1.82626166660172</text:p>
          </table:table-cell>
          <table:table-cell office:value-type="float" office:value="0.00583929901432956" calcext:value-type="float">
            <text:p>0.00583929901433</text:p>
          </table:table-cell>
          <table:table-cell office:value-type="float" office:value="0.00225889265276222" calcext:value-type="float">
            <text:p>0.002258892652762</text:p>
          </table:table-cell>
        </table:table-row>
        <table:table-row table:style-name="ro1">
          <table:table-cell office:value-type="float" office:value="67.1648323535919" calcext:value-type="float">
            <text:p>67.1648323535919</text:p>
          </table:table-cell>
          <table:table-cell office:value-type="float" office:value="9.71555797259013" calcext:value-type="float">
            <text:p>9.71555797259013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85769231653459" calcext:value-type="float">
            <text:p>0.985769231653459</text:p>
          </table:table-cell>
          <table:table-cell office:value-type="string" calcext:value-type="string">
            <text:p>ExtraTreesClassifie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6" calcext:value-type="float">
            <text:p>66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88847583643122" calcext:value-type="float">
            <text:p>0.988847583643122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4.60566273898244" calcext:value-type="float">
            <text:p>4.60566273898244</text:p>
          </table:table-cell>
          <table:table-cell office:value-type="float" office:value="1.86669830147715" calcext:value-type="float">
            <text:p>1.86669830147715</text:p>
          </table:table-cell>
          <table:table-cell office:value-type="float" office:value="0.00622079133303352" calcext:value-type="float">
            <text:p>0.006220791333034</text:p>
          </table:table-cell>
          <table:table-cell office:value-type="float" office:value="0.00265195276416117" calcext:value-type="float">
            <text:p>0.002651952764161</text:p>
          </table:table-cell>
        </table:table-row>
        <table:table-row table:style-name="ro1">
          <table:table-cell office:value-type="float" office:value="64.8002847830455" calcext:value-type="float">
            <text:p>64.8002847830455</text:p>
          </table:table-cell>
          <table:table-cell office:value-type="float" office:value="7.87399204572042" calcext:value-type="float">
            <text:p>7.87399204572042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88863676596019" calcext:value-type="float">
            <text:p>0.988863676596019</text:p>
          </table:table-cell>
          <table:table-cell office:value-type="string" calcext:value-type="string">
            <text:p>ExtraTreesClassifier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6" calcext:value-type="float">
            <text:p>66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2565055762082" calcext:value-type="float">
            <text:p>0.992565055762082</text:p>
          </table:table-cell>
          <table:table-cell office:value-type="float" office:value="0.942379182156134" calcext:value-type="float">
            <text:p>0.942379182156134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3.60323549062446" calcext:value-type="float">
            <text:p>3.60323549062446</text:p>
          </table:table-cell>
          <table:table-cell office:value-type="float" office:value="1.15325024290057" calcext:value-type="float">
            <text:p>1.15325024290057</text:p>
          </table:table-cell>
          <table:table-cell office:value-type="float" office:value="0.00638403000027452" calcext:value-type="float">
            <text:p>0.006384030000275</text:p>
          </table:table-cell>
          <table:table-cell office:value-type="float" office:value="0.0027246625221824" calcext:value-type="float">
            <text:p>0.002724662522182</text:p>
          </table:table-cell>
        </table:table-row>
        <table:table-row table:style-name="ro1">
          <table:table-cell office:value-type="float" office:value="51.4545675118764" calcext:value-type="float">
            <text:p>51.4545675118764</text:p>
          </table:table-cell>
          <table:table-cell office:value-type="float" office:value="6.75805401802063" calcext:value-type="float">
            <text:p>6.75805401802063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93504194513223" calcext:value-type="float">
            <text:p>0.993504194513223</text:p>
          </table:table-cell>
          <table:table-cell office:value-type="string" calcext:value-type="string">
            <text:p>ExtraTreesClassifier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6" calcext:value-type="float">
            <text:p>66</text:p>
          </table:table-cell>
          <table:table-cell office:value-type="float" office:value="0.95" calcext:value-type="float">
            <text:p>0.95</text:p>
          </table:table-cell>
          <table:table-cell office:value-type="float" office:value="0.996282527881041" calcext:value-type="float">
            <text:p>0.996282527881041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3506493506493" calcext:value-type="float">
            <text:p>0.993506493506493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90723562152133" calcext:value-type="float">
            <text:p>0.990723562152133</text:p>
          </table:table-cell>
          <table:table-cell office:value-type="float" office:value="1.54667720252402" calcext:value-type="float">
            <text:p>1.54667720252402</text:p>
          </table:table-cell>
          <table:table-cell office:value-type="float" office:value="0.350919882778072" calcext:value-type="float">
            <text:p>0.350919882778072</text:p>
          </table:table-cell>
          <table:table-cell office:value-type="float" office:value="0.00772245360406357" calcext:value-type="float">
            <text:p>0.007722453604064</text:p>
          </table:table-cell>
          <table:table-cell office:value-type="float" office:value="0.00226943883780685" calcext:value-type="float">
            <text:p>0.002269438837807</text:p>
          </table:table-cell>
        </table:table-row>
        <table:table-row table:style-name="ro1">
          <table:table-cell office:value-type="float" office:value="46.323513507843" calcext:value-type="float">
            <text:p>46.323513507843</text:p>
          </table:table-cell>
          <table:table-cell office:value-type="float" office:value="5.82713675498962" calcext:value-type="float">
            <text:p>5.82713675498962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79890131111586" calcext:value-type="float">
            <text:p>0.979890131111586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6" calcext:value-type="float">
            <text:p>66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2.66171058523045" calcext:value-type="float">
            <text:p>2.66171058523045</text:p>
          </table:table-cell>
          <table:table-cell office:value-type="float" office:value="0.999834681832355" calcext:value-type="float">
            <text:p>0.999834681832355</text:p>
          </table:table-cell>
          <table:table-cell office:value-type="float" office:value="0.00583929901432956" calcext:value-type="float">
            <text:p>0.00583929901433</text:p>
          </table:table-cell>
          <table:table-cell office:value-type="float" office:value="0.0023022981409302" calcext:value-type="float">
            <text:p>0.00230229814093</text:p>
          </table:table-cell>
        </table:table-row>
        <table:table-row table:style-name="ro1">
          <table:table-cell office:value-type="float" office:value="44.4174924691518" calcext:value-type="float">
            <text:p>44.4174924691518</text:p>
          </table:table-cell>
          <table:table-cell office:value-type="float" office:value="7.11635565757751" calcext:value-type="float">
            <text:p>7.11635565757751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85150802463601" calcext:value-type="float">
            <text:p>0.985150802463601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6" calcext:value-type="float">
            <text:p>66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88847583643122" calcext:value-type="float">
            <text:p>0.98884758364312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544438323026885" calcext:value-type="float">
            <text:p>0.544438323026885</text:p>
          </table:table-cell>
          <table:table-cell office:value-type="float" office:value="1.38246749613218" calcext:value-type="float">
            <text:p>1.38246749613218</text:p>
          </table:table-cell>
          <table:table-cell office:value-type="float" office:value="0.00583929901432956" calcext:value-type="float">
            <text:p>0.00583929901433</text:p>
          </table:table-cell>
          <table:table-cell office:value-type="float" office:value="0.00302122880991175" calcext:value-type="float">
            <text:p>0.003021228809912</text:p>
          </table:table-cell>
        </table:table-row>
        <table:table-row table:style-name="ro1">
          <table:table-cell office:value-type="float" office:value="42.9402536551158" calcext:value-type="float">
            <text:p>42.9402536551158</text:p>
          </table:table-cell>
          <table:table-cell office:value-type="float" office:value="5.23974267641703" calcext:value-type="float">
            <text:p>5.23974267641703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94741627641256" calcext:value-type="float">
            <text:p>0.994741627641256</text:p>
          </table:table-cell>
          <table:table-cell office:value-type="string" calcext:value-type="string">
            <text:p>ExtraTreesClassifier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6" calcext:value-type="float">
            <text:p>66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97211895910781" calcext:value-type="float">
            <text:p>0.99721189591078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443413729128" calcext:value-type="float">
            <text:p>0.99443413729128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44042453022215" calcext:value-type="float">
            <text:p>0.944042453022215</text:p>
          </table:table-cell>
          <table:table-cell office:value-type="float" office:value="0.642383169819021" calcext:value-type="float">
            <text:p>0.642383169819021</text:p>
          </table:table-cell>
          <table:table-cell office:value-type="float" office:value="0.00622079133303352" calcext:value-type="float">
            <text:p>0.006220791333034</text:p>
          </table:table-cell>
          <table:table-cell office:value-type="float" office:value="0.00190388934972929" calcext:value-type="float">
            <text:p>0.001903889349729</text:p>
          </table:table-cell>
        </table:table-row>
        <table:table-row table:style-name="ro1">
          <table:table-cell office:value-type="float" office:value="43.0312408606211" calcext:value-type="float">
            <text:p>43.0312408606211</text:p>
          </table:table-cell>
          <table:table-cell office:value-type="float" office:value="5.99752306938171" calcext:value-type="float">
            <text:p>5.99752306938171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9783492308718" calcext:value-type="float">
            <text:p>0.99783492308718</text:p>
          </table:table-cell>
          <table:table-cell office:value-type="string" calcext:value-type="string">
            <text:p>ExtraTreesClassifier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6" calcext:value-type="float">
            <text:p>66</text:p>
          </table:table-cell>
          <table:table-cell office:value-type="float" office:value="0.95" calcext:value-type="float">
            <text:p>0.95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1.02599784285669" calcext:value-type="float">
            <text:p>1.02599784285669</text:p>
          </table:table-cell>
          <table:table-cell office:value-type="float" office:value="1.2510110233779" calcext:value-type="float">
            <text:p>1.2510110233779</text:p>
          </table:table-cell>
          <table:table-cell office:value-type="float" office:value="0.00710173401403661" calcext:value-type="float">
            <text:p>0.007101734014037</text:p>
          </table:table-cell>
          <table:table-cell office:value-type="float" office:value="0.000873778130798401" calcext:value-type="float">
            <text:p>0.000873778130798</text:p>
          </table:table-cell>
        </table:table-row>
        <table:table-row table:style-name="ro1">
          <table:table-cell office:value-type="float" office:value="44.4376087188721" calcext:value-type="float">
            <text:p>44.4376087188721</text:p>
          </table:table-cell>
          <table:table-cell office:value-type="float" office:value="5.89256890614827" calcext:value-type="float">
            <text:p>5.89256890614827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78961912578482" calcext:value-type="float">
            <text:p>0.978961912578482</text:p>
          </table:table-cell>
          <table:table-cell office:value-type="string" calcext:value-type="string">
            <text:p>ExtraTreesClassifier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6" calcext:value-type="float">
            <text:p>66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81412639405204" calcext:value-type="float">
            <text:p>0.98141263940520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470899072242117" calcext:value-type="float">
            <text:p>0.470899072242117</text:p>
          </table:table-cell>
          <table:table-cell office:value-type="float" office:value="1.41733767034119" calcext:value-type="float">
            <text:p>1.41733767034119</text:p>
          </table:table-cell>
          <table:table-cell office:value-type="float" office:value="0.00447795665539848" calcext:value-type="float">
            <text:p>0.004477956655398</text:p>
          </table:table-cell>
          <table:table-cell office:value-type="float" office:value="0.00349026401557877" calcext:value-type="float">
            <text:p>0.003490264015579</text:p>
          </table:table-cell>
        </table:table-row>
        <table:table-row table:style-name="ro1">
          <table:table-cell office:value-type="float" office:value="42.4466817378998" calcext:value-type="float">
            <text:p>42.4466817378998</text:p>
          </table:table-cell>
          <table:table-cell office:value-type="float" office:value="7.03736106554667" calcext:value-type="float">
            <text:p>7.03736106554667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78961912578482" calcext:value-type="float">
            <text:p>0.978961912578482</text:p>
          </table:table-cell>
          <table:table-cell office:value-type="string" calcext:value-type="string">
            <text:p>ExtraTreesClassifier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6" calcext:value-type="float">
            <text:p>66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81412639405204" calcext:value-type="float">
            <text:p>0.98141263940520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2.0887385036107" calcext:value-type="float">
            <text:p>2.0887385036107</text:p>
          </table:table-cell>
          <table:table-cell office:value-type="float" office:value="1.30965841767373" calcext:value-type="float">
            <text:p>1.30965841767373</text:p>
          </table:table-cell>
          <table:table-cell office:value-type="float" office:value="0.00447795665539848" calcext:value-type="float">
            <text:p>0.004477956655398</text:p>
          </table:table-cell>
          <table:table-cell office:value-type="float" office:value="0.00349026401557877" calcext:value-type="float">
            <text:p>0.003490264015579</text:p>
          </table:table-cell>
        </table:table-row>
        <table:table-row table:style-name="ro1">
          <table:table-cell office:value-type="float" office:value="41.8470475673676" calcext:value-type="float">
            <text:p>41.8470475673676</text:p>
          </table:table-cell>
          <table:table-cell office:value-type="float" office:value="8.76406780878703" calcext:value-type="float">
            <text:p>8.76406780878703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89791320380805" calcext:value-type="float">
            <text:p>0.989791320380805</text:p>
          </table:table-cell>
          <table:table-cell office:value-type="string" calcext:value-type="string">
            <text:p>ExtraTreesClassifier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6" calcext:value-type="float">
            <text:p>66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2565055762082" calcext:value-type="float">
            <text:p>0.99256505576208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0723562152133" calcext:value-type="float">
            <text:p>0.990723562152133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4.55515364026365" calcext:value-type="float">
            <text:p>4.55515364026365</text:p>
          </table:table-cell>
          <table:table-cell office:value-type="float" office:value="3.15202299552418" calcext:value-type="float">
            <text:p>3.15202299552418</text:p>
          </table:table-cell>
          <table:table-cell office:value-type="float" office:value="0.00472784429976551" calcext:value-type="float">
            <text:p>0.004727844299766</text:p>
          </table:table-cell>
          <table:table-cell office:value-type="float" office:value="0.00272622751197716" calcext:value-type="float">
            <text:p>0.002726227511977</text:p>
          </table:table-cell>
        </table:table-row>
        <table:table-row table:style-name="ro1">
          <table:table-cell office:value-type="float" office:value="40.2399481932322" calcext:value-type="float">
            <text:p>40.2399481932322</text:p>
          </table:table-cell>
          <table:table-cell office:value-type="float" office:value="9.0540996392568" calcext:value-type="float">
            <text:p>9.0540996392568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92266761385189" calcext:value-type="float">
            <text:p>0.992266761385189</text:p>
          </table:table-cell>
          <table:table-cell office:value-type="string" calcext:value-type="string">
            <text:p>ExtraTreesClassifier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6" calcext:value-type="float">
            <text:p>66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5353159851301" calcext:value-type="float">
            <text:p>0.99535315985130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0723562152133" calcext:value-type="float">
            <text:p>0.990723562152133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0723562152133" calcext:value-type="float">
            <text:p>0.990723562152133</text:p>
          </table:table-cell>
          <table:table-cell office:value-type="float" office:value="0.786232324288943" calcext:value-type="float">
            <text:p>0.786232324288943</text:p>
          </table:table-cell>
          <table:table-cell office:value-type="float" office:value="1.03001393348399" calcext:value-type="float">
            <text:p>1.03001393348399</text:p>
          </table:table-cell>
          <table:table-cell office:value-type="float" office:value="0.00540867446500688" calcext:value-type="float">
            <text:p>0.005408674465007</text:p>
          </table:table-cell>
          <table:table-cell office:value-type="float" office:value="0.00218241328483136" calcext:value-type="float">
            <text:p>0.002182413284831</text:p>
          </table:table-cell>
        </table:table-row>
        <table:table-row table:style-name="ro1">
          <table:table-cell office:value-type="float" office:value="44.4617788791657" calcext:value-type="float">
            <text:p>44.4617788791657</text:p>
          </table:table-cell>
          <table:table-cell office:value-type="float" office:value="5.79253530502319" calcext:value-type="float">
            <text:p>5.79253530502319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95050842236185" calcext:value-type="float">
            <text:p>0.995050842236185</text:p>
          </table:table-cell>
          <table:table-cell office:value-type="string" calcext:value-type="string">
            <text:p>ExtraTreesClassifier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6" calcext:value-type="float">
            <text:p>66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7211895910781" calcext:value-type="float">
            <text:p>0.99721189591078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3.6935929071375" calcext:value-type="float">
            <text:p>3.6935929071375</text:p>
          </table:table-cell>
          <table:table-cell office:value-type="float" office:value="1.2775220370163" calcext:value-type="float">
            <text:p>1.2775220370163</text:p>
          </table:table-cell>
          <table:table-cell office:value-type="float" office:value="0.00540867446500688" calcext:value-type="float">
            <text:p>0.005408674465007</text:p>
          </table:table-cell>
          <table:table-cell office:value-type="float" office:value="0.00190416936731534" calcext:value-type="float">
            <text:p>0.001904169367315</text:p>
          </table:table-cell>
        </table:table-row>
        <table:table-row table:style-name="ro1">
          <table:table-cell office:value-type="float" office:value="46.2226988474528" calcext:value-type="float">
            <text:p>46.2226988474528</text:p>
          </table:table-cell>
          <table:table-cell office:value-type="float" office:value="6.34722145398458" calcext:value-type="float">
            <text:p>6.34722145398458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98453352277038" calcext:value-type="float">
            <text:p>0.998453352277038</text:p>
          </table:table-cell>
          <table:table-cell office:value-type="string" calcext:value-type="string">
            <text:p>ExtraTreesClassifier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6" calcext:value-type="float">
            <text:p>66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9072356215213" calcext:value-type="float">
            <text:p>0.99907235621521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4.18637019515742" calcext:value-type="float">
            <text:p>4.18637019515742</text:p>
          </table:table-cell>
          <table:table-cell office:value-type="float" office:value="1.96530222499437" calcext:value-type="float">
            <text:p>1.96530222499437</text:p>
          </table:table-cell>
          <table:table-cell office:value-type="float" office:value="0.00583929901432956" calcext:value-type="float">
            <text:p>0.00583929901433</text:p>
          </table:table-cell>
          <table:table-cell office:value-type="float" office:value="0.000874184822640237" calcext:value-type="float">
            <text:p>0.00087418482264</text:p>
          </table:table-cell>
        </table:table-row>
        <table:table-row table:style-name="ro1">
          <table:table-cell office:value-type="float" office:value="36.5013821125031" calcext:value-type="float">
            <text:p>36.5013821125031</text:p>
          </table:table-cell>
          <table:table-cell office:value-type="float" office:value="6.8284703095754" calcext:value-type="float">
            <text:p>6.8284703095754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78961912578482" calcext:value-type="float">
            <text:p>0.978961912578482</text:p>
          </table:table-cell>
          <table:table-cell office:value-type="string" calcext:value-type="string">
            <text:p>ExtraTreesClassifier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6" calcext:value-type="float">
            <text:p>66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81412639405204" calcext:value-type="float">
            <text:p>0.98141263940520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886571026343859" calcext:value-type="float">
            <text:p>0.886571026343859</text:p>
          </table:table-cell>
          <table:table-cell office:value-type="float" office:value="1.78584223134389" calcext:value-type="float">
            <text:p>1.78584223134389</text:p>
          </table:table-cell>
          <table:table-cell office:value-type="float" office:value="0.00447795665539848" calcext:value-type="float">
            <text:p>0.004477956655398</text:p>
          </table:table-cell>
          <table:table-cell office:value-type="float" office:value="0.00349026401557877" calcext:value-type="float">
            <text:p>0.003490264015579</text:p>
          </table:table-cell>
        </table:table-row>
        <table:table-row table:style-name="ro1">
          <table:table-cell office:value-type="float" office:value="43.6900161107381" calcext:value-type="float">
            <text:p>43.6900161107381</text:p>
          </table:table-cell>
          <table:table-cell office:value-type="float" office:value="5.72330355644226" calcext:value-type="float">
            <text:p>5.72330355644226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89174615435901" calcext:value-type="float">
            <text:p>0.989174615435901</text:p>
          </table:table-cell>
          <table:table-cell office:value-type="string" calcext:value-type="string">
            <text:p>ExtraTreesClassifier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8" calcext:value-type="float">
            <text:p>88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95353159851301" calcext:value-type="float">
            <text:p>0.995353159851301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1.3325542362989" calcext:value-type="float">
            <text:p>1.3325542362989</text:p>
          </table:table-cell>
          <table:table-cell office:value-type="float" office:value="1.12460430595071" calcext:value-type="float">
            <text:p>1.12460430595071</text:p>
          </table:table-cell>
          <table:table-cell office:value-type="float" office:value="0.00360444661892116" calcext:value-type="float">
            <text:p>0.003604446618921</text:p>
          </table:table-cell>
          <table:table-cell office:value-type="float" office:value="0.00462406028547933" calcext:value-type="float">
            <text:p>0.004624060285479</text:p>
          </table:table-cell>
        </table:table-row>
        <table:table-row table:style-name="ro1">
          <table:table-cell office:value-type="float" office:value="42.6152648131053" calcext:value-type="float">
            <text:p>42.6152648131053</text:p>
          </table:table-cell>
          <table:table-cell office:value-type="float" office:value="5.21150803565979" calcext:value-type="float">
            <text:p>5.21150803565979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2886340071683" calcext:value-type="float">
            <text:p>0.992886340071683</text:p>
          </table:table-cell>
          <table:table-cell office:value-type="string" calcext:value-type="string">
            <text:p>ExtraTreesClassifier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8" calcext:value-type="float">
            <text:p>88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97211895910781" calcext:value-type="float">
            <text:p>0.997211895910781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165120593692" calcext:value-type="float">
            <text:p>0.99165120593692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89795918367347" calcext:value-type="float">
            <text:p>0.989795918367347</text:p>
          </table:table-cell>
          <table:table-cell office:value-type="float" office:value="0.928178062829732" calcext:value-type="float">
            <text:p>0.928178062829732</text:p>
          </table:table-cell>
          <table:table-cell office:value-type="float" office:value="1.00366849846185" calcext:value-type="float">
            <text:p>1.00366849846185</text:p>
          </table:table-cell>
          <table:table-cell office:value-type="float" office:value="0.00241473101715946" calcext:value-type="float">
            <text:p>0.002414731017159</text:p>
          </table:table-cell>
          <table:table-cell office:value-type="float" office:value="0.00315101549549978" calcext:value-type="float">
            <text:p>0.0031510154955</text:p>
          </table:table-cell>
        </table:table-row>
        <table:table-row table:style-name="ro1">
          <table:table-cell office:value-type="float" office:value="42.5365668932597" calcext:value-type="float">
            <text:p>42.5365668932597</text:p>
          </table:table-cell>
          <table:table-cell office:value-type="float" office:value="5.68166661262512" calcext:value-type="float">
            <text:p>5.68166661262512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783492308718" calcext:value-type="float">
            <text:p>0.99783492308718</text:p>
          </table:table-cell>
          <table:table-cell office:value-type="string" calcext:value-type="string">
            <text:p>ExtraTreesClassifier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8" calcext:value-type="float">
            <text:p>88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6289424860854" calcext:value-type="float">
            <text:p>0.99628942486085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0.597888523653119" calcext:value-type="float">
            <text:p>0.597888523653119</text:p>
          </table:table-cell>
          <table:table-cell office:value-type="float" office:value="0.165239177472032" calcext:value-type="float">
            <text:p>0.165239177472032</text:p>
          </table:table-cell>
          <table:table-cell office:value-type="float" office:value="0.00497448055012003" calcext:value-type="float">
            <text:p>0.00497448055012</text:p>
          </table:table-cell>
          <table:table-cell office:value-type="float" office:value="0.00115636076384651" calcext:value-type="float">
            <text:p>0.001156360763847</text:p>
          </table:table-cell>
        </table:table-row>
        <table:table-row table:style-name="ro1">
          <table:table-cell office:value-type="float" office:value="44.1376307805379" calcext:value-type="float">
            <text:p>44.1376307805379</text:p>
          </table:table-cell>
          <table:table-cell office:value-type="float" office:value="6.39065559705098" calcext:value-type="float">
            <text:p>6.39065559705098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8453352277038" calcext:value-type="float">
            <text:p>0.998453352277038</text:p>
          </table:table-cell>
          <table:table-cell office:value-type="string" calcext:value-type="string">
            <text:p>ExtraTreesClassifier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8" calcext:value-type="float">
            <text:p>88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0.465094610657334" calcext:value-type="float">
            <text:p>0.465094610657334</text:p>
          </table:table-cell>
          <table:table-cell office:value-type="float" office:value="1.39074463858485" calcext:value-type="float">
            <text:p>1.39074463858485</text:p>
          </table:table-cell>
          <table:table-cell office:value-type="float" office:value="0.00241473101715946" calcext:value-type="float">
            <text:p>0.002414731017159</text:p>
          </table:table-cell>
          <table:table-cell office:value-type="float" office:value="0.000436482656966294" calcext:value-type="float">
            <text:p>0.000436482656966</text:p>
          </table:table-cell>
        </table:table-row>
        <table:table-row table:style-name="ro1">
          <table:table-cell office:value-type="float" office:value="43.6767707665761" calcext:value-type="float">
            <text:p>43.6767707665761</text:p>
          </table:table-cell>
          <table:table-cell office:value-type="float" office:value="5.22123074531555" calcext:value-type="float">
            <text:p>5.22123074531555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8453352277038" calcext:value-type="float">
            <text:p>0.998453352277038</text:p>
          </table:table-cell>
          <table:table-cell office:value-type="string" calcext:value-type="string">
            <text:p>ExtraTreesClassifier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8" calcext:value-type="float">
            <text:p>88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1.79512565135748" calcext:value-type="float">
            <text:p>1.79512565135748</text:p>
          </table:table-cell>
          <table:table-cell office:value-type="float" office:value="0.71067738647637" calcext:value-type="float">
            <text:p>0.71067738647637</text:p>
          </table:table-cell>
          <table:table-cell office:value-type="float" office:value="0.00241473101715946" calcext:value-type="float">
            <text:p>0.002414731017159</text:p>
          </table:table-cell>
          <table:table-cell office:value-type="float" office:value="0.000436482656966294" calcext:value-type="float">
            <text:p>0.000436482656966</text:p>
          </table:table-cell>
        </table:table-row>
        <table:table-row table:style-name="ro1">
          <table:table-cell office:value-type="float" office:value="43.1101739406586" calcext:value-type="float">
            <text:p>43.1101739406586</text:p>
          </table:table-cell>
          <table:table-cell office:value-type="float" office:value="5.19030435880025" calcext:value-type="float">
            <text:p>5.19030435880025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6906704554076" calcext:value-type="float">
            <text:p>0.996906704554076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8" calcext:value-type="float">
            <text:p>88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814126394052" calcext:value-type="float">
            <text:p>0.9981412639405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6289424860854" calcext:value-type="float">
            <text:p>0.99628942486085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6289424860854" calcext:value-type="float">
            <text:p>0.996289424860854</text:p>
          </table:table-cell>
          <table:table-cell office:value-type="float" office:value="1.45565157505839" calcext:value-type="float">
            <text:p>1.45565157505839</text:p>
          </table:table-cell>
          <table:table-cell office:value-type="float" office:value="0.800366301639562" calcext:value-type="float">
            <text:p>0.800366301639562</text:p>
          </table:table-cell>
          <table:table-cell office:value-type="float" office:value="0.00497448055012003" calcext:value-type="float">
            <text:p>0.00497448055012</text:p>
          </table:table-cell>
          <table:table-cell office:value-type="float" office:value="0.000872965313932535" calcext:value-type="float">
            <text:p>0.000872965313933</text:p>
          </table:table-cell>
        </table:table-row>
        <table:table-row table:style-name="ro1">
          <table:table-cell office:value-type="float" office:value="43.7721892992655" calcext:value-type="float">
            <text:p>43.7721892992655</text:p>
          </table:table-cell>
          <table:table-cell office:value-type="float" office:value="6.38235648473104" calcext:value-type="float">
            <text:p>6.38235648473104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8453352277038" calcext:value-type="float">
            <text:p>0.998453352277038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8" calcext:value-type="float">
            <text:p>88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0.862013144463044" calcext:value-type="float">
            <text:p>0.862013144463044</text:p>
          </table:table-cell>
          <table:table-cell office:value-type="float" office:value="1.56797791499639" calcext:value-type="float">
            <text:p>1.56797791499639</text:p>
          </table:table-cell>
          <table:table-cell office:value-type="float" office:value="0.00497448055012003" calcext:value-type="float">
            <text:p>0.00497448055012</text:p>
          </table:table-cell>
          <table:table-cell office:value-type="float" office:value="0.000436482656966294" calcext:value-type="float">
            <text:p>0.000436482656966</text:p>
          </table:table-cell>
        </table:table-row>
        <table:table-row table:style-name="ro1">
          <table:table-cell office:value-type="float" office:value="45.5215607484182" calcext:value-type="float">
            <text:p>45.5215607484182</text:p>
          </table:table-cell>
          <table:table-cell office:value-type="float" office:value="5.47748112678528" calcext:value-type="float">
            <text:p>5.47748112678528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88553887252772" calcext:value-type="float">
            <text:p>0.988553887252772</text:p>
          </table:table-cell>
          <table:table-cell office:value-type="string" calcext:value-type="string">
            <text:p>ExtraTreesClassifier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8" calcext:value-type="float">
            <text:p>88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91635687732342" calcext:value-type="float">
            <text:p>0.991635687732342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1.25332699387783" calcext:value-type="float">
            <text:p>1.25332699387783</text:p>
          </table:table-cell>
          <table:table-cell office:value-type="float" office:value="0.587500492873019" calcext:value-type="float">
            <text:p>0.587500492873019</text:p>
          </table:table-cell>
          <table:table-cell office:value-type="float" office:value="0.00692765743779491" calcext:value-type="float">
            <text:p>0.006927657437795</text:p>
          </table:table-cell>
          <table:table-cell office:value-type="float" office:value="0.0023070390313649" calcext:value-type="float">
            <text:p>0.002307039031365</text:p>
          </table:table-cell>
        </table:table-row>
        <table:table-row table:style-name="ro1">
          <table:table-cell office:value-type="float" office:value="46.1324881712596" calcext:value-type="float">
            <text:p>46.1324881712596</text:p>
          </table:table-cell>
          <table:table-cell office:value-type="float" office:value="5.63948305447896" calcext:value-type="float">
            <text:p>5.63948305447896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5360056831114" calcext:value-type="float">
            <text:p>0.995360056831114</text:p>
          </table:table-cell>
          <table:table-cell office:value-type="string" calcext:value-type="string">
            <text:p>ExtraTreesClassifier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8" calcext:value-type="float">
            <text:p>88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7211895910781" calcext:value-type="float">
            <text:p>0.997211895910781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3506493506493" calcext:value-type="float">
            <text:p>0.993506493506493</text:p>
          </table:table-cell>
          <table:table-cell office:value-type="float" office:value="1.82688565898285" calcext:value-type="float">
            <text:p>1.82688565898285</text:p>
          </table:table-cell>
          <table:table-cell office:value-type="float" office:value="0.705754938534592" calcext:value-type="float">
            <text:p>0.705754938534592</text:p>
          </table:table-cell>
          <table:table-cell office:value-type="float" office:value="0.00541722148097319" calcext:value-type="float">
            <text:p>0.005417221480973</text:p>
          </table:table-cell>
          <table:table-cell office:value-type="float" office:value="0.00151272468836635" calcext:value-type="float">
            <text:p>0.001512724688366</text:p>
          </table:table-cell>
        </table:table-row>
        <table:table-row table:style-name="ro1">
          <table:table-cell office:value-type="float" office:value="44.4736149311066" calcext:value-type="float">
            <text:p>44.4736149311066</text:p>
          </table:table-cell>
          <table:table-cell office:value-type="float" office:value="5.99725413322449" calcext:value-type="float">
            <text:p>5.99725413322449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5979060769289" calcext:value-type="float">
            <text:p>0.995979060769289</text:p>
          </table:table-cell>
          <table:table-cell office:value-type="string" calcext:value-type="string">
            <text:p>ExtraTreesClassifier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8" calcext:value-type="float">
            <text:p>88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814126394052" calcext:value-type="float">
            <text:p>0.99814126394052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9443413729128" calcext:value-type="float">
            <text:p>0.99443413729128</text:p>
          </table:table-cell>
          <table:table-cell office:value-type="float" office:value="0.742525618643672" calcext:value-type="float">
            <text:p>0.742525618643672</text:p>
          </table:table-cell>
          <table:table-cell office:value-type="float" office:value="0.858310200669784" calcext:value-type="float">
            <text:p>0.858310200669784</text:p>
          </table:table-cell>
          <table:table-cell office:value-type="float" office:value="0.00620869972173784" calcext:value-type="float">
            <text:p>0.006208699721738</text:p>
          </table:table-cell>
          <table:table-cell office:value-type="float" office:value="0.00157511325796496" calcext:value-type="float">
            <text:p>0.001575113257965</text:p>
          </table:table-cell>
        </table:table-row>
        <table:table-row table:style-name="ro1">
          <table:table-cell office:value-type="float" office:value="45.9009335041046" calcext:value-type="float">
            <text:p>45.9009335041046</text:p>
          </table:table-cell>
          <table:table-cell office:value-type="float" office:value="6.09474158287048" calcext:value-type="float">
            <text:p>6.09474158287048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8762566871967" calcext:value-type="float">
            <text:p>0.998762566871967</text:p>
          </table:table-cell>
          <table:table-cell office:value-type="string" calcext:value-type="string">
            <text:p>ExtraTreesClassifier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8" calcext:value-type="float">
            <text:p>88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9072356215213" calcext:value-type="float">
            <text:p>0.999072356215213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2.06196307752414" calcext:value-type="float">
            <text:p>2.06196307752414</text:p>
          </table:table-cell>
          <table:table-cell office:value-type="float" office:value="1.10520478611719" calcext:value-type="float">
            <text:p>1.10520478611719</text:p>
          </table:table-cell>
          <table:table-cell office:value-type="float" office:value="0.00692765743779491" calcext:value-type="float">
            <text:p>0.006927657437795</text:p>
          </table:table-cell>
          <table:table-cell office:value-type="float" office:value="0.000436889632480393" calcext:value-type="float">
            <text:p>0.00043688963248</text:p>
          </table:table-cell>
        </table:table-row>
        <table:table-row table:style-name="ro1">
          <table:table-cell office:value-type="float" office:value="56.3926259676615" calcext:value-type="float">
            <text:p>56.3926259676615</text:p>
          </table:table-cell>
          <table:table-cell office:value-type="float" office:value="7.16368508338928" calcext:value-type="float">
            <text:p>7.16368508338928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2266761385189" calcext:value-type="float">
            <text:p>0.992266761385189</text:p>
          </table:table-cell>
          <table:table-cell office:value-type="string" calcext:value-type="string">
            <text:p>ExtraTreesClassifier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8" calcext:value-type="float">
            <text:p>88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95353159851301" calcext:value-type="float">
            <text:p>0.995353159851301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3506493506493" calcext:value-type="float">
            <text:p>0.99350649350649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1.93372782577229" calcext:value-type="float">
            <text:p>1.93372782577229</text:p>
          </table:table-cell>
          <table:table-cell office:value-type="float" office:value="0.412537811681409" calcext:value-type="float">
            <text:p>0.412537811681409</text:p>
          </table:table-cell>
          <table:table-cell office:value-type="float" office:value="0.00641024101183741" calcext:value-type="float">
            <text:p>0.006410241011837</text:p>
          </table:table-cell>
          <table:table-cell office:value-type="float" office:value="0.00315056593242043" calcext:value-type="float">
            <text:p>0.00315056593242</text:p>
          </table:table-cell>
        </table:table-row>
        <table:table-row table:style-name="ro1">
          <table:table-cell office:value-type="float" office:value="44.2016258239746" calcext:value-type="float">
            <text:p>44.2016258239746</text:p>
          </table:table-cell>
          <table:table-cell office:value-type="float" office:value="6.14865859349569" calcext:value-type="float">
            <text:p>6.14865859349569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3195554666612" calcext:value-type="float">
            <text:p>0.993195554666612</text:p>
          </table:table-cell>
          <table:table-cell office:value-type="string" calcext:value-type="string">
            <text:p>ExtraTreesClassifier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8" calcext:value-type="float">
            <text:p>88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7211895910781" calcext:value-type="float">
            <text:p>0.99721189591078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89795918367347" calcext:value-type="float">
            <text:p>0.989795918367347</text:p>
          </table:table-cell>
          <table:table-cell office:value-type="float" office:value="1.57550055608593" calcext:value-type="float">
            <text:p>1.57550055608593</text:p>
          </table:table-cell>
          <table:table-cell office:value-type="float" office:value="0.268432518732154" calcext:value-type="float">
            <text:p>0.268432518732154</text:p>
          </table:table-cell>
          <table:table-cell office:value-type="float" office:value="0.00541722148097319" calcext:value-type="float">
            <text:p>0.005417221480973</text:p>
          </table:table-cell>
          <table:table-cell office:value-type="float" office:value="0.00305880417516177" calcext:value-type="float">
            <text:p>0.003058804175162</text:p>
          </table:table-cell>
        </table:table-row>
        <table:table-row table:style-name="ro1">
          <table:table-cell office:value-type="float" office:value="43.8782976468404" calcext:value-type="float">
            <text:p>43.8782976468404</text:p>
          </table:table-cell>
          <table:table-cell office:value-type="float" office:value="6.23711895942688" calcext:value-type="float">
            <text:p>6.23711895942688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7525708492251" calcext:value-type="float">
            <text:p>0.997525708492251</text:p>
          </table:table-cell>
          <table:table-cell office:value-type="string" calcext:value-type="string">
            <text:p>ExtraTreesClassifier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8" calcext:value-type="float">
            <text:p>88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6289424860854" calcext:value-type="float">
            <text:p>0.996289424860854</text:p>
          </table:table-cell>
          <table:table-cell office:value-type="float" office:value="0.931005032309142" calcext:value-type="float">
            <text:p>0.931005032309142</text:p>
          </table:table-cell>
          <table:table-cell office:value-type="float" office:value="0.694723264782772" calcext:value-type="float">
            <text:p>0.694723264782772</text:p>
          </table:table-cell>
          <table:table-cell office:value-type="float" office:value="0.00641024101183741" calcext:value-type="float">
            <text:p>0.006410241011837</text:p>
          </table:table-cell>
          <table:table-cell office:value-type="float" office:value="0.00115620706407945" calcext:value-type="float">
            <text:p>0.001156207064079</text:p>
          </table:table-cell>
        </table:table-row>
        <table:table-row table:style-name="ro1">
          <table:table-cell office:value-type="float" office:value="39.9527764320374" calcext:value-type="float">
            <text:p>39.9527764320374</text:p>
          </table:table-cell>
          <table:table-cell office:value-type="float" office:value="9.09530107180277" calcext:value-type="float">
            <text:p>9.09530107180277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80508560301444" calcext:value-type="float">
            <text:p>0.980508560301444</text:p>
          </table:table-cell>
          <table:table-cell office:value-type="string" calcext:value-type="string">
            <text:p>ExtraTreesClassifier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8" calcext:value-type="float">
            <text:p>88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6808905380334" calcext:value-type="float">
            <text:p>0.976808905380334</text:p>
          </table:table-cell>
          <table:table-cell office:value-type="float" office:value="1.35781492490257" calcext:value-type="float">
            <text:p>1.35781492490257</text:p>
          </table:table-cell>
          <table:table-cell office:value-type="float" office:value="1.84296886460319" calcext:value-type="float">
            <text:p>1.84296886460319</text:p>
          </table:table-cell>
          <table:table-cell office:value-type="float" office:value="0.00641024101183741" calcext:value-type="float">
            <text:p>0.006410241011837</text:p>
          </table:table-cell>
          <table:table-cell office:value-type="float" office:value="0.00261608527085603" calcext:value-type="float">
            <text:p>0.002616085270856</text:p>
          </table:table-cell>
        </table:table-row>
        <table:table-row table:style-name="ro1">
          <table:table-cell office:value-type="float" office:value="42.5926121075948" calcext:value-type="float">
            <text:p>42.5926121075948</text:p>
          </table:table-cell>
          <table:table-cell office:value-type="float" office:value="7.29556647936503" calcext:value-type="float">
            <text:p>7.29556647936503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86388810339952" calcext:value-type="float">
            <text:p>0.986388810339952</text:p>
          </table:table-cell>
          <table:table-cell office:value-type="string" calcext:value-type="string">
            <text:p>ExtraTreesClassifier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8" calcext:value-type="float">
            <text:p>88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0706319702602" calcext:value-type="float">
            <text:p>0.99070631970260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0817030231974341" calcext:value-type="float">
            <text:p>0.081703023197434</text:p>
          </table:table-cell>
          <table:table-cell office:value-type="float" office:value="2.19464617719689" calcext:value-type="float">
            <text:p>2.19464617719689</text:p>
          </table:table-cell>
          <table:table-cell office:value-type="float" office:value="0.00541722148097319" calcext:value-type="float">
            <text:p>0.005417221480973</text:p>
          </table:table-cell>
          <table:table-cell office:value-type="float" office:value="0.0034081038020422" calcext:value-type="float">
            <text:p>0.003408103802042</text:p>
          </table:table-cell>
        </table:table-row>
        <table:table-row table:style-name="ro1">
          <table:table-cell office:value-type="float" office:value="40.2256101767222" calcext:value-type="float">
            <text:p>40.2256101767222</text:p>
          </table:table-cell>
          <table:table-cell office:value-type="float" office:value="6.17046356201172" calcext:value-type="float">
            <text:p>6.17046356201172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82984576054146" calcext:value-type="float">
            <text:p>0.98298457605414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8" calcext:value-type="float">
            <text:p>88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86059479553903" calcext:value-type="float">
            <text:p>0.98605947955390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5.09697877431128" calcext:value-type="float">
            <text:p>5.09697877431128</text:p>
          </table:table-cell>
          <table:table-cell office:value-type="float" office:value="1.95240880409743" calcext:value-type="float">
            <text:p>1.95240880409743</text:p>
          </table:table-cell>
          <table:table-cell office:value-type="float" office:value="0.00541722148097319" calcext:value-type="float">
            <text:p>0.005417221480973</text:p>
          </table:table-cell>
          <table:table-cell office:value-type="float" office:value="0.00314494097164479" calcext:value-type="float">
            <text:p>0.003144940971645</text:p>
          </table:table-cell>
        </table:table-row>
        <table:table-row table:style-name="ro1">
          <table:table-cell office:value-type="float" office:value="45.9485766887665" calcext:value-type="float">
            <text:p>45.9485766887665</text:p>
          </table:table-cell>
          <table:table-cell office:value-type="float" office:value="5.6345899105072" calcext:value-type="float">
            <text:p>5.6345899105072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2885765323365" calcext:value-type="float">
            <text:p>0.992885765323365</text:p>
          </table:table-cell>
          <table:table-cell office:value-type="string" calcext:value-type="string">
            <text:p>ExtraTreesClassifier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5" calcext:value-type="float">
            <text:p>105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6282527881041" calcext:value-type="float">
            <text:p>0.996282527881041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9795918367347" calcext:value-type="float">
            <text:p>0.989795918367347</text:p>
          </table:table-cell>
          <table:table-cell office:value-type="float" office:value="2.75963069692413" calcext:value-type="float">
            <text:p>2.75963069692413</text:p>
          </table:table-cell>
          <table:table-cell office:value-type="float" office:value="0.68274255118767" calcext:value-type="float">
            <text:p>0.68274255118767</text:p>
          </table:table-cell>
          <table:table-cell office:value-type="float" office:value="0.00556537306081232" calcext:value-type="float">
            <text:p>0.005565373060812</text:p>
          </table:table-cell>
          <table:table-cell office:value-type="float" office:value="0.0026570251078593" calcext:value-type="float">
            <text:p>0.002657025107859</text:p>
          </table:table-cell>
        </table:table-row>
        <table:table-row table:style-name="ro1">
          <table:table-cell office:value-type="float" office:value="43.8889895280202" calcext:value-type="float">
            <text:p>43.8889895280202</text:p>
          </table:table-cell>
          <table:table-cell office:value-type="float" office:value="5.15424561500549" calcext:value-type="float">
            <text:p>5.15424561500549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8453352277038" calcext:value-type="float">
            <text:p>0.998453352277038</text:p>
          </table:table-cell>
          <table:table-cell office:value-type="string" calcext:value-type="string">
            <text:p>ExtraTreesClassifier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5" calcext:value-type="float">
            <text:p>105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0.635118360453439" calcext:value-type="float">
            <text:p>0.635118360453439</text:p>
          </table:table-cell>
          <table:table-cell office:value-type="float" office:value="1.24094155528699" calcext:value-type="float">
            <text:p>1.24094155528699</text:p>
          </table:table-cell>
          <table:table-cell office:value-type="float" office:value="0.00273093658244385" calcext:value-type="float">
            <text:p>0.002730936582444</text:p>
          </table:table-cell>
          <table:table-cell office:value-type="float" office:value="0.000436482656966294" calcext:value-type="float">
            <text:p>0.000436482656966</text:p>
          </table:table-cell>
        </table:table-row>
        <table:table-row table:style-name="ro1">
          <table:table-cell office:value-type="float" office:value="44.2062018712362" calcext:value-type="float">
            <text:p>44.2062018712362</text:p>
          </table:table-cell>
          <table:table-cell office:value-type="float" office:value="5.26144576072693" calcext:value-type="float">
            <text:p>5.26144576072693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8453352277038" calcext:value-type="float">
            <text:p>0.998453352277038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5" calcext:value-type="float">
            <text:p>105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9072356215213" calcext:value-type="float">
            <text:p>0.99907235621521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764275430384278" calcext:value-type="float">
            <text:p>0.764275430384278</text:p>
          </table:table-cell>
          <table:table-cell office:value-type="float" office:value="1.48858226702963" calcext:value-type="float">
            <text:p>1.48858226702963</text:p>
          </table:table-cell>
          <table:table-cell office:value-type="float" office:value="0.00556537306081232" calcext:value-type="float">
            <text:p>0.005565373060812</text:p>
          </table:table-cell>
          <table:table-cell office:value-type="float" office:value="0.000874184822640237" calcext:value-type="float">
            <text:p>0.00087418482264</text:p>
          </table:table-cell>
        </table:table-row>
        <table:table-row table:style-name="ro1">
          <table:table-cell office:value-type="float" office:value="49.8113430341085" calcext:value-type="float">
            <text:p>49.8113430341085</text:p>
          </table:table-cell>
          <table:table-cell office:value-type="float" office:value="5.61655020713806" calcext:value-type="float">
            <text:p>5.61655020713806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8762566871967" calcext:value-type="float">
            <text:p>0.998762566871967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5" calcext:value-type="float">
            <text:p>105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9072356215213" calcext:value-type="float">
            <text:p>0.999072356215213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0.750025389402705" calcext:value-type="float">
            <text:p>0.750025389402705</text:p>
          </table:table-cell>
          <table:table-cell office:value-type="float" office:value="1.05584522321253" calcext:value-type="float">
            <text:p>1.05584522321253</text:p>
          </table:table-cell>
          <table:table-cell office:value-type="float" office:value="0.00615423634999569" calcext:value-type="float">
            <text:p>0.006154236349996</text:p>
          </table:table-cell>
          <table:table-cell office:value-type="float" office:value="0.000436889632480393" calcext:value-type="float">
            <text:p>0.00043688963248</text:p>
          </table:table-cell>
        </table:table-row>
        <table:table-row table:style-name="ro1">
          <table:table-cell office:value-type="float" office:value="45.286063114802" calcext:value-type="float">
            <text:p>45.286063114802</text:p>
          </table:table-cell>
          <table:table-cell office:value-type="float" office:value="6.21422592798869" calcext:value-type="float">
            <text:p>6.21422592798869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8762566871967" calcext:value-type="float">
            <text:p>0.998762566871967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5" calcext:value-type="float">
            <text:p>105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9072356215213" calcext:value-type="float">
            <text:p>0.999072356215213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0.966900935951016" calcext:value-type="float">
            <text:p>0.966900935951016</text:p>
          </table:table-cell>
          <table:table-cell office:value-type="float" office:value="1.41206640039119" calcext:value-type="float">
            <text:p>1.41206640039119</text:p>
          </table:table-cell>
          <table:table-cell office:value-type="float" office:value="0.00615423634999569" calcext:value-type="float">
            <text:p>0.006154236349996</text:p>
          </table:table-cell>
          <table:table-cell office:value-type="float" office:value="0.000436889632480393" calcext:value-type="float">
            <text:p>0.00043688963248</text:p>
          </table:table-cell>
        </table:table-row>
        <table:table-row table:style-name="ro1">
          <table:table-cell office:value-type="float" office:value="43.5525321165721" calcext:value-type="float">
            <text:p>43.5525321165721</text:p>
          </table:table-cell>
          <table:table-cell office:value-type="float" office:value="6.27995006243388" calcext:value-type="float">
            <text:p>6.27995006243388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87935458062914" calcext:value-type="float">
            <text:p>0.987935458062914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5" calcext:value-type="float">
            <text:p>105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1635687732342" calcext:value-type="float">
            <text:p>0.991635687732342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2.05412253342818" calcext:value-type="float">
            <text:p>2.05412253342818</text:p>
          </table:table-cell>
          <table:table-cell office:value-type="float" office:value="1.44204898050095" calcext:value-type="float">
            <text:p>1.44204898050095</text:p>
          </table:table-cell>
          <table:table-cell office:value-type="float" office:value="0.00556537306081232" calcext:value-type="float">
            <text:p>0.005565373060812</text:p>
          </table:table-cell>
          <table:table-cell office:value-type="float" office:value="0.00346539864257726" calcext:value-type="float">
            <text:p>0.003465398642577</text:p>
          </table:table-cell>
        </table:table-row>
        <table:table-row table:style-name="ro1">
          <table:table-cell office:value-type="float" office:value="53.9947548707326" calcext:value-type="float">
            <text:p>53.9947548707326</text:p>
          </table:table-cell>
          <table:table-cell office:value-type="float" office:value="7.68374625841777" calcext:value-type="float">
            <text:p>7.68374625841777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5050842236185" calcext:value-type="float">
            <text:p>0.995050842236185</text:p>
          </table:table-cell>
          <table:table-cell office:value-type="string" calcext:value-type="string">
            <text:p>ExtraTreesClassifier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5" calcext:value-type="float">
            <text:p>105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97211895910781" calcext:value-type="float">
            <text:p>0.997211895910781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3.65920618290591" calcext:value-type="float">
            <text:p>3.65920618290591</text:p>
          </table:table-cell>
          <table:table-cell office:value-type="float" office:value="0.662853679377565" calcext:value-type="float">
            <text:p>0.662853679377565</text:p>
          </table:table-cell>
          <table:table-cell office:value-type="float" office:value="0.00766949737390417" calcext:value-type="float">
            <text:p>0.007669497373904</text:p>
          </table:table-cell>
          <table:table-cell office:value-type="float" office:value="0.00190416936731534" calcext:value-type="float">
            <text:p>0.001904169367315</text:p>
          </table:table-cell>
        </table:table-row>
        <table:table-row table:style-name="ro1">
          <table:table-cell office:value-type="float" office:value="44.4487036069234" calcext:value-type="float">
            <text:p>44.4487036069234</text:p>
          </table:table-cell>
          <table:table-cell office:value-type="float" office:value="5.51330788930257" calcext:value-type="float">
            <text:p>5.51330788930257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81747142926113" calcext:value-type="float">
            <text:p>0.981747142926113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5" calcext:value-type="float">
            <text:p>105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1.27311001390735" calcext:value-type="float">
            <text:p>1.27311001390735</text:p>
          </table:table-cell>
          <table:table-cell office:value-type="float" office:value="1.78330964306598" calcext:value-type="float">
            <text:p>1.78330964306598</text:p>
          </table:table-cell>
          <table:table-cell office:value-type="float" office:value="0.00670959719186913" calcext:value-type="float">
            <text:p>0.006709597191869</text:p>
          </table:table-cell>
          <table:table-cell office:value-type="float" office:value="0.00264821123683121" calcext:value-type="float">
            <text:p>0.002648211236831</text:p>
          </table:table-cell>
        </table:table-row>
        <table:table-row table:style-name="ro1">
          <table:table-cell office:value-type="float" office:value="43.437820037206" calcext:value-type="float">
            <text:p>43.437820037206</text:p>
          </table:table-cell>
          <table:table-cell office:value-type="float" office:value="6.39220078786214" calcext:value-type="float">
            <text:p>6.39220078786214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071953891391" calcext:value-type="float">
            <text:p>0.99071953891391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5" calcext:value-type="float">
            <text:p>105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93494423791822" calcext:value-type="float">
            <text:p>0.993494423791822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90723562152133" calcext:value-type="float">
            <text:p>0.990723562152133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0.726632181769419" calcext:value-type="float">
            <text:p>0.726632181769419</text:p>
          </table:table-cell>
          <table:table-cell office:value-type="float" office:value="1.53176099853204" calcext:value-type="float">
            <text:p>1.53176099853204</text:p>
          </table:table-cell>
          <table:table-cell office:value-type="float" office:value="0.00554274621168362" calcext:value-type="float">
            <text:p>0.005542746211684</text:p>
          </table:table-cell>
          <table:table-cell office:value-type="float" office:value="0.00226732828015975" calcext:value-type="float">
            <text:p>0.00226732828016</text:p>
          </table:table-cell>
        </table:table-row>
        <table:table-row table:style-name="ro1">
          <table:table-cell office:value-type="float" office:value="42.787410736084" calcext:value-type="float">
            <text:p>42.787410736084</text:p>
          </table:table-cell>
          <table:table-cell office:value-type="float" office:value="5.68091702461243" calcext:value-type="float">
            <text:p>5.68091702461243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81746568177795" calcext:value-type="float">
            <text:p>0.981746568177795</text:p>
          </table:table-cell>
          <table:table-cell office:value-type="string" calcext:value-type="string">
            <text:p>ExtraTreesClassifier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5" calcext:value-type="float">
            <text:p>105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46372568581587" calcext:value-type="float">
            <text:p>0.46372568581587</text:p>
          </table:table-cell>
          <table:table-cell office:value-type="float" office:value="0.762432498354674" calcext:value-type="float">
            <text:p>0.762432498354674</text:p>
          </table:table-cell>
          <table:table-cell office:value-type="float" office:value="0.00704411288293517" calcext:value-type="float">
            <text:p>0.007044112882935</text:p>
          </table:table-cell>
          <table:table-cell office:value-type="float" office:value="0.00230352256763068" calcext:value-type="float">
            <text:p>0.002303522567631</text:p>
          </table:table-cell>
        </table:table-row>
        <table:table-row table:style-name="ro1">
          <table:table-cell office:value-type="float" office:value="42.9492802619934" calcext:value-type="float">
            <text:p>42.9492802619934</text:p>
          </table:table-cell>
          <table:table-cell office:value-type="float" office:value="5.34664821624756" calcext:value-type="float">
            <text:p>5.34664821624756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84221434433862" calcext:value-type="float">
            <text:p>0.984221434433862</text:p>
          </table:table-cell>
          <table:table-cell office:value-type="string" calcext:value-type="string">
            <text:p>ExtraTreesClassifier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5" calcext:value-type="float">
            <text:p>105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86059479553903" calcext:value-type="float">
            <text:p>0.98605947955390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84992068402704" calcext:value-type="float">
            <text:p>0.84992068402704</text:p>
          </table:table-cell>
          <table:table-cell office:value-type="float" office:value="1.17806031488971" calcext:value-type="float">
            <text:p>1.17806031488971</text:p>
          </table:table-cell>
          <table:table-cell office:value-type="float" office:value="0.00670959719186913" calcext:value-type="float">
            <text:p>0.006709597191869</text:p>
          </table:table-cell>
          <table:table-cell office:value-type="float" office:value="0.00199597918547858" calcext:value-type="float">
            <text:p>0.001995979185479</text:p>
          </table:table-cell>
        </table:table-row>
        <table:table-row table:style-name="ro1">
          <table:table-cell office:value-type="float" office:value="43.1867070992788" calcext:value-type="float">
            <text:p>43.1867070992788</text:p>
          </table:table-cell>
          <table:table-cell office:value-type="float" office:value="5.90517568588257" calcext:value-type="float">
            <text:p>5.90517568588257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88244097909525" calcext:value-type="float">
            <text:p>0.988244097909525</text:p>
          </table:table-cell>
          <table:table-cell office:value-type="string" calcext:value-type="string">
            <text:p>ExtraTreesClassifier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5" calcext:value-type="float">
            <text:p>105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90706319702602" calcext:value-type="float">
            <text:p>0.99070631970260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0.655863243700505" calcext:value-type="float">
            <text:p>0.655863243700505</text:p>
          </table:table-cell>
          <table:table-cell office:value-type="float" office:value="0.90399086016111" calcext:value-type="float">
            <text:p>0.90399086016111</text:p>
          </table:table-cell>
          <table:table-cell office:value-type="float" office:value="0.00670959719186913" calcext:value-type="float">
            <text:p>0.006709597191869</text:p>
          </table:table-cell>
          <table:table-cell office:value-type="float" office:value="0.00230781196295541" calcext:value-type="float">
            <text:p>0.002307811962955</text:p>
          </table:table-cell>
        </table:table-row>
        <table:table-row table:style-name="ro1">
          <table:table-cell office:value-type="float" office:value="47.8017734686534" calcext:value-type="float">
            <text:p>47.8017734686534</text:p>
          </table:table-cell>
          <table:table-cell office:value-type="float" office:value="5.89803377787272" calcext:value-type="float">
            <text:p>5.89803377787272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86387660843316" calcext:value-type="float">
            <text:p>0.986387660843316</text:p>
          </table:table-cell>
          <table:table-cell office:value-type="string" calcext:value-type="string">
            <text:p>ExtraTreesClassifier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5" calcext:value-type="float">
            <text:p>105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88847583643122" calcext:value-type="float">
            <text:p>0.98884758364312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2.80532250901354" calcext:value-type="float">
            <text:p>2.80532250901354</text:p>
          </table:table-cell>
          <table:table-cell office:value-type="float" office:value="1.3595397334381" calcext:value-type="float">
            <text:p>1.3595397334381</text:p>
          </table:table-cell>
          <table:table-cell office:value-type="float" office:value="0.00556537306081232" calcext:value-type="float">
            <text:p>0.005565373060812</text:p>
          </table:table-cell>
          <table:table-cell office:value-type="float" office:value="0.00230658580324063" calcext:value-type="float">
            <text:p>0.002306585803241</text:p>
          </table:table-cell>
        </table:table-row>
        <table:table-row table:style-name="ro1">
          <table:table-cell office:value-type="float" office:value="43.1570672194163" calcext:value-type="float">
            <text:p>43.1570672194163</text:p>
          </table:table-cell>
          <table:table-cell office:value-type="float" office:value="6.20108008384705" calcext:value-type="float">
            <text:p>6.20108008384705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7216493897322" calcext:value-type="float">
            <text:p>0.997216493897322</text:p>
          </table:table-cell>
          <table:table-cell office:value-type="string" calcext:value-type="string">
            <text:p>ExtraTreesClassifier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5" calcext:value-type="float">
            <text:p>105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2.38961846127956" calcext:value-type="float">
            <text:p>2.38961846127956</text:p>
          </table:table-cell>
          <table:table-cell office:value-type="float" office:value="0.474982067809152" calcext:value-type="float">
            <text:p>0.474982067809152</text:p>
          </table:table-cell>
          <table:table-cell office:value-type="float" office:value="0.00556537306081232" calcext:value-type="float">
            <text:p>0.005565373060812</text:p>
          </table:table-cell>
          <table:table-cell office:value-type="float" office:value="0.00151413209168194" calcext:value-type="float">
            <text:p>0.001514132091682</text:p>
          </table:table-cell>
        </table:table-row>
        <table:table-row table:style-name="ro1">
          <table:table-cell office:value-type="float" office:value="40.4875315825144" calcext:value-type="float">
            <text:p>40.4875315825144</text:p>
          </table:table-cell>
          <table:table-cell office:value-type="float" office:value="7.48313625653585" calcext:value-type="float">
            <text:p>7.48313625653585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83293790649075" calcext:value-type="float">
            <text:p>0.983293790649075</text:p>
          </table:table-cell>
          <table:table-cell office:value-type="string" calcext:value-type="string">
            <text:p>ExtraTreesClassifier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5" calcext:value-type="float">
            <text:p>105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86059479553903" calcext:value-type="float">
            <text:p>0.98605947955390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873426949914317" calcext:value-type="float">
            <text:p>0.873426949914317</text:p>
          </table:table-cell>
          <table:table-cell office:value-type="float" office:value="2.43270700589149" calcext:value-type="float">
            <text:p>2.43270700589149</text:p>
          </table:table-cell>
          <table:table-cell office:value-type="float" office:value="0.00556537306081232" calcext:value-type="float">
            <text:p>0.005565373060812</text:p>
          </table:table-cell>
          <table:table-cell office:value-type="float" office:value="0.00329425590829671" calcext:value-type="float">
            <text:p>0.003294255908297</text:p>
          </table:table-cell>
        </table:table-row>
        <table:table-row table:style-name="ro1">
          <table:table-cell office:value-type="float" office:value="44.2981866200765" calcext:value-type="float">
            <text:p>44.2981866200765</text:p>
          </table:table-cell>
          <table:table-cell office:value-type="float" office:value="5.6377337773641" calcext:value-type="float">
            <text:p>5.6377337773641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80817774896373" calcext:value-type="float">
            <text:p>0.980817774896373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5" calcext:value-type="float">
            <text:p>105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82342007434944" calcext:value-type="float">
            <text:p>0.98234200743494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773654916512" calcext:value-type="float">
            <text:p>0.97773654916512</text:p>
          </table:table-cell>
          <table:table-cell office:value-type="float" office:value="7.61451110159554" calcext:value-type="float">
            <text:p>7.61451110159554</text:p>
          </table:table-cell>
          <table:table-cell office:value-type="float" office:value="1.16950985921052" calcext:value-type="float">
            <text:p>1.16950985921052</text:p>
          </table:table-cell>
          <table:table-cell office:value-type="float" office:value="0.00556537306081232" calcext:value-type="float">
            <text:p>0.005565373060812</text:p>
          </table:table-cell>
          <table:table-cell office:value-type="float" office:value="0.00217879665875654" calcext:value-type="float">
            <text:p>0.002178796658757</text:p>
          </table:table-cell>
        </table:table-row>
        <table:table-row table:style-name="ro1">
          <table:table-cell office:value-type="float" office:value="40.7377821604411" calcext:value-type="float">
            <text:p>40.7377821604411</text:p>
          </table:table-cell>
          <table:table-cell office:value-type="float" office:value="5.51736235618591" calcext:value-type="float">
            <text:p>5.5173623561859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87626818216303" calcext:value-type="float">
            <text:p>0.987626818216303</text:p>
          </table:table-cell>
          <table:table-cell office:value-type="string" calcext:value-type="string">
            <text:p>ExtraTreesClassifier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92565055762082" calcext:value-type="float">
            <text:p>0.992565055762082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1.64603106575721" calcext:value-type="float">
            <text:p>1.64603106575721</text:p>
          </table:table-cell>
          <table:table-cell office:value-type="float" office:value="1.07387704107346" calcext:value-type="float">
            <text:p>1.07387704107346</text:p>
          </table:table-cell>
          <table:table-cell office:value-type="float" office:value="0.00541136323817156" calcext:value-type="float">
            <text:p>0.005411363238172</text:p>
          </table:table-cell>
          <table:table-cell office:value-type="float" office:value="0.00349186125573014" calcext:value-type="float">
            <text:p>0.00349186125573</text:p>
          </table:table-cell>
        </table:table-row>
        <table:table-row table:style-name="ro1">
          <table:table-cell office:value-type="float" office:value="42.6658790111542" calcext:value-type="float">
            <text:p>42.6658790111542</text:p>
          </table:table-cell>
          <table:table-cell office:value-type="float" office:value="5.40256134668986" calcext:value-type="float">
            <text:p>5.40256134668986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89171741694312" calcext:value-type="float">
            <text:p>0.989171741694312</text:p>
          </table:table-cell>
          <table:table-cell office:value-type="string" calcext:value-type="string">
            <text:p>ExtraTreesClassifier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90706319702602" calcext:value-type="float">
            <text:p>0.990706319702602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9795918367347" calcext:value-type="float">
            <text:p>0.989795918367347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0.635418241442486" calcext:value-type="float">
            <text:p>0.635418241442486</text:p>
          </table:table-cell>
          <table:table-cell office:value-type="float" office:value="0.569030743795238" calcext:value-type="float">
            <text:p>0.569030743795238</text:p>
          </table:table-cell>
          <table:table-cell office:value-type="float" office:value="0.00325878243766391" calcext:value-type="float">
            <text:p>0.003258782437664</text:p>
          </table:table-cell>
          <table:table-cell office:value-type="float" office:value="0.00157106629998351" calcext:value-type="float">
            <text:p>0.001571066299984</text:p>
          </table:table-cell>
        </table:table-row>
        <table:table-row table:style-name="ro1">
          <table:table-cell office:value-type="float" office:value="43.5672415097555" calcext:value-type="float">
            <text:p>43.5672415097555</text:p>
          </table:table-cell>
          <table:table-cell office:value-type="float" office:value="6.09037820498149" calcext:value-type="float">
            <text:p>6.0903782049814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8144137682109" calcext:value-type="float">
            <text:p>0.998144137682109</text:p>
          </table:table-cell>
          <table:table-cell office:value-type="string" calcext:value-type="string">
            <text:p>ExtraTreesClassifier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0.809492709422074" calcext:value-type="float">
            <text:p>0.809492709422074</text:p>
          </table:table-cell>
          <table:table-cell office:value-type="float" office:value="1.25363226516557" calcext:value-type="float">
            <text:p>1.25363226516557</text:p>
          </table:table-cell>
          <table:table-cell office:value-type="float" office:value="0.00325878243766391" calcext:value-type="float">
            <text:p>0.003258782437664</text:p>
          </table:table-cell>
          <table:table-cell office:value-type="float" office:value="0.000756714167677582" calcext:value-type="float">
            <text:p>0.000756714167678</text:p>
          </table:table-cell>
        </table:table-row>
        <table:table-row table:style-name="ro1">
          <table:table-cell office:value-type="float" office:value="42.9039704004923" calcext:value-type="float">
            <text:p>42.9039704004923</text:p>
          </table:table-cell>
          <table:table-cell office:value-type="float" office:value="5.71716245015462" calcext:value-type="float">
            <text:p>5.71716245015462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82364997367653" calcext:value-type="float">
            <text:p>0.982364997367653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2.20775332983067" calcext:value-type="float">
            <text:p>2.20775332983067</text:p>
          </table:table-cell>
          <table:table-cell office:value-type="float" office:value="0.849936315968071" calcext:value-type="float">
            <text:p>0.849936315968071</text:p>
          </table:table-cell>
          <table:table-cell office:value-type="float" office:value="0.00622381374199994" calcext:value-type="float">
            <text:p>0.006223813742</text:p>
          </table:table-cell>
          <table:table-cell office:value-type="float" office:value="0.00199492102555122" calcext:value-type="float">
            <text:p>0.001994921025551</text:p>
          </table:table-cell>
        </table:table-row>
        <table:table-row table:style-name="ro1">
          <table:table-cell office:value-type="float" office:value="46.2405876318614" calcext:value-type="float">
            <text:p>46.2405876318614</text:p>
          </table:table-cell>
          <table:table-cell office:value-type="float" office:value="5.66734766960144" calcext:value-type="float">
            <text:p>5.6673476696014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8638938508827" calcext:value-type="float">
            <text:p>0.98638938508827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1635687732342" calcext:value-type="float">
            <text:p>0.991635687732342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742899965305751" calcext:value-type="float">
            <text:p>0.742899965305751</text:p>
          </table:table-cell>
          <table:table-cell office:value-type="float" office:value="0.306628944674626" calcext:value-type="float">
            <text:p>0.306628944674626</text:p>
          </table:table-cell>
          <table:table-cell office:value-type="float" office:value="0.00622381374199994" calcext:value-type="float">
            <text:p>0.006223813742</text:p>
          </table:table-cell>
          <table:table-cell office:value-type="float" office:value="0.00416501598808311" calcext:value-type="float">
            <text:p>0.004165015988083</text:p>
          </table:table-cell>
        </table:table-row>
        <table:table-row table:style-name="ro1">
          <table:table-cell office:value-type="float" office:value="44.7132862408956" calcext:value-type="float">
            <text:p>44.7132862408956</text:p>
          </table:table-cell>
          <table:table-cell office:value-type="float" office:value="6.35977260271708" calcext:value-type="float">
            <text:p>6.35977260271708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8762566871967" calcext:value-type="float">
            <text:p>0.998762566871967</text:p>
          </table:table-cell>
          <table:table-cell office:value-type="string" calcext:value-type="string">
            <text:p>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99072356215213" calcext:value-type="float">
            <text:p>0.999072356215213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0.61612940388838" calcext:value-type="float">
            <text:p>0.61612940388838</text:p>
          </table:table-cell>
          <table:table-cell office:value-type="float" office:value="1.54827511818912" calcext:value-type="float">
            <text:p>1.54827511818912</text:p>
          </table:table-cell>
          <table:table-cell office:value-type="float" office:value="0.00541136323817156" calcext:value-type="float">
            <text:p>0.005411363238172</text:p>
          </table:table-cell>
          <table:table-cell office:value-type="float" office:value="0.000436889632480393" calcext:value-type="float">
            <text:p>0.00043688963248</text:p>
          </table:table-cell>
        </table:table-row>
        <table:table-row table:style-name="ro1">
          <table:table-cell office:value-type="float" office:value="42.609308163325" calcext:value-type="float">
            <text:p>42.609308163325</text:p>
          </table:table-cell>
          <table:table-cell office:value-type="float" office:value="6.56649669011434" calcext:value-type="float">
            <text:p>6.5664966901143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9581491264975" calcext:value-type="float">
            <text:p>0.979581491264975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5881261595547" calcext:value-type="float">
            <text:p>0.975881261595547</text:p>
          </table:table-cell>
          <table:table-cell office:value-type="float" office:value="1.58198956390348" calcext:value-type="float">
            <text:p>1.58198956390348</text:p>
          </table:table-cell>
          <table:table-cell office:value-type="float" office:value="0.608326587470999" calcext:value-type="float">
            <text:p>0.608326587470999</text:p>
          </table:table-cell>
          <table:table-cell office:value-type="float" office:value="0.00726506535870324" calcext:value-type="float">
            <text:p>0.007265065358703</text:p>
          </table:table-cell>
          <table:table-cell office:value-type="float" office:value="0.00301701022219673" calcext:value-type="float">
            <text:p>0.003017010222197</text:p>
          </table:table-cell>
        </table:table-row>
        <table:table-row table:style-name="ro1">
          <table:table-cell office:value-type="float" office:value="43.4747930367788" calcext:value-type="float">
            <text:p>43.4747930367788</text:p>
          </table:table-cell>
          <table:table-cell office:value-type="float" office:value="5.71300339698792" calcext:value-type="float">
            <text:p>5.71300339698792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83913369335568" calcext:value-type="float">
            <text:p>0.983913369335568</text:p>
          </table:table-cell>
          <table:table-cell office:value-type="string" calcext:value-type="string">
            <text:p>ExtraTreesClassifier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87918215613383" calcext:value-type="float">
            <text:p>0.98791821561338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1.31182875754957" calcext:value-type="float">
            <text:p>1.31182875754957</text:p>
          </table:table-cell>
          <table:table-cell office:value-type="float" office:value="1.25234903630672" calcext:value-type="float">
            <text:p>1.25234903630672</text:p>
          </table:table-cell>
          <table:table-cell office:value-type="float" office:value="0.00473092003207007" calcext:value-type="float">
            <text:p>0.00473092003207</text:p>
          </table:table-cell>
          <table:table-cell office:value-type="float" office:value="0.0038790464401275" calcext:value-type="float">
            <text:p>0.003879046440128</text:p>
          </table:table-cell>
        </table:table-row>
        <table:table-row table:style-name="ro1">
          <table:table-cell office:value-type="float" office:value="43.0738166968028" calcext:value-type="float">
            <text:p>43.0738166968028</text:p>
          </table:table-cell>
          <table:table-cell office:value-type="float" office:value="5.49718864758809" calcext:value-type="float">
            <text:p>5.4971886475880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8236557211597" calcext:value-type="float">
            <text:p>0.98236557211597</text:p>
          </table:table-cell>
          <table:table-cell office:value-type="string" calcext:value-type="string">
            <text:p>ExtraTreesClassifier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1.84426533320483" calcext:value-type="float">
            <text:p>1.84426533320483</text:p>
          </table:table-cell>
          <table:table-cell office:value-type="float" office:value="0.978793164362331" calcext:value-type="float">
            <text:p>0.978793164362331</text:p>
          </table:table-cell>
          <table:table-cell office:value-type="float" office:value="0.0058425187774377" calcext:value-type="float">
            <text:p>0.005842518777438</text:p>
          </table:table-cell>
          <table:table-cell office:value-type="float" office:value="0.00272155314739857" calcext:value-type="float">
            <text:p>0.002721553147399</text:p>
          </table:table-cell>
        </table:table-row>
        <table:table-row table:style-name="ro1">
          <table:table-cell office:value-type="float" office:value="43.9670509497325" calcext:value-type="float">
            <text:p>43.9670509497325</text:p>
          </table:table-cell>
          <table:table-cell office:value-type="float" office:value="6.15023152033488" calcext:value-type="float">
            <text:p>6.15023152033488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89791895129123" calcext:value-type="float">
            <text:p>0.989791895129123</text:p>
          </table:table-cell>
          <table:table-cell office:value-type="string" calcext:value-type="string">
            <text:p>ExtraTreesClassifier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3494423791822" calcext:value-type="float">
            <text:p>0.99349442379182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1.51068117741674" calcext:value-type="float">
            <text:p>1.51068117741674</text:p>
          </table:table-cell>
          <table:table-cell office:value-type="float" office:value="1.32281233842375" calcext:value-type="float">
            <text:p>1.32281233842375</text:p>
          </table:table-cell>
          <table:table-cell office:value-type="float" office:value="0.0058425187774377" calcext:value-type="float">
            <text:p>0.005842518777438</text:p>
          </table:table-cell>
          <table:table-cell office:value-type="float" office:value="0.00272544331134486" calcext:value-type="float">
            <text:p>0.002725443311345</text:p>
          </table:table-cell>
        </table:table-row>
        <table:table-row table:style-name="ro1">
          <table:table-cell office:value-type="float" office:value="44.2301073074341" calcext:value-type="float">
            <text:p>44.2301073074341</text:p>
          </table:table-cell>
          <table:table-cell office:value-type="float" office:value="6.27260224024455" calcext:value-type="float">
            <text:p>6.27260224024455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3194405169976" calcext:value-type="float">
            <text:p>0.993194405169976</text:p>
          </table:table-cell>
          <table:table-cell office:value-type="string" calcext:value-type="string">
            <text:p>ExtraTreesClassifier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95353159851301" calcext:value-type="float">
            <text:p>0.99535315985130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165120593692" calcext:value-type="float">
            <text:p>0.99165120593692</text:p>
          </table:table-cell>
          <table:table-cell office:value-type="float" office:value="0.658150919545111" calcext:value-type="float">
            <text:p>0.658150919545111</text:p>
          </table:table-cell>
          <table:table-cell office:value-type="float" office:value="1.00926171939076" calcext:value-type="float">
            <text:p>1.00926171939076</text:p>
          </table:table-cell>
          <table:table-cell office:value-type="float" office:value="0.00473092003207007" calcext:value-type="float">
            <text:p>0.00473092003207</text:p>
          </table:table-cell>
          <table:table-cell office:value-type="float" office:value="0.00157274644671255" calcext:value-type="float">
            <text:p>0.001572746446713</text:p>
          </table:table-cell>
        </table:table-row>
        <table:table-row table:style-name="ro1">
          <table:table-cell office:value-type="float" office:value="43.5985126495361" calcext:value-type="float">
            <text:p>43.5985126495361</text:p>
          </table:table-cell>
          <table:table-cell office:value-type="float" office:value="5.75197299321493" calcext:value-type="float">
            <text:p>5.75197299321493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5360631579431" calcext:value-type="float">
            <text:p>0.995360631579431</text:p>
          </table:table-cell>
          <table:table-cell office:value-type="string" calcext:value-type="string">
            <text:p>ExtraTreesClassifier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814126394052" calcext:value-type="float">
            <text:p>0.99814126394052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1.65315745032793" calcext:value-type="float">
            <text:p>1.65315745032793</text:p>
          </table:table-cell>
          <table:table-cell office:value-type="float" office:value="0.363841814208957" calcext:value-type="float">
            <text:p>0.363841814208957</text:p>
          </table:table-cell>
          <table:table-cell office:value-type="float" office:value="0.00622381374199994" calcext:value-type="float">
            <text:p>0.006223813742</text:p>
          </table:table-cell>
          <table:table-cell office:value-type="float" office:value="0.00227084624115064" calcext:value-type="float">
            <text:p>0.002270846241151</text:p>
          </table:table-cell>
        </table:table-row>
        <table:table-row table:style-name="ro1">
          <table:table-cell office:value-type="float" office:value="42.0133402347565" calcext:value-type="float">
            <text:p>42.0133402347565</text:p>
          </table:table-cell>
          <table:table-cell office:value-type="float" office:value="6.50938312212626" calcext:value-type="float">
            <text:p>6.5093831221262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87006664781492" calcext:value-type="float">
            <text:p>0.987006664781492</text:p>
          </table:table-cell>
          <table:table-cell office:value-type="string" calcext:value-type="string">
            <text:p>ExtraTreesClassifier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5" calcext:value-type="float">
            <text:p>0.95</text:p>
          </table:table-cell>
          <table:table-cell office:value-type="float" office:value="0.989776951672862" calcext:value-type="float">
            <text:p>0.98977695167286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1.95155349741765" calcext:value-type="float">
            <text:p>1.95155349741765</text:p>
          </table:table-cell>
          <table:table-cell office:value-type="float" office:value="0.386187502238229" calcext:value-type="float">
            <text:p>0.386187502238229</text:p>
          </table:table-cell>
          <table:table-cell office:value-type="float" office:value="0.00898419965408666" calcext:value-type="float">
            <text:p>0.008984199654087</text:p>
          </table:table-cell>
          <table:table-cell office:value-type="float" office:value="0.00199516045189971" calcext:value-type="float">
            <text:p>0.0019951604519</text:p>
          </table:table-cell>
        </table:table-row>
        <table:table-row table:style-name="ro1">
          <table:table-cell office:value-type="float" office:value="41.8688579400381" calcext:value-type="float">
            <text:p>41.8688579400381</text:p>
          </table:table-cell>
          <table:table-cell office:value-type="float" office:value="5.76962415377299" calcext:value-type="float">
            <text:p>5.7696241537729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5051416984502" calcext:value-type="float">
            <text:p>0.995051416984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9814126394052" calcext:value-type="float">
            <text:p>0.9981412639405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165120593692" calcext:value-type="float">
            <text:p>0.9916512059369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0.347725177250812" calcext:value-type="float">
            <text:p>0.347725177250812</text:p>
          </table:table-cell>
          <table:table-cell office:value-type="float" office:value="0.101250515228073" calcext:value-type="float">
            <text:p>0.101250515228073</text:p>
          </table:table-cell>
          <table:table-cell office:value-type="float" office:value="0.00360769386812741" calcext:value-type="float">
            <text:p>0.003607693868127</text:p>
          </table:table-cell>
          <table:table-cell office:value-type="float" office:value="0.00265862842138866" calcext:value-type="float">
            <text:p>0.002658628421389</text:p>
          </table:table-cell>
        </table:table-row>
        <table:table-row table:style-name="ro1">
          <table:table-cell office:value-type="float" office:value="40.1431965827942" calcext:value-type="float">
            <text:p>40.1431965827942</text:p>
          </table:table-cell>
          <table:table-cell office:value-type="float" office:value="5.47446449597677" calcext:value-type="float">
            <text:p>5.4744644959767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6288850112536" calcext:value-type="float">
            <text:p>0.99628885011253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273562446473819" calcext:value-type="float">
            <text:p>0.273562446473819</text:p>
          </table:table-cell>
          <table:table-cell office:value-type="float" office:value="0.534480764012946" calcext:value-type="float">
            <text:p>0.534480764012946</text:p>
          </table:table-cell>
          <table:table-cell office:value-type="float" office:value="0.00391354966255974" calcext:value-type="float">
            <text:p>0.00391354966256</text:p>
          </table:table-cell>
          <table:table-cell office:value-type="float" office:value="0.00273032372006899" calcext:value-type="float">
            <text:p>0.002730323720069</text:p>
          </table:table-cell>
        </table:table-row>
        <table:table-row table:style-name="ro1">
          <table:table-cell office:value-type="float" office:value="40.1076759497325" calcext:value-type="float">
            <text:p>40.1076759497325</text:p>
          </table:table-cell>
          <table:table-cell office:value-type="float" office:value="5.76138838132223" calcext:value-type="float">
            <text:p>5.7613883813222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6288850112536" calcext:value-type="float">
            <text:p>0.99628885011253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468808725252499" calcext:value-type="float">
            <text:p>0.468808725252499</text:p>
          </table:table-cell>
          <table:table-cell office:value-type="float" office:value="0.165206809873602" calcext:value-type="float">
            <text:p>0.165206809873602</text:p>
          </table:table-cell>
          <table:table-cell office:value-type="float" office:value="0.00391354966255974" calcext:value-type="float">
            <text:p>0.00391354966256</text:p>
          </table:table-cell>
          <table:table-cell office:value-type="float" office:value="0.00273032372006899" calcext:value-type="float">
            <text:p>0.002730323720069</text:p>
          </table:table-cell>
        </table:table-row>
        <table:table-row table:style-name="ro1">
          <table:table-cell office:value-type="float" office:value="40.7740089893341" calcext:value-type="float">
            <text:p>40.7740089893341</text:p>
          </table:table-cell>
          <table:table-cell office:value-type="float" office:value="5.36686166127523" calcext:value-type="float">
            <text:p>5.3668616612752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6288850112536" calcext:value-type="float">
            <text:p>0.99628885011253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426386161809999" calcext:value-type="float">
            <text:p>0.426386161809999</text:p>
          </table:table-cell>
          <table:table-cell office:value-type="float" office:value="0.258471194659504" calcext:value-type="float">
            <text:p>0.258471194659504</text:p>
          </table:table-cell>
          <table:table-cell office:value-type="float" office:value="0.00391354966255974" calcext:value-type="float">
            <text:p>0.00391354966256</text:p>
          </table:table-cell>
          <table:table-cell office:value-type="float" office:value="0.00273032372006899" calcext:value-type="float">
            <text:p>0.002730323720069</text:p>
          </table:table-cell>
        </table:table-row>
        <table:table-row table:style-name="ro1">
          <table:table-cell office:value-type="float" office:value="40.1482795874278" calcext:value-type="float">
            <text:p>40.1482795874278</text:p>
          </table:table-cell>
          <table:table-cell office:value-type="float" office:value="5.60222562154134" calcext:value-type="float">
            <text:p>5.6022256215413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0720688410545" calcext:value-type="float">
            <text:p>0.990720688410545</text:p>
          </table:table-cell>
          <table:table-cell office:value-type="string" calcext:value-type="string">
            <text:p>ExtraTreesClassifier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95353159851301" calcext:value-type="float">
            <text:p>0.995353159851301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1.81097935051024" calcext:value-type="float">
            <text:p>1.81097935051024</text:p>
          </table:table-cell>
          <table:table-cell office:value-type="float" office:value="0.401860692386368" calcext:value-type="float">
            <text:p>0.401860692386368</text:p>
          </table:table-cell>
          <table:table-cell office:value-type="float" office:value="0.00497768986779403" calcext:value-type="float">
            <text:p>0.004977689867794</text:p>
          </table:table-cell>
          <table:table-cell office:value-type="float" office:value="0.00329747120128229" calcext:value-type="float">
            <text:p>0.003297471201282</text:p>
          </table:table-cell>
        </table:table-row>
        <table:table-row table:style-name="ro1">
          <table:table-cell office:value-type="float" office:value="42.441356976827" calcext:value-type="float">
            <text:p>42.441356976827</text:p>
          </table:table-cell>
          <table:table-cell office:value-type="float" office:value="6.10902150472005" calcext:value-type="float">
            <text:p>6.1090215047200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7216493897322" calcext:value-type="float">
            <text:p>0.997216493897322</text:p>
          </table:table-cell>
          <table:table-cell office:value-type="string" calcext:value-type="string">
            <text:p>ExtraTreesClassifier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443413729128" calcext:value-type="float">
            <text:p>0.9944341372912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0.62236095296184" calcext:value-type="float">
            <text:p>0.62236095296184</text:p>
          </table:table-cell>
          <table:table-cell office:value-type="float" office:value="0.217680405217688" calcext:value-type="float">
            <text:p>0.217680405217688</text:p>
          </table:table-cell>
          <table:table-cell office:value-type="float" office:value="0.00497768986779403" calcext:value-type="float">
            <text:p>0.004977689867794</text:p>
          </table:table-cell>
          <table:table-cell office:value-type="float" office:value="0.00200340759057352" calcext:value-type="float">
            <text:p>0.002003407590574</text:p>
          </table:table-cell>
        </table:table-row>
        <table:table-row table:style-name="ro1">
          <table:table-cell office:value-type="float" office:value="43.8631833394369" calcext:value-type="float">
            <text:p>43.8631833394369</text:p>
          </table:table-cell>
          <table:table-cell office:value-type="float" office:value="5.76783847808838" calcext:value-type="float">
            <text:p>5.7678384780883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8144137682109" calcext:value-type="float">
            <text:p>0.998144137682109</text:p>
          </table:table-cell>
          <table:table-cell office:value-type="string" calcext:value-type="string">
            <text:p>ExtraTreesClassifier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1.94698338013215" calcext:value-type="float">
            <text:p>1.94698338013215</text:p>
          </table:table-cell>
          <table:table-cell office:value-type="float" office:value="1.17670052954667" calcext:value-type="float">
            <text:p>1.17670052954667</text:p>
          </table:table-cell>
          <table:table-cell office:value-type="float" office:value="0.00497768986779403" calcext:value-type="float">
            <text:p>0.004977689867794</text:p>
          </table:table-cell>
          <table:table-cell office:value-type="float" office:value="0.000756714167677582" calcext:value-type="float">
            <text:p>0.000756714167678</text:p>
          </table:table-cell>
        </table:table-row>
        <table:table-row table:style-name="ro1">
          <table:table-cell office:value-type="float" office:value="42.2759939829508" calcext:value-type="float">
            <text:p>42.2759939829508</text:p>
          </table:table-cell>
          <table:table-cell office:value-type="float" office:value="5.57267824808757" calcext:value-type="float">
            <text:p>5.5726782480875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8144137682109" calcext:value-type="float">
            <text:p>0.998144137682109</text:p>
          </table:table-cell>
          <table:table-cell office:value-type="string" calcext:value-type="string">
            <text:p>ExtraTreesClassifier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2.54459567355562" calcext:value-type="float">
            <text:p>2.54459567355562</text:p>
          </table:table-cell>
          <table:table-cell office:value-type="float" office:value="0.969761148028634" calcext:value-type="float">
            <text:p>0.969761148028634</text:p>
          </table:table-cell>
          <table:table-cell office:value-type="float" office:value="0.00497768986779403" calcext:value-type="float">
            <text:p>0.004977689867794</text:p>
          </table:table-cell>
          <table:table-cell office:value-type="float" office:value="0.000756714167677582" calcext:value-type="float">
            <text:p>0.000756714167678</text:p>
          </table:table-cell>
        </table:table-row>
        <table:table-row table:style-name="ro1">
          <table:table-cell office:value-type="float" office:value="43.0642112890879" calcext:value-type="float">
            <text:p>43.0642112890879</text:p>
          </table:table-cell>
          <table:table-cell office:value-type="float" office:value="5.95283238093058" calcext:value-type="float">
            <text:p>5.9528323809305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82366721612606" calcext:value-type="float">
            <text:p>0.982366721612606</text:p>
          </table:table-cell>
          <table:table-cell office:value-type="string" calcext:value-type="string">
            <text:p>ExtraTreesClassifier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86988847583643" calcext:value-type="float">
            <text:p>0.98698884758364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1.19917236158396" calcext:value-type="float">
            <text:p>1.19917236158396</text:p>
          </table:table-cell>
          <table:table-cell office:value-type="float" office:value="0.597776878222331" calcext:value-type="float">
            <text:p>0.597776878222331</text:p>
          </table:table-cell>
          <table:table-cell office:value-type="float" office:value="0.00391354966255974" calcext:value-type="float">
            <text:p>0.00391354966256</text:p>
          </table:table-cell>
          <table:table-cell office:value-type="float" office:value="0.00346017466802596" calcext:value-type="float">
            <text:p>0.003460174668026</text:p>
          </table:table-cell>
        </table:table-row>
        <table:table-row table:style-name="ro1">
          <table:table-cell office:value-type="float" office:value="42.2675875822703" calcext:value-type="float">
            <text:p>42.2675875822703</text:p>
          </table:table-cell>
          <table:table-cell office:value-type="float" office:value="5.94196772575378" calcext:value-type="float">
            <text:p>5.9419677257537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86079020996706" calcext:value-type="float">
            <text:p>0.986079020996706</text:p>
          </table:table-cell>
          <table:table-cell office:value-type="string" calcext:value-type="string">
            <text:p>ExtraTreesClassifier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89776951672862" calcext:value-type="float">
            <text:p>0.98977695167286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689988278633409" calcext:value-type="float">
            <text:p>0.689988278633409</text:p>
          </table:table-cell>
          <table:table-cell office:value-type="float" office:value="0.273323827100804" calcext:value-type="float">
            <text:p>0.273323827100804</text:p>
          </table:table-cell>
          <table:table-cell office:value-type="float" office:value="0.00497768986779403" calcext:value-type="float">
            <text:p>0.004977689867794</text:p>
          </table:table-cell>
          <table:table-cell office:value-type="float" office:value="0.00302193210050129" calcext:value-type="float">
            <text:p>0.003021932100501</text:p>
          </table:table-cell>
        </table:table-row>
        <table:table-row table:style-name="ro1">
          <table:table-cell office:value-type="float" office:value="43.7411838372548" calcext:value-type="float">
            <text:p>43.7411838372548</text:p>
          </table:table-cell>
          <table:table-cell office:value-type="float" office:value="5.75216722488403" calcext:value-type="float">
            <text:p>5.7521672248840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6288275364218" calcext:value-type="float">
            <text:p>0.996288275364218</text:p>
          </table:table-cell>
          <table:table-cell office:value-type="string" calcext:value-type="string">
            <text:p>ExtraTreesClassifier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9814126394052" calcext:value-type="float">
            <text:p>0.9981412639405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6289424860854" calcext:value-type="float">
            <text:p>0.996289424860854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443413729128" calcext:value-type="float">
            <text:p>0.99443413729128</text:p>
          </table:table-cell>
          <table:table-cell office:value-type="float" office:value="1.51141610374944" calcext:value-type="float">
            <text:p>1.51141610374944</text:p>
          </table:table-cell>
          <table:table-cell office:value-type="float" office:value="0.479611607934953" calcext:value-type="float">
            <text:p>0.479611607934953</text:p>
          </table:table-cell>
          <table:table-cell office:value-type="float" office:value="0.0024178141871862" calcext:value-type="float">
            <text:p>0.002417814187186</text:p>
          </table:table-cell>
          <table:table-cell office:value-type="float" office:value="0.00151342833535516" calcext:value-type="float">
            <text:p>0.001513428335355</text:p>
          </table:table-cell>
        </table:table-row>
        <table:table-row table:style-name="ro1">
          <table:table-cell office:value-type="float" office:value="42.5779100259145" calcext:value-type="float">
            <text:p>42.5779100259145</text:p>
          </table:table-cell>
          <table:table-cell office:value-type="float" office:value="5.21530071894328" calcext:value-type="float">
            <text:p>5.2153007189432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8144137682109" calcext:value-type="float">
            <text:p>0.998144137682109</text:p>
          </table:table-cell>
          <table:table-cell office:value-type="string" calcext:value-type="string">
            <text:p>ExtraTreesClassifier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1.11939023896146" calcext:value-type="float">
            <text:p>1.11939023896146</text:p>
          </table:table-cell>
          <table:table-cell office:value-type="float" office:value="0.72784936315518" calcext:value-type="float">
            <text:p>0.72784936315518</text:p>
          </table:table-cell>
          <table:table-cell office:value-type="float" office:value="0.0024178141871862" calcext:value-type="float">
            <text:p>0.002417814187186</text:p>
          </table:table-cell>
          <table:table-cell office:value-type="float" office:value="0.000756714167677582" calcext:value-type="float">
            <text:p>0.000756714167678</text:p>
          </table:table-cell>
        </table:table-row>
        <table:table-row table:style-name="ro1">
          <table:table-cell office:value-type="float" office:value="46.5552378495534" calcext:value-type="float">
            <text:p>46.5552378495534</text:p>
          </table:table-cell>
          <table:table-cell office:value-type="float" office:value="5.37783185640971" calcext:value-type="float">
            <text:p>5.3778318564097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88552737756136" calcext:value-type="float">
            <text:p>0.988552737756136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89776951672862" calcext:value-type="float">
            <text:p>0.98977695167286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9795918367347" calcext:value-type="float">
            <text:p>0.989795918367347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1.67092556744902" calcext:value-type="float">
            <text:p>1.67092556744902</text:p>
          </table:table-cell>
          <table:table-cell office:value-type="float" office:value="1.42821648175155" calcext:value-type="float">
            <text:p>1.42821648175155</text:p>
          </table:table-cell>
          <table:table-cell office:value-type="float" office:value="0.0064133961023162" calcext:value-type="float">
            <text:p>0.006413396102316</text:p>
          </table:table-cell>
          <table:table-cell office:value-type="float" office:value="0.00174472858466908" calcext:value-type="float">
            <text:p>0.001744728584669</text:p>
          </table:table-cell>
        </table:table-row>
        <table:table-row table:style-name="ro1">
          <table:table-cell office:value-type="float" office:value="44.9236862659454" calcext:value-type="float">
            <text:p>44.9236862659454</text:p>
          </table:table-cell>
          <table:table-cell office:value-type="float" office:value="5.11661799748739" calcext:value-type="float">
            <text:p>5.1166179974873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3194979918294" calcext:value-type="float">
            <text:p>0.99319497991829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6282527881041" calcext:value-type="float">
            <text:p>0.996282527881041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3506493506493" calcext:value-type="float">
            <text:p>0.993506493506493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9795918367347" calcext:value-type="float">
            <text:p>0.989795918367347</text:p>
          </table:table-cell>
          <table:table-cell office:value-type="float" office:value="0.637746127616766" calcext:value-type="float">
            <text:p>0.637746127616766</text:p>
          </table:table-cell>
          <table:table-cell office:value-type="float" office:value="1.27540199858346" calcext:value-type="float">
            <text:p>1.27540199858346</text:p>
          </table:table-cell>
          <table:table-cell office:value-type="float" office:value="0.0069305769825316" calcext:value-type="float">
            <text:p>0.006930576982532</text:p>
          </table:table-cell>
          <table:table-cell office:value-type="float" office:value="0.00265729264258581" calcext:value-type="float">
            <text:p>0.002657292642586</text:p>
          </table:table-cell>
        </table:table-row>
        <table:table-row table:style-name="ro1">
          <table:table-cell office:value-type="float" office:value="43.2740716934204" calcext:value-type="float">
            <text:p>43.2740716934204</text:p>
          </table:table-cell>
          <table:table-cell office:value-type="float" office:value="5.30943489074707" calcext:value-type="float">
            <text:p>5.3094348907470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1956972041943" calcext:value-type="float">
            <text:p>0.991956972041943</text:p>
          </table:table-cell>
          <table:table-cell office:value-type="string" calcext:value-type="string">
            <text:p>ExtraTreesClassifier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4423791821561" calcext:value-type="float">
            <text:p>0.99442379182156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0723562152133" calcext:value-type="float">
            <text:p>0.99072356215213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0723562152133" calcext:value-type="float">
            <text:p>0.990723562152133</text:p>
          </table:table-cell>
          <table:table-cell office:value-type="float" office:value="0.967001482987868" calcext:value-type="float">
            <text:p>0.967001482987868</text:p>
          </table:table-cell>
          <table:table-cell office:value-type="float" office:value="0.667045508200116" calcext:value-type="float">
            <text:p>0.667045508200116</text:p>
          </table:table-cell>
          <table:table-cell office:value-type="float" office:value="0.00623147122676554" calcext:value-type="float">
            <text:p>0.006231471226766</text:p>
          </table:table-cell>
          <table:table-cell office:value-type="float" office:value="0.00174430499413339" calcext:value-type="float">
            <text:p>0.001744304994133</text:p>
          </table:table-cell>
        </table:table-row>
        <table:table-row table:style-name="ro1">
          <table:table-cell office:value-type="float" office:value="43.3279484113058" calcext:value-type="float">
            <text:p>43.3279484113058</text:p>
          </table:table-cell>
          <table:table-cell office:value-type="float" office:value="5.83720986048381" calcext:value-type="float">
            <text:p>5.83720986048381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6288850112536" calcext:value-type="float">
            <text:p>0.99628885011253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9" calcext:value-type="float">
            <text:p>149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1.02193565955488" calcext:value-type="float">
            <text:p>1.02193565955488</text:p>
          </table:table-cell>
          <table:table-cell office:value-type="float" office:value="0.301946361837695" calcext:value-type="float">
            <text:p>0.301946361837695</text:p>
          </table:table-cell>
          <table:table-cell office:value-type="float" office:value="0.00312668788663891" calcext:value-type="float">
            <text:p>0.003126687886639</text:p>
          </table:table-cell>
          <table:table-cell office:value-type="float" office:value="0.00273032372006899" calcext:value-type="float">
            <text:p>0.002730323720069</text:p>
          </table:table-cell>
        </table:table-row>
        <table:table-row table:style-name="ro1">
          <table:table-cell office:value-type="float" office:value="42.7051510810852" calcext:value-type="float">
            <text:p>42.7051510810852</text:p>
          </table:table-cell>
          <table:table-cell office:value-type="float" office:value="5.74528423945109" calcext:value-type="float">
            <text:p>5.74528423945109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6288850112536" calcext:value-type="float">
            <text:p>0.99628885011253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9" calcext:value-type="float">
            <text:p>149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1.17220492082849" calcext:value-type="float">
            <text:p>1.17220492082849</text:p>
          </table:table-cell>
          <table:table-cell office:value-type="float" office:value="0.155548198391754" calcext:value-type="float">
            <text:p>0.155548198391754</text:p>
          </table:table-cell>
          <table:table-cell office:value-type="float" office:value="0.00312668788663891" calcext:value-type="float">
            <text:p>0.003126687886639</text:p>
          </table:table-cell>
          <table:table-cell office:value-type="float" office:value="0.00273032372006899" calcext:value-type="float">
            <text:p>0.002730323720069</text:p>
          </table:table-cell>
        </table:table-row>
        <table:table-row table:style-name="ro1">
          <table:table-cell office:value-type="float" office:value="41.0483848253886" calcext:value-type="float">
            <text:p>41.0483848253886</text:p>
          </table:table-cell>
          <table:table-cell office:value-type="float" office:value="5.59870179494222" calcext:value-type="float">
            <text:p>5.59870179494222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82675936207535" calcext:value-type="float">
            <text:p>0.982675936207535</text:p>
          </table:table-cell>
          <table:table-cell office:value-type="string" calcext:value-type="string">
            <text:p>ExtraTreesClassifier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9" calcext:value-type="float">
            <text:p>149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86988847583643" calcext:value-type="float">
            <text:p>0.986988847583643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1.27689727418919" calcext:value-type="float">
            <text:p>1.27689727418919</text:p>
          </table:table-cell>
          <table:table-cell office:value-type="float" office:value="1.10183834817292" calcext:value-type="float">
            <text:p>1.10183834817292</text:p>
          </table:table-cell>
          <table:table-cell office:value-type="float" office:value="0.00464183569002769" calcext:value-type="float">
            <text:p>0.004641835690028</text:p>
          </table:table-cell>
          <table:table-cell office:value-type="float" office:value="0.00314233738853499" calcext:value-type="float">
            <text:p>0.003142337388535</text:p>
          </table:table-cell>
        </table:table-row>
        <table:table-row table:style-name="ro1">
          <table:table-cell office:value-type="float" office:value="43.4886696338654" calcext:value-type="float">
            <text:p>43.4886696338654</text:p>
          </table:table-cell>
          <table:table-cell office:value-type="float" office:value="5.89864230155945" calcext:value-type="float">
            <text:p>5.89864230155945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3813983856469" calcext:value-type="float">
            <text:p>0.993813983856469</text:p>
          </table:table-cell>
          <table:table-cell office:value-type="string" calcext:value-type="string">
            <text:p>ExtraTreesClassifier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9" calcext:value-type="float">
            <text:p>149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97211895910781" calcext:value-type="float">
            <text:p>0.997211895910781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3506493506493" calcext:value-type="float">
            <text:p>0.993506493506493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90723562152133" calcext:value-type="float">
            <text:p>0.990723562152133</text:p>
          </table:table-cell>
          <table:table-cell office:value-type="float" office:value="1.58121559551844" calcext:value-type="float">
            <text:p>1.58121559551844</text:p>
          </table:table-cell>
          <table:table-cell office:value-type="float" office:value="0.391037652465483" calcext:value-type="float">
            <text:p>0.391037652465483</text:p>
          </table:table-cell>
          <table:table-cell office:value-type="float" office:value="0.00464183569002769" calcext:value-type="float">
            <text:p>0.004641835690028</text:p>
          </table:table-cell>
          <table:table-cell office:value-type="float" office:value="0.00265775989351886" calcext:value-type="float">
            <text:p>0.002657759893519</text:p>
          </table:table-cell>
        </table:table-row>
        <table:table-row table:style-name="ro1">
          <table:table-cell office:value-type="float" office:value="43.4059855937958" calcext:value-type="float">
            <text:p>43.4059855937958</text:p>
          </table:table-cell>
          <table:table-cell office:value-type="float" office:value="5.28887335459391" calcext:value-type="float">
            <text:p>5.28887335459391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4741627641256" calcext:value-type="float">
            <text:p>0.994741627641256</text:p>
          </table:table-cell>
          <table:table-cell office:value-type="string" calcext:value-type="string">
            <text:p>ExtraTreesClassifier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9" calcext:value-type="float">
            <text:p>149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97211895910781" calcext:value-type="float">
            <text:p>0.997211895910781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443413729128" calcext:value-type="float">
            <text:p>0.9944341372912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81277256035822" calcext:value-type="float">
            <text:p>0.81277256035822</text:p>
          </table:table-cell>
          <table:table-cell office:value-type="float" office:value="0.429287498415887" calcext:value-type="float">
            <text:p>0.429287498415887</text:p>
          </table:table-cell>
          <table:table-cell office:value-type="float" office:value="0.00411652848196386" calcext:value-type="float">
            <text:p>0.004116528481964</text:p>
          </table:table-cell>
          <table:table-cell office:value-type="float" office:value="0.00190388934972929" calcext:value-type="float">
            <text:p>0.001903889349729</text:p>
          </table:table-cell>
        </table:table-row>
        <table:table-row table:style-name="ro1">
          <table:table-cell office:value-type="float" office:value="43.8757506211599" calcext:value-type="float">
            <text:p>43.8757506211599</text:p>
          </table:table-cell>
          <table:table-cell office:value-type="float" office:value="5.98356278737386" calcext:value-type="float">
            <text:p>5.98356278737386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6907279302394" calcext:value-type="float">
            <text:p>0.996907279302394</text:p>
          </table:table-cell>
          <table:table-cell office:value-type="string" calcext:value-type="string">
            <text:p>ExtraTreesClassifier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9" calcext:value-type="float">
            <text:p>14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443413729128" calcext:value-type="float">
            <text:p>0.9944341372912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1.03210299210414" calcext:value-type="float">
            <text:p>1.03210299210414</text:p>
          </table:table-cell>
          <table:table-cell office:value-type="float" office:value="0.253153860415956" calcext:value-type="float">
            <text:p>0.253153860415956</text:p>
          </table:table-cell>
          <table:table-cell office:value-type="float" office:value="0.00535796119028823" calcext:value-type="float">
            <text:p>0.005357961190288</text:p>
          </table:table-cell>
          <table:table-cell office:value-type="float" office:value="0.00190547418506864" calcext:value-type="float">
            <text:p>0.001905474185069</text:p>
          </table:table-cell>
        </table:table-row>
        <table:table-row table:style-name="ro1">
          <table:table-cell office:value-type="float" office:value="43.6133171717326" calcext:value-type="float">
            <text:p>43.6133171717326</text:p>
          </table:table-cell>
          <table:table-cell office:value-type="float" office:value="5.91761867205302" calcext:value-type="float">
            <text:p>5.91761867205302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8144137682109" calcext:value-type="float">
            <text:p>0.998144137682109</text:p>
          </table:table-cell>
          <table:table-cell office:value-type="string" calcext:value-type="string">
            <text:p>ExtraTreesClassifier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9" calcext:value-type="float">
            <text:p>14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1.78745022953193" calcext:value-type="float">
            <text:p>1.78745022953193</text:p>
          </table:table-cell>
          <table:table-cell office:value-type="float" office:value="0.988619053995679" calcext:value-type="float">
            <text:p>0.988619053995679</text:p>
          </table:table-cell>
          <table:table-cell office:value-type="float" office:value="0.00535796119028823" calcext:value-type="float">
            <text:p>0.005357961190288</text:p>
          </table:table-cell>
          <table:table-cell office:value-type="float" office:value="0.000756714167677582" calcext:value-type="float">
            <text:p>0.000756714167678</text:p>
          </table:table-cell>
        </table:table-row>
        <table:table-row table:style-name="ro1">
          <table:table-cell office:value-type="float" office:value="43.5601958433787" calcext:value-type="float">
            <text:p>43.5601958433787</text:p>
          </table:table-cell>
          <table:table-cell office:value-type="float" office:value="5.44075703620911" calcext:value-type="float">
            <text:p>5.44075703620911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8700723952981" calcext:value-type="float">
            <text:p>0.98700723952981</text:p>
          </table:table-cell>
          <table:table-cell office:value-type="string" calcext:value-type="string">
            <text:p>ExtraTreesClassifier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9" calcext:value-type="float">
            <text:p>149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90706319702602" calcext:value-type="float">
            <text:p>0.99070631970260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1.42761898284351" calcext:value-type="float">
            <text:p>1.42761898284351</text:p>
          </table:table-cell>
          <table:table-cell office:value-type="float" office:value="1.18071762008493" calcext:value-type="float">
            <text:p>1.18071762008493</text:p>
          </table:table-cell>
          <table:table-cell office:value-type="float" office:value="0.00312668788663891" calcext:value-type="float">
            <text:p>0.003126687886639</text:p>
          </table:table-cell>
          <table:table-cell office:value-type="float" office:value="0.00272310100008702" calcext:value-type="float">
            <text:p>0.002723101000087</text:p>
          </table:table-cell>
        </table:table-row>
        <table:table-row table:style-name="ro1">
          <table:table-cell office:value-type="float" office:value="44.2816741466522" calcext:value-type="float">
            <text:p>44.2816741466522</text:p>
          </table:table-cell>
          <table:table-cell office:value-type="float" office:value="6.22521376609802" calcext:value-type="float">
            <text:p>6.22521376609802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783492308718" calcext:value-type="float">
            <text:p>0.99783492308718</text:p>
          </table:table-cell>
          <table:table-cell office:value-type="string" calcext:value-type="string">
            <text:p>ExtraTreesClassifier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9" calcext:value-type="float">
            <text:p>149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1.11582173412105" calcext:value-type="float">
            <text:p>1.11582173412105</text:p>
          </table:table-cell>
          <table:table-cell office:value-type="float" office:value="0.274979152625413" calcext:value-type="float">
            <text:p>0.274979152625413</text:p>
          </table:table-cell>
          <table:table-cell office:value-type="float" office:value="0.00273418383165016" calcext:value-type="float">
            <text:p>0.00273418383165</text:p>
          </table:table-cell>
          <table:table-cell office:value-type="float" office:value="0.000873778130798401" calcext:value-type="float">
            <text:p>0.000873778130798</text:p>
          </table:table-cell>
        </table:table-row>
        <table:table-row table:style-name="ro1">
          <table:table-cell office:value-type="float" office:value="36.6417396068573" calcext:value-type="float">
            <text:p>36.6417396068573</text:p>
          </table:table-cell>
          <table:table-cell office:value-type="float" office:value="7.36337637901306" calcext:value-type="float">
            <text:p>7.3633763790130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86696875438246" calcext:value-type="float">
            <text:p>0.986696875438246</text:p>
          </table:table-cell>
          <table:table-cell office:value-type="string" calcext:value-type="string">
            <text:p>ExtraTreesClassifier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8" calcext:value-type="float">
            <text:p>158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88847583643122" calcext:value-type="float">
            <text:p>0.988847583643122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2.16987801867009" calcext:value-type="float">
            <text:p>2.16987801867009</text:p>
          </table:table-cell>
          <table:table-cell office:value-type="float" office:value="1.18979145379601" calcext:value-type="float">
            <text:p>1.18979145379601</text:p>
          </table:table-cell>
          <table:table-cell office:value-type="float" office:value="0.00584573857095313" calcext:value-type="float">
            <text:p>0.005845738570953</text:p>
          </table:table-cell>
          <table:table-cell office:value-type="float" office:value="0.00156722474133046" calcext:value-type="float">
            <text:p>0.00156722474133</text:p>
          </table:table-cell>
        </table:table-row>
        <table:table-row table:style-name="ro1">
          <table:table-cell office:value-type="float" office:value="43.6967268784841" calcext:value-type="float">
            <text:p>43.6967268784841</text:p>
          </table:table-cell>
          <table:table-cell office:value-type="float" office:value="5.33764417966207" calcext:value-type="float">
            <text:p>5.33764417966207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9195754679026" calcext:value-type="float">
            <text:p>0.99195754679026</text:p>
          </table:table-cell>
          <table:table-cell office:value-type="string" calcext:value-type="string">
            <text:p>ExtraTreesClassifier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8" calcext:value-type="float">
            <text:p>158</text:p>
          </table:table-cell>
          <table:table-cell office:value-type="float" office:value="0.948148148148148" calcext:value-type="float">
            <text:p>0.948148148148148</text:p>
          </table:table-cell>
          <table:table-cell office:value-type="float" office:value="0.995353159851301" calcext:value-type="float">
            <text:p>0.99535315985130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9795918367347" calcext:value-type="float">
            <text:p>0.989795918367347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90723562152133" calcext:value-type="float">
            <text:p>0.990723562152133</text:p>
          </table:table-cell>
          <table:table-cell office:value-type="float" office:value="1.88597556988525" calcext:value-type="float">
            <text:p>1.88597556988525</text:p>
          </table:table-cell>
          <table:table-cell office:value-type="float" office:value="0.86828886474786" calcext:value-type="float">
            <text:p>0.86828886474786</text:p>
          </table:table-cell>
          <table:table-cell office:value-type="float" office:value="0.00872205877831052" calcext:value-type="float">
            <text:p>0.008722058778311</text:p>
          </table:table-cell>
          <table:table-cell office:value-type="float" office:value="0.00243074361641253" calcext:value-type="float">
            <text:p>0.002430743616413</text:p>
          </table:table-cell>
        </table:table-row>
        <table:table-row table:style-name="ro1">
          <table:table-cell office:value-type="float" office:value="41.7263230482737" calcext:value-type="float">
            <text:p>41.7263230482737</text:p>
          </table:table-cell>
          <table:table-cell office:value-type="float" office:value="6.10043525695801" calcext:value-type="float">
            <text:p>6.10043525695801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94742202389574" calcext:value-type="float">
            <text:p>0.994742202389574</text:p>
          </table:table-cell>
          <table:table-cell office:value-type="string" calcext:value-type="string">
            <text:p>ExtraTreesClassifier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8" calcext:value-type="float">
            <text:p>158</text:p>
          </table:table-cell>
          <table:table-cell office:value-type="float" office:value="0.95" calcext:value-type="float">
            <text:p>0.95</text:p>
          </table:table-cell>
          <table:table-cell office:value-type="float" office:value="0.99814126394052" calcext:value-type="float">
            <text:p>0.9981412639405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93506493506493" calcext:value-type="float">
            <text:p>0.993506493506493</text:p>
          </table:table-cell>
          <table:table-cell office:value-type="float" office:value="1.07126124350202" calcext:value-type="float">
            <text:p>1.07126124350202</text:p>
          </table:table-cell>
          <table:table-cell office:value-type="float" office:value="0.483795050980011" calcext:value-type="float">
            <text:p>0.483795050980011</text:p>
          </table:table-cell>
          <table:table-cell office:value-type="float" office:value="0.010193802133437" calcext:value-type="float">
            <text:p>0.010193802133437</text:p>
          </table:table-cell>
          <table:table-cell office:value-type="float" office:value="0.00243315231996236" calcext:value-type="float">
            <text:p>0.002433152319962</text:p>
          </table:table-cell>
        </table:table-row>
        <table:table-row table:style-name="ro1">
          <table:table-cell office:value-type="float" office:value="44.0470729668935" calcext:value-type="float">
            <text:p>44.0470729668935</text:p>
          </table:table-cell>
          <table:table-cell office:value-type="float" office:value="5.48801231384277" calcext:value-type="float">
            <text:p>5.48801231384277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94742202389574" calcext:value-type="float">
            <text:p>0.994742202389574</text:p>
          </table:table-cell>
          <table:table-cell office:value-type="string" calcext:value-type="string">
            <text:p>ExtraTreesClassifier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8" calcext:value-type="float">
            <text:p>158</text:p>
          </table:table-cell>
          <table:table-cell office:value-type="float" office:value="0.95" calcext:value-type="float">
            <text:p>0.95</text:p>
          </table:table-cell>
          <table:table-cell office:value-type="float" office:value="0.99814126394052" calcext:value-type="float">
            <text:p>0.9981412639405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93506493506493" calcext:value-type="float">
            <text:p>0.993506493506493</text:p>
          </table:table-cell>
          <table:table-cell office:value-type="float" office:value="2.42793738897771" calcext:value-type="float">
            <text:p>2.42793738897771</text:p>
          </table:table-cell>
          <table:table-cell office:value-type="float" office:value="0.928944842108054" calcext:value-type="float">
            <text:p>0.928944842108054</text:p>
          </table:table-cell>
          <table:table-cell office:value-type="float" office:value="0.010193802133437" calcext:value-type="float">
            <text:p>0.010193802133437</text:p>
          </table:table-cell>
          <table:table-cell office:value-type="float" office:value="0.00243315231996236" calcext:value-type="float">
            <text:p>0.002433152319962</text:p>
          </table:table-cell>
        </table:table-row>
        <table:table-row table:style-name="ro1">
          <table:table-cell office:value-type="float" office:value="42.8527158896128" calcext:value-type="float">
            <text:p>42.8527158896128</text:p>
          </table:table-cell>
          <table:table-cell office:value-type="float" office:value="5.90868886311849" calcext:value-type="float">
            <text:p>5.90868886311849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89793044625758" calcext:value-type="float">
            <text:p>0.98979304462575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8" calcext:value-type="float">
            <text:p>158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95353159851301" calcext:value-type="float">
            <text:p>0.99535315985130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1.35994098105401" calcext:value-type="float">
            <text:p>1.35994098105401</text:p>
          </table:table-cell>
          <table:table-cell office:value-type="float" office:value="0.205812296802915" calcext:value-type="float">
            <text:p>0.205812296802915</text:p>
          </table:table-cell>
          <table:table-cell office:value-type="float" office:value="0.00584573857095313" calcext:value-type="float">
            <text:p>0.005845738570953</text:p>
          </table:table-cell>
          <table:table-cell office:value-type="float" office:value="0.00400388844187226" calcext:value-type="float">
            <text:p>0.004003888441872</text:p>
          </table:table-cell>
        </table:table-row>
        <table:table-row table:style-name="ro1">
          <table:table-cell office:value-type="float" office:value="42.3413560390472" calcext:value-type="float">
            <text:p>42.3413560390472</text:p>
          </table:table-cell>
          <table:table-cell office:value-type="float" office:value="6.17213249206543" calcext:value-type="float">
            <text:p>6.17213249206543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94123198451398" calcext:value-type="float">
            <text:p>0.99412319845139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8" calcext:value-type="float">
            <text:p>158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97211895910781" calcext:value-type="float">
            <text:p>0.99721189591078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165120593692" calcext:value-type="float">
            <text:p>0.9916512059369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3506493506493" calcext:value-type="float">
            <text:p>0.993506493506493</text:p>
          </table:table-cell>
          <table:table-cell office:value-type="float" office:value="1.32289683637446" calcext:value-type="float">
            <text:p>1.32289683637446</text:p>
          </table:table-cell>
          <table:table-cell office:value-type="float" office:value="0.0686299840793519" calcext:value-type="float">
            <text:p>0.068629984079352</text:p>
          </table:table-cell>
          <table:table-cell office:value-type="float" office:value="0.00448445115381092" calcext:value-type="float">
            <text:p>0.004484451153811</text:p>
          </table:table-cell>
          <table:table-cell office:value-type="float" office:value="0.00231164616498722" calcext:value-type="float">
            <text:p>0.002311646164987</text:p>
          </table:table-cell>
        </table:table-row>
        <table:table-row table:style-name="ro1">
          <table:table-cell office:value-type="float" office:value="42.6115128199259" calcext:value-type="float">
            <text:p>42.6115128199259</text:p>
          </table:table-cell>
          <table:table-cell office:value-type="float" office:value="5.89044745763143" calcext:value-type="float">
            <text:p>5.89044745763143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95670420922678" calcext:value-type="float">
            <text:p>0.99567042092267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8" calcext:value-type="float">
            <text:p>158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0.929910118427214" calcext:value-type="float">
            <text:p>0.929910118427214</text:p>
          </table:table-cell>
          <table:table-cell office:value-type="float" office:value="0.476094817303542" calcext:value-type="float">
            <text:p>0.476094817303542</text:p>
          </table:table-cell>
          <table:table-cell office:value-type="float" office:value="0.00390398366591725" calcext:value-type="float">
            <text:p>0.003903983665917</text:p>
          </table:table-cell>
          <table:table-cell office:value-type="float" office:value="0.00265922960107439" calcext:value-type="float">
            <text:p>0.002659229601074</text:p>
          </table:table-cell>
        </table:table-row>
        <table:table-row table:style-name="ro1">
          <table:table-cell office:value-type="float" office:value="42.9527369340261" calcext:value-type="float">
            <text:p>42.9527369340261</text:p>
          </table:table-cell>
          <table:table-cell office:value-type="float" office:value="5.87967745463053" calcext:value-type="float">
            <text:p>5.87967745463053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96598064707465" calcext:value-type="float">
            <text:p>0.996598064707465</text:p>
          </table:table-cell>
          <table:table-cell office:value-type="string" calcext:value-type="string">
            <text:p>ExtraTreesClassifier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8" calcext:value-type="float">
            <text:p>158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443413729128" calcext:value-type="float">
            <text:p>0.99443413729128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6289424860854" calcext:value-type="float">
            <text:p>0.996289424860854</text:p>
          </table:table-cell>
          <table:table-cell office:value-type="float" office:value="0.213105206899332" calcext:value-type="float">
            <text:p>0.213105206899332</text:p>
          </table:table-cell>
          <table:table-cell office:value-type="float" office:value="0.813999436364382" calcext:value-type="float">
            <text:p>0.813999436364382</text:p>
          </table:table-cell>
          <table:table-cell office:value-type="float" office:value="0.00448445115381092" calcext:value-type="float">
            <text:p>0.004484451153811</text:p>
          </table:table-cell>
          <table:table-cell office:value-type="float" office:value="0.00190538091436503" calcext:value-type="float">
            <text:p>0.001905380914365</text:p>
          </table:table-cell>
        </table:table-row>
        <table:table-row table:style-name="ro1">
          <table:table-cell office:value-type="float" office:value="43.1755233605703" calcext:value-type="float">
            <text:p>43.1755233605703</text:p>
          </table:table-cell>
          <table:table-cell office:value-type="float" office:value="6.25468317667643" calcext:value-type="float">
            <text:p>6.25468317667643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98144137682109" calcext:value-type="float">
            <text:p>0.998144137682109</text:p>
          </table:table-cell>
          <table:table-cell office:value-type="string" calcext:value-type="string">
            <text:p>ExtraTreesClassifier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8" calcext:value-type="float">
            <text:p>158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0.48921759190921" calcext:value-type="float">
            <text:p>0.48921759190921</text:p>
          </table:table-cell>
          <table:table-cell office:value-type="float" office:value="0.555832097545979" calcext:value-type="float">
            <text:p>0.555832097545979</text:p>
          </table:table-cell>
          <table:table-cell office:value-type="float" office:value="0.00584573857095313" calcext:value-type="float">
            <text:p>0.005845738570953</text:p>
          </table:table-cell>
          <table:table-cell office:value-type="float" office:value="0.000756714167677582" calcext:value-type="float">
            <text:p>0.000756714167678</text:p>
          </table:table-cell>
        </table:table-row>
        <table:table-row table:style-name="ro1">
          <table:table-cell office:value-type="float" office:value="42.2280308405558" calcext:value-type="float">
            <text:p>42.2280308405558</text:p>
          </table:table-cell>
          <table:table-cell office:value-type="float" office:value="6.13346187273661" calcext:value-type="float">
            <text:p>6.13346187273661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98144137682109" calcext:value-type="float">
            <text:p>0.998144137682109</text:p>
          </table:table-cell>
          <table:table-cell office:value-type="string" calcext:value-type="string">
            <text:p>ExtraTreesClassifier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8" calcext:value-type="float">
            <text:p>158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0.722294765039203" calcext:value-type="float">
            <text:p>0.722294765039203</text:p>
          </table:table-cell>
          <table:table-cell office:value-type="float" office:value="0.160942964020419" calcext:value-type="float">
            <text:p>0.160942964020419</text:p>
          </table:table-cell>
          <table:table-cell office:value-type="float" office:value="0.00584573857095313" calcext:value-type="float">
            <text:p>0.005845738570953</text:p>
          </table:table-cell>
          <table:table-cell office:value-type="float" office:value="0.000756714167677582" calcext:value-type="float">
            <text:p>0.000756714167678</text:p>
          </table:table-cell>
        </table:table-row>
        <table:table-row table:style-name="ro1">
          <table:table-cell office:value-type="float" office:value="43.2747147083282" calcext:value-type="float">
            <text:p>43.2747147083282</text:p>
          </table:table-cell>
          <table:table-cell office:value-type="float" office:value="5.84548592567444" calcext:value-type="float">
            <text:p>5.84548592567444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82675361459217" calcext:value-type="float">
            <text:p>0.982675361459217</text:p>
          </table:table-cell>
          <table:table-cell office:value-type="string" calcext:value-type="string">
            <text:p>ExtraTreesClassifier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8" calcext:value-type="float">
            <text:p>158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86059479553903" calcext:value-type="float">
            <text:p>0.986059479553903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576479855940107" calcext:value-type="float">
            <text:p>0.576479855940107</text:p>
          </table:table-cell>
          <table:table-cell office:value-type="float" office:value="0.39532815236854" calcext:value-type="float">
            <text:p>0.39532815236854</text:p>
          </table:table-cell>
          <table:table-cell office:value-type="float" office:value="0.00473399599346196" calcext:value-type="float">
            <text:p>0.004733995993462</text:p>
          </table:table-cell>
          <table:table-cell office:value-type="float" office:value="0.00264894547444295" calcext:value-type="float">
            <text:p>0.002648945474443</text:p>
          </table:table-cell>
        </table:table-row>
        <table:table-row table:style-name="ro1">
          <table:table-cell office:value-type="float" office:value="43.356640179952" calcext:value-type="float">
            <text:p>43.356640179952</text:p>
          </table:table-cell>
          <table:table-cell office:value-type="float" office:value="6.10884284973145" calcext:value-type="float">
            <text:p>6.10884284973145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95050842236185" calcext:value-type="float">
            <text:p>0.995050842236185</text:p>
          </table:table-cell>
          <table:table-cell office:value-type="string" calcext:value-type="string">
            <text:p>ExtraTreesClassifier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8" calcext:value-type="float">
            <text:p>158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97211895910781" calcext:value-type="float">
            <text:p>0.99721189591078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1.05587803089346" calcext:value-type="float">
            <text:p>1.05587803089346</text:p>
          </table:table-cell>
          <table:table-cell office:value-type="float" office:value="0.141396171681412" calcext:value-type="float">
            <text:p>0.141396171681412</text:p>
          </table:table-cell>
          <table:table-cell office:value-type="float" office:value="0.00326194062382404" calcext:value-type="float">
            <text:p>0.003261940623824</text:p>
          </table:table-cell>
          <table:table-cell office:value-type="float" office:value="0.00190416936731534" calcext:value-type="float">
            <text:p>0.001904169367315</text:p>
          </table:table-cell>
        </table:table-row>
        <table:table-row table:style-name="ro1">
          <table:table-cell office:value-type="float" office:value="27.1308878262838" calcext:value-type="float">
            <text:p>27.1308878262838</text:p>
          </table:table-cell>
          <table:table-cell office:value-type="float" office:value="9.815949122111" calcext:value-type="float">
            <text:p>9.81594912211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6794536672391" calcext:value-type="float">
            <text:p>0.976794536672391</text:p>
          </table:table-cell>
          <table:table-cell office:value-type="string" calcext:value-type="string">
            <text:p>ExtraTreesClassifier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76765799256505" calcext:value-type="float">
            <text:p>0.976765799256505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357837165552017" calcext:value-type="float">
            <text:p>0.357837165552017</text:p>
          </table:table-cell>
          <table:table-cell office:value-type="float" office:value="0.457709308040875" calcext:value-type="float">
            <text:p>0.457709308040875</text:p>
          </table:table-cell>
          <table:table-cell office:value-type="float" office:value="0.00869933153281233" calcext:value-type="float">
            <text:p>0.008699331532812</text:p>
          </table:table-cell>
          <table:table-cell office:value-type="float" office:value="0.00227234479519627" calcext:value-type="float">
            <text:p>0.002272344795196</text:p>
          </table:table-cell>
        </table:table-row>
        <table:table-row table:style-name="ro1">
          <table:table-cell office:value-type="float" office:value="28.1681632200877" calcext:value-type="float">
            <text:p>28.1681632200877</text:p>
          </table:table-cell>
          <table:table-cell office:value-type="float" office:value="9.70791300137838" calcext:value-type="float">
            <text:p>9.7079130013783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6794536672391" calcext:value-type="float">
            <text:p>0.976794536672391</text:p>
          </table:table-cell>
          <table:table-cell office:value-type="string" calcext:value-type="string">
            <text:p>ExtraTreesClassifier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76765799256505" calcext:value-type="float">
            <text:p>0.976765799256505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734348760500827" calcext:value-type="float">
            <text:p>0.734348760500827</text:p>
          </table:table-cell>
          <table:table-cell office:value-type="float" office:value="0.411627217075273" calcext:value-type="float">
            <text:p>0.411627217075273</text:p>
          </table:table-cell>
          <table:table-cell office:value-type="float" office:value="0.00869933153281233" calcext:value-type="float">
            <text:p>0.008699331532812</text:p>
          </table:table-cell>
          <table:table-cell office:value-type="float" office:value="0.00227234479519627" calcext:value-type="float">
            <text:p>0.002272344795196</text:p>
          </table:table-cell>
        </table:table-row>
        <table:table-row table:style-name="ro1">
          <table:table-cell office:value-type="float" office:value="29.3566719690959" calcext:value-type="float">
            <text:p>29.3566719690959</text:p>
          </table:table-cell>
          <table:table-cell office:value-type="float" office:value="9.5864729086558" calcext:value-type="float">
            <text:p>9.586472908655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6794536672391" calcext:value-type="float">
            <text:p>0.976794536672391</text:p>
          </table:table-cell>
          <table:table-cell office:value-type="string" calcext:value-type="string">
            <text:p>ExtraTreesClassifier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76765799256505" calcext:value-type="float">
            <text:p>0.976765799256505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861615492554876" calcext:value-type="float">
            <text:p>0.861615492554876</text:p>
          </table:table-cell>
          <table:table-cell office:value-type="float" office:value="0.654901592765615" calcext:value-type="float">
            <text:p>0.654901592765615</text:p>
          </table:table-cell>
          <table:table-cell office:value-type="float" office:value="0.00869933153281233" calcext:value-type="float">
            <text:p>0.008699331532812</text:p>
          </table:table-cell>
          <table:table-cell office:value-type="float" office:value="0.00227234479519627" calcext:value-type="float">
            <text:p>0.002272344795196</text:p>
          </table:table-cell>
        </table:table-row>
        <table:table-row table:style-name="ro1">
          <table:table-cell office:value-type="float" office:value="30.7227068742116" calcext:value-type="float">
            <text:p>30.7227068742116</text:p>
          </table:table-cell>
          <table:table-cell office:value-type="float" office:value="11.4133202234904" calcext:value-type="float">
            <text:p>11.413320223490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6794536672391" calcext:value-type="float">
            <text:p>0.976794536672391</text:p>
          </table:table-cell>
          <table:table-cell office:value-type="string" calcext:value-type="string">
            <text:p>ExtraTreesClassifier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76765799256505" calcext:value-type="float">
            <text:p>0.976765799256505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679503174598144" calcext:value-type="float">
            <text:p>0.679503174598144</text:p>
          </table:table-cell>
          <table:table-cell office:value-type="float" office:value="0.439807622025357" calcext:value-type="float">
            <text:p>0.439807622025357</text:p>
          </table:table-cell>
          <table:table-cell office:value-type="float" office:value="0.00869933153281233" calcext:value-type="float">
            <text:p>0.008699331532812</text:p>
          </table:table-cell>
          <table:table-cell office:value-type="float" office:value="0.00227234479519627" calcext:value-type="float">
            <text:p>0.002272344795196</text:p>
          </table:table-cell>
        </table:table-row>
        <table:table-row table:style-name="ro1">
          <table:table-cell office:value-type="float" office:value="38.604599793752" calcext:value-type="float">
            <text:p>38.604599793752</text:p>
          </table:table-cell>
          <table:table-cell office:value-type="float" office:value="10.5753452777863" calcext:value-type="float">
            <text:p>10.575345277786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6794536672391" calcext:value-type="float">
            <text:p>0.976794536672391</text:p>
          </table:table-cell>
          <table:table-cell office:value-type="string" calcext:value-type="string">
            <text:p>ExtraTreesClassifier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76765799256505" calcext:value-type="float">
            <text:p>0.976765799256505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2.35777298656323" calcext:value-type="float">
            <text:p>2.35777298656323</text:p>
          </table:table-cell>
          <table:table-cell office:value-type="float" office:value="1.21257449470577" calcext:value-type="float">
            <text:p>1.21257449470577</text:p>
          </table:table-cell>
          <table:table-cell office:value-type="float" office:value="0.00869933153281233" calcext:value-type="float">
            <text:p>0.008699331532812</text:p>
          </table:table-cell>
          <table:table-cell office:value-type="float" office:value="0.00227234479519627" calcext:value-type="float">
            <text:p>0.002272344795196</text:p>
          </table:table-cell>
        </table:table-row>
        <table:table-row table:style-name="ro1">
          <table:table-cell office:value-type="float" office:value="34.2700382868449" calcext:value-type="float">
            <text:p>34.2700382868449</text:p>
          </table:table-cell>
          <table:table-cell office:value-type="float" office:value="9.92085878054301" calcext:value-type="float">
            <text:p>9.9208587805430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6794536672391" calcext:value-type="float">
            <text:p>0.976794536672391</text:p>
          </table:table-cell>
          <table:table-cell office:value-type="string" calcext:value-type="string">
            <text:p>ExtraTreesClassifier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76765799256505" calcext:value-type="float">
            <text:p>0.976765799256505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3.26193109148024" calcext:value-type="float">
            <text:p>3.26193109148024</text:p>
          </table:table-cell>
          <table:table-cell office:value-type="float" office:value="1.68628760003467" calcext:value-type="float">
            <text:p>1.68628760003467</text:p>
          </table:table-cell>
          <table:table-cell office:value-type="float" office:value="0.00869933153281233" calcext:value-type="float">
            <text:p>0.008699331532812</text:p>
          </table:table-cell>
          <table:table-cell office:value-type="float" office:value="0.00227234479519627" calcext:value-type="float">
            <text:p>0.002272344795196</text:p>
          </table:table-cell>
        </table:table-row>
        <table:table-row table:style-name="ro1">
          <table:table-cell office:value-type="float" office:value="31.1797454357147" calcext:value-type="float">
            <text:p>31.1797454357147</text:p>
          </table:table-cell>
          <table:table-cell office:value-type="float" office:value="9.19563190142314" calcext:value-type="float">
            <text:p>9.1956319014231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6794536672391" calcext:value-type="float">
            <text:p>0.976794536672391</text:p>
          </table:table-cell>
          <table:table-cell office:value-type="string" calcext:value-type="string">
            <text:p>ExtraTreesClassifier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76765799256505" calcext:value-type="float">
            <text:p>0.976765799256505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1.14932914371984" calcext:value-type="float">
            <text:p>1.14932914371984</text:p>
          </table:table-cell>
          <table:table-cell office:value-type="float" office:value="2.4096899098813" calcext:value-type="float">
            <text:p>2.4096899098813</text:p>
          </table:table-cell>
          <table:table-cell office:value-type="float" office:value="0.00869933153281233" calcext:value-type="float">
            <text:p>0.008699331532812</text:p>
          </table:table-cell>
          <table:table-cell office:value-type="float" office:value="0.00227234479519627" calcext:value-type="float">
            <text:p>0.002272344795196</text:p>
          </table:table-cell>
        </table:table-row>
        <table:table-row table:style-name="ro1">
          <table:table-cell office:value-type="float" office:value="31.7133899529775" calcext:value-type="float">
            <text:p>31.7133899529775</text:p>
          </table:table-cell>
          <table:table-cell office:value-type="float" office:value="9.51015480359395" calcext:value-type="float">
            <text:p>9.51015480359395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6794536672391" calcext:value-type="float">
            <text:p>0.976794536672391</text:p>
          </table:table-cell>
          <table:table-cell office:value-type="string" calcext:value-type="string">
            <text:p>ExtraTreesClassifier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76765799256505" calcext:value-type="float">
            <text:p>0.976765799256505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1.82272267208376" calcext:value-type="float">
            <text:p>1.82272267208376</text:p>
          </table:table-cell>
          <table:table-cell office:value-type="float" office:value="0.899710442154671" calcext:value-type="float">
            <text:p>0.899710442154671</text:p>
          </table:table-cell>
          <table:table-cell office:value-type="float" office:value="0.00869933153281233" calcext:value-type="float">
            <text:p>0.008699331532812</text:p>
          </table:table-cell>
          <table:table-cell office:value-type="float" office:value="0.00227234479519627" calcext:value-type="float">
            <text:p>0.002272344795196</text:p>
          </table:table-cell>
        </table:table-row>
        <table:table-row table:style-name="ro1">
          <table:table-cell office:value-type="float" office:value="33.9273517926534" calcext:value-type="float">
            <text:p>33.9273517926534</text:p>
          </table:table-cell>
          <table:table-cell office:value-type="float" office:value="8.07794721921285" calcext:value-type="float">
            <text:p>8.07794721921285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6794536672391" calcext:value-type="float">
            <text:p>0.976794536672391</text:p>
          </table:table-cell>
          <table:table-cell office:value-type="string" calcext:value-type="string">
            <text:p>ExtraTreesClassifier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76765799256505" calcext:value-type="float">
            <text:p>0.976765799256505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2.26330726035814" calcext:value-type="float">
            <text:p>2.26330726035814</text:p>
          </table:table-cell>
          <table:table-cell office:value-type="float" office:value="2.96600683947839" calcext:value-type="float">
            <text:p>2.96600683947839</text:p>
          </table:table-cell>
          <table:table-cell office:value-type="float" office:value="0.00869933153281233" calcext:value-type="float">
            <text:p>0.008699331532812</text:p>
          </table:table-cell>
          <table:table-cell office:value-type="float" office:value="0.00227234479519627" calcext:value-type="float">
            <text:p>0.002272344795196</text:p>
          </table:table-cell>
        </table:table-row>
        <table:table-row table:style-name="ro1">
          <table:table-cell office:value-type="float" office:value="34.4614179929097" calcext:value-type="float">
            <text:p>34.4614179929097</text:p>
          </table:table-cell>
          <table:table-cell office:value-type="float" office:value="7.75426054000855" calcext:value-type="float">
            <text:p>7.75426054000855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6794536672391" calcext:value-type="float">
            <text:p>0.976794536672391</text:p>
          </table:table-cell>
          <table:table-cell office:value-type="string" calcext:value-type="string">
            <text:p>ExtraTreesClassifier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76765799256505" calcext:value-type="float">
            <text:p>0.976765799256505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1.68227416672038" calcext:value-type="float">
            <text:p>1.68227416672038</text:p>
          </table:table-cell>
          <table:table-cell office:value-type="float" office:value="2.4528371629477" calcext:value-type="float">
            <text:p>2.4528371629477</text:p>
          </table:table-cell>
          <table:table-cell office:value-type="float" office:value="0.00869933153281233" calcext:value-type="float">
            <text:p>0.008699331532812</text:p>
          </table:table-cell>
          <table:table-cell office:value-type="float" office:value="0.00227234479519627" calcext:value-type="float">
            <text:p>0.002272344795196</text:p>
          </table:table-cell>
        </table:table-row>
        <table:table-row table:style-name="ro1">
          <table:table-cell office:value-type="float" office:value="36.0335189501444" calcext:value-type="float">
            <text:p>36.0335189501444</text:p>
          </table:table-cell>
          <table:table-cell office:value-type="float" office:value="9.53687238693237" calcext:value-type="float">
            <text:p>9.53687238693237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6794536672391" calcext:value-type="float">
            <text:p>0.976794536672391</text:p>
          </table:table-cell>
          <table:table-cell office:value-type="string" calcext:value-type="string">
            <text:p>ExtraTreesClassifier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76765799256505" calcext:value-type="float">
            <text:p>0.976765799256505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2.30110363232075" calcext:value-type="float">
            <text:p>2.30110363232075</text:p>
          </table:table-cell>
          <table:table-cell office:value-type="float" office:value="3.02611152333596" calcext:value-type="float">
            <text:p>3.02611152333596</text:p>
          </table:table-cell>
          <table:table-cell office:value-type="float" office:value="0.00869933153281233" calcext:value-type="float">
            <text:p>0.008699331532812</text:p>
          </table:table-cell>
          <table:table-cell office:value-type="float" office:value="0.00227234479519627" calcext:value-type="float">
            <text:p>0.002272344795196</text:p>
          </table:table-cell>
        </table:table-row>
        <table:table-row table:style-name="ro1">
          <table:table-cell office:value-type="float" office:value="36.0482730865478" calcext:value-type="float">
            <text:p>36.0482730865478</text:p>
          </table:table-cell>
          <table:table-cell office:value-type="float" office:value="10.270493666331" calcext:value-type="float">
            <text:p>10.27049366633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6794536672391" calcext:value-type="float">
            <text:p>0.976794536672391</text:p>
          </table:table-cell>
          <table:table-cell office:value-type="string" calcext:value-type="string">
            <text:p>ExtraTreesClassifie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76765799256505" calcext:value-type="float">
            <text:p>0.976765799256505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1.25344904922974" calcext:value-type="float">
            <text:p>1.25344904922974</text:p>
          </table:table-cell>
          <table:table-cell office:value-type="float" office:value="2.77389272175135" calcext:value-type="float">
            <text:p>2.77389272175135</text:p>
          </table:table-cell>
          <table:table-cell office:value-type="float" office:value="0.00869933153281233" calcext:value-type="float">
            <text:p>0.008699331532812</text:p>
          </table:table-cell>
          <table:table-cell office:value-type="float" office:value="0.00227234479519627" calcext:value-type="float">
            <text:p>0.002272344795196</text:p>
          </table:table-cell>
        </table:table-row>
        <table:table-row table:style-name="ro1">
          <table:table-cell office:value-type="float" office:value="35.7412340641022" calcext:value-type="float">
            <text:p>35.7412340641022</text:p>
          </table:table-cell>
          <table:table-cell office:value-type="float" office:value="7.32622083028158" calcext:value-type="float">
            <text:p>7.3262208302815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6794536672391" calcext:value-type="float">
            <text:p>0.976794536672391</text:p>
          </table:table-cell>
          <table:table-cell office:value-type="string" calcext:value-type="string">
            <text:p>ExtraTreesClassifier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76765799256505" calcext:value-type="float">
            <text:p>0.976765799256505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2.66175100333664" calcext:value-type="float">
            <text:p>2.66175100333664</text:p>
          </table:table-cell>
          <table:table-cell office:value-type="float" office:value="1.97924389345312" calcext:value-type="float">
            <text:p>1.97924389345312</text:p>
          </table:table-cell>
          <table:table-cell office:value-type="float" office:value="0.00869933153281233" calcext:value-type="float">
            <text:p>0.008699331532812</text:p>
          </table:table-cell>
          <table:table-cell office:value-type="float" office:value="0.00227234479519627" calcext:value-type="float">
            <text:p>0.002272344795196</text:p>
          </table:table-cell>
        </table:table-row>
        <table:table-row table:style-name="ro1">
          <table:table-cell office:value-type="float" office:value="40.7787125905355" calcext:value-type="float">
            <text:p>40.7787125905355</text:p>
          </table:table-cell>
          <table:table-cell office:value-type="float" office:value="6.03493650754293" calcext:value-type="float">
            <text:p>6.0349365075429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8762509397135" calcext:value-type="float">
            <text:p>0.98762509397135</text:p>
          </table:table-cell>
          <table:table-cell office:value-type="string" calcext:value-type="string">
            <text:p>ExtraTreesClassifier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89776951672862" calcext:value-type="float">
            <text:p>0.989776951672862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6.03941763911286" calcext:value-type="float">
            <text:p>6.03941763911286</text:p>
          </table:table-cell>
          <table:table-cell office:value-type="float" office:value="1.83183655269173" calcext:value-type="float">
            <text:p>1.83183655269173</text:p>
          </table:table-cell>
          <table:table-cell office:value-type="float" office:value="0.00623471847597179" calcext:value-type="float">
            <text:p>0.006234718475972</text:p>
          </table:table-cell>
          <table:table-cell office:value-type="float" office:value="0.00156801348283582" calcext:value-type="float">
            <text:p>0.001568013482836</text:p>
          </table:table-cell>
        </table:table-row>
        <table:table-row table:style-name="ro1">
          <table:table-cell office:value-type="float" office:value="40.500936905543" calcext:value-type="float">
            <text:p>40.500936905543</text:p>
          </table:table-cell>
          <table:table-cell office:value-type="float" office:value="5.96543614069621" calcext:value-type="float">
            <text:p>5.9654361406962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87934308566279" calcext:value-type="float">
            <text:p>0.987934308566279</text:p>
          </table:table-cell>
          <table:table-cell office:value-type="string" calcext:value-type="string">
            <text:p>ExtraTreesClassifier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89776951672862" calcext:value-type="float">
            <text:p>0.989776951672862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6.1722995681333" calcext:value-type="float">
            <text:p>6.1722995681333</text:p>
          </table:table-cell>
          <table:table-cell office:value-type="float" office:value="1.72043809927109" calcext:value-type="float">
            <text:p>1.72043809927109</text:p>
          </table:table-cell>
          <table:table-cell office:value-type="float" office:value="0.00623471847597179" calcext:value-type="float">
            <text:p>0.006234718475972</text:p>
          </table:table-cell>
          <table:table-cell office:value-type="float" office:value="0.00150709946699688" calcext:value-type="float">
            <text:p>0.001507099466997</text:p>
          </table:table-cell>
        </table:table-row>
        <table:table-row table:style-name="ro1">
          <table:table-cell office:value-type="float" office:value="40.5875087579091" calcext:value-type="float">
            <text:p>40.5875087579091</text:p>
          </table:table-cell>
          <table:table-cell office:value-type="float" office:value="6.9057412147522" calcext:value-type="float">
            <text:p>6.905741214752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87934308566279" calcext:value-type="float">
            <text:p>0.987934308566279</text:p>
          </table:table-cell>
          <table:table-cell office:value-type="string" calcext:value-type="string">
            <text:p>ExtraTreesClassifier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89776951672862" calcext:value-type="float">
            <text:p>0.989776951672862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6.42658927325883" calcext:value-type="float">
            <text:p>6.42658927325883</text:p>
          </table:table-cell>
          <table:table-cell office:value-type="float" office:value="1.96995747221912" calcext:value-type="float">
            <text:p>1.96995747221912</text:p>
          </table:table-cell>
          <table:table-cell office:value-type="float" office:value="0.00623471847597179" calcext:value-type="float">
            <text:p>0.006234718475972</text:p>
          </table:table-cell>
          <table:table-cell office:value-type="float" office:value="0.00150709946699688" calcext:value-type="float">
            <text:p>0.001507099466997</text:p>
          </table:table-cell>
        </table:table-row>
        <table:table-row table:style-name="ro1">
          <table:table-cell office:value-type="float" office:value="35.9082602659861" calcext:value-type="float">
            <text:p>35.9082602659861</text:p>
          </table:table-cell>
          <table:table-cell office:value-type="float" office:value="6.85669660568237" calcext:value-type="float">
            <text:p>6.85669660568237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87934308566279" calcext:value-type="float">
            <text:p>0.987934308566279</text:p>
          </table:table-cell>
          <table:table-cell office:value-type="string" calcext:value-type="string">
            <text:p>ExtraTreesClassifier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89776951672862" calcext:value-type="float">
            <text:p>0.989776951672862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1.51267333342516" calcext:value-type="float">
            <text:p>1.51267333342516</text:p>
          </table:table-cell>
          <table:table-cell office:value-type="float" office:value="1.44517472977469" calcext:value-type="float">
            <text:p>1.44517472977469</text:p>
          </table:table-cell>
          <table:table-cell office:value-type="float" office:value="0.00623471847597179" calcext:value-type="float">
            <text:p>0.006234718475972</text:p>
          </table:table-cell>
          <table:table-cell office:value-type="float" office:value="0.00150709946699688" calcext:value-type="float">
            <text:p>0.001507099466997</text:p>
          </table:table-cell>
        </table:table-row>
        <table:table-row table:style-name="ro1">
          <table:table-cell office:value-type="float" office:value="38.8422550360362" calcext:value-type="float">
            <text:p>38.8422550360362</text:p>
          </table:table-cell>
          <table:table-cell office:value-type="float" office:value="5.38381218910217" calcext:value-type="float">
            <text:p>5.38381218910217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87934308566279" calcext:value-type="float">
            <text:p>0.987934308566279</text:p>
          </table:table-cell>
          <table:table-cell office:value-type="string" calcext:value-type="string">
            <text:p>ExtraTreesClassifier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89776951672862" calcext:value-type="float">
            <text:p>0.989776951672862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5.49065838638946" calcext:value-type="float">
            <text:p>5.49065838638946</text:p>
          </table:table-cell>
          <table:table-cell office:value-type="float" office:value="1.53207705920304" calcext:value-type="float">
            <text:p>1.53207705920304</text:p>
          </table:table-cell>
          <table:table-cell office:value-type="float" office:value="0.00623471847597179" calcext:value-type="float">
            <text:p>0.006234718475972</text:p>
          </table:table-cell>
          <table:table-cell office:value-type="float" office:value="0.00150709946699688" calcext:value-type="float">
            <text:p>0.001507099466997</text:p>
          </table:table-cell>
        </table:table-row>
        <table:table-row table:style-name="ro1">
          <table:table-cell office:value-type="float" office:value="39.6247347195943" calcext:value-type="float">
            <text:p>39.6247347195943</text:p>
          </table:table-cell>
          <table:table-cell office:value-type="float" office:value="5.61829861005147" calcext:value-type="float">
            <text:p>5.61829861005147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87934308566279" calcext:value-type="float">
            <text:p>0.987934308566279</text:p>
          </table:table-cell>
          <table:table-cell office:value-type="string" calcext:value-type="string">
            <text:p>ExtraTreesClassifier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89776951672862" calcext:value-type="float">
            <text:p>0.989776951672862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4.52848366547767" calcext:value-type="float">
            <text:p>4.52848366547767</text:p>
          </table:table-cell>
          <table:table-cell office:value-type="float" office:value="2.0291324479005" calcext:value-type="float">
            <text:p>2.0291324479005</text:p>
          </table:table-cell>
          <table:table-cell office:value-type="float" office:value="0.00623471847597179" calcext:value-type="float">
            <text:p>0.006234718475972</text:p>
          </table:table-cell>
          <table:table-cell office:value-type="float" office:value="0.00150709946699688" calcext:value-type="float">
            <text:p>0.001507099466997</text:p>
          </table:table-cell>
        </table:table-row>
        <table:table-row table:style-name="ro1">
          <table:table-cell office:value-type="float" office:value="38.8754359086355" calcext:value-type="float">
            <text:p>38.8754359086355</text:p>
          </table:table-cell>
          <table:table-cell office:value-type="float" office:value="6.23293312390645" calcext:value-type="float">
            <text:p>6.23293312390645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87934308566279" calcext:value-type="float">
            <text:p>0.987934308566279</text:p>
          </table:table-cell>
          <table:table-cell office:value-type="string" calcext:value-type="string">
            <text:p>ExtraTreesClassifier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89776951672862" calcext:value-type="float">
            <text:p>0.989776951672862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4.59891433326102" calcext:value-type="float">
            <text:p>4.59891433326102</text:p>
          </table:table-cell>
          <table:table-cell office:value-type="float" office:value="1.84840746977169" calcext:value-type="float">
            <text:p>1.84840746977169</text:p>
          </table:table-cell>
          <table:table-cell office:value-type="float" office:value="0.00623471847597179" calcext:value-type="float">
            <text:p>0.006234718475972</text:p>
          </table:table-cell>
          <table:table-cell office:value-type="float" office:value="0.00150709946699688" calcext:value-type="float">
            <text:p>0.001507099466997</text:p>
          </table:table-cell>
        </table:table-row>
        <table:table-row table:style-name="ro1">
          <table:table-cell office:value-type="float" office:value="36.7027532259623" calcext:value-type="float">
            <text:p>36.7027532259623</text:p>
          </table:table-cell>
          <table:table-cell office:value-type="float" office:value="6.47259934743245" calcext:value-type="float">
            <text:p>6.47259934743245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87934308566279" calcext:value-type="float">
            <text:p>0.987934308566279</text:p>
          </table:table-cell>
          <table:table-cell office:value-type="string" calcext:value-type="string">
            <text:p>ExtraTreesClassifier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89776951672862" calcext:value-type="float">
            <text:p>0.989776951672862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2.0646387301557" calcext:value-type="float">
            <text:p>2.0646387301557</text:p>
          </table:table-cell>
          <table:table-cell office:value-type="float" office:value="1.56099223201863" calcext:value-type="float">
            <text:p>1.56099223201863</text:p>
          </table:table-cell>
          <table:table-cell office:value-type="float" office:value="0.00623471847597179" calcext:value-type="float">
            <text:p>0.006234718475972</text:p>
          </table:table-cell>
          <table:table-cell office:value-type="float" office:value="0.00150709946699688" calcext:value-type="float">
            <text:p>0.001507099466997</text:p>
          </table:table-cell>
        </table:table-row>
        <table:table-row table:style-name="ro1">
          <table:table-cell office:value-type="float" office:value="38.9333290259043" calcext:value-type="float">
            <text:p>38.9333290259043</text:p>
          </table:table-cell>
          <table:table-cell office:value-type="float" office:value="5.10757255554199" calcext:value-type="float">
            <text:p>5.10757255554199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87934308566279" calcext:value-type="float">
            <text:p>0.987934308566279</text:p>
          </table:table-cell>
          <table:table-cell office:value-type="string" calcext:value-type="string">
            <text:p>ExtraTreesClassifier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89776951672862" calcext:value-type="float">
            <text:p>0.989776951672862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5.14428880717889" calcext:value-type="float">
            <text:p>5.14428880717889</text:p>
          </table:table-cell>
          <table:table-cell office:value-type="float" office:value="0.787117593913981" calcext:value-type="float">
            <text:p>0.787117593913981</text:p>
          </table:table-cell>
          <table:table-cell office:value-type="float" office:value="0.00623471847597179" calcext:value-type="float">
            <text:p>0.006234718475972</text:p>
          </table:table-cell>
          <table:table-cell office:value-type="float" office:value="0.00150709946699688" calcext:value-type="float">
            <text:p>0.001507099466997</text:p>
          </table:table-cell>
        </table:table-row>
        <table:table-row table:style-name="ro1">
          <table:table-cell office:value-type="float" office:value="39.5536315441132" calcext:value-type="float">
            <text:p>39.5536315441132</text:p>
          </table:table-cell>
          <table:table-cell office:value-type="float" office:value="6.16617623964946" calcext:value-type="float">
            <text:p>6.1661762396494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87934308566279" calcext:value-type="float">
            <text:p>0.987934308566279</text:p>
          </table:table-cell>
          <table:table-cell office:value-type="string" calcext:value-type="string">
            <text:p>ExtraTreesClassifier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89776951672862" calcext:value-type="float">
            <text:p>0.989776951672862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4.56876929612551" calcext:value-type="float">
            <text:p>4.56876929612551</text:p>
          </table:table-cell>
          <table:table-cell office:value-type="float" office:value="2.44505616562273" calcext:value-type="float">
            <text:p>2.44505616562273</text:p>
          </table:table-cell>
          <table:table-cell office:value-type="float" office:value="0.00623471847597179" calcext:value-type="float">
            <text:p>0.006234718475972</text:p>
          </table:table-cell>
          <table:table-cell office:value-type="float" office:value="0.00150709946699688" calcext:value-type="float">
            <text:p>0.001507099466997</text:p>
          </table:table-cell>
        </table:table-row>
        <table:table-row table:style-name="ro1">
          <table:table-cell office:value-type="float" office:value="39.7180303732554" calcext:value-type="float">
            <text:p>39.7180303732554</text:p>
          </table:table-cell>
          <table:table-cell office:value-type="float" office:value="6.32249204317729" calcext:value-type="float">
            <text:p>6.32249204317729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87934308566279" calcext:value-type="float">
            <text:p>0.987934308566279</text:p>
          </table:table-cell>
          <table:table-cell office:value-type="string" calcext:value-type="string">
            <text:p>ExtraTreesClassifier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89776951672862" calcext:value-type="float">
            <text:p>0.989776951672862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4.38055522262012" calcext:value-type="float">
            <text:p>4.38055522262012</text:p>
          </table:table-cell>
          <table:table-cell office:value-type="float" office:value="2.16676586996529" calcext:value-type="float">
            <text:p>2.16676586996529</text:p>
          </table:table-cell>
          <table:table-cell office:value-type="float" office:value="0.00623471847597179" calcext:value-type="float">
            <text:p>0.006234718475972</text:p>
          </table:table-cell>
          <table:table-cell office:value-type="float" office:value="0.00150709946699688" calcext:value-type="float">
            <text:p>0.001507099466997</text:p>
          </table:table-cell>
        </table:table-row>
        <table:table-row table:style-name="ro1">
          <table:table-cell office:value-type="float" office:value="36.7167500654856" calcext:value-type="float">
            <text:p>36.7167500654856</text:p>
          </table:table-cell>
          <table:table-cell office:value-type="float" office:value="6.3935960928599" calcext:value-type="float">
            <text:p>6.3935960928599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87934308566279" calcext:value-type="float">
            <text:p>0.987934308566279</text:p>
          </table:table-cell>
          <table:table-cell office:value-type="string" calcext:value-type="string">
            <text:p>ExtraTreesClassifier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89776951672862" calcext:value-type="float">
            <text:p>0.989776951672862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0.208429385792511" calcext:value-type="float">
            <text:p>0.208429385792511</text:p>
          </table:table-cell>
          <table:table-cell office:value-type="float" office:value="1.97426479074416" calcext:value-type="float">
            <text:p>1.97426479074416</text:p>
          </table:table-cell>
          <table:table-cell office:value-type="float" office:value="0.00623471847597179" calcext:value-type="float">
            <text:p>0.006234718475972</text:p>
          </table:table-cell>
          <table:table-cell office:value-type="float" office:value="0.00150709946699688" calcext:value-type="float">
            <text:p>0.001507099466997</text:p>
          </table:table-cell>
        </table:table-row>
        <table:table-row table:style-name="ro1">
          <table:table-cell office:value-type="float" office:value="41.1606291135152" calcext:value-type="float">
            <text:p>41.1606291135152</text:p>
          </table:table-cell>
          <table:table-cell office:value-type="float" office:value="5.52769732475281" calcext:value-type="float">
            <text:p>5.5276973247528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1337968103767" calcext:value-type="float">
            <text:p>0.991337968103767</text:p>
          </table:table-cell>
          <table:table-cell office:value-type="string" calcext:value-type="string">
            <text:p>ExtraTreesClassifier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93494423791822" calcext:value-type="float">
            <text:p>0.99349442379182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165120593692" calcext:value-type="float">
            <text:p>0.99165120593692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2.24218009207354" calcext:value-type="float">
            <text:p>2.24218009207354</text:p>
          </table:table-cell>
          <table:table-cell office:value-type="float" office:value="1.09424817470614" calcext:value-type="float">
            <text:p>1.09424817470614</text:p>
          </table:table-cell>
          <table:table-cell office:value-type="float" office:value="0.00542311617209202" calcext:value-type="float">
            <text:p>0.005423116172092</text:p>
          </table:table-cell>
          <table:table-cell office:value-type="float" office:value="0.0019015612150153" calcext:value-type="float">
            <text:p>0.001901561215015</text:p>
          </table:table-cell>
        </table:table-row>
        <table:table-row table:style-name="ro1">
          <table:table-cell office:value-type="float" office:value="41.4116787115733" calcext:value-type="float">
            <text:p>41.4116787115733</text:p>
          </table:table-cell>
          <table:table-cell office:value-type="float" office:value="5.73276948928833" calcext:value-type="float">
            <text:p>5.7327694892883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1647182698696" calcext:value-type="float">
            <text:p>0.991647182698696</text:p>
          </table:table-cell>
          <table:table-cell office:value-type="string" calcext:value-type="string">
            <text:p>ExtraTreesClassifier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93494423791822" calcext:value-type="float">
            <text:p>0.99349442379182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1.88621852685352" calcext:value-type="float">
            <text:p>1.88621852685352</text:p>
          </table:table-cell>
          <table:table-cell office:value-type="float" office:value="1.29909181348593" calcext:value-type="float">
            <text:p>1.29909181348593</text:p>
          </table:table-cell>
          <table:table-cell office:value-type="float" office:value="0.00542311617209202" calcext:value-type="float">
            <text:p>0.005423116172092</text:p>
          </table:table-cell>
          <table:table-cell office:value-type="float" office:value="0.00200021943928011" calcext:value-type="float">
            <text:p>0.00200021943928</text:p>
          </table:table-cell>
        </table:table-row>
        <table:table-row table:style-name="ro1">
          <table:table-cell office:value-type="float" office:value="41.8432228565216" calcext:value-type="float">
            <text:p>41.8432228565216</text:p>
          </table:table-cell>
          <table:table-cell office:value-type="float" office:value="5.62487371762594" calcext:value-type="float">
            <text:p>5.6248737176259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1647182698696" calcext:value-type="float">
            <text:p>0.991647182698696</text:p>
          </table:table-cell>
          <table:table-cell office:value-type="string" calcext:value-type="string">
            <text:p>ExtraTreesClassifier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93494423791822" calcext:value-type="float">
            <text:p>0.99349442379182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1.06934878854115" calcext:value-type="float">
            <text:p>1.06934878854115</text:p>
          </table:table-cell>
          <table:table-cell office:value-type="float" office:value="0.861877056152782" calcext:value-type="float">
            <text:p>0.861877056152782</text:p>
          </table:table-cell>
          <table:table-cell office:value-type="float" office:value="0.00542311617209202" calcext:value-type="float">
            <text:p>0.005423116172092</text:p>
          </table:table-cell>
          <table:table-cell office:value-type="float" office:value="0.00200021943928011" calcext:value-type="float">
            <text:p>0.00200021943928</text:p>
          </table:table-cell>
        </table:table-row>
        <table:table-row table:style-name="ro1">
          <table:table-cell office:value-type="float" office:value="41.1949894428253" calcext:value-type="float">
            <text:p>41.1949894428253</text:p>
          </table:table-cell>
          <table:table-cell office:value-type="float" office:value="6.36653979619344" calcext:value-type="float">
            <text:p>6.3665397961934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1647182698696" calcext:value-type="float">
            <text:p>0.991647182698696</text:p>
          </table:table-cell>
          <table:table-cell office:value-type="string" calcext:value-type="string">
            <text:p>ExtraTreesClassifier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93494423791822" calcext:value-type="float">
            <text:p>0.99349442379182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0.720695235964037" calcext:value-type="float">
            <text:p>0.720695235964037</text:p>
          </table:table-cell>
          <table:table-cell office:value-type="float" office:value="0.713871034922332" calcext:value-type="float">
            <text:p>0.713871034922332</text:p>
          </table:table-cell>
          <table:table-cell office:value-type="float" office:value="0.00542311617209202" calcext:value-type="float">
            <text:p>0.005423116172092</text:p>
          </table:table-cell>
          <table:table-cell office:value-type="float" office:value="0.00200021943928011" calcext:value-type="float">
            <text:p>0.00200021943928</text:p>
          </table:table-cell>
        </table:table-row>
        <table:table-row table:style-name="ro1">
          <table:table-cell office:value-type="float" office:value="42.2567716439565" calcext:value-type="float">
            <text:p>42.2567716439565</text:p>
          </table:table-cell>
          <table:table-cell office:value-type="float" office:value="6.16783229509989" calcext:value-type="float">
            <text:p>6.16783229509989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1647182698696" calcext:value-type="float">
            <text:p>0.991647182698696</text:p>
          </table:table-cell>
          <table:table-cell office:value-type="string" calcext:value-type="string">
            <text:p>ExtraTreesClassifier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93494423791822" calcext:value-type="float">
            <text:p>0.99349442379182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1.16462673571955" calcext:value-type="float">
            <text:p>1.16462673571955</text:p>
          </table:table-cell>
          <table:table-cell office:value-type="float" office:value="1.27389915358726" calcext:value-type="float">
            <text:p>1.27389915358726</text:p>
          </table:table-cell>
          <table:table-cell office:value-type="float" office:value="0.00542311617209202" calcext:value-type="float">
            <text:p>0.005423116172092</text:p>
          </table:table-cell>
          <table:table-cell office:value-type="float" office:value="0.00200021943928011" calcext:value-type="float">
            <text:p>0.00200021943928</text:p>
          </table:table-cell>
        </table:table-row>
        <table:table-row table:style-name="ro1">
          <table:table-cell office:value-type="float" office:value="43.3751194477081" calcext:value-type="float">
            <text:p>43.3751194477081</text:p>
          </table:table-cell>
          <table:table-cell office:value-type="float" office:value="6.09558296203613" calcext:value-type="float">
            <text:p>6.0955829620361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1647182698696" calcext:value-type="float">
            <text:p>0.991647182698696</text:p>
          </table:table-cell>
          <table:table-cell office:value-type="string" calcext:value-type="string">
            <text:p>ExtraTreesClassifier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93494423791822" calcext:value-type="float">
            <text:p>0.99349442379182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2.12689254799682" calcext:value-type="float">
            <text:p>2.12689254799682</text:p>
          </table:table-cell>
          <table:table-cell office:value-type="float" office:value="1.26550802733312" calcext:value-type="float">
            <text:p>1.26550802733312</text:p>
          </table:table-cell>
          <table:table-cell office:value-type="float" office:value="0.00542311617209202" calcext:value-type="float">
            <text:p>0.005423116172092</text:p>
          </table:table-cell>
          <table:table-cell office:value-type="float" office:value="0.00200021943928011" calcext:value-type="float">
            <text:p>0.00200021943928</text:p>
          </table:table-cell>
        </table:table-row>
        <table:table-row table:style-name="ro1">
          <table:table-cell office:value-type="float" office:value="43.4772180716197" calcext:value-type="float">
            <text:p>43.4772180716197</text:p>
          </table:table-cell>
          <table:table-cell office:value-type="float" office:value="5.56459299723307" calcext:value-type="float">
            <text:p>5.56459299723307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1647182698696" calcext:value-type="float">
            <text:p>0.991647182698696</text:p>
          </table:table-cell>
          <table:table-cell office:value-type="string" calcext:value-type="string">
            <text:p>ExtraTreesClassifier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93494423791822" calcext:value-type="float">
            <text:p>0.99349442379182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0.312990233197736" calcext:value-type="float">
            <text:p>0.312990233197736</text:p>
          </table:table-cell>
          <table:table-cell office:value-type="float" office:value="1.00128544467986" calcext:value-type="float">
            <text:p>1.00128544467986</text:p>
          </table:table-cell>
          <table:table-cell office:value-type="float" office:value="0.00542311617209202" calcext:value-type="float">
            <text:p>0.005423116172092</text:p>
          </table:table-cell>
          <table:table-cell office:value-type="float" office:value="0.00200021943928011" calcext:value-type="float">
            <text:p>0.00200021943928</text:p>
          </table:table-cell>
        </table:table-row>
        <table:table-row table:style-name="ro1">
          <table:table-cell office:value-type="float" office:value="42.5983112653097" calcext:value-type="float">
            <text:p>42.5983112653097</text:p>
          </table:table-cell>
          <table:table-cell office:value-type="float" office:value="6.49524927139282" calcext:value-type="float">
            <text:p>6.4952492713928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1647182698696" calcext:value-type="float">
            <text:p>0.991647182698696</text:p>
          </table:table-cell>
          <table:table-cell office:value-type="string" calcext:value-type="string">
            <text:p>ExtraTreesClassifier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93494423791822" calcext:value-type="float">
            <text:p>0.99349442379182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0.490208653148719" calcext:value-type="float">
            <text:p>0.490208653148719</text:p>
          </table:table-cell>
          <table:table-cell office:value-type="float" office:value="0.7103830918797" calcext:value-type="float">
            <text:p>0.7103830918797</text:p>
          </table:table-cell>
          <table:table-cell office:value-type="float" office:value="0.00542311617209202" calcext:value-type="float">
            <text:p>0.005423116172092</text:p>
          </table:table-cell>
          <table:table-cell office:value-type="float" office:value="0.00200021943928011" calcext:value-type="float">
            <text:p>0.00200021943928</text:p>
          </table:table-cell>
        </table:table-row>
        <table:table-row table:style-name="ro1">
          <table:table-cell office:value-type="float" office:value="43.3029882113139" calcext:value-type="float">
            <text:p>43.3029882113139</text:p>
          </table:table-cell>
          <table:table-cell office:value-type="float" office:value="5.6823050181071" calcext:value-type="float">
            <text:p>5.682305018107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1647182698696" calcext:value-type="float">
            <text:p>0.991647182698696</text:p>
          </table:table-cell>
          <table:table-cell office:value-type="string" calcext:value-type="string">
            <text:p>ExtraTreesClassifier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93494423791822" calcext:value-type="float">
            <text:p>0.99349442379182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1.37529143514449" calcext:value-type="float">
            <text:p>1.37529143514449</text:p>
          </table:table-cell>
          <table:table-cell office:value-type="float" office:value="1.27619346019727" calcext:value-type="float">
            <text:p>1.27619346019727</text:p>
          </table:table-cell>
          <table:table-cell office:value-type="float" office:value="0.00542311617209202" calcext:value-type="float">
            <text:p>0.005423116172092</text:p>
          </table:table-cell>
          <table:table-cell office:value-type="float" office:value="0.00200021943928011" calcext:value-type="float">
            <text:p>0.00200021943928</text:p>
          </table:table-cell>
        </table:table-row>
        <table:table-row table:style-name="ro1">
          <table:table-cell office:value-type="float" office:value="43.0678927103678" calcext:value-type="float">
            <text:p>43.0678927103678</text:p>
          </table:table-cell>
          <table:table-cell office:value-type="float" office:value="5.82307187716166" calcext:value-type="float">
            <text:p>5.8230718771616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1647182698696" calcext:value-type="float">
            <text:p>0.991647182698696</text:p>
          </table:table-cell>
          <table:table-cell office:value-type="string" calcext:value-type="string">
            <text:p>ExtraTreesClassifier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93494423791822" calcext:value-type="float">
            <text:p>0.99349442379182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1.22767243576954" calcext:value-type="float">
            <text:p>1.22767243576954</text:p>
          </table:table-cell>
          <table:table-cell office:value-type="float" office:value="1.03991691789703" calcext:value-type="float">
            <text:p>1.03991691789703</text:p>
          </table:table-cell>
          <table:table-cell office:value-type="float" office:value="0.00542311617209202" calcext:value-type="float">
            <text:p>0.005423116172092</text:p>
          </table:table-cell>
          <table:table-cell office:value-type="float" office:value="0.00200021943928011" calcext:value-type="float">
            <text:p>0.00200021943928</text:p>
          </table:table-cell>
        </table:table-row>
        <table:table-row table:style-name="ro1">
          <table:table-cell office:value-type="float" office:value="42.5025390783946" calcext:value-type="float">
            <text:p>42.5025390783946</text:p>
          </table:table-cell>
          <table:table-cell office:value-type="float" office:value="5.32352566719055" calcext:value-type="float">
            <text:p>5.32352566719055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1647182698696" calcext:value-type="float">
            <text:p>0.991647182698696</text:p>
          </table:table-cell>
          <table:table-cell office:value-type="string" calcext:value-type="string">
            <text:p>ExtraTreesClassifier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93494423791822" calcext:value-type="float">
            <text:p>0.99349442379182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1.22890303127921" calcext:value-type="float">
            <text:p>1.22890303127921</text:p>
          </table:table-cell>
          <table:table-cell office:value-type="float" office:value="0.788467189978971" calcext:value-type="float">
            <text:p>0.788467189978971</text:p>
          </table:table-cell>
          <table:table-cell office:value-type="float" office:value="0.00542311617209202" calcext:value-type="float">
            <text:p>0.005423116172092</text:p>
          </table:table-cell>
          <table:table-cell office:value-type="float" office:value="0.00200021943928011" calcext:value-type="float">
            <text:p>0.00200021943928</text:p>
          </table:table-cell>
        </table:table-row>
        <table:table-row table:style-name="ro1">
          <table:table-cell office:value-type="float" office:value="43.1399617989858" calcext:value-type="float">
            <text:p>43.1399617989858</text:p>
          </table:table-cell>
          <table:table-cell office:value-type="float" office:value="5.33527318636576" calcext:value-type="float">
            <text:p>5.3352731863657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2885190575047" calcext:value-type="float">
            <text:p>0.992885190575047</text:p>
          </table:table-cell>
          <table:table-cell office:value-type="string" calcext:value-type="string">
            <text:p>ExtraTreesClassifier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5" calcext:value-type="float">
            <text:p>0.95</text:p>
          </table:table-cell>
          <table:table-cell office:value-type="float" office:value="0.995353159851301" calcext:value-type="float">
            <text:p>0.99535315985130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165120593692" calcext:value-type="float">
            <text:p>0.99165120593692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9165120593692" calcext:value-type="float">
            <text:p>0.99165120593692</text:p>
          </table:table-cell>
          <table:table-cell office:value-type="float" office:value="2.3063995840182" calcext:value-type="float">
            <text:p>2.3063995840182</text:p>
          </table:table-cell>
          <table:table-cell office:value-type="float" office:value="0.941049922412594" calcext:value-type="float">
            <text:p>0.941049922412594</text:p>
          </table:table-cell>
          <table:table-cell office:value-type="float" office:value="0.0108542305407223" calcext:value-type="float">
            <text:p>0.010854230540722</text:p>
          </table:table-cell>
          <table:table-cell office:value-type="float" office:value="0.0017451178109992" calcext:value-type="float">
            <text:p>0.001745117810999</text:p>
          </table:table-cell>
        </table:table-row>
        <table:table-row table:style-name="ro1">
          <table:table-cell office:value-type="float" office:value="41.9248754183451" calcext:value-type="float">
            <text:p>41.9248754183451</text:p>
          </table:table-cell>
          <table:table-cell office:value-type="float" office:value="5.39989582697551" calcext:value-type="float">
            <text:p>5.3998958269755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3813409108152" calcext:value-type="float">
            <text:p>0.993813409108152</text:p>
          </table:table-cell>
          <table:table-cell office:value-type="string" calcext:value-type="string">
            <text:p>ExtraTreesClassifier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5" calcext:value-type="float">
            <text:p>0.95</text:p>
          </table:table-cell>
          <table:table-cell office:value-type="float" office:value="0.996282527881041" calcext:value-type="float">
            <text:p>0.99628252788104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2.45805413555261" calcext:value-type="float">
            <text:p>2.45805413555261</text:p>
          </table:table-cell>
          <table:table-cell office:value-type="float" office:value="0.853159122432223" calcext:value-type="float">
            <text:p>0.853159122432223</text:p>
          </table:table-cell>
          <table:table-cell office:value-type="float" office:value="0.0108542305407223" calcext:value-type="float">
            <text:p>0.010854230540722</text:p>
          </table:table-cell>
          <table:table-cell office:value-type="float" office:value="0.00174593062786507" calcext:value-type="float">
            <text:p>0.001745930627865</text:p>
          </table:table-cell>
        </table:table-row>
        <table:table-row table:style-name="ro1">
          <table:table-cell office:value-type="float" office:value="44.1093115011851" calcext:value-type="float">
            <text:p>44.1093115011851</text:p>
          </table:table-cell>
          <table:table-cell office:value-type="float" office:value="5.43842323621114" calcext:value-type="float">
            <text:p>5.4384232362111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4742202389574" calcext:value-type="float">
            <text:p>0.994742202389574</text:p>
          </table:table-cell>
          <table:table-cell office:value-type="string" calcext:value-type="string">
            <text:p>ExtraTreesClassifier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5" calcext:value-type="float">
            <text:p>0.95</text:p>
          </table:table-cell>
          <table:table-cell office:value-type="float" office:value="0.99814126394052" calcext:value-type="float">
            <text:p>0.9981412639405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93506493506493" calcext:value-type="float">
            <text:p>0.993506493506493</text:p>
          </table:table-cell>
          <table:table-cell office:value-type="float" office:value="2.80376529993451" calcext:value-type="float">
            <text:p>2.80376529993451</text:p>
          </table:table-cell>
          <table:table-cell office:value-type="float" office:value="1.02475095764031" calcext:value-type="float">
            <text:p>1.02475095764031</text:p>
          </table:table-cell>
          <table:table-cell office:value-type="float" office:value="0.0108542305407223" calcext:value-type="float">
            <text:p>0.010854230540722</text:p>
          </table:table-cell>
          <table:table-cell office:value-type="float" office:value="0.00243315231996236" calcext:value-type="float">
            <text:p>0.002433152319962</text:p>
          </table:table-cell>
        </table:table-row>
        <table:table-row table:style-name="ro1">
          <table:table-cell office:value-type="float" office:value="42.8471480210622" calcext:value-type="float">
            <text:p>42.8471480210622</text:p>
          </table:table-cell>
          <table:table-cell office:value-type="float" office:value="5.2493515809377" calcext:value-type="float">
            <text:p>5.2493515809377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4742202389574" calcext:value-type="float">
            <text:p>0.994742202389574</text:p>
          </table:table-cell>
          <table:table-cell office:value-type="string" calcext:value-type="string">
            <text:p>ExtraTreesClassifier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5" calcext:value-type="float">
            <text:p>0.95</text:p>
          </table:table-cell>
          <table:table-cell office:value-type="float" office:value="0.99814126394052" calcext:value-type="float">
            <text:p>0.9981412639405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93506493506493" calcext:value-type="float">
            <text:p>0.993506493506493</text:p>
          </table:table-cell>
          <table:table-cell office:value-type="float" office:value="1.77237430585422" calcext:value-type="float">
            <text:p>1.77237430585422</text:p>
          </table:table-cell>
          <table:table-cell office:value-type="float" office:value="0.795462784793588" calcext:value-type="float">
            <text:p>0.795462784793588</text:p>
          </table:table-cell>
          <table:table-cell office:value-type="float" office:value="0.0108542305407223" calcext:value-type="float">
            <text:p>0.010854230540722</text:p>
          </table:table-cell>
          <table:table-cell office:value-type="float" office:value="0.00243315231996236" calcext:value-type="float">
            <text:p>0.002433152319962</text:p>
          </table:table-cell>
        </table:table-row>
        <table:table-row table:style-name="ro1">
          <table:table-cell office:value-type="float" office:value="43.0878231525421" calcext:value-type="float">
            <text:p>43.0878231525421</text:p>
          </table:table-cell>
          <table:table-cell office:value-type="float" office:value="6.07568359375" calcext:value-type="float">
            <text:p>6.07568359375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4742202389574" calcext:value-type="float">
            <text:p>0.994742202389574</text:p>
          </table:table-cell>
          <table:table-cell office:value-type="string" calcext:value-type="string">
            <text:p>ExtraTreesClassifier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5" calcext:value-type="float">
            <text:p>0.95</text:p>
          </table:table-cell>
          <table:table-cell office:value-type="float" office:value="0.99814126394052" calcext:value-type="float">
            <text:p>0.9981412639405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93506493506493" calcext:value-type="float">
            <text:p>0.993506493506493</text:p>
          </table:table-cell>
          <table:table-cell office:value-type="float" office:value="1.76907812897669" calcext:value-type="float">
            <text:p>1.76907812897669</text:p>
          </table:table-cell>
          <table:table-cell office:value-type="float" office:value="0.370116252804245" calcext:value-type="float">
            <text:p>0.370116252804245</text:p>
          </table:table-cell>
          <table:table-cell office:value-type="float" office:value="0.0108542305407223" calcext:value-type="float">
            <text:p>0.010854230540722</text:p>
          </table:table-cell>
          <table:table-cell office:value-type="float" office:value="0.00243315231996236" calcext:value-type="float">
            <text:p>0.002433152319962</text:p>
          </table:table-cell>
        </table:table-row>
        <table:table-row table:style-name="ro1">
          <table:table-cell office:value-type="float" office:value="43.5405863920848" calcext:value-type="float">
            <text:p>43.5405863920848</text:p>
          </table:table-cell>
          <table:table-cell office:value-type="float" office:value="5.55666017532349" calcext:value-type="float">
            <text:p>5.55666017532349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4742202389574" calcext:value-type="float">
            <text:p>0.994742202389574</text:p>
          </table:table-cell>
          <table:table-cell office:value-type="string" calcext:value-type="string">
            <text:p>ExtraTreesClassifier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5" calcext:value-type="float">
            <text:p>0.95</text:p>
          </table:table-cell>
          <table:table-cell office:value-type="float" office:value="0.99814126394052" calcext:value-type="float">
            <text:p>0.9981412639405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93506493506493" calcext:value-type="float">
            <text:p>0.993506493506493</text:p>
          </table:table-cell>
          <table:table-cell office:value-type="float" office:value="2.18931576842312" calcext:value-type="float">
            <text:p>2.18931576842312</text:p>
          </table:table-cell>
          <table:table-cell office:value-type="float" office:value="1.11349770799916" calcext:value-type="float">
            <text:p>1.11349770799916</text:p>
          </table:table-cell>
          <table:table-cell office:value-type="float" office:value="0.0108542305407223" calcext:value-type="float">
            <text:p>0.010854230540722</text:p>
          </table:table-cell>
          <table:table-cell office:value-type="float" office:value="0.00243315231996236" calcext:value-type="float">
            <text:p>0.002433152319962</text:p>
          </table:table-cell>
        </table:table-row>
        <table:table-row table:style-name="ro1">
          <table:table-cell office:value-type="float" office:value="43.1316823164622" calcext:value-type="float">
            <text:p>43.1316823164622</text:p>
          </table:table-cell>
          <table:table-cell office:value-type="float" office:value="5.76883482933044" calcext:value-type="float">
            <text:p>5.7688348293304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4742202389574" calcext:value-type="float">
            <text:p>0.994742202389574</text:p>
          </table:table-cell>
          <table:table-cell office:value-type="string" calcext:value-type="string">
            <text:p>ExtraTreesClassifier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5" calcext:value-type="float">
            <text:p>0.95</text:p>
          </table:table-cell>
          <table:table-cell office:value-type="float" office:value="0.99814126394052" calcext:value-type="float">
            <text:p>0.9981412639405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93506493506493" calcext:value-type="float">
            <text:p>0.993506493506493</text:p>
          </table:table-cell>
          <table:table-cell office:value-type="float" office:value="2.44865832958601" calcext:value-type="float">
            <text:p>2.44865832958601</text:p>
          </table:table-cell>
          <table:table-cell office:value-type="float" office:value="1.20880902780591" calcext:value-type="float">
            <text:p>1.20880902780591</text:p>
          </table:table-cell>
          <table:table-cell office:value-type="float" office:value="0.0108542305407223" calcext:value-type="float">
            <text:p>0.010854230540722</text:p>
          </table:table-cell>
          <table:table-cell office:value-type="float" office:value="0.00243315231996236" calcext:value-type="float">
            <text:p>0.002433152319962</text:p>
          </table:table-cell>
        </table:table-row>
        <table:table-row table:style-name="ro1">
          <table:table-cell office:value-type="float" office:value="42.7617180347443" calcext:value-type="float">
            <text:p>42.7617180347443</text:p>
          </table:table-cell>
          <table:table-cell office:value-type="float" office:value="5.15844297409058" calcext:value-type="float">
            <text:p>5.1584429740905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4742202389574" calcext:value-type="float">
            <text:p>0.994742202389574</text:p>
          </table:table-cell>
          <table:table-cell office:value-type="string" calcext:value-type="string">
            <text:p>ExtraTreesClassifier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5" calcext:value-type="float">
            <text:p>0.95</text:p>
          </table:table-cell>
          <table:table-cell office:value-type="float" office:value="0.99814126394052" calcext:value-type="float">
            <text:p>0.9981412639405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93506493506493" calcext:value-type="float">
            <text:p>0.993506493506493</text:p>
          </table:table-cell>
          <table:table-cell office:value-type="float" office:value="1.51915813906643" calcext:value-type="float">
            <text:p>1.51915813906643</text:p>
          </table:table-cell>
          <table:table-cell office:value-type="float" office:value="0.833030563330856" calcext:value-type="float">
            <text:p>0.833030563330856</text:p>
          </table:table-cell>
          <table:table-cell office:value-type="float" office:value="0.0108542305407223" calcext:value-type="float">
            <text:p>0.010854230540722</text:p>
          </table:table-cell>
          <table:table-cell office:value-type="float" office:value="0.00243315231996236" calcext:value-type="float">
            <text:p>0.002433152319962</text:p>
          </table:table-cell>
        </table:table-row>
        <table:table-row table:style-name="ro1">
          <table:table-cell office:value-type="float" office:value="42.3168793519338" calcext:value-type="float">
            <text:p>42.3168793519338</text:p>
          </table:table-cell>
          <table:table-cell office:value-type="float" office:value="5.97630127271016" calcext:value-type="float">
            <text:p>5.9763012727101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4742202389574" calcext:value-type="float">
            <text:p>0.994742202389574</text:p>
          </table:table-cell>
          <table:table-cell office:value-type="string" calcext:value-type="string">
            <text:p>ExtraTreesClassifier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5" calcext:value-type="float">
            <text:p>0.95</text:p>
          </table:table-cell>
          <table:table-cell office:value-type="float" office:value="0.99814126394052" calcext:value-type="float">
            <text:p>0.9981412639405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93506493506493" calcext:value-type="float">
            <text:p>0.993506493506493</text:p>
          </table:table-cell>
          <table:table-cell office:value-type="float" office:value="0.884130539122649" calcext:value-type="float">
            <text:p>0.884130539122649</text:p>
          </table:table-cell>
          <table:table-cell office:value-type="float" office:value="0.730151203345589" calcext:value-type="float">
            <text:p>0.730151203345589</text:p>
          </table:table-cell>
          <table:table-cell office:value-type="float" office:value="0.0108542305407223" calcext:value-type="float">
            <text:p>0.010854230540722</text:p>
          </table:table-cell>
          <table:table-cell office:value-type="float" office:value="0.00243315231996236" calcext:value-type="float">
            <text:p>0.002433152319962</text:p>
          </table:table-cell>
        </table:table-row>
        <table:table-row table:style-name="ro1">
          <table:table-cell office:value-type="float" office:value="41.974275191625" calcext:value-type="float">
            <text:p>41.974275191625</text:p>
          </table:table-cell>
          <table:table-cell office:value-type="float" office:value="5.62889782587687" calcext:value-type="float">
            <text:p>5.62889782587687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1648906943649" calcext:value-type="float">
            <text:p>0.99164890694364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96282527881041" calcext:value-type="float">
            <text:p>0.99628252788104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9795918367347" calcext:value-type="float">
            <text:p>0.989795918367347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0.657155939731842" calcext:value-type="float">
            <text:p>0.657155939731842</text:p>
          </table:table-cell>
          <table:table-cell office:value-type="float" office:value="0.499706699376394" calcext:value-type="float">
            <text:p>0.499706699376394</text:p>
          </table:table-cell>
          <table:table-cell office:value-type="float" office:value="0.00498089923463737" calcext:value-type="float">
            <text:p>0.004980899234637</text:p>
          </table:table-cell>
          <table:table-cell office:value-type="float" office:value="0.00329827864109326" calcext:value-type="float">
            <text:p>0.003298278641093</text:p>
          </table:table-cell>
        </table:table-row>
        <table:table-row table:style-name="ro1">
          <table:table-cell office:value-type="float" office:value="42.4036004543305" calcext:value-type="float">
            <text:p>42.4036004543305</text:p>
          </table:table-cell>
          <table:table-cell office:value-type="float" office:value="5.84005792935689" calcext:value-type="float">
            <text:p>5.84005792935689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5360631579431" calcext:value-type="float">
            <text:p>0.99536063157943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9814126394052" calcext:value-type="float">
            <text:p>0.9981412639405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0.77935326020013" calcext:value-type="float">
            <text:p>0.77935326020013</text:p>
          </table:table-cell>
          <table:table-cell office:value-type="float" office:value="0.87262721122584" calcext:value-type="float">
            <text:p>0.87262721122584</text:p>
          </table:table-cell>
          <table:table-cell office:value-type="float" office:value="0.00391654333156785" calcext:value-type="float">
            <text:p>0.003916543331568</text:p>
          </table:table-cell>
          <table:table-cell office:value-type="float" office:value="0.00227084624115063" calcext:value-type="float">
            <text:p>0.002270846241151</text:p>
          </table:table-cell>
        </table:table-row>
        <table:table-row table:style-name="ro1">
          <table:table-cell office:value-type="float" office:value="41.6577932834625" calcext:value-type="float">
            <text:p>41.6577932834625</text:p>
          </table:table-cell>
          <table:table-cell office:value-type="float" office:value="6.23448705673218" calcext:value-type="float">
            <text:p>6.2344870567321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5979635517607" calcext:value-type="float">
            <text:p>0.99597963551760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96289424860854" calcext:value-type="float">
            <text:p>0.996289424860854</text:p>
          </table:table-cell>
          <table:table-cell office:value-type="float" office:value="0.837494621198907" calcext:value-type="float">
            <text:p>0.837494621198907</text:p>
          </table:table-cell>
          <table:table-cell office:value-type="float" office:value="0.129575321345185" calcext:value-type="float">
            <text:p>0.129575321345185</text:p>
          </table:table-cell>
          <table:table-cell office:value-type="float" office:value="0.00391654333156785" calcext:value-type="float">
            <text:p>0.003916543331568</text:p>
          </table:table-cell>
          <table:table-cell office:value-type="float" office:value="0.00265929643183432" calcext:value-type="float">
            <text:p>0.002659296431834</text:p>
          </table:table-cell>
        </table:table-row>
        <table:table-row table:style-name="ro1">
          <table:table-cell office:value-type="float" office:value="39.86754155159" calcext:value-type="float">
            <text:p>39.86754155159</text:p>
          </table:table-cell>
          <table:table-cell office:value-type="float" office:value="5.95797594388326" calcext:value-type="float">
            <text:p>5.9579759438832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3813983856469" calcext:value-type="float">
            <text:p>0.993813983856469</text:p>
          </table:table-cell>
          <table:table-cell office:value-type="string" calcext:value-type="string">
            <text:p>ExtraTreesClassifier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38888888888889" calcext:value-type="float">
            <text:p>0.938888888888889</text:p>
          </table:table-cell>
          <table:table-cell office:value-type="float" office:value="0.997211895910781" calcext:value-type="float">
            <text:p>0.997211895910781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3506493506493" calcext:value-type="float">
            <text:p>0.993506493506493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0723562152133" calcext:value-type="float">
            <text:p>0.990723562152133</text:p>
          </table:table-cell>
          <table:table-cell office:value-type="float" office:value="0.229140178650038" calcext:value-type="float">
            <text:p>0.229140178650038</text:p>
          </table:table-cell>
          <table:table-cell office:value-type="float" office:value="0.0539845563955071" calcext:value-type="float">
            <text:p>0.053984556395507</text:p>
          </table:table-cell>
          <table:table-cell office:value-type="float" office:value="0.00242089778626447" calcext:value-type="float">
            <text:p>0.002420897786264</text:p>
          </table:table-cell>
          <table:table-cell office:value-type="float" office:value="0.00265775989351886" calcext:value-type="float">
            <text:p>0.002657759893519</text:p>
          </table:table-cell>
        </table:table-row>
        <table:table-row table:style-name="ro1">
          <table:table-cell office:value-type="float" office:value="39.9394873778025" calcext:value-type="float">
            <text:p>39.9394873778025</text:p>
          </table:table-cell>
          <table:table-cell office:value-type="float" office:value="5.42097385724386" calcext:value-type="float">
            <text:p>5.4209738572438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6288850112536" calcext:value-type="float">
            <text:p>0.996288850112536</text:p>
          </table:table-cell>
          <table:table-cell office:value-type="string" calcext:value-type="string">
            <text:p>ExtraTreesClassifier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38888888888889" calcext:value-type="float">
            <text:p>0.938888888888889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443413729128" calcext:value-type="float">
            <text:p>0.99443413729128</text:p>
          </table:table-cell>
          <table:table-cell office:value-type="float" office:value="1.0611680722571" calcext:value-type="float">
            <text:p>1.0611680722571</text:p>
          </table:table-cell>
          <table:table-cell office:value-type="float" office:value="0.215904494150032" calcext:value-type="float">
            <text:p>0.215904494150032</text:p>
          </table:table-cell>
          <table:table-cell office:value-type="float" office:value="0.00242089778626447" calcext:value-type="float">
            <text:p>0.002420897786264</text:p>
          </table:table-cell>
          <table:table-cell office:value-type="float" office:value="0.00200314144546964" calcext:value-type="float">
            <text:p>0.00200314144547</text:p>
          </table:table-cell>
        </table:table-row>
        <table:table-row table:style-name="ro1">
          <table:table-cell office:value-type="float" office:value="40.6624937057495" calcext:value-type="float">
            <text:p>40.6624937057495</text:p>
          </table:table-cell>
          <table:table-cell office:value-type="float" office:value="5.29483509063721" calcext:value-type="float">
            <text:p>5.2948350906372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6598064707465" calcext:value-type="float">
            <text:p>0.996598064707465</text:p>
          </table:table-cell>
          <table:table-cell office:value-type="string" calcext:value-type="string">
            <text:p>ExtraTreesClassifier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37037037037037" calcext:value-type="float">
            <text:p>0.937037037037037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0.265213582156009" calcext:value-type="float">
            <text:p>0.265213582156009</text:p>
          </table:table-cell>
          <table:table-cell office:value-type="float" office:value="0.446010807159178" calcext:value-type="float">
            <text:p>0.446010807159178</text:p>
          </table:table-cell>
          <table:table-cell office:value-type="float" office:value="0.000987163758695536" calcext:value-type="float">
            <text:p>0.000987163758696</text:p>
          </table:table-cell>
          <table:table-cell office:value-type="float" office:value="0.00174836907846267" calcext:value-type="float">
            <text:p>0.001748369078463</text:p>
          </table:table-cell>
        </table:table-row>
        <table:table-row table:style-name="ro1">
          <table:table-cell office:value-type="float" office:value="40.1039917469025" calcext:value-type="float">
            <text:p>40.1039917469025</text:p>
          </table:table-cell>
          <table:table-cell office:value-type="float" office:value="4.90024789174398" calcext:value-type="float">
            <text:p>4.9002478917439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7216493897322" calcext:value-type="float">
            <text:p>0.997216493897322</text:p>
          </table:table-cell>
          <table:table-cell office:value-type="string" calcext:value-type="string">
            <text:p>ExtraTreesClassifier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37037037037037" calcext:value-type="float">
            <text:p>0.937037037037037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593179842959577" calcext:value-type="float">
            <text:p>0.593179842959577</text:p>
          </table:table-cell>
          <table:table-cell office:value-type="float" office:value="0.40138410658071" calcext:value-type="float">
            <text:p>0.40138410658071</text:p>
          </table:table-cell>
          <table:table-cell office:value-type="float" office:value="0.000987163758695536" calcext:value-type="float">
            <text:p>0.000987163758696</text:p>
          </table:table-cell>
          <table:table-cell office:value-type="float" office:value="0.00151413209168194" calcext:value-type="float">
            <text:p>0.001514132091682</text:p>
          </table:table-cell>
        </table:table-row>
        <table:table-row table:style-name="ro1">
          <table:table-cell office:value-type="float" office:value="40.1172578334808" calcext:value-type="float">
            <text:p>40.1172578334808</text:p>
          </table:table-cell>
          <table:table-cell office:value-type="float" office:value="5.34622724850972" calcext:value-type="float">
            <text:p>5.3462272485097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7216493897322" calcext:value-type="float">
            <text:p>0.997216493897322</text:p>
          </table:table-cell>
          <table:table-cell office:value-type="string" calcext:value-type="string">
            <text:p>ExtraTreesClassifier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37037037037037" calcext:value-type="float">
            <text:p>0.937037037037037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173457914395009" calcext:value-type="float">
            <text:p>0.173457914395009</text:p>
          </table:table-cell>
          <table:table-cell office:value-type="float" office:value="0.53710868777414" calcext:value-type="float">
            <text:p>0.53710868777414</text:p>
          </table:table-cell>
          <table:table-cell office:value-type="float" office:value="0.000987163758695536" calcext:value-type="float">
            <text:p>0.000987163758696</text:p>
          </table:table-cell>
          <table:table-cell office:value-type="float" office:value="0.00151413209168194" calcext:value-type="float">
            <text:p>0.001514132091682</text:p>
          </table:table-cell>
        </table:table-row>
        <table:table-row table:style-name="ro1">
          <table:table-cell office:value-type="float" office:value="45.4965130488078" calcext:value-type="float">
            <text:p>45.4965130488078</text:p>
          </table:table-cell>
          <table:table-cell office:value-type="float" office:value="5.65483681360881" calcext:value-type="float">
            <text:p>5.6548368136088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4123198451398" calcext:value-type="float">
            <text:p>0.994123198451398</text:p>
          </table:table-cell>
          <table:table-cell office:value-type="string" calcext:value-type="string">
            <text:p>ExtraTreesClassifier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70" calcext:value-type="float">
            <text:p>170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97211895910781" calcext:value-type="float">
            <text:p>0.997211895910781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3506493506493" calcext:value-type="float">
            <text:p>0.993506493506493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9165120593692" calcext:value-type="float">
            <text:p>0.99165120593692</text:p>
          </table:table-cell>
          <table:table-cell office:value-type="float" office:value="1.54236065707582" calcext:value-type="float">
            <text:p>1.54236065707582</text:p>
          </table:table-cell>
          <table:table-cell office:value-type="float" office:value="0.45191357187389" calcext:value-type="float">
            <text:p>0.45191357187389</text:p>
          </table:table-cell>
          <table:table-cell office:value-type="float" office:value="0.00391654333156785" calcext:value-type="float">
            <text:p>0.003916543331568</text:p>
          </table:table-cell>
          <table:table-cell office:value-type="float" office:value="0.00231164616498722" calcext:value-type="float">
            <text:p>0.002311646164987</text:p>
          </table:table-cell>
        </table:table-row>
        <table:table-row table:style-name="ro1">
          <table:table-cell office:value-type="float" office:value="39.386653582255" calcext:value-type="float">
            <text:p>39.386653582255</text:p>
          </table:table-cell>
          <table:table-cell office:value-type="float" office:value="5.01445492108663" calcext:value-type="float">
            <text:p>5.01445492108663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89174615435901" calcext:value-type="float">
            <text:p>0.989174615435901</text:p>
          </table:table-cell>
          <table:table-cell office:value-type="string" calcext:value-type="string">
            <text:p>ExtraTreesClassifier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4" calcext:value-type="float">
            <text:p>224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95353159851301" calcext:value-type="float">
            <text:p>0.99535315985130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4.45760187653878" calcext:value-type="float">
            <text:p>4.45760187653878</text:p>
          </table:table-cell>
          <table:table-cell office:value-type="float" office:value="0.791604721541356" calcext:value-type="float">
            <text:p>0.791604721541356</text:p>
          </table:table-cell>
          <table:table-cell office:value-type="float" office:value="0.00705025963821983" calcext:value-type="float">
            <text:p>0.00705025963822</text:p>
          </table:table-cell>
          <table:table-cell office:value-type="float" office:value="0.00436889065399195" calcext:value-type="float">
            <text:p>0.004368890653992</text:p>
          </table:table-cell>
        </table:table-row>
        <table:table-row table:style-name="ro1">
          <table:table-cell office:value-type="float" office:value="41.4895257949829" calcext:value-type="float">
            <text:p>41.4895257949829</text:p>
          </table:table-cell>
          <table:table-cell office:value-type="float" office:value="5.69034854571025" calcext:value-type="float">
            <text:p>5.6903485457102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87007814278127" calcext:value-type="float">
            <text:p>0.987007814278127</text:p>
          </table:table-cell>
          <table:table-cell office:value-type="string" calcext:value-type="string">
            <text:p>ExtraTreesClassifier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4" calcext:value-type="float">
            <text:p>224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91635687732342" calcext:value-type="float">
            <text:p>0.99163568773234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1.06889515121533" calcext:value-type="float">
            <text:p>1.06889515121533</text:p>
          </table:table-cell>
          <table:table-cell office:value-type="float" office:value="1.49103696602267" calcext:value-type="float">
            <text:p>1.49103696602267</text:p>
          </table:table-cell>
          <table:table-cell office:value-type="float" office:value="0.00705025963821983" calcext:value-type="float">
            <text:p>0.00705025963822</text:p>
          </table:table-cell>
          <table:table-cell office:value-type="float" office:value="0.00329424146848508" calcext:value-type="float">
            <text:p>0.003294241468485</text:p>
          </table:table-cell>
        </table:table-row>
        <table:table-row table:style-name="ro1">
          <table:table-cell office:value-type="float" office:value="43.3789532979329" calcext:value-type="float">
            <text:p>43.3789532979329</text:p>
          </table:table-cell>
          <table:table-cell office:value-type="float" office:value="5.39933737119039" calcext:value-type="float">
            <text:p>5.39933737119039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85461741303483" calcext:value-type="float">
            <text:p>0.98546174130348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4" calcext:value-type="float">
            <text:p>224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91635687732342" calcext:value-type="float">
            <text:p>0.99163568773234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0519480519481" calcext:value-type="float">
            <text:p>0.980519480519481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0.561856038583397" calcext:value-type="float">
            <text:p>0.561856038583397</text:p>
          </table:table-cell>
          <table:table-cell office:value-type="float" office:value="0.76219118419894" calcext:value-type="float">
            <text:p>0.76219118419894</text:p>
          </table:table-cell>
          <table:table-cell office:value-type="float" office:value="0.00557162201220651" calcext:value-type="float">
            <text:p>0.005571622012207</text:p>
          </table:table-cell>
          <table:table-cell office:value-type="float" office:value="0.0046209885555385" calcext:value-type="float">
            <text:p>0.004620988555539</text:p>
          </table:table-cell>
        </table:table-row>
        <table:table-row table:style-name="ro1">
          <table:table-cell office:value-type="float" office:value="39.9027853806814" calcext:value-type="float">
            <text:p>39.9027853806814</text:p>
          </table:table-cell>
          <table:table-cell office:value-type="float" office:value="5.75112430254618" calcext:value-type="float">
            <text:p>5.75112430254618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86388235591634" calcext:value-type="float">
            <text:p>0.986388235591634</text:p>
          </table:table-cell>
          <table:table-cell office:value-type="string" calcext:value-type="string">
            <text:p>ExtraTreesClassifier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4" calcext:value-type="float">
            <text:p>224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89776951672862" calcext:value-type="float">
            <text:p>0.98977695167286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0.269494531362507" calcext:value-type="float">
            <text:p>0.269494531362507</text:p>
          </table:table-cell>
          <table:table-cell office:value-type="float" office:value="0.158183546385329" calcext:value-type="float">
            <text:p>0.158183546385329</text:p>
          </table:table-cell>
          <table:table-cell office:value-type="float" office:value="0.00705025963821983" calcext:value-type="float">
            <text:p>0.00705025963822</text:p>
          </table:table-cell>
          <table:table-cell office:value-type="float" office:value="0.00242592638762235" calcext:value-type="float">
            <text:p>0.002425926387622</text:p>
          </table:table-cell>
        </table:table-row>
        <table:table-row table:style-name="ro1">
          <table:table-cell office:value-type="float" office:value="40.0862510204315" calcext:value-type="float">
            <text:p>40.0862510204315</text:p>
          </table:table-cell>
          <table:table-cell office:value-type="float" office:value="5.4448139667511" calcext:value-type="float">
            <text:p>5.4448139667511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88555036749407" calcext:value-type="float">
            <text:p>0.988555036749407</text:p>
          </table:table-cell>
          <table:table-cell office:value-type="string" calcext:value-type="string">
            <text:p>ExtraTreesClassifier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4" calcext:value-type="float">
            <text:p>224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93494423791822" calcext:value-type="float">
            <text:p>0.993494423791822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7012987012987" calcext:value-type="float">
            <text:p>0.987012987012987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85157699443414" calcext:value-type="float">
            <text:p>0.985157699443414</text:p>
          </table:table-cell>
          <table:table-cell office:value-type="float" office:value="0.11843463793776" calcext:value-type="float">
            <text:p>0.11843463793776</text:p>
          </table:table-cell>
          <table:table-cell office:value-type="float" office:value="0.157059773821754" calcext:value-type="float">
            <text:p>0.157059773821754</text:p>
          </table:table-cell>
          <table:table-cell office:value-type="float" office:value="0.00557162201220651" calcext:value-type="float">
            <text:p>0.005571622012207</text:p>
          </table:table-cell>
          <table:table-cell office:value-type="float" office:value="0.00357385704410325" calcext:value-type="float">
            <text:p>0.003573857044103</text:p>
          </table:table-cell>
        </table:table-row>
        <table:table-row table:style-name="ro1">
          <table:table-cell office:value-type="float" office:value="40.4318125247955" calcext:value-type="float">
            <text:p>40.4318125247955</text:p>
          </table:table-cell>
          <table:table-cell office:value-type="float" office:value="5.65844559669495" calcext:value-type="float">
            <text:p>5.6584455966949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9133969234872" calcext:value-type="float">
            <text:p>0.99133969234872</text:p>
          </table:table-cell>
          <table:table-cell office:value-type="string" calcext:value-type="string">
            <text:p>ExtraTreesClassifier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4" calcext:value-type="float">
            <text:p>224</text:p>
          </table:table-cell>
          <table:table-cell office:value-type="float" office:value="0.940740740740741" calcext:value-type="float">
            <text:p>0.940740740740741</text:p>
          </table:table-cell>
          <table:table-cell office:value-type="float" office:value="0.996282527881041" calcext:value-type="float">
            <text:p>0.99628252788104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0.851252019841735" calcext:value-type="float">
            <text:p>0.851252019841735</text:p>
          </table:table-cell>
          <table:table-cell office:value-type="float" office:value="0.123774137502325" calcext:value-type="float">
            <text:p>0.123774137502325</text:p>
          </table:table-cell>
          <table:table-cell office:value-type="float" office:value="0.00411972019668166" calcext:value-type="float">
            <text:p>0.004119720196682</text:p>
          </table:table-cell>
          <table:table-cell office:value-type="float" office:value="0.00349511252319355" calcext:value-type="float">
            <text:p>0.003495112523194</text:p>
          </table:table-cell>
        </table:table-row>
        <table:table-row table:style-name="ro1">
          <table:table-cell office:value-type="float" office:value="40.0183509190877" calcext:value-type="float">
            <text:p>40.0183509190877</text:p>
          </table:table-cell>
          <table:table-cell office:value-type="float" office:value="5.6899958451589" calcext:value-type="float">
            <text:p>5.6899958451589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94742202389574" calcext:value-type="float">
            <text:p>0.994742202389574</text:p>
          </table:table-cell>
          <table:table-cell office:value-type="string" calcext:value-type="string">
            <text:p>ExtraTreesClassifier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4" calcext:value-type="float">
            <text:p>224</text:p>
          </table:table-cell>
          <table:table-cell office:value-type="float" office:value="0.938888888888889" calcext:value-type="float">
            <text:p>0.938888888888889</text:p>
          </table:table-cell>
          <table:table-cell office:value-type="float" office:value="0.99814126394052" calcext:value-type="float">
            <text:p>0.99814126394052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93506493506493" calcext:value-type="float">
            <text:p>0.993506493506493</text:p>
          </table:table-cell>
          <table:table-cell office:value-type="float" office:value="0.929368029739777" calcext:value-type="float">
            <text:p>0.929368029739777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295831762948654" calcext:value-type="float">
            <text:p>0.295831762948654</text:p>
          </table:table-cell>
          <table:table-cell office:value-type="float" office:value="0.212881259383059" calcext:value-type="float">
            <text:p>0.212881259383059</text:p>
          </table:table-cell>
          <table:table-cell office:value-type="float" office:value="0.004085975108004" calcext:value-type="float">
            <text:p>0.004085975108004</text:p>
          </table:table-cell>
          <table:table-cell office:value-type="float" office:value="0.00243315231996236" calcext:value-type="float">
            <text:p>0.002433152319962</text:p>
          </table:table-cell>
        </table:table-row>
        <table:table-row table:style-name="ro1">
          <table:table-cell office:value-type="float" office:value="40.5902523199717" calcext:value-type="float">
            <text:p>40.5902523199717</text:p>
          </table:table-cell>
          <table:table-cell office:value-type="float" office:value="5.08085672060649" calcext:value-type="float">
            <text:p>5.08085672060649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97216493897322" calcext:value-type="float">
            <text:p>0.997216493897322</text:p>
          </table:table-cell>
          <table:table-cell office:value-type="string" calcext:value-type="string">
            <text:p>ExtraTreesClassifier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4" calcext:value-type="float">
            <text:p>224</text:p>
          </table:table-cell>
          <table:table-cell office:value-type="float" office:value="0.937037037037037" calcext:value-type="float">
            <text:p>0.937037037037037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5361781076067" calcext:value-type="float">
            <text:p>0.995361781076067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886669810142675" calcext:value-type="float">
            <text:p>0.886669810142675</text:p>
          </table:table-cell>
          <table:table-cell office:value-type="float" office:value="1.28219064539673" calcext:value-type="float">
            <text:p>1.28219064539673</text:p>
          </table:table-cell>
          <table:table-cell office:value-type="float" office:value="0.00161470589191346" calcext:value-type="float">
            <text:p>0.001614705891913</text:p>
          </table:table-cell>
          <table:table-cell office:value-type="float" office:value="0.00151413209168194" calcext:value-type="float">
            <text:p>0.001514132091682</text:p>
          </table:table-cell>
        </table:table-row>
        <table:table-row table:style-name="ro1">
          <table:table-cell office:value-type="float" office:value="37.7924291292826" calcext:value-type="float">
            <text:p>37.7924291292826</text:p>
          </table:table-cell>
          <table:table-cell office:value-type="float" office:value="7.53697840372721" calcext:value-type="float">
            <text:p>7.53697840372721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236557211597" calcext:value-type="float">
            <text:p>0.98236557211597</text:p>
          </table:table-cell>
          <table:table-cell office:value-type="string" calcext:value-type="string">
            <text:p>ExtraTreesClassifier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2" calcext:value-type="float">
            <text:p>232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2.51818696960569" calcext:value-type="float">
            <text:p>2.51818696960569</text:p>
          </table:table-cell>
          <table:table-cell office:value-type="float" office:value="3.08776417503682" calcext:value-type="float">
            <text:p>3.08776417503682</text:p>
          </table:table-cell>
          <table:table-cell office:value-type="float" office:value="0.0087251936548518" calcext:value-type="float">
            <text:p>0.008725193654852</text:p>
          </table:table-cell>
          <table:table-cell office:value-type="float" office:value="0.00272155314739857" calcext:value-type="float">
            <text:p>0.002721553147399</text:p>
          </table:table-cell>
        </table:table-row>
        <table:table-row table:style-name="ro1">
          <table:table-cell office:value-type="float" office:value="38.6177248954773" calcext:value-type="float">
            <text:p>38.6177248954773</text:p>
          </table:table-cell>
          <table:table-cell office:value-type="float" office:value="9.5543200969696" calcext:value-type="float">
            <text:p>9.5543200969696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2056357521042" calcext:value-type="float">
            <text:p>0.982056357521042</text:p>
          </table:table-cell>
          <table:table-cell office:value-type="string" calcext:value-type="string">
            <text:p>ExtraTreesClassifier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2" calcext:value-type="float">
            <text:p>232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2.40108788874185" calcext:value-type="float">
            <text:p>2.40108788874185</text:p>
          </table:table-cell>
          <table:table-cell office:value-type="float" office:value="3.12909567841395" calcext:value-type="float">
            <text:p>3.12909567841395</text:p>
          </table:table-cell>
          <table:table-cell office:value-type="float" office:value="0.0087251936548518" calcext:value-type="float">
            <text:p>0.008725193654852</text:p>
          </table:table-cell>
          <table:table-cell office:value-type="float" office:value="0.00264928477387067" calcext:value-type="float">
            <text:p>0.002649284773871</text:p>
          </table:table-cell>
        </table:table-row>
        <table:table-row table:style-name="ro1">
          <table:table-cell office:value-type="float" office:value="35.4276642799377" calcext:value-type="float">
            <text:p>35.4276642799377</text:p>
          </table:table-cell>
          <table:table-cell office:value-type="float" office:value="10.4869901339213" calcext:value-type="float">
            <text:p>10.4869901339213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2056357521042" calcext:value-type="float">
            <text:p>0.982056357521042</text:p>
          </table:table-cell>
          <table:table-cell office:value-type="string" calcext:value-type="string">
            <text:p>ExtraTreesClassifier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2" calcext:value-type="float">
            <text:p>232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718293644235799" calcext:value-type="float">
            <text:p>0.718293644235799</text:p>
          </table:table-cell>
          <table:table-cell office:value-type="float" office:value="2.97905544777012" calcext:value-type="float">
            <text:p>2.97905544777012</text:p>
          </table:table-cell>
          <table:table-cell office:value-type="float" office:value="0.0087251936548518" calcext:value-type="float">
            <text:p>0.008725193654852</text:p>
          </table:table-cell>
          <table:table-cell office:value-type="float" office:value="0.00264928477387067" calcext:value-type="float">
            <text:p>0.002649284773871</text:p>
          </table:table-cell>
        </table:table-row>
        <table:table-row table:style-name="ro1">
          <table:table-cell office:value-type="float" office:value="36.8235636552175" calcext:value-type="float">
            <text:p>36.8235636552175</text:p>
          </table:table-cell>
          <table:table-cell office:value-type="float" office:value="7.28862508138021" calcext:value-type="float">
            <text:p>7.28862508138021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2056357521042" calcext:value-type="float">
            <text:p>0.982056357521042</text:p>
          </table:table-cell>
          <table:table-cell office:value-type="string" calcext:value-type="string">
            <text:p>ExtraTreesClassifier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2" calcext:value-type="float">
            <text:p>232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1.57601844512543" calcext:value-type="float">
            <text:p>1.57601844512543</text:p>
          </table:table-cell>
          <table:table-cell office:value-type="float" office:value="2.529745726967" calcext:value-type="float">
            <text:p>2.529745726967</text:p>
          </table:table-cell>
          <table:table-cell office:value-type="float" office:value="0.0087251936548518" calcext:value-type="float">
            <text:p>0.008725193654852</text:p>
          </table:table-cell>
          <table:table-cell office:value-type="float" office:value="0.00264928477387067" calcext:value-type="float">
            <text:p>0.002649284773871</text:p>
          </table:table-cell>
        </table:table-row>
        <table:table-row table:style-name="ro1">
          <table:table-cell office:value-type="float" office:value="41.0459434191386" calcext:value-type="float">
            <text:p>41.0459434191386</text:p>
          </table:table-cell>
          <table:table-cell office:value-type="float" office:value="7.01298292477926" calcext:value-type="float">
            <text:p>7.01298292477926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2056357521042" calcext:value-type="float">
            <text:p>0.982056357521042</text:p>
          </table:table-cell>
          <table:table-cell office:value-type="string" calcext:value-type="string">
            <text:p>ExtraTreesClassifier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2" calcext:value-type="float">
            <text:p>232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2.7281181107273" calcext:value-type="float">
            <text:p>2.7281181107273</text:p>
          </table:table-cell>
          <table:table-cell office:value-type="float" office:value="2.49033501472372" calcext:value-type="float">
            <text:p>2.49033501472372</text:p>
          </table:table-cell>
          <table:table-cell office:value-type="float" office:value="0.0087251936548518" calcext:value-type="float">
            <text:p>0.008725193654852</text:p>
          </table:table-cell>
          <table:table-cell office:value-type="float" office:value="0.00264928477387067" calcext:value-type="float">
            <text:p>0.002649284773871</text:p>
          </table:table-cell>
        </table:table-row>
        <table:table-row table:style-name="ro1">
          <table:table-cell office:value-type="float" office:value="41.1106417179108" calcext:value-type="float">
            <text:p>41.1106417179108</text:p>
          </table:table-cell>
          <table:table-cell office:value-type="float" office:value="8.49881529808044" calcext:value-type="float">
            <text:p>8.49881529808044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2056357521042" calcext:value-type="float">
            <text:p>0.982056357521042</text:p>
          </table:table-cell>
          <table:table-cell office:value-type="string" calcext:value-type="string">
            <text:p>ExtraTreesClassifier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2" calcext:value-type="float">
            <text:p>232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2.0675104340841" calcext:value-type="float">
            <text:p>2.0675104340841</text:p>
          </table:table-cell>
          <table:table-cell office:value-type="float" office:value="2.652509321444" calcext:value-type="float">
            <text:p>2.652509321444</text:p>
          </table:table-cell>
          <table:table-cell office:value-type="float" office:value="0.0087251936548518" calcext:value-type="float">
            <text:p>0.008725193654852</text:p>
          </table:table-cell>
          <table:table-cell office:value-type="float" office:value="0.00264928477387067" calcext:value-type="float">
            <text:p>0.002649284773871</text:p>
          </table:table-cell>
        </table:table-row>
        <table:table-row table:style-name="ro1">
          <table:table-cell office:value-type="float" office:value="40.4951859315236" calcext:value-type="float">
            <text:p>40.4951859315236</text:p>
          </table:table-cell>
          <table:table-cell office:value-type="float" office:value="7.14696677525838" calcext:value-type="float">
            <text:p>7.14696677525838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2056357521042" calcext:value-type="float">
            <text:p>0.982056357521042</text:p>
          </table:table-cell>
          <table:table-cell office:value-type="string" calcext:value-type="string">
            <text:p>ExtraTreesClassifier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2" calcext:value-type="float">
            <text:p>232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2.24331573255256" calcext:value-type="float">
            <text:p>2.24331573255256</text:p>
          </table:table-cell>
          <table:table-cell office:value-type="float" office:value="0.587996006003595" calcext:value-type="float">
            <text:p>0.587996006003595</text:p>
          </table:table-cell>
          <table:table-cell office:value-type="float" office:value="0.0087251936548518" calcext:value-type="float">
            <text:p>0.008725193654852</text:p>
          </table:table-cell>
          <table:table-cell office:value-type="float" office:value="0.00264928477387067" calcext:value-type="float">
            <text:p>0.002649284773871</text:p>
          </table:table-cell>
        </table:table-row>
        <table:table-row table:style-name="ro1">
          <table:table-cell office:value-type="float" office:value="41.778847694397" calcext:value-type="float">
            <text:p>41.778847694397</text:p>
          </table:table-cell>
          <table:table-cell office:value-type="float" office:value="6.64195315043132" calcext:value-type="float">
            <text:p>6.64195315043132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2056357521042" calcext:value-type="float">
            <text:p>0.982056357521042</text:p>
          </table:table-cell>
          <table:table-cell office:value-type="string" calcext:value-type="string">
            <text:p>ExtraTreesClassifie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2" calcext:value-type="float">
            <text:p>232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744018185961623" calcext:value-type="float">
            <text:p>0.744018185961623</text:p>
          </table:table-cell>
          <table:table-cell office:value-type="float" office:value="1.58471730353838" calcext:value-type="float">
            <text:p>1.58471730353838</text:p>
          </table:table-cell>
          <table:table-cell office:value-type="float" office:value="0.0087251936548518" calcext:value-type="float">
            <text:p>0.008725193654852</text:p>
          </table:table-cell>
          <table:table-cell office:value-type="float" office:value="0.00264928477387067" calcext:value-type="float">
            <text:p>0.002649284773871</text:p>
          </table:table-cell>
        </table:table-row>
        <table:table-row table:style-name="ro1">
          <table:table-cell office:value-type="float" office:value="40.8409913380941" calcext:value-type="float">
            <text:p>40.8409913380941</text:p>
          </table:table-cell>
          <table:table-cell office:value-type="float" office:value="6.34228793780009" calcext:value-type="float">
            <text:p>6.34228793780009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2056357521042" calcext:value-type="float">
            <text:p>0.982056357521042</text:p>
          </table:table-cell>
          <table:table-cell office:value-type="string" calcext:value-type="string">
            <text:p>ExtraTreesClassifier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2" calcext:value-type="float">
            <text:p>232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3.02424487735185" calcext:value-type="float">
            <text:p>3.02424487735185</text:p>
          </table:table-cell>
          <table:table-cell office:value-type="float" office:value="1.49384587665988" calcext:value-type="float">
            <text:p>1.49384587665988</text:p>
          </table:table-cell>
          <table:table-cell office:value-type="float" office:value="0.0087251936548518" calcext:value-type="float">
            <text:p>0.008725193654852</text:p>
          </table:table-cell>
          <table:table-cell office:value-type="float" office:value="0.00264928477387067" calcext:value-type="float">
            <text:p>0.002649284773871</text:p>
          </table:table-cell>
        </table:table-row>
        <table:table-row table:style-name="ro1">
          <table:table-cell office:value-type="float" office:value="41.6775670051575" calcext:value-type="float">
            <text:p>41.6775670051575</text:p>
          </table:table-cell>
          <table:table-cell office:value-type="float" office:value="6.62563387552897" calcext:value-type="float">
            <text:p>6.62563387552897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2056357521042" calcext:value-type="float">
            <text:p>0.982056357521042</text:p>
          </table:table-cell>
          <table:table-cell office:value-type="string" calcext:value-type="string">
            <text:p>ExtraTreesClassifier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2" calcext:value-type="float">
            <text:p>232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0.886486658339777" calcext:value-type="float">
            <text:p>0.886486658339777</text:p>
          </table:table-cell>
          <table:table-cell office:value-type="float" office:value="1.22314652445425" calcext:value-type="float">
            <text:p>1.22314652445425</text:p>
          </table:table-cell>
          <table:table-cell office:value-type="float" office:value="0.0087251936548518" calcext:value-type="float">
            <text:p>0.008725193654852</text:p>
          </table:table-cell>
          <table:table-cell office:value-type="float" office:value="0.00264928477387067" calcext:value-type="float">
            <text:p>0.002649284773871</text:p>
          </table:table-cell>
        </table:table-row>
        <table:table-row table:style-name="ro1">
          <table:table-cell office:value-type="float" office:value="41.7216863632202" calcext:value-type="float">
            <text:p>41.7216863632202</text:p>
          </table:table-cell>
          <table:table-cell office:value-type="float" office:value="6.23913478851318" calcext:value-type="float">
            <text:p>6.23913478851318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2056357521042" calcext:value-type="float">
            <text:p>0.982056357521042</text:p>
          </table:table-cell>
          <table:table-cell office:value-type="string" calcext:value-type="string">
            <text:p>ExtraTreesClassifier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2" calcext:value-type="float">
            <text:p>232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2.57865011204486" calcext:value-type="float">
            <text:p>2.57865011204486</text:p>
          </table:table-cell>
          <table:table-cell office:value-type="float" office:value="0.300673929279582" calcext:value-type="float">
            <text:p>0.300673929279582</text:p>
          </table:table-cell>
          <table:table-cell office:value-type="float" office:value="0.0087251936548518" calcext:value-type="float">
            <text:p>0.008725193654852</text:p>
          </table:table-cell>
          <table:table-cell office:value-type="float" office:value="0.00264928477387067" calcext:value-type="float">
            <text:p>0.002649284773871</text:p>
          </table:table-cell>
        </table:table-row>
        <table:table-row table:style-name="ro1">
          <table:table-cell office:value-type="float" office:value="41.5477125644684" calcext:value-type="float">
            <text:p>41.5477125644684</text:p>
          </table:table-cell>
          <table:table-cell office:value-type="float" office:value="6.65121348698934" calcext:value-type="float">
            <text:p>6.65121348698934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2056357521042" calcext:value-type="float">
            <text:p>0.982056357521042</text:p>
          </table:table-cell>
          <table:table-cell office:value-type="string" calcext:value-type="string">
            <text:p>ExtraTreesClassifier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2" calcext:value-type="float">
            <text:p>232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1.5928395442314" calcext:value-type="float">
            <text:p>1.5928395442314</text:p>
          </table:table-cell>
          <table:table-cell office:value-type="float" office:value="0.497625859300862" calcext:value-type="float">
            <text:p>0.497625859300862</text:p>
          </table:table-cell>
          <table:table-cell office:value-type="float" office:value="0.0087251936548518" calcext:value-type="float">
            <text:p>0.008725193654852</text:p>
          </table:table-cell>
          <table:table-cell office:value-type="float" office:value="0.00264928477387067" calcext:value-type="float">
            <text:p>0.002649284773871</text:p>
          </table:table-cell>
        </table:table-row>
        <table:table-row table:style-name="ro1">
          <table:table-cell office:value-type="float" office:value="41.1538128058116" calcext:value-type="float">
            <text:p>41.1538128058116</text:p>
          </table:table-cell>
          <table:table-cell office:value-type="float" office:value="5.76135412851969" calcext:value-type="float">
            <text:p>5.76135412851969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2056357521042" calcext:value-type="float">
            <text:p>0.982056357521042</text:p>
          </table:table-cell>
          <table:table-cell office:value-type="string" calcext:value-type="string">
            <text:p>ExtraTreesClassifier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2" calcext:value-type="float">
            <text:p>232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2374768089054" calcext:value-type="float">
            <text:p>0.98237476808905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78664192949907" calcext:value-type="float">
            <text:p>0.978664192949907</text:p>
          </table:table-cell>
          <table:table-cell office:value-type="float" office:value="1.73453417430081" calcext:value-type="float">
            <text:p>1.73453417430081</text:p>
          </table:table-cell>
          <table:table-cell office:value-type="float" office:value="0.495362650886728" calcext:value-type="float">
            <text:p>0.495362650886728</text:p>
          </table:table-cell>
          <table:table-cell office:value-type="float" office:value="0.0087251936548518" calcext:value-type="float">
            <text:p>0.008725193654852</text:p>
          </table:table-cell>
          <table:table-cell office:value-type="float" office:value="0.00264928477387067" calcext:value-type="float">
            <text:p>0.002649284773871</text:p>
          </table:table-cell>
        </table:table-row>
        <table:table-row table:style-name="ro1">
          <table:table-cell office:value-type="float" office:value="42.3673648834229" calcext:value-type="float">
            <text:p>42.3673648834229</text:p>
          </table:table-cell>
          <table:table-cell office:value-type="float" office:value="5.99726756413778" calcext:value-type="float">
            <text:p>5.99726756413778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360128099905" calcext:value-type="float">
            <text:p>0.98360128099905</text:p>
          </table:table-cell>
          <table:table-cell office:value-type="string" calcext:value-type="string">
            <text:p>ExtraTreesClassifier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2" calcext:value-type="float">
            <text:p>232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83271375464684" calcext:value-type="float">
            <text:p>0.98327137546468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1.48101212613456" calcext:value-type="float">
            <text:p>1.48101212613456</text:p>
          </table:table-cell>
          <table:table-cell office:value-type="float" office:value="0.602235512981089" calcext:value-type="float">
            <text:p>0.602235512981089</text:p>
          </table:table-cell>
          <table:table-cell office:value-type="float" office:value="0.00727141687869759" calcext:value-type="float">
            <text:p>0.007271416878698</text:p>
          </table:table-cell>
          <table:table-cell office:value-type="float" office:value="0.00044479133240022" calcext:value-type="float">
            <text:p>0.0004447913324</text:p>
          </table:table-cell>
        </table:table-row>
        <table:table-row table:style-name="ro1">
          <table:table-cell office:value-type="float" office:value="40.7757688363393" calcext:value-type="float">
            <text:p>40.7757688363393</text:p>
          </table:table-cell>
          <table:table-cell office:value-type="float" office:value="7.74190616607666" calcext:value-type="float">
            <text:p>7.74190616607666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3911070342297" calcext:value-type="float">
            <text:p>0.983911070342297</text:p>
          </table:table-cell>
          <table:table-cell office:value-type="string" calcext:value-type="string">
            <text:p>ExtraTreesClassifier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2" calcext:value-type="float">
            <text:p>232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84200743494424" calcext:value-type="float">
            <text:p>0.98420074349442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0.912899834381098" calcext:value-type="float">
            <text:p>0.912899834381098</text:p>
          </table:table-cell>
          <table:table-cell office:value-type="float" office:value="0.760647631081368" calcext:value-type="float">
            <text:p>0.760647631081368</text:p>
          </table:table-cell>
          <table:table-cell office:value-type="float" office:value="0.00727141687869759" calcext:value-type="float">
            <text:p>0.007271416878698</text:p>
          </table:table-cell>
          <table:table-cell office:value-type="float" office:value="0.000430552860990414" calcext:value-type="float">
            <text:p>0.00043055286099</text:p>
          </table:table-cell>
        </table:table-row>
        <table:table-row table:style-name="ro1">
          <table:table-cell office:value-type="float" office:value="41.8035690784454" calcext:value-type="float">
            <text:p>41.8035690784454</text:p>
          </table:table-cell>
          <table:table-cell office:value-type="float" office:value="5.75608666737874" calcext:value-type="float">
            <text:p>5.75608666737874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4220859685544" calcext:value-type="float">
            <text:p>0.984220859685544</text:p>
          </table:table-cell>
          <table:table-cell office:value-type="string" calcext:value-type="string">
            <text:p>ExtraTreesClassifier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2" calcext:value-type="float">
            <text:p>232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2.05049688088334" calcext:value-type="float">
            <text:p>2.05049688088334</text:p>
          </table:table-cell>
          <table:table-cell office:value-type="float" office:value="0.410155546751916" calcext:value-type="float">
            <text:p>0.410155546751916</text:p>
          </table:table-cell>
          <table:table-cell office:value-type="float" office:value="0.00727141687869759" calcext:value-type="float">
            <text:p>0.007271416878698</text:p>
          </table:table-cell>
          <table:table-cell office:value-type="float" office:value="0.00074618359107682" calcext:value-type="float">
            <text:p>0.000746183591077</text:p>
          </table:table-cell>
        </table:table-row>
        <table:table-row table:style-name="ro1">
          <table:table-cell office:value-type="float" office:value="42.6413238843282" calcext:value-type="float">
            <text:p>42.6413238843282</text:p>
          </table:table-cell>
          <table:table-cell office:value-type="float" office:value="7.60258674621582" calcext:value-type="float">
            <text:p>7.60258674621582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4220859685544" calcext:value-type="float">
            <text:p>0.984220859685544</text:p>
          </table:table-cell>
          <table:table-cell office:value-type="string" calcext:value-type="string">
            <text:p>ExtraTreesClassifier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2" calcext:value-type="float">
            <text:p>232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3.05119617824318" calcext:value-type="float">
            <text:p>3.05119617824318</text:p>
          </table:table-cell>
          <table:table-cell office:value-type="float" office:value="0.823458049589391" calcext:value-type="float">
            <text:p>0.823458049589391</text:p>
          </table:table-cell>
          <table:table-cell office:value-type="float" office:value="0.00727141687869759" calcext:value-type="float">
            <text:p>0.007271416878698</text:p>
          </table:table-cell>
          <table:table-cell office:value-type="float" office:value="0.00074618359107682" calcext:value-type="float">
            <text:p>0.000746183591077</text:p>
          </table:table-cell>
        </table:table-row>
        <table:table-row table:style-name="ro1">
          <table:table-cell office:value-type="float" office:value="44.2842053572337" calcext:value-type="float">
            <text:p>44.2842053572337</text:p>
          </table:table-cell>
          <table:table-cell office:value-type="float" office:value="6.17861557006836" calcext:value-type="float">
            <text:p>6.17861557006836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4220859685544" calcext:value-type="float">
            <text:p>0.984220859685544</text:p>
          </table:table-cell>
          <table:table-cell office:value-type="string" calcext:value-type="string">
            <text:p>ExtraTreesClassifier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2" calcext:value-type="float">
            <text:p>232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1.78018559984147" calcext:value-type="float">
            <text:p>1.78018559984147</text:p>
          </table:table-cell>
          <table:table-cell office:value-type="float" office:value="1.48404330121305" calcext:value-type="float">
            <text:p>1.48404330121305</text:p>
          </table:table-cell>
          <table:table-cell office:value-type="float" office:value="0.00727141687869759" calcext:value-type="float">
            <text:p>0.007271416878698</text:p>
          </table:table-cell>
          <table:table-cell office:value-type="float" office:value="0.00074618359107682" calcext:value-type="float">
            <text:p>0.000746183591077</text:p>
          </table:table-cell>
        </table:table-row>
        <table:table-row table:style-name="ro1">
          <table:table-cell office:value-type="float" office:value="40.7831870714823" calcext:value-type="float">
            <text:p>40.7831870714823</text:p>
          </table:table-cell>
          <table:table-cell office:value-type="float" office:value="8.42822893460592" calcext:value-type="float">
            <text:p>8.42822893460592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4220859685544" calcext:value-type="float">
            <text:p>0.984220859685544</text:p>
          </table:table-cell>
          <table:table-cell office:value-type="string" calcext:value-type="string">
            <text:p>ExtraTreesClassifier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2" calcext:value-type="float">
            <text:p>232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2.14365932620203" calcext:value-type="float">
            <text:p>2.14365932620203</text:p>
          </table:table-cell>
          <table:table-cell office:value-type="float" office:value="0.675034591813973" calcext:value-type="float">
            <text:p>0.675034591813973</text:p>
          </table:table-cell>
          <table:table-cell office:value-type="float" office:value="0.00727141687869759" calcext:value-type="float">
            <text:p>0.007271416878698</text:p>
          </table:table-cell>
          <table:table-cell office:value-type="float" office:value="0.00074618359107682" calcext:value-type="float">
            <text:p>0.000746183591077</text:p>
          </table:table-cell>
        </table:table-row>
        <table:table-row table:style-name="ro1">
          <table:table-cell office:value-type="float" office:value="41.1638623078664" calcext:value-type="float">
            <text:p>41.1638623078664</text:p>
          </table:table-cell>
          <table:table-cell office:value-type="float" office:value="6.7529022693634" calcext:value-type="float">
            <text:p>6.7529022693634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4220859685544" calcext:value-type="float">
            <text:p>0.984220859685544</text:p>
          </table:table-cell>
          <table:table-cell office:value-type="string" calcext:value-type="string">
            <text:p>ExtraTreesClassifier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2" calcext:value-type="float">
            <text:p>232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2.98713263613518" calcext:value-type="float">
            <text:p>2.98713263613518</text:p>
          </table:table-cell>
          <table:table-cell office:value-type="float" office:value="1.94830922944338" calcext:value-type="float">
            <text:p>1.94830922944338</text:p>
          </table:table-cell>
          <table:table-cell office:value-type="float" office:value="0.00727141687869759" calcext:value-type="float">
            <text:p>0.007271416878698</text:p>
          </table:table-cell>
          <table:table-cell office:value-type="float" office:value="0.00074618359107682" calcext:value-type="float">
            <text:p>0.000746183591077</text:p>
          </table:table-cell>
        </table:table-row>
        <table:table-row table:style-name="ro1">
          <table:table-cell office:value-type="float" office:value="41.5557225545247" calcext:value-type="float">
            <text:p>41.5557225545247</text:p>
          </table:table-cell>
          <table:table-cell office:value-type="float" office:value="6.61318302154541" calcext:value-type="float">
            <text:p>6.61318302154541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4220859685544" calcext:value-type="float">
            <text:p>0.984220859685544</text:p>
          </table:table-cell>
          <table:table-cell office:value-type="string" calcext:value-type="string">
            <text:p>ExtraTreesClassifier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2" calcext:value-type="float">
            <text:p>232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3.68631652721238" calcext:value-type="float">
            <text:p>3.68631652721238</text:p>
          </table:table-cell>
          <table:table-cell office:value-type="float" office:value="2.07217929130334" calcext:value-type="float">
            <text:p>2.07217929130334</text:p>
          </table:table-cell>
          <table:table-cell office:value-type="float" office:value="0.00727141687869759" calcext:value-type="float">
            <text:p>0.007271416878698</text:p>
          </table:table-cell>
          <table:table-cell office:value-type="float" office:value="0.00074618359107682" calcext:value-type="float">
            <text:p>0.000746183591077</text:p>
          </table:table-cell>
        </table:table-row>
        <table:table-row table:style-name="ro1">
          <table:table-cell office:value-type="float" office:value="40.4381701946259" calcext:value-type="float">
            <text:p>40.4381701946259</text:p>
          </table:table-cell>
          <table:table-cell office:value-type="float" office:value="7.31447505950928" calcext:value-type="float">
            <text:p>7.31447505950928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4220859685544" calcext:value-type="float">
            <text:p>0.984220859685544</text:p>
          </table:table-cell>
          <table:table-cell office:value-type="string" calcext:value-type="string">
            <text:p>ExtraTreesClassifier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2" calcext:value-type="float">
            <text:p>232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4.31750766818318" calcext:value-type="float">
            <text:p>4.31750766818318</text:p>
          </table:table-cell>
          <table:table-cell office:value-type="float" office:value="2.07098411465949" calcext:value-type="float">
            <text:p>2.07098411465949</text:p>
          </table:table-cell>
          <table:table-cell office:value-type="float" office:value="0.00727141687869759" calcext:value-type="float">
            <text:p>0.007271416878698</text:p>
          </table:table-cell>
          <table:table-cell office:value-type="float" office:value="0.00074618359107682" calcext:value-type="float">
            <text:p>0.000746183591077</text:p>
          </table:table-cell>
        </table:table-row>
        <table:table-row table:style-name="ro1">
          <table:table-cell office:value-type="float" office:value="38.4234294096629" calcext:value-type="float">
            <text:p>38.4234294096629</text:p>
          </table:table-cell>
          <table:table-cell office:value-type="float" office:value="7.16932400067647" calcext:value-type="float">
            <text:p>7.16932400067647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4220859685544" calcext:value-type="float">
            <text:p>0.984220859685544</text:p>
          </table:table-cell>
          <table:table-cell office:value-type="string" calcext:value-type="string">
            <text:p>ExtraTreesClassifier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2" calcext:value-type="float">
            <text:p>232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1.84504904949261" calcext:value-type="float">
            <text:p>1.84504904949261</text:p>
          </table:table-cell>
          <table:table-cell office:value-type="float" office:value="1.67968328434214" calcext:value-type="float">
            <text:p>1.67968328434214</text:p>
          </table:table-cell>
          <table:table-cell office:value-type="float" office:value="0.00727141687869759" calcext:value-type="float">
            <text:p>0.007271416878698</text:p>
          </table:table-cell>
          <table:table-cell office:value-type="float" office:value="0.00074618359107682" calcext:value-type="float">
            <text:p>0.000746183591077</text:p>
          </table:table-cell>
        </table:table-row>
        <table:table-row table:style-name="ro1">
          <table:table-cell office:value-type="float" office:value="41.5419027805328" calcext:value-type="float">
            <text:p>41.5419027805328</text:p>
          </table:table-cell>
          <table:table-cell office:value-type="float" office:value="5.31270257631938" calcext:value-type="float">
            <text:p>5.31270257631938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4220859685544" calcext:value-type="float">
            <text:p>0.984220859685544</text:p>
          </table:table-cell>
          <table:table-cell office:value-type="string" calcext:value-type="string">
            <text:p>ExtraTreesClassifier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2" calcext:value-type="float">
            <text:p>232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4.85172857139007" calcext:value-type="float">
            <text:p>4.85172857139007</text:p>
          </table:table-cell>
          <table:table-cell office:value-type="float" office:value="1.11787704023167" calcext:value-type="float">
            <text:p>1.11787704023167</text:p>
          </table:table-cell>
          <table:table-cell office:value-type="float" office:value="0.00727141687869759" calcext:value-type="float">
            <text:p>0.007271416878698</text:p>
          </table:table-cell>
          <table:table-cell office:value-type="float" office:value="0.00074618359107682" calcext:value-type="float">
            <text:p>0.000746183591077</text:p>
          </table:table-cell>
        </table:table-row>
        <table:table-row table:style-name="ro1">
          <table:table-cell office:value-type="float" office:value="41.3914941151937" calcext:value-type="float">
            <text:p>41.3914941151937</text:p>
          </table:table-cell>
          <table:table-cell office:value-type="float" office:value="6.08205397923787" calcext:value-type="float">
            <text:p>6.08205397923787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4220859685544" calcext:value-type="float">
            <text:p>0.984220859685544</text:p>
          </table:table-cell>
          <table:table-cell office:value-type="string" calcext:value-type="string">
            <text:p>ExtraTreesClassifier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2" calcext:value-type="float">
            <text:p>232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4.85248451734237" calcext:value-type="float">
            <text:p>4.85248451734237</text:p>
          </table:table-cell>
          <table:table-cell office:value-type="float" office:value="2.28956103728669" calcext:value-type="float">
            <text:p>2.28956103728669</text:p>
          </table:table-cell>
          <table:table-cell office:value-type="float" office:value="0.00727141687869759" calcext:value-type="float">
            <text:p>0.007271416878698</text:p>
          </table:table-cell>
          <table:table-cell office:value-type="float" office:value="0.00074618359107682" calcext:value-type="float">
            <text:p>0.000746183591077</text:p>
          </table:table-cell>
        </table:table-row>
        <table:table-row table:style-name="ro1">
          <table:table-cell office:value-type="float" office:value="40.5993651549021" calcext:value-type="float">
            <text:p>40.5993651549021</text:p>
          </table:table-cell>
          <table:table-cell office:value-type="float" office:value="6.9821101029714" calcext:value-type="float">
            <text:p>6.9821101029714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4220859685544" calcext:value-type="float">
            <text:p>0.984220859685544</text:p>
          </table:table-cell>
          <table:table-cell office:value-type="string" calcext:value-type="string">
            <text:p>ExtraTreesClassifier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2" calcext:value-type="float">
            <text:p>232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85130111524164" calcext:value-type="float">
            <text:p>0.985130111524164</text:p>
          </table:table-cell>
          <table:table-cell office:value-type="float" office:value="0.931226765799256" calcext:value-type="float">
            <text:p>0.931226765799256</text:p>
          </table:table-cell>
          <table:table-cell office:value-type="float" office:value="0.98330241187384" calcext:value-type="float">
            <text:p>0.98330241187384</text:p>
          </table:table-cell>
          <table:table-cell office:value-type="float" office:value="0.927509293680297" calcext:value-type="float">
            <text:p>0.927509293680297</text:p>
          </table:table-cell>
          <table:table-cell office:value-type="float" office:value="0.984230055658627" calcext:value-type="float">
            <text:p>0.984230055658627</text:p>
          </table:table-cell>
          <table:table-cell office:value-type="float" office:value="5.03279543265335" calcext:value-type="float">
            <text:p>5.03279543265335</text:p>
          </table:table-cell>
          <table:table-cell office:value-type="float" office:value="2.09621967051291" calcext:value-type="float">
            <text:p>2.09621967051291</text:p>
          </table:table-cell>
          <table:table-cell office:value-type="float" office:value="0.00727141687869759" calcext:value-type="float">
            <text:p>0.007271416878698</text:p>
          </table:table-cell>
          <table:table-cell office:value-type="float" office:value="0.00074618359107682" calcext:value-type="float">
            <text:p>0.000746183591077</text:p>
          </table:table-cell>
        </table:table-row>
        <table:table-row table:style-name="ro1">
          <table:table-cell office:value-type="float" office:value="40.3889273007711" calcext:value-type="float">
            <text:p>40.3889273007711</text:p>
          </table:table-cell>
          <table:table-cell office:value-type="float" office:value="5.9720462958018" calcext:value-type="float">
            <text:p>5.9720462958018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90411473815616" calcext:value-type="float">
            <text:p>0.990411473815616</text:p>
          </table:table-cell>
          <table:table-cell office:value-type="string" calcext:value-type="string">
            <text:p>ExtraTreesClassifier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2" calcext:value-type="float">
            <text:p>232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95353159851301" calcext:value-type="float">
            <text:p>0.99535315985130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3.84330379161509" calcext:value-type="float">
            <text:p>3.84330379161509</text:p>
          </table:table-cell>
          <table:table-cell office:value-type="float" office:value="2.66365737691896" calcext:value-type="float">
            <text:p>2.66365737691896</text:p>
          </table:table-cell>
          <table:table-cell office:value-type="float" office:value="0.00773141327115559" calcext:value-type="float">
            <text:p>0.007731413271156</text:p>
          </table:table-cell>
          <table:table-cell office:value-type="float" office:value="0.00349429970632774" calcext:value-type="float">
            <text:p>0.003494299706328</text:p>
          </table:table-cell>
        </table:table-row>
        <table:table-row table:style-name="ro1">
          <table:table-cell office:value-type="float" office:value="40.4966132640839" calcext:value-type="float">
            <text:p>40.4966132640839</text:p>
          </table:table-cell>
          <table:table-cell office:value-type="float" office:value="6.29920442899068" calcext:value-type="float">
            <text:p>6.29920442899068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90720688410545" calcext:value-type="float">
            <text:p>0.990720688410545</text:p>
          </table:table-cell>
          <table:table-cell office:value-type="string" calcext:value-type="string">
            <text:p>ExtraTreesClassifier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2" calcext:value-type="float">
            <text:p>232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95353159851301" calcext:value-type="float">
            <text:p>0.99535315985130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0.925650557620818" calcext:value-type="float">
            <text:p>0.925650557620818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3.62362079807244" calcext:value-type="float">
            <text:p>3.62362079807244</text:p>
          </table:table-cell>
          <table:table-cell office:value-type="float" office:value="2.03515595505785" calcext:value-type="float">
            <text:p>2.03515595505785</text:p>
          </table:table-cell>
          <table:table-cell office:value-type="float" office:value="0.00773141327115559" calcext:value-type="float">
            <text:p>0.007731413271156</text:p>
          </table:table-cell>
          <table:table-cell office:value-type="float" office:value="0.00329747120128229" calcext:value-type="float">
            <text:p>0.003297471201282</text:p>
          </table:table-cell>
        </table:table-row>
        <table:table-row table:style-name="ro1">
          <table:table-cell office:value-type="float" office:value="40.6870923042297" calcext:value-type="float">
            <text:p>40.6870923042297</text:p>
          </table:table-cell>
          <table:table-cell office:value-type="float" office:value="5.58295639355977" calcext:value-type="float">
            <text:p>5.58295639355977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97525708492251" calcext:value-type="float">
            <text:p>0.997525708492251</text:p>
          </table:table-cell>
          <table:table-cell office:value-type="string" calcext:value-type="string">
            <text:p>ExtraTreesClassifier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2" calcext:value-type="float">
            <text:p>232</text:p>
          </table:table-cell>
          <table:table-cell office:value-type="float" office:value="0.937037037037037" calcext:value-type="float">
            <text:p>0.937037037037037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6289424860854" calcext:value-type="float">
            <text:p>0.99628942486085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695929041470923" calcext:value-type="float">
            <text:p>0.695929041470923</text:p>
          </table:table-cell>
          <table:table-cell office:value-type="float" office:value="1.05088958951668" calcext:value-type="float">
            <text:p>1.05088958951668</text:p>
          </table:table-cell>
          <table:table-cell office:value-type="float" office:value="0.00186392104437904" calcext:value-type="float">
            <text:p>0.001863921044379</text:p>
          </table:table-cell>
          <table:table-cell office:value-type="float" office:value="0.00115620706407945" calcext:value-type="float">
            <text:p>0.001156207064079</text:p>
          </table:table-cell>
        </table:table-row>
        <table:table-row table:style-name="ro1">
          <table:table-cell office:value-type="float" office:value="40.7301338513692" calcext:value-type="float">
            <text:p>40.7301338513692</text:p>
          </table:table-cell>
          <table:table-cell office:value-type="float" office:value="5.07814280192057" calcext:value-type="float">
            <text:p>5.07814280192057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97525708492251" calcext:value-type="float">
            <text:p>0.997525708492251</text:p>
          </table:table-cell>
          <table:table-cell office:value-type="string" calcext:value-type="string">
            <text:p>ExtraTreesClassifier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2" calcext:value-type="float">
            <text:p>232</text:p>
          </table:table-cell>
          <table:table-cell office:value-type="float" office:value="0.937037037037037" calcext:value-type="float">
            <text:p>0.937037037037037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6289424860854" calcext:value-type="float">
            <text:p>0.99628942486085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1.63519996433576" calcext:value-type="float">
            <text:p>1.63519996433576</text:p>
          </table:table-cell>
          <table:table-cell office:value-type="float" office:value="0.631629402251568" calcext:value-type="float">
            <text:p>0.631629402251568</text:p>
          </table:table-cell>
          <table:table-cell office:value-type="float" office:value="0.00186392104437904" calcext:value-type="float">
            <text:p>0.001863921044379</text:p>
          </table:table-cell>
          <table:table-cell office:value-type="float" office:value="0.00115620706407945" calcext:value-type="float">
            <text:p>0.001156207064079</text:p>
          </table:table-cell>
        </table:table-row>
        <table:table-row table:style-name="ro1">
          <table:table-cell office:value-type="float" office:value="40.1975458463033" calcext:value-type="float">
            <text:p>40.1975458463033</text:p>
          </table:table-cell>
          <table:table-cell office:value-type="float" office:value="5.92701363563538" calcext:value-type="float">
            <text:p>5.92701363563538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97525708492251" calcext:value-type="float">
            <text:p>0.997525708492251</text:p>
          </table:table-cell>
          <table:table-cell office:value-type="string" calcext:value-type="string">
            <text:p>ExtraTreesClassifier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2" calcext:value-type="float">
            <text:p>232</text:p>
          </table:table-cell>
          <table:table-cell office:value-type="float" office:value="0.937037037037037" calcext:value-type="float">
            <text:p>0.937037037037037</text:p>
          </table:table-cell>
          <table:table-cell office:value-type="float" office:value="0.99907063197026" calcext:value-type="float">
            <text:p>0.99907063197026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6289424860854" calcext:value-type="float">
            <text:p>0.996289424860854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1.11791802964481" calcext:value-type="float">
            <text:p>1.11791802964481</text:p>
          </table:table-cell>
          <table:table-cell office:value-type="float" office:value="0.235968240464226" calcext:value-type="float">
            <text:p>0.235968240464226</text:p>
          </table:table-cell>
          <table:table-cell office:value-type="float" office:value="0.00186392104437904" calcext:value-type="float">
            <text:p>0.001863921044379</text:p>
          </table:table-cell>
          <table:table-cell office:value-type="float" office:value="0.00115620706407945" calcext:value-type="float">
            <text:p>0.001156207064079</text:p>
          </table:table-cell>
        </table:table-row>
        <table:table-row table:style-name="ro1">
          <table:table-cell office:value-type="float" office:value="38.1382572650909" calcext:value-type="float">
            <text:p>38.1382572650909</text:p>
          </table:table-cell>
          <table:table-cell office:value-type="float" office:value="6.12843918800354" calcext:value-type="float">
            <text:p>6.1284391880035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91030477753792" calcext:value-type="float">
            <text:p>0.991030477753792</text:p>
          </table:table-cell>
          <table:table-cell office:value-type="string" calcext:value-type="string">
            <text:p>ExtraTreesClassifier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63" calcext:value-type="float">
            <text:p>263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96282527881041" calcext:value-type="float">
            <text:p>0.99628252788104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0.841613911285909" calcext:value-type="float">
            <text:p>0.841613911285909</text:p>
          </table:table-cell>
          <table:table-cell office:value-type="float" office:value="1.72878163434177" calcext:value-type="float">
            <text:p>1.72878163434177</text:p>
          </table:table-cell>
          <table:table-cell office:value-type="float" office:value="0.00844854431242967" calcext:value-type="float">
            <text:p>0.00844854431243</text:p>
          </table:table-cell>
          <table:table-cell office:value-type="float" office:value="0.00373301965815144" calcext:value-type="float">
            <text:p>0.003733019658151</text:p>
          </table:table-cell>
        </table:table-row>
        <table:table-row table:style-name="ro1">
          <table:table-cell office:value-type="float" office:value="40.4995039304098" calcext:value-type="float">
            <text:p>40.4995039304098</text:p>
          </table:table-cell>
          <table:table-cell office:value-type="float" office:value="4.93427578608195" calcext:value-type="float">
            <text:p>4.9342757860819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91030477753792" calcext:value-type="float">
            <text:p>0.991030477753792</text:p>
          </table:table-cell>
          <table:table-cell office:value-type="string" calcext:value-type="string">
            <text:p>ExtraTreesClassifier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63" calcext:value-type="float">
            <text:p>263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96282527881041" calcext:value-type="float">
            <text:p>0.99628252788104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3.31994291390376" calcext:value-type="float">
            <text:p>3.31994291390376</text:p>
          </table:table-cell>
          <table:table-cell office:value-type="float" office:value="1.30333715009066" calcext:value-type="float">
            <text:p>1.30333715009066</text:p>
          </table:table-cell>
          <table:table-cell office:value-type="float" office:value="0.00844854431242967" calcext:value-type="float">
            <text:p>0.00844854431243</text:p>
          </table:table-cell>
          <table:table-cell office:value-type="float" office:value="0.00373301965815144" calcext:value-type="float">
            <text:p>0.003733019658151</text:p>
          </table:table-cell>
        </table:table-row>
        <table:table-row table:style-name="ro1">
          <table:table-cell office:value-type="float" office:value="42.2247833410899" calcext:value-type="float">
            <text:p>42.2247833410899</text:p>
          </table:table-cell>
          <table:table-cell office:value-type="float" office:value="5.08456365267436" calcext:value-type="float">
            <text:p>5.0845636526743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91030477753792" calcext:value-type="float">
            <text:p>0.991030477753792</text:p>
          </table:table-cell>
          <table:table-cell office:value-type="string" calcext:value-type="string">
            <text:p>ExtraTreesClassifier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63" calcext:value-type="float">
            <text:p>263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96282527881041" calcext:value-type="float">
            <text:p>0.99628252788104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2.37668087441898" calcext:value-type="float">
            <text:p>2.37668087441898</text:p>
          </table:table-cell>
          <table:table-cell office:value-type="float" office:value="1.47268728781889" calcext:value-type="float">
            <text:p>1.47268728781889</text:p>
          </table:table-cell>
          <table:table-cell office:value-type="float" office:value="0.00844854431242967" calcext:value-type="float">
            <text:p>0.00844854431243</text:p>
          </table:table-cell>
          <table:table-cell office:value-type="float" office:value="0.00373301965815144" calcext:value-type="float">
            <text:p>0.003733019658151</text:p>
          </table:table-cell>
        </table:table-row>
        <table:table-row table:style-name="ro1">
          <table:table-cell office:value-type="float" office:value="40.8106614748637" calcext:value-type="float">
            <text:p>40.8106614748637</text:p>
          </table:table-cell>
          <table:table-cell office:value-type="float" office:value="5.8324015935262" calcext:value-type="float">
            <text:p>5.832401593526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91030477753792" calcext:value-type="float">
            <text:p>0.991030477753792</text:p>
          </table:table-cell>
          <table:table-cell office:value-type="string" calcext:value-type="string">
            <text:p>ExtraTreesClassifier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63" calcext:value-type="float">
            <text:p>263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96282527881041" calcext:value-type="float">
            <text:p>0.99628252788104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3.18463493144183" calcext:value-type="float">
            <text:p>3.18463493144183</text:p>
          </table:table-cell>
          <table:table-cell office:value-type="float" office:value="1.18679746263814" calcext:value-type="float">
            <text:p>1.18679746263814</text:p>
          </table:table-cell>
          <table:table-cell office:value-type="float" office:value="0.00844854431242967" calcext:value-type="float">
            <text:p>0.00844854431243</text:p>
          </table:table-cell>
          <table:table-cell office:value-type="float" office:value="0.00373301965815144" calcext:value-type="float">
            <text:p>0.003733019658151</text:p>
          </table:table-cell>
        </table:table-row>
        <table:table-row table:style-name="ro1">
          <table:table-cell office:value-type="float" office:value="40.1927155653636" calcext:value-type="float">
            <text:p>40.1927155653636</text:p>
          </table:table-cell>
          <table:table-cell office:value-type="float" office:value="5.96229871114095" calcext:value-type="float">
            <text:p>5.9622987111409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91030477753792" calcext:value-type="float">
            <text:p>0.991030477753792</text:p>
          </table:table-cell>
          <table:table-cell office:value-type="string" calcext:value-type="string">
            <text:p>ExtraTreesClassifier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63" calcext:value-type="float">
            <text:p>263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96282527881041" calcext:value-type="float">
            <text:p>0.99628252788104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1.87179119724993" calcext:value-type="float">
            <text:p>1.87179119724993</text:p>
          </table:table-cell>
          <table:table-cell office:value-type="float" office:value="1.38402472750449" calcext:value-type="float">
            <text:p>1.38402472750449</text:p>
          </table:table-cell>
          <table:table-cell office:value-type="float" office:value="0.00844854431242967" calcext:value-type="float">
            <text:p>0.00844854431243</text:p>
          </table:table-cell>
          <table:table-cell office:value-type="float" office:value="0.00373301965815144" calcext:value-type="float">
            <text:p>0.003733019658151</text:p>
          </table:table-cell>
        </table:table-row>
        <table:table-row table:style-name="ro1">
          <table:table-cell office:value-type="float" office:value="41.2969381014506" calcext:value-type="float">
            <text:p>41.2969381014506</text:p>
          </table:table-cell>
          <table:table-cell office:value-type="float" office:value="5.22473621368408" calcext:value-type="float">
            <text:p>5.22473621368408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91030477753792" calcext:value-type="float">
            <text:p>0.991030477753792</text:p>
          </table:table-cell>
          <table:table-cell office:value-type="string" calcext:value-type="string">
            <text:p>ExtraTreesClassifier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63" calcext:value-type="float">
            <text:p>263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96282527881041" calcext:value-type="float">
            <text:p>0.99628252788104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2.16232612916419" calcext:value-type="float">
            <text:p>2.16232612916419</text:p>
          </table:table-cell>
          <table:table-cell office:value-type="float" office:value="0.938411791361176" calcext:value-type="float">
            <text:p>0.938411791361176</text:p>
          </table:table-cell>
          <table:table-cell office:value-type="float" office:value="0.00844854431242967" calcext:value-type="float">
            <text:p>0.00844854431243</text:p>
          </table:table-cell>
          <table:table-cell office:value-type="float" office:value="0.00373301965815144" calcext:value-type="float">
            <text:p>0.003733019658151</text:p>
          </table:table-cell>
        </table:table-row>
        <table:table-row table:style-name="ro1">
          <table:table-cell office:value-type="float" office:value="41.5003057320913" calcext:value-type="float">
            <text:p>41.5003057320913</text:p>
          </table:table-cell>
          <table:table-cell office:value-type="float" office:value="5.87286329269409" calcext:value-type="float">
            <text:p>5.87286329269409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91030477753792" calcext:value-type="float">
            <text:p>0.991030477753792</text:p>
          </table:table-cell>
          <table:table-cell office:value-type="string" calcext:value-type="string">
            <text:p>ExtraTreesClassifier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63" calcext:value-type="float">
            <text:p>263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96282527881041" calcext:value-type="float">
            <text:p>0.99628252788104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0.393885624616291" calcext:value-type="float">
            <text:p>0.393885624616291</text:p>
          </table:table-cell>
          <table:table-cell office:value-type="float" office:value="1.22816715866707" calcext:value-type="float">
            <text:p>1.22816715866707</text:p>
          </table:table-cell>
          <table:table-cell office:value-type="float" office:value="0.00844854431242967" calcext:value-type="float">
            <text:p>0.00844854431243</text:p>
          </table:table-cell>
          <table:table-cell office:value-type="float" office:value="0.00373301965815144" calcext:value-type="float">
            <text:p>0.003733019658151</text:p>
          </table:table-cell>
        </table:table-row>
        <table:table-row table:style-name="ro1">
          <table:table-cell office:value-type="float" office:value="40.2643493811289" calcext:value-type="float">
            <text:p>40.2643493811289</text:p>
          </table:table-cell>
          <table:table-cell office:value-type="float" office:value="6.55993946393331" calcext:value-type="float">
            <text:p>6.5599394639333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91030477753792" calcext:value-type="float">
            <text:p>0.991030477753792</text:p>
          </table:table-cell>
          <table:table-cell office:value-type="string" calcext:value-type="string">
            <text:p>ExtraTreesClassifier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63" calcext:value-type="float">
            <text:p>263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96282527881041" calcext:value-type="float">
            <text:p>0.99628252788104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2.0242102714084" calcext:value-type="float">
            <text:p>2.0242102714084</text:p>
          </table:table-cell>
          <table:table-cell office:value-type="float" office:value="0.36593335710509" calcext:value-type="float">
            <text:p>0.36593335710509</text:p>
          </table:table-cell>
          <table:table-cell office:value-type="float" office:value="0.00844854431242967" calcext:value-type="float">
            <text:p>0.00844854431243</text:p>
          </table:table-cell>
          <table:table-cell office:value-type="float" office:value="0.00373301965815144" calcext:value-type="float">
            <text:p>0.003733019658151</text:p>
          </table:table-cell>
        </table:table-row>
        <table:table-row table:style-name="ro1">
          <table:table-cell office:value-type="float" office:value="40.2190136114756" calcext:value-type="float">
            <text:p>40.2190136114756</text:p>
          </table:table-cell>
          <table:table-cell office:value-type="float" office:value="5.78351720174154" calcext:value-type="float">
            <text:p>5.7835172017415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91030477753792" calcext:value-type="float">
            <text:p>0.991030477753792</text:p>
          </table:table-cell>
          <table:table-cell office:value-type="string" calcext:value-type="string">
            <text:p>ExtraTreesClassifier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63" calcext:value-type="float">
            <text:p>263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96282527881041" calcext:value-type="float">
            <text:p>0.99628252788104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1.19607898854577" calcext:value-type="float">
            <text:p>1.19607898854577</text:p>
          </table:table-cell>
          <table:table-cell office:value-type="float" office:value="1.28541562783173" calcext:value-type="float">
            <text:p>1.28541562783173</text:p>
          </table:table-cell>
          <table:table-cell office:value-type="float" office:value="0.00844854431242967" calcext:value-type="float">
            <text:p>0.00844854431243</text:p>
          </table:table-cell>
          <table:table-cell office:value-type="float" office:value="0.00373301965815144" calcext:value-type="float">
            <text:p>0.003733019658151</text:p>
          </table:table-cell>
        </table:table-row>
        <table:table-row table:style-name="ro1">
          <table:table-cell office:value-type="float" office:value="41.2503902117411" calcext:value-type="float">
            <text:p>41.2503902117411</text:p>
          </table:table-cell>
          <table:table-cell office:value-type="float" office:value="5.81359624862671" calcext:value-type="float">
            <text:p>5.8135962486267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91030477753792" calcext:value-type="float">
            <text:p>0.991030477753792</text:p>
          </table:table-cell>
          <table:table-cell office:value-type="string" calcext:value-type="string">
            <text:p>ExtraTreesClassifier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63" calcext:value-type="float">
            <text:p>263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96282527881041" calcext:value-type="float">
            <text:p>0.996282527881041</text:p>
          </table:table-cell>
          <table:table-cell office:value-type="float" office:value="0.933085501858736" calcext:value-type="float">
            <text:p>0.933085501858736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87940630797774" calcext:value-type="float">
            <text:p>0.987940630797774</text:p>
          </table:table-cell>
          <table:table-cell office:value-type="float" office:value="1.75614406822925" calcext:value-type="float">
            <text:p>1.75614406822925</text:p>
          </table:table-cell>
          <table:table-cell office:value-type="float" office:value="1.41837238742502" calcext:value-type="float">
            <text:p>1.41837238742502</text:p>
          </table:table-cell>
          <table:table-cell office:value-type="float" office:value="0.00844854431242967" calcext:value-type="float">
            <text:p>0.00844854431243</text:p>
          </table:table-cell>
          <table:table-cell office:value-type="float" office:value="0.00373301965815144" calcext:value-type="float">
            <text:p>0.003733019658151</text:p>
          </table:table-cell>
        </table:table-row>
        <table:table-row table:style-name="ro1">
          <table:table-cell office:value-type="float" office:value="40.1751616001129" calcext:value-type="float">
            <text:p>40.1751616001129</text:p>
          </table:table-cell>
          <table:table-cell office:value-type="float" office:value="6.3355655670166" calcext:value-type="float">
            <text:p>6.335565567016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89481531037559" calcext:value-type="float">
            <text:p>0.989481531037559</text:p>
          </table:table-cell>
          <table:table-cell office:value-type="string" calcext:value-type="string">
            <text:p>ExtraTreesClassifier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63" calcext:value-type="float">
            <text:p>263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91635687732342" calcext:value-type="float">
            <text:p>0.991635687732342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90723562152133" calcext:value-type="float">
            <text:p>0.990723562152133</text:p>
          </table:table-cell>
          <table:table-cell office:value-type="float" office:value="0.923791821561338" calcext:value-type="float">
            <text:p>0.923791821561338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1.12631061113388" calcext:value-type="float">
            <text:p>1.12631061113388</text:p>
          </table:table-cell>
          <table:table-cell office:value-type="float" office:value="0.688682903120689" calcext:value-type="float">
            <text:p>0.688682903120689</text:p>
          </table:table-cell>
          <table:table-cell office:value-type="float" office:value="0.00772113719767188" calcext:value-type="float">
            <text:p>0.007721137197672</text:p>
          </table:table-cell>
          <table:table-cell office:value-type="float" office:value="0.0024301662488868" calcext:value-type="float">
            <text:p>0.002430166248887</text:p>
          </table:table-cell>
        </table:table-row>
      </table:table>
      <table:named-expressions/>
      <table:database-ranges>
        <table:database-range table:name="__Anonymous_Sheet_DB__0" table:target-range-address="search_results.A1:search_results.V274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1T12:19:18.565761809</dc:date>
    <meta:editing-duration>PT2M37S</meta:editing-duration>
    <meta:editing-cycles>1</meta:editing-cycles>
    <meta:document-statistic meta:table-count="1" meta:cell-count="6028" meta:object-count="2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4" style:family="chart" style:data-style-name="N0">
      <style:chart-properties chart:display-label="true" chart:logarithmic="false" chart:minimum="4" chart:maximum="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92" chart:maximum="1.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earch_results.U2:search_results.U274" chart:error-lower-range="search_results.U2:search_results.U274"/>
      <style:graphic-properties svg:stroke-width="0.08cm" svg:stroke-color="#ccff99" draw:fill-color="#ccff99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earch_results.U2:search_results.U274" chart:error-lower-range="search_results.U2:search_results.U274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earch_results.V2:search_results.V274" chart:error-lower-range="search_results.V2:search_results.V274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earch_results.V2:search_results.V274" chart:error-lower-range="search_results.V2:search_results.V274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008cm" svg:height="11.768cm" xlink:href=".." xlink:type="simple" chart:class="chart:scatter" chart:column-mapping="1" chart:style-name="ch1">
        <chart:legend chart:legend-position="end" svg:x="23.939cm" svg:y="5.336cm" style:legend-expansion="high" chart:style-name="ch2"/>
        <chart:plot-area chart:style-name="ch3" table:cell-range-address="search_results.C1:search_results.D274 search_results.F2:search_results.F274" chart:data-source-has-labels="row" svg:x="1.571cm" svg:y="0.235cm" svg:width="21.808cm" svg:height="10.317cm">
          <chartooo:coordinate-region svg:x="2.483cm" svg:y="0.434cm" svg:width="20.896cm" svg:height="9.471cm"/>
          <chart:axis chart:dimension="x" chart:name="primary-x" chart:style-name="ch4">
            <chart:title svg:x="11.637cm" svg:y="10.787cm" chart:style-name="ch5">
              <text:p>Max Depth</text:p>
            </chart:title>
          </chart:axis>
          <chart:axis chart:dimension="y" chart:name="primary-y" chart:style-name="ch6">
            <chart:title svg:x="0.451cm" svg:y="6.138cm" chart:style-name="ch7">
              <text:p>CV Score</text:p>
            </chart:title>
            <chart:grid chart:style-name="ch8" chart:class="major"/>
          </chart:axis>
          <chart:series chart:style-name="ch9" chart:values-cell-range-address="search_results.C2:search_results.C274" chart:label-cell-address="search_results.C1:search_results.C1" chart:class="chart:scatter">
            <chart:domain table:cell-range-address="search_results.F2:search_results.F274"/>
            <chart:error-indicator chart:style-name="ch10" chart:dimension="y"/>
            <chart:data-point chart:repeated="273"/>
          </chart:series>
          <chart:series chart:style-name="ch11" chart:values-cell-range-address="search_results.D2:search_results.D274" chart:label-cell-address="search_results.D1:search_results.D1" chart:class="chart:scatter">
            <chart:error-indicator chart:style-name="ch12" chart:dimension="y"/>
            <chart:data-point chart:repeated="27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U</text:p>
              </table:table-cell>
              <table:table-cell office:value-type="string">
                <text:p>Spalte U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V</text:p>
              </table:table-cell>
              <table:table-cell office:value-type="string">
                <text:p>Spalte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">
                <text:p>19</text:p>
                <draw:g>
                  <svg:desc>search_results.F2:search_results.F274</svg:desc>
                </draw:g>
              </table:table-cell>
              <table:table-cell office:value-type="float" office:value="0.943069306930693">
                <text:p>0.943069306930693</text:p>
                <draw:g>
                  <svg:desc>search_results.C2:search_results.C274</svg:desc>
                </draw:g>
              </table:table-cell>
              <table:table-cell office:value-type="float" office:value="0.00496806206266112">
                <text:p>0.00496806206266112</text:p>
                <draw:g>
                  <svg:desc>search_results.U2:search_results.U274</svg:desc>
                </draw:g>
              </table:table-cell>
              <table:table-cell office:value-type="float" office:value="0.00496806206266112">
                <text:p>0.00496806206266112</text:p>
                <draw:g>
                  <svg:desc>search_results.U2:search_results.U274</svg:desc>
                </draw:g>
              </table:table-cell>
              <table:table-cell office:value-type="float" office:value="0.998144137682109">
                <text:p>0.998144137682109</text:p>
                <draw:g>
                  <svg:desc>search_results.D2:search_results.D274</svg:desc>
                </draw:g>
              </table:table-cell>
              <table:table-cell office:value-type="float" office:value="0.000756714167677582">
                <text:p>0.000756714167677582</text:p>
                <draw:g>
                  <svg:desc>search_results.V2:search_results.V274</svg:desc>
                </draw:g>
              </table:table-cell>
              <table:table-cell office:value-type="float" office:value="0.000756714167677582">
                <text:p>0.000756714167677582</text:p>
                <draw:g>
                  <svg:desc>search_results.V2:search_results.V2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.00496806206266112">
                <text:p>0.00496806206266112</text:p>
              </table:table-cell>
              <table:table-cell office:value-type="float" office:value="0.00496806206266112">
                <text:p>0.00496806206266112</text:p>
              </table:table-cell>
              <table:table-cell office:value-type="float" office:value="0.994741627641256">
                <text:p>0.994741627641256</text:p>
              </table:table-cell>
              <table:table-cell office:value-type="float" office:value="0.00190388934972929">
                <text:p>0.00190388934972929</text:p>
              </table:table-cell>
              <table:table-cell office:value-type="float" office:value="0.00190388934972929">
                <text:p>0.00190388934972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55591246722974">
                <text:p>0.0055591246722974</text:p>
              </table:table-cell>
              <table:table-cell office:value-type="float" office:value="0.0055591246722974">
                <text:p>0.0055591246722974</text:p>
              </table:table-cell>
              <table:table-cell office:value-type="float" office:value="0.992266761385189">
                <text:p>0.992266761385189</text:p>
              </table:table-cell>
              <table:table-cell office:value-type="float" office:value="0.00315056593242043">
                <text:p>0.00315056593242043</text:p>
              </table:table-cell>
              <table:table-cell office:value-type="float" office:value="0.00315056593242043">
                <text:p>0.003150565932420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534821944266954">
                <text:p>0.00534821944266954</text:p>
              </table:table-cell>
              <table:table-cell office:value-type="float" office:value="0.00534821944266954">
                <text:p>0.00534821944266954</text:p>
              </table:table-cell>
              <table:table-cell office:value-type="float" office:value="0.996907279302394">
                <text:p>0.996907279302394</text:p>
              </table:table-cell>
              <table:table-cell office:value-type="float" office:value="0.00157590224359212">
                <text:p>0.00157590224359212</text:p>
              </table:table-cell>
              <table:table-cell office:value-type="float" office:value="0.00157590224359212">
                <text:p>0.00157590224359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410695386021916">
                <text:p>0.00410695386021916</text:p>
              </table:table-cell>
              <table:table-cell office:value-type="float" office:value="0.00410695386021916">
                <text:p>0.00410695386021916</text:p>
              </table:table-cell>
              <table:table-cell office:value-type="float" office:value="0.998144137682109">
                <text:p>0.998144137682109</text:p>
              </table:table-cell>
              <table:table-cell office:value-type="float" office:value="0.000756714167677582">
                <text:p>0.000756714167677582</text:p>
              </table:table-cell>
              <table:table-cell office:value-type="float" office:value="0.000756714167677582">
                <text:p>0.000756714167677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410695386021916">
                <text:p>0.00410695386021916</text:p>
              </table:table-cell>
              <table:table-cell office:value-type="float" office:value="0.00410695386021916">
                <text:p>0.00410695386021916</text:p>
              </table:table-cell>
              <table:table-cell office:value-type="float" office:value="0.998453352277038">
                <text:p>0.998453352277038</text:p>
              </table:table-cell>
              <table:table-cell office:value-type="float" office:value="0.000874184822640237">
                <text:p>0.000874184822640237</text:p>
              </table:table-cell>
              <table:table-cell office:value-type="float" office:value="0.000874184822640237">
                <text:p>0.0008741848226402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553801096975747">
                <text:p>0.00553801096975747</text:p>
              </table:table-cell>
              <table:table-cell office:value-type="float" office:value="0.00553801096975747">
                <text:p>0.00553801096975747</text:p>
              </table:table-cell>
              <table:table-cell office:value-type="float" office:value="0.995979060769289">
                <text:p>0.995979060769289</text:p>
              </table:table-cell>
              <table:table-cell office:value-type="float" office:value="0.00157511325796496">
                <text:p>0.00157511325796496</text:p>
              </table:table-cell>
              <table:table-cell office:value-type="float" office:value="0.00157511325796496">
                <text:p>0.00157511325796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553801096975747">
                <text:p>0.00553801096975747</text:p>
              </table:table-cell>
              <table:table-cell office:value-type="float" office:value="0.00553801096975747">
                <text:p>0.00553801096975747</text:p>
              </table:table-cell>
              <table:table-cell office:value-type="float" office:value="0.997525708492251">
                <text:p>0.997525708492251</text:p>
              </table:table-cell>
              <table:table-cell office:value-type="float" office:value="0.00157612777516027">
                <text:p>0.00157612777516027</text:p>
              </table:table-cell>
              <table:table-cell office:value-type="float" office:value="0.00157612777516027">
                <text:p>0.001576127775160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553801096975747">
                <text:p>0.00553801096975747</text:p>
              </table:table-cell>
              <table:table-cell office:value-type="float" office:value="0.00553801096975747">
                <text:p>0.00553801096975747</text:p>
              </table:table-cell>
              <table:table-cell office:value-type="float" office:value="0.998453352277038">
                <text:p>0.998453352277038</text:p>
              </table:table-cell>
              <table:table-cell office:value-type="float" office:value="0.000436482656966294">
                <text:p>0.000436482656966294</text:p>
              </table:table-cell>
              <table:table-cell office:value-type="float" office:value="0.000436482656966294">
                <text:p>0.0004364826569662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61485864121551">
                <text:p>0.0061485864121551</text:p>
              </table:table-cell>
              <table:table-cell office:value-type="float" office:value="0.0061485864121551">
                <text:p>0.0061485864121551</text:p>
              </table:table-cell>
              <table:table-cell office:value-type="float" office:value="0.999071781466895">
                <text:p>0.999071781466895</text:p>
              </table:table-cell>
              <table:table-cell office:value-type="float" office:value="0.000757418414730899">
                <text:p>0.000757418414730899</text:p>
              </table:table-cell>
              <table:table-cell office:value-type="float" office:value="0.000757418414730899">
                <text:p>0.000757418414730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670314434988371">
                <text:p>0.00670314434988371</text:p>
              </table:table-cell>
              <table:table-cell office:value-type="float" office:value="0.00670314434988371">
                <text:p>0.00670314434988371</text:p>
              </table:table-cell>
              <table:table-cell office:value-type="float" office:value="0.998453352277038">
                <text:p>0.998453352277038</text:p>
              </table:table-cell>
              <table:table-cell office:value-type="float" office:value="0.000874184822640237">
                <text:p>0.000874184822640237</text:p>
              </table:table-cell>
              <table:table-cell office:value-type="float" office:value="0.000874184822640237">
                <text:p>0.0008741848226402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410695386021916">
                <text:p>0.00410695386021916</text:p>
              </table:table-cell>
              <table:table-cell office:value-type="float" office:value="0.00410695386021916">
                <text:p>0.00410695386021916</text:p>
              </table:table-cell>
              <table:table-cell office:value-type="float" office:value="0.998453352277038">
                <text:p>0.998453352277038</text:p>
              </table:table-cell>
              <table:table-cell office:value-type="float" office:value="0.000874184822640237">
                <text:p>0.000874184822640237</text:p>
              </table:table-cell>
              <table:table-cell office:value-type="float" office:value="0.000874184822640237">
                <text:p>0.000874184822640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472476879699556">
                <text:p>0.00472476879699556</text:p>
              </table:table-cell>
              <table:table-cell office:value-type="float" office:value="0.00472476879699556">
                <text:p>0.00472476879699556</text:p>
              </table:table-cell>
              <table:table-cell office:value-type="float" office:value="0.996598064707465">
                <text:p>0.996598064707465</text:p>
              </table:table-cell>
              <table:table-cell office:value-type="float" office:value="0.00174836907846267">
                <text:p>0.00174836907846267</text:p>
              </table:table-cell>
              <table:table-cell office:value-type="float" office:value="0.00174836907846267">
                <text:p>0.001748369078462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621776915078369">
                <text:p>0.00621776915078369</text:p>
              </table:table-cell>
              <table:table-cell office:value-type="float" office:value="0.00621776915078369">
                <text:p>0.00621776915078369</text:p>
              </table:table-cell>
              <table:table-cell office:value-type="float" office:value="0.998762566871967">
                <text:p>0.998762566871967</text:p>
              </table:table-cell>
              <table:table-cell office:value-type="float" office:value="0.000436889632480393">
                <text:p>0.000436889632480393</text:p>
              </table:table-cell>
              <table:table-cell office:value-type="float" office:value="0.000436889632480393">
                <text:p>0.0004368896324803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583607928167895">
                <text:p>0.00583607928167895</text:p>
              </table:table-cell>
              <table:table-cell office:value-type="float" office:value="0.00583607928167895">
                <text:p>0.00583607928167895</text:p>
              </table:table-cell>
              <table:table-cell office:value-type="float" office:value="0.997525708492251">
                <text:p>0.997525708492251</text:p>
              </table:table-cell>
              <table:table-cell office:value-type="float" office:value="0.00115620706407945">
                <text:p>0.00115620706407945</text:p>
              </table:table-cell>
              <table:table-cell office:value-type="float" office:value="0.00115620706407945">
                <text:p>0.001156207064079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771946746940886">
                <text:p>0.00771946746940886</text:p>
              </table:table-cell>
              <table:table-cell office:value-type="float" office:value="0.00771946746940886">
                <text:p>0.00771946746940886</text:p>
              </table:table-cell>
              <table:table-cell office:value-type="float" office:value="0.997215919149005">
                <text:p>0.997215919149005</text:p>
              </table:table-cell>
              <table:table-cell office:value-type="float" office:value="0.000756010575434137">
                <text:p>0.000756010575434137</text:p>
              </table:table-cell>
              <table:table-cell office:value-type="float" office:value="0.000756010575434137">
                <text:p>0.0007560105754341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691825967084404">
                <text:p>0.00691825967084404</text:p>
              </table:table-cell>
              <table:table-cell office:value-type="float" office:value="0.00691825967084404">
                <text:p>0.00691825967084404</text:p>
              </table:table-cell>
              <table:table-cell office:value-type="float" office:value="0.998453352277038">
                <text:p>0.998453352277038</text:p>
              </table:table-cell>
              <table:table-cell office:value-type="float" office:value="0.000436482656966294">
                <text:p>0.000436482656966294</text:p>
              </table:table-cell>
              <table:table-cell office:value-type="float" office:value="0.000436482656966294">
                <text:p>0.000436482656966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617928231362733">
                <text:p>0.00617928231362733</text:p>
              </table:table-cell>
              <table:table-cell office:value-type="float" office:value="0.00617928231362733">
                <text:p>0.00617928231362733</text:p>
              </table:table-cell>
              <table:table-cell office:value-type="float" office:value="0.995050842236185">
                <text:p>0.995050842236185</text:p>
              </table:table-cell>
              <table:table-cell office:value-type="float" office:value="0.00157432429658493">
                <text:p>0.00157432429658493</text:p>
              </table:table-cell>
              <table:table-cell office:value-type="float" office:value="0.00157432429658493">
                <text:p>0.001574324296584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540598630507473">
                <text:p>0.00540598630507473</text:p>
              </table:table-cell>
              <table:table-cell office:value-type="float" office:value="0.00540598630507473">
                <text:p>0.00540598630507473</text:p>
              </table:table-cell>
              <table:table-cell office:value-type="float" office:value="0.999071781466895">
                <text:p>0.999071781466895</text:p>
              </table:table-cell>
              <table:table-cell office:value-type="float" office:value="0.000757418414730899">
                <text:p>0.000757418414730899</text:p>
              </table:table-cell>
              <table:table-cell office:value-type="float" office:value="0.000757418414730899">
                <text:p>0.0007574184147308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472476879699556">
                <text:p>0.00472476879699556</text:p>
              </table:table-cell>
              <table:table-cell office:value-type="float" office:value="0.00472476879699556">
                <text:p>0.00472476879699556</text:p>
              </table:table-cell>
              <table:table-cell office:value-type="float" office:value="0.999380996061824">
                <text:p>0.999380996061824</text:p>
              </table:table-cell>
              <table:table-cell office:value-type="float" office:value="0.000437702448293132">
                <text:p>0.000437702448293132</text:p>
              </table:table-cell>
              <table:table-cell office:value-type="float" office:value="0.000437702448293132">
                <text:p>0.0004377024482931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709848676483036">
                <text:p>0.00709848676483036</text:p>
              </table:table-cell>
              <table:table-cell office:value-type="float" office:value="0.00709848676483036">
                <text:p>0.00709848676483036</text:p>
              </table:table-cell>
              <table:table-cell office:value-type="float" office:value="0.998453352277038">
                <text:p>0.998453352277038</text:p>
              </table:table-cell>
              <table:table-cell office:value-type="float" office:value="0.000874184822640237">
                <text:p>0.000874184822640237</text:p>
              </table:table-cell>
              <table:table-cell office:value-type="float" office:value="0.000874184822640237">
                <text:p>0.0008741848226402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725871409174308">
                <text:p>0.00725871409174308</text:p>
              </table:table-cell>
              <table:table-cell office:value-type="float" office:value="0.00725871409174308">
                <text:p>0.00725871409174308</text:p>
              </table:table-cell>
              <table:table-cell office:value-type="float" office:value="0.998144137682109">
                <text:p>0.998144137682109</text:p>
              </table:table-cell>
              <table:table-cell office:value-type="float" office:value="0.000756714167677582">
                <text:p>0.000756714167677582</text:p>
              </table:table-cell>
              <table:table-cell office:value-type="float" office:value="0.000756714167677582">
                <text:p>0.0007567141676775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583607928167895">
                <text:p>0.00583607928167895</text:p>
              </table:table-cell>
              <table:table-cell office:value-type="float" office:value="0.00583607928167895">
                <text:p>0.00583607928167895</text:p>
              </table:table-cell>
              <table:table-cell office:value-type="float" office:value="0.998762566871967">
                <text:p>0.998762566871967</text:p>
              </table:table-cell>
              <table:table-cell office:value-type="float" office:value="0.00115682174062092">
                <text:p>0.00115682174062092</text:p>
              </table:table-cell>
              <table:table-cell office:value-type="float" office:value="0.00115682174062092">
                <text:p>0.001156821740620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472476879699556">
                <text:p>0.00472476879699556</text:p>
              </table:table-cell>
              <table:table-cell office:value-type="float" office:value="0.00472476879699556">
                <text:p>0.00472476879699556</text:p>
              </table:table-cell>
              <table:table-cell office:value-type="float" office:value="0.998453352277038">
                <text:p>0.998453352277038</text:p>
              </table:table-cell>
              <table:table-cell office:value-type="float" office:value="0.000874184822640237">
                <text:p>0.000874184822640237</text:p>
              </table:table-cell>
              <table:table-cell office:value-type="float" office:value="0.000874184822640237">
                <text:p>0.0008741848226402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621776915078369">
                <text:p>0.00621776915078369</text:p>
              </table:table-cell>
              <table:table-cell office:value-type="float" office:value="0.00621776915078369">
                <text:p>0.00621776915078369</text:p>
              </table:table-cell>
              <table:table-cell office:value-type="float" office:value="0.991029328257156">
                <text:p>0.991029328257156</text:p>
              </table:table-cell>
              <table:table-cell office:value-type="float" office:value="0.00242994072841554">
                <text:p>0.00242994072841554</text:p>
              </table:table-cell>
              <table:table-cell office:value-type="float" office:value="0.00242994072841554">
                <text:p>0.002429940728415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472476879699556">
                <text:p>0.00472476879699556</text:p>
              </table:table-cell>
              <table:table-cell office:value-type="float" office:value="0.00472476879699556">
                <text:p>0.00472476879699556</text:p>
              </table:table-cell>
              <table:table-cell office:value-type="float" office:value="0.992885765323365">
                <text:p>0.992885765323365</text:p>
              </table:table-cell>
              <table:table-cell office:value-type="float" office:value="0.0026570251078593">
                <text:p>0.0026570251078593</text:p>
              </table:table-cell>
              <table:table-cell office:value-type="float" office:value="0.0026570251078593">
                <text:p>0.00265702510785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709848676483036">
                <text:p>0.00709848676483036</text:p>
              </table:table-cell>
              <table:table-cell office:value-type="float" office:value="0.00709848676483036">
                <text:p>0.00709848676483036</text:p>
              </table:table-cell>
              <table:table-cell office:value-type="float" office:value="0.996906704554076">
                <text:p>0.996906704554076</text:p>
              </table:table-cell>
              <table:table-cell office:value-type="float" office:value="0.00115574669959796">
                <text:p>0.00115574669959796</text:p>
              </table:table-cell>
              <table:table-cell office:value-type="float" office:value="0.00115574669959796">
                <text:p>0.001155746699597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390756353955157">
                <text:p>0.00390756353955157</text:p>
              </table:table-cell>
              <table:table-cell office:value-type="float" office:value="0.00390756353955157">
                <text:p>0.00390756353955157</text:p>
              </table:table-cell>
              <table:table-cell office:value-type="float" office:value="0.996288850112536">
                <text:p>0.996288850112536</text:p>
              </table:table-cell>
              <table:table-cell office:value-type="float" office:value="0.00200314144546964">
                <text:p>0.00200314144546964</text:p>
              </table:table-cell>
              <table:table-cell office:value-type="float" office:value="0.00200314144546964">
                <text:p>0.00200314144546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497127128171058">
                <text:p>0.00497127128171058</text:p>
              </table:table-cell>
              <table:table-cell office:value-type="float" office:value="0.00497127128171058">
                <text:p>0.00497127128171058</text:p>
              </table:table-cell>
              <table:table-cell office:value-type="float" office:value="0.997525708492251">
                <text:p>0.997525708492251</text:p>
              </table:table-cell>
              <table:table-cell office:value-type="float" office:value="0.00157612777516027">
                <text:p>0.00157612777516027</text:p>
              </table:table-cell>
              <table:table-cell office:value-type="float" office:value="0.00157612777516027">
                <text:p>0.001576127775160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360119936971497">
                <text:p>0.00360119936971497</text:p>
              </table:table-cell>
              <table:table-cell office:value-type="float" office:value="0.00360119936971497">
                <text:p>0.00360119936971497</text:p>
              </table:table-cell>
              <table:table-cell office:value-type="float" office:value="0.997525708492251">
                <text:p>0.997525708492251</text:p>
              </table:table-cell>
              <table:table-cell office:value-type="float" office:value="0.00157612777516027">
                <text:p>0.00157612777516027</text:p>
              </table:table-cell>
              <table:table-cell office:value-type="float" office:value="0.00157612777516027">
                <text:p>0.001576127775160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640708601344908">
                <text:p>0.00640708601344908</text:p>
              </table:table-cell>
              <table:table-cell office:value-type="float" office:value="0.00640708601344908">
                <text:p>0.00640708601344908</text:p>
              </table:table-cell>
              <table:table-cell office:value-type="float" office:value="0.989482680534194">
                <text:p>0.989482680534194</text:p>
              </table:table-cell>
              <table:table-cell office:value-type="float" office:value="0.00388260819717383">
                <text:p>0.00388260819717383</text:p>
              </table:table-cell>
              <table:table-cell office:value-type="float" office:value="0.00388260819717383">
                <text:p>0.003882608197173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">
                <text:p>19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622497672835305">
                <text:p>0.00622497672835305</text:p>
              </table:table-cell>
              <table:table-cell office:value-type="float" office:value="0.00622497672835305">
                <text:p>0.00622497672835305</text:p>
              </table:table-cell>
              <table:table-cell office:value-type="float" office:value="0.991028753508838">
                <text:p>0.991028753508838</text:p>
              </table:table-cell>
              <table:table-cell office:value-type="float" office:value="0.00230965212735635">
                <text:p>0.00230965212735635</text:p>
              </table:table-cell>
              <table:table-cell office:value-type="float" office:value="0.00230965212735635">
                <text:p>0.002309652127356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">
                <text:p>19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622497672835305">
                <text:p>0.00622497672835305</text:p>
              </table:table-cell>
              <table:table-cell office:value-type="float" office:value="0.00622497672835305">
                <text:p>0.00622497672835305</text:p>
              </table:table-cell>
              <table:table-cell office:value-type="float" office:value="0.994123198451398">
                <text:p>0.994123198451398</text:p>
              </table:table-cell>
              <table:table-cell office:value-type="float" office:value="0.00315169223537415">
                <text:p>0.00315169223537415</text:p>
              </table:table-cell>
              <table:table-cell office:value-type="float" office:value="0.00315169223537415">
                <text:p>0.003151692235374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692473818489385">
                <text:p>0.00692473818489385</text:p>
              </table:table-cell>
              <table:table-cell office:value-type="float" office:value="0.00692473818489385">
                <text:p>0.00692473818489385</text:p>
              </table:table-cell>
              <table:table-cell office:value-type="float" office:value="0.996288275364218">
                <text:p>0.996288275364218</text:p>
              </table:table-cell>
              <table:table-cell office:value-type="float" office:value="0.00151342833535516">
                <text:p>0.00151342833535516</text:p>
              </table:table-cell>
              <table:table-cell office:value-type="float" office:value="0.00151342833535516">
                <text:p>0.001513428335355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620612871664334">
                <text:p>0.00620612871664334</text:p>
              </table:table-cell>
              <table:table-cell office:value-type="float" office:value="0.00620612871664334">
                <text:p>0.00620612871664334</text:p>
              </table:table-cell>
              <table:table-cell office:value-type="float" office:value="0.998762566871967">
                <text:p>0.998762566871967</text:p>
              </table:table-cell>
              <table:table-cell office:value-type="float" office:value="0.000436889632480393">
                <text:p>0.000436889632480393</text:p>
              </table:table-cell>
              <table:table-cell office:value-type="float" office:value="0.000436889632480393">
                <text:p>0.0004368896324803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">
                <text:p>22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622497672835305">
                <text:p>0.00622497672835305</text:p>
              </table:table-cell>
              <table:table-cell office:value-type="float" office:value="0.00622497672835305">
                <text:p>0.00622497672835305</text:p>
              </table:table-cell>
              <table:table-cell office:value-type="float" office:value="0.998144137682109">
                <text:p>0.998144137682109</text:p>
              </table:table-cell>
              <table:table-cell office:value-type="float" office:value="0.000756714167677582">
                <text:p>0.000756714167677582</text:p>
              </table:table-cell>
              <table:table-cell office:value-type="float" office:value="0.000756714167677582">
                <text:p>0.0007567141676775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">
                <text:p>23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640708601344908">
                <text:p>0.00640708601344908</text:p>
              </table:table-cell>
              <table:table-cell office:value-type="float" office:value="0.00640708601344908">
                <text:p>0.00640708601344908</text:p>
              </table:table-cell>
              <table:table-cell office:value-type="float" office:value="0.99783492308718">
                <text:p>0.99783492308718</text:p>
              </table:table-cell>
              <table:table-cell office:value-type="float" office:value="0.000873778130798401">
                <text:p>0.000873778130798401</text:p>
              </table:table-cell>
              <table:table-cell office:value-type="float" office:value="0.000873778130798401">
                <text:p>0.0008737781307984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">
                <text:p>24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541427465010369">
                <text:p>0.00541427465010369</text:p>
              </table:table-cell>
              <table:table-cell office:value-type="float" office:value="0.00541427465010369">
                <text:p>0.00541427465010369</text:p>
              </table:table-cell>
              <table:table-cell office:value-type="float" office:value="0.996906704554076">
                <text:p>0.996906704554076</text:p>
              </table:table-cell>
              <table:table-cell office:value-type="float" office:value="0.00115574669959796">
                <text:p>0.00115574669959796</text:p>
              </table:table-cell>
              <table:table-cell office:value-type="float" office:value="0.00115574669959796">
                <text:p>0.001155746699597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463617583022108">
                <text:p>0.00463617583022108</text:p>
              </table:table-cell>
              <table:table-cell office:value-type="float" office:value="0.00463617583022108">
                <text:p>0.00463617583022108</text:p>
              </table:table-cell>
              <table:table-cell office:value-type="float" office:value="0.994432987794645">
                <text:p>0.994432987794645</text:p>
              </table:table-cell>
              <table:table-cell office:value-type="float" office:value="0.00262214720926107">
                <text:p>0.00262214720926107</text:p>
              </table:table-cell>
              <table:table-cell office:value-type="float" office:value="0.00262214720926107">
                <text:p>0.002622147209261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411014531352981">
                <text:p>0.00411014531352981</text:p>
              </table:table-cell>
              <table:table-cell office:value-type="float" office:value="0.00411014531352981">
                <text:p>0.00411014531352981</text:p>
              </table:table-cell>
              <table:table-cell office:value-type="float" office:value="0.997525708492251">
                <text:p>0.997525708492251</text:p>
              </table:table-cell>
              <table:table-cell office:value-type="float" office:value="0.00157612777516027">
                <text:p>0.00157612777516027</text:p>
              </table:table-cell>
              <table:table-cell office:value-type="float" office:value="0.00157612777516027">
                <text:p>0.001576127775160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411014531352981">
                <text:p>0.00411014531352981</text:p>
              </table:table-cell>
              <table:table-cell office:value-type="float" office:value="0.00411014531352981">
                <text:p>0.00411014531352981</text:p>
              </table:table-cell>
              <table:table-cell office:value-type="float" office:value="0.995050842236185">
                <text:p>0.995050842236185</text:p>
              </table:table-cell>
              <table:table-cell office:value-type="float" office:value="0.00190416936731534">
                <text:p>0.00190416936731534</text:p>
              </table:table-cell>
              <table:table-cell office:value-type="float" office:value="0.00190416936731534">
                <text:p>0.001904169367315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">
                <text:p>18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704103973941528">
                <text:p>0.00704103973941528</text:p>
              </table:table-cell>
              <table:table-cell office:value-type="float" office:value="0.00704103973941528">
                <text:p>0.00704103973941528</text:p>
              </table:table-cell>
              <table:table-cell office:value-type="float" office:value="0.986079595745023">
                <text:p>0.986079595745023</text:p>
              </table:table-cell>
              <table:table-cell office:value-type="float" office:value="0.00378005287717068">
                <text:p>0.00378005287717068</text:p>
              </table:table-cell>
              <table:table-cell office:value-type="float" office:value="0.00378005287717068">
                <text:p>0.003780052877170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56224879607643">
                <text:p>0.00556224879607643</text:p>
              </table:table-cell>
              <table:table-cell office:value-type="float" office:value="0.00556224879607643">
                <text:p>0.00556224879607643</text:p>
              </table:table-cell>
              <table:table-cell office:value-type="float" office:value="0.991647182698696">
                <text:p>0.991647182698696</text:p>
              </table:table-cell>
              <table:table-cell office:value-type="float" office:value="0.00262093261584216">
                <text:p>0.00262093261584216</text:p>
              </table:table-cell>
              <table:table-cell office:value-type="float" office:value="0.00262093261584216">
                <text:p>0.002620932615842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">
                <text:p>18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704103973941528">
                <text:p>0.00704103973941528</text:p>
              </table:table-cell>
              <table:table-cell office:value-type="float" office:value="0.00704103973941528">
                <text:p>0.00704103973941528</text:p>
              </table:table-cell>
              <table:table-cell office:value-type="float" office:value="0.993194979918294">
                <text:p>0.993194979918294</text:p>
              </table:table-cell>
              <table:table-cell office:value-type="float" office:value="0.00265729264258581">
                <text:p>0.00265729264258581</text:p>
              </table:table-cell>
              <table:table-cell office:value-type="float" office:value="0.00265729264258581">
                <text:p>0.002657292642585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">
                <text:p>18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704103973941528">
                <text:p>0.00704103973941528</text:p>
              </table:table-cell>
              <table:table-cell office:value-type="float" office:value="0.00704103973941528">
                <text:p>0.00704103973941528</text:p>
              </table:table-cell>
              <table:table-cell office:value-type="float" office:value="0.995360056831114">
                <text:p>0.995360056831114</text:p>
              </table:table-cell>
              <table:table-cell office:value-type="float" office:value="0.00151272468836635">
                <text:p>0.00151272468836635</text:p>
              </table:table-cell>
              <table:table-cell office:value-type="float" office:value="0.00151272468836635">
                <text:p>0.001512724688366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">
                <text:p>18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463617583022108">
                <text:p>0.00463617583022108</text:p>
              </table:table-cell>
              <table:table-cell office:value-type="float" office:value="0.00463617583022108">
                <text:p>0.00463617583022108</text:p>
              </table:table-cell>
              <table:table-cell office:value-type="float" office:value="0.996907279302394">
                <text:p>0.996907279302394</text:p>
              </table:table-cell>
              <table:table-cell office:value-type="float" office:value="0.00157590224359212">
                <text:p>0.00157590224359212</text:p>
              </table:table-cell>
              <table:table-cell office:value-type="float" office:value="0.00157590224359212">
                <text:p>0.001575902243592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">
                <text:p>18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463617583022108">
                <text:p>0.00463617583022108</text:p>
              </table:table-cell>
              <table:table-cell office:value-type="float" office:value="0.00463617583022108">
                <text:p>0.00463617583022108</text:p>
              </table:table-cell>
              <table:table-cell office:value-type="float" office:value="0.99783492308718">
                <text:p>0.99783492308718</text:p>
              </table:table-cell>
              <table:table-cell office:value-type="float" office:value="0.00115636076384651">
                <text:p>0.00115636076384651</text:p>
              </table:table-cell>
              <table:table-cell office:value-type="float" office:value="0.00115636076384651">
                <text:p>0.001156360763846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">
                <text:p>19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670637076082365">
                <text:p>0.00670637076082365</text:p>
              </table:table-cell>
              <table:table-cell office:value-type="float" office:value="0.00670637076082365">
                <text:p>0.00670637076082365</text:p>
              </table:table-cell>
              <table:table-cell office:value-type="float" office:value="0.995360056831114">
                <text:p>0.995360056831114</text:p>
              </table:table-cell>
              <table:table-cell office:value-type="float" office:value="0.00151272468836635">
                <text:p>0.00151272468836635</text:p>
              </table:table-cell>
              <table:table-cell office:value-type="float" office:value="0.00151272468836635">
                <text:p>0.001512724688366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">
                <text:p>19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670637076082365">
                <text:p>0.00670637076082365</text:p>
              </table:table-cell>
              <table:table-cell office:value-type="float" office:value="0.00670637076082365">
                <text:p>0.00670637076082365</text:p>
              </table:table-cell>
              <table:table-cell office:value-type="float" office:value="0.996288275364218">
                <text:p>0.996288275364218</text:p>
              </table:table-cell>
              <table:table-cell office:value-type="float" office:value="0.0013102607877647">
                <text:p>0.0013102607877647</text:p>
              </table:table-cell>
              <table:table-cell office:value-type="float" office:value="0.0013102607877647">
                <text:p>0.00131026078776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463617583022108">
                <text:p>0.00463617583022108</text:p>
              </table:table-cell>
              <table:table-cell office:value-type="float" office:value="0.00463617583022108">
                <text:p>0.00463617583022108</text:p>
              </table:table-cell>
              <table:table-cell office:value-type="float" office:value="0.982984576054146">
                <text:p>0.982984576054146</text:p>
              </table:table-cell>
              <table:table-cell office:value-type="float" office:value="0.00264995164929838">
                <text:p>0.00264995164929838</text:p>
              </table:table-cell>
              <table:table-cell office:value-type="float" office:value="0.00264995164929838">
                <text:p>0.002649951649298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">
                <text:p>20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766667491633859">
                <text:p>0.00766667491633859</text:p>
              </table:table-cell>
              <table:table-cell office:value-type="float" office:value="0.00766667491633859">
                <text:p>0.00766667491633859</text:p>
              </table:table-cell>
              <table:table-cell office:value-type="float" office:value="0.997525708492251">
                <text:p>0.997525708492251</text:p>
              </table:table-cell>
              <table:table-cell office:value-type="float" office:value="0.00115620706407945">
                <text:p>0.00115620706407945</text:p>
              </table:table-cell>
              <table:table-cell office:value-type="float" office:value="0.00115620706407945">
                <text:p>0.001156207064079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">
                <text:p>20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615141117265347">
                <text:p>0.00615141117265347</text:p>
              </table:table-cell>
              <table:table-cell office:value-type="float" office:value="0.00615141117265347">
                <text:p>0.00615141117265347</text:p>
              </table:table-cell>
              <table:table-cell office:value-type="float" office:value="0.99783492308718">
                <text:p>0.99783492308718</text:p>
              </table:table-cell>
              <table:table-cell office:value-type="float" office:value="0.000873778130798401">
                <text:p>0.000873778130798401</text:p>
              </table:table-cell>
              <table:table-cell office:value-type="float" office:value="0.000873778130798401">
                <text:p>0.0008737781307984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">
                <text:p>22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35146669187579">
                <text:p>0.00535146669187579</text:p>
              </table:table-cell>
              <table:table-cell office:value-type="float" office:value="0.00535146669187579">
                <text:p>0.00535146669187579</text:p>
              </table:table-cell>
              <table:table-cell office:value-type="float" office:value="0.979271127173411">
                <text:p>0.979271127173411</text:p>
              </table:table-cell>
              <table:table-cell office:value-type="float" office:value="0.00305297260873121">
                <text:p>0.00305297260873121</text:p>
              </table:table-cell>
              <table:table-cell office:value-type="float" office:value="0.00305297260873121">
                <text:p>0.003052972608731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615141117265347">
                <text:p>0.00615141117265347</text:p>
              </table:table-cell>
              <table:table-cell office:value-type="float" office:value="0.00615141117265347">
                <text:p>0.00615141117265347</text:p>
              </table:table-cell>
              <table:table-cell office:value-type="float" office:value="0.99071953891391">
                <text:p>0.99071953891391</text:p>
              </table:table-cell>
              <table:table-cell office:value-type="float" office:value="0.0027268123344339">
                <text:p>0.0027268123344339</text:p>
              </table:table-cell>
              <table:table-cell office:value-type="float" office:value="0.0027268123344339">
                <text:p>0.00272681233443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">
                <text:p>22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704103973941528">
                <text:p>0.00704103973941528</text:p>
              </table:table-cell>
              <table:table-cell office:value-type="float" office:value="0.00704103973941528">
                <text:p>0.00704103973941528</text:p>
              </table:table-cell>
              <table:table-cell office:value-type="float" office:value="0.996596915210829">
                <text:p>0.996596915210829</text:p>
              </table:table-cell>
              <table:table-cell office:value-type="float" office:value="0.000873374275416108">
                <text:p>0.000873374275416108</text:p>
              </table:table-cell>
              <table:table-cell office:value-type="float" office:value="0.000873374275416108">
                <text:p>0.0008733742754161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">
                <text:p>22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670637076082365">
                <text:p>0.00670637076082365</text:p>
              </table:table-cell>
              <table:table-cell office:value-type="float" office:value="0.00670637076082365">
                <text:p>0.00670637076082365</text:p>
              </table:table-cell>
              <table:table-cell office:value-type="float" office:value="0.997525708492251">
                <text:p>0.997525708492251</text:p>
              </table:table-cell>
              <table:table-cell office:value-type="float" office:value="0.00115620706407945">
                <text:p>0.00115620706407945</text:p>
              </table:table-cell>
              <table:table-cell office:value-type="float" office:value="0.00115620706407945">
                <text:p>0.001156207064079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">
                <text:p>23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35146669187579">
                <text:p>0.00535146669187579</text:p>
              </table:table-cell>
              <table:table-cell office:value-type="float" office:value="0.00535146669187579">
                <text:p>0.00535146669187579</text:p>
              </table:table-cell>
              <table:table-cell office:value-type="float" office:value="0.984531798525426">
                <text:p>0.984531798525426</text:p>
              </table:table-cell>
              <table:table-cell office:value-type="float" office:value="0.0030527729707911">
                <text:p>0.0030527729707911</text:p>
              </table:table-cell>
              <table:table-cell office:value-type="float" office:value="0.0030527729707911">
                <text:p>0.00305277297079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615141117265347">
                <text:p>0.00615141117265347</text:p>
              </table:table-cell>
              <table:table-cell office:value-type="float" office:value="0.00615141117265347">
                <text:p>0.00615141117265347</text:p>
              </table:table-cell>
              <table:table-cell office:value-type="float" office:value="0.995978486020971">
                <text:p>0.995978486020971</text:p>
              </table:table-cell>
              <table:table-cell office:value-type="float" office:value="0.00115513288085908">
                <text:p>0.00115513288085908</text:p>
              </table:table-cell>
              <table:table-cell office:value-type="float" office:value="0.00115513288085908">
                <text:p>0.001155132880859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">
                <text:p>24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56224879607643">
                <text:p>0.00556224879607643</text:p>
              </table:table-cell>
              <table:table-cell office:value-type="float" office:value="0.00556224879607643">
                <text:p>0.00556224879607643</text:p>
              </table:table-cell>
              <table:table-cell office:value-type="float" office:value="0.997525708492251">
                <text:p>0.997525708492251</text:p>
              </table:table-cell>
              <table:table-cell office:value-type="float" office:value="0.00115620706407945">
                <text:p>0.00115620706407945</text:p>
              </table:table-cell>
              <table:table-cell office:value-type="float" office:value="0.00115620706407945">
                <text:p>0.001156207064079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">
                <text:p>2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35146669187579">
                <text:p>0.00535146669187579</text:p>
              </table:table-cell>
              <table:table-cell office:value-type="float" office:value="0.00535146669187579">
                <text:p>0.00535146669187579</text:p>
              </table:table-cell>
              <table:table-cell office:value-type="float" office:value="0.986698024934881">
                <text:p>0.986698024934881</text:p>
              </table:table-cell>
              <table:table-cell office:value-type="float" office:value="0.0030535222219022">
                <text:p>0.0030535222219022</text:p>
              </table:table-cell>
              <table:table-cell office:value-type="float" office:value="0.0030535222219022">
                <text:p>0.00305352222190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">
                <text:p>2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411014531352981">
                <text:p>0.00411014531352981</text:p>
              </table:table-cell>
              <table:table-cell office:value-type="float" office:value="0.00411014531352981">
                <text:p>0.00411014531352981</text:p>
              </table:table-cell>
              <table:table-cell office:value-type="float" office:value="0.988244097909525">
                <text:p>0.988244097909525</text:p>
              </table:table-cell>
              <table:table-cell office:value-type="float" office:value="0.00230781196295541">
                <text:p>0.00230781196295541</text:p>
              </table:table-cell>
              <table:table-cell office:value-type="float" office:value="0.00230781196295541">
                <text:p>0.002307811962955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">
                <text:p>2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670637076082365">
                <text:p>0.00670637076082365</text:p>
              </table:table-cell>
              <table:table-cell office:value-type="float" office:value="0.00670637076082365">
                <text:p>0.00670637076082365</text:p>
              </table:table-cell>
              <table:table-cell office:value-type="float" office:value="0.997834348338862">
                <text:p>0.997834348338862</text:p>
              </table:table-cell>
              <table:table-cell office:value-type="float" office:value="0.000436484927398535">
                <text:p>0.000436484927398535</text:p>
              </table:table-cell>
              <table:table-cell office:value-type="float" office:value="0.000436484927398535">
                <text:p>0.0004364849273985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">
                <text:p>2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670637076082365">
                <text:p>0.00670637076082365</text:p>
              </table:table-cell>
              <table:table-cell office:value-type="float" office:value="0.00670637076082365">
                <text:p>0.00670637076082365</text:p>
              </table:table-cell>
              <table:table-cell office:value-type="float" office:value="0.998453352277038">
                <text:p>0.998453352277038</text:p>
              </table:table-cell>
              <table:table-cell office:value-type="float" office:value="0.000436482656966294">
                <text:p>0.000436482656966294</text:p>
              </table:table-cell>
              <table:table-cell office:value-type="float" office:value="0.000436482656966294">
                <text:p>0.0004364826569662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">
                <text:p>2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670637076082365">
                <text:p>0.00670637076082365</text:p>
              </table:table-cell>
              <table:table-cell office:value-type="float" office:value="0.00670637076082365">
                <text:p>0.00670637076082365</text:p>
              </table:table-cell>
              <table:table-cell office:value-type="float" office:value="0.998453352277038">
                <text:p>0.998453352277038</text:p>
              </table:table-cell>
              <table:table-cell office:value-type="float" office:value="0.000436482656966294">
                <text:p>0.000436482656966294</text:p>
              </table:table-cell>
              <table:table-cell office:value-type="float" office:value="0.000436482656966294">
                <text:p>0.0004364826569662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">
                <text:p>2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670637076082365">
                <text:p>0.00670637076082365</text:p>
              </table:table-cell>
              <table:table-cell office:value-type="float" office:value="0.00670637076082365">
                <text:p>0.00670637076082365</text:p>
              </table:table-cell>
              <table:table-cell office:value-type="float" office:value="0.998762566871967">
                <text:p>0.998762566871967</text:p>
              </table:table-cell>
              <table:table-cell office:value-type="float" office:value="0.000436889632480393">
                <text:p>0.000436889632480393</text:p>
              </table:table-cell>
              <table:table-cell office:value-type="float" office:value="0.000436889632480393">
                <text:p>0.0004368896324803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">
                <text:p>1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472784429976551">
                <text:p>0.00472784429976551</text:p>
              </table:table-cell>
              <table:table-cell office:value-type="float" office:value="0.00472784429976551">
                <text:p>0.00472784429976551</text:p>
              </table:table-cell>
              <table:table-cell office:value-type="float" office:value="0.995051416984502">
                <text:p>0.995051416984502</text:p>
              </table:table-cell>
              <table:table-cell office:value-type="float" office:value="0.00231241412815893">
                <text:p>0.00231241412815893</text:p>
              </table:table-cell>
              <table:table-cell office:value-type="float" office:value="0.00231241412815893">
                <text:p>0.002312414128158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447795665539848">
                <text:p>0.00447795665539848</text:p>
              </table:table-cell>
              <table:table-cell office:value-type="float" office:value="0.00447795665539848">
                <text:p>0.00447795665539848</text:p>
              </table:table-cell>
              <table:table-cell office:value-type="float" office:value="0.997525708492251">
                <text:p>0.997525708492251</text:p>
              </table:table-cell>
              <table:table-cell office:value-type="float" office:value="0.00157612777516027">
                <text:p>0.00157612777516027</text:p>
              </table:table-cell>
              <table:table-cell office:value-type="float" office:value="0.00157612777516027">
                <text:p>0.001576127775160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">
                <text:p>17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472784429976551">
                <text:p>0.00472784429976551</text:p>
              </table:table-cell>
              <table:table-cell office:value-type="float" office:value="0.00472784429976551">
                <text:p>0.00472784429976551</text:p>
              </table:table-cell>
              <table:table-cell office:value-type="float" office:value="0.992885190575047">
                <text:p>0.992885190575047</text:p>
              </table:table-cell>
              <table:table-cell office:value-type="float" office:value="0.00231087951903069">
                <text:p>0.00231087951903069</text:p>
              </table:table-cell>
              <table:table-cell office:value-type="float" office:value="0.00231087951903069">
                <text:p>0.002310879519030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">
                <text:p>17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583929901432956">
                <text:p>0.00583929901432956</text:p>
              </table:table-cell>
              <table:table-cell office:value-type="float" office:value="0.00583929901432956">
                <text:p>0.00583929901432956</text:p>
              </table:table-cell>
              <table:table-cell office:value-type="float" office:value="0.996288275364218">
                <text:p>0.996288275364218</text:p>
              </table:table-cell>
              <table:table-cell office:value-type="float" office:value="0.0013102607877647">
                <text:p>0.0013102607877647</text:p>
              </table:table-cell>
              <table:table-cell office:value-type="float" office:value="0.0013102607877647">
                <text:p>0.00131026078776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">
                <text:p>1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622079133303352">
                <text:p>0.00622079133303352</text:p>
              </table:table-cell>
              <table:table-cell office:value-type="float" office:value="0.00622079133303352">
                <text:p>0.00622079133303352</text:p>
              </table:table-cell>
              <table:table-cell office:value-type="float" office:value="0.982675361459217">
                <text:p>0.982675361459217</text:p>
              </table:table-cell>
              <table:table-cell office:value-type="float" office:value="0.00357123677030715">
                <text:p>0.00357123677030715</text:p>
              </table:table-cell>
              <table:table-cell office:value-type="float" office:value="0.00357123677030715">
                <text:p>0.003571236770307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622079133303352">
                <text:p>0.00622079133303352</text:p>
              </table:table-cell>
              <table:table-cell office:value-type="float" office:value="0.00622079133303352">
                <text:p>0.00622079133303352</text:p>
              </table:table-cell>
              <table:table-cell office:value-type="float" office:value="0.998453352277038">
                <text:p>0.998453352277038</text:p>
              </table:table-cell>
              <table:table-cell office:value-type="float" office:value="0.000436482656966294">
                <text:p>0.000436482656966294</text:p>
              </table:table-cell>
              <table:table-cell office:value-type="float" office:value="0.000436482656966294">
                <text:p>0.0004364826569662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">
                <text:p>19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844773051209311">
                <text:p>0.00844773051209311</text:p>
              </table:table-cell>
              <table:table-cell office:value-type="float" office:value="0.00844773051209311">
                <text:p>0.00844773051209311</text:p>
              </table:table-cell>
              <table:table-cell office:value-type="float" office:value="0.992886340071683">
                <text:p>0.992886340071683</text:p>
              </table:table-cell>
              <table:table-cell office:value-type="float" office:value="0.00381029586873479">
                <text:p>0.00381029586873479</text:p>
              </table:table-cell>
              <table:table-cell office:value-type="float" office:value="0.00381029586873479">
                <text:p>0.003810295868734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">
                <text:p>20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583929901432956">
                <text:p>0.00583929901432956</text:p>
              </table:table-cell>
              <table:table-cell office:value-type="float" office:value="0.00583929901432956">
                <text:p>0.00583929901432956</text:p>
              </table:table-cell>
              <table:table-cell office:value-type="float" office:value="0.979580916516657">
                <text:p>0.979580916516657</text:p>
              </table:table-cell>
              <table:table-cell office:value-type="float" office:value="0.00225889265276222">
                <text:p>0.00225889265276222</text:p>
              </table:table-cell>
              <table:table-cell office:value-type="float" office:value="0.00225889265276222">
                <text:p>0.002258892652762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">
                <text:p>20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622079133303352">
                <text:p>0.00622079133303352</text:p>
              </table:table-cell>
              <table:table-cell office:value-type="float" office:value="0.00622079133303352">
                <text:p>0.00622079133303352</text:p>
              </table:table-cell>
              <table:table-cell office:value-type="float" office:value="0.985769231653459">
                <text:p>0.985769231653459</text:p>
              </table:table-cell>
              <table:table-cell office:value-type="float" office:value="0.00265195276416117">
                <text:p>0.00265195276416117</text:p>
              </table:table-cell>
              <table:table-cell office:value-type="float" office:value="0.00265195276416117">
                <text:p>0.002651952764161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638403000027452">
                <text:p>0.00638403000027452</text:p>
              </table:table-cell>
              <table:table-cell office:value-type="float" office:value="0.00638403000027452">
                <text:p>0.00638403000027452</text:p>
              </table:table-cell>
              <table:table-cell office:value-type="float" office:value="0.988863676596019">
                <text:p>0.988863676596019</text:p>
              </table:table-cell>
              <table:table-cell office:value-type="float" office:value="0.0027246625221824">
                <text:p>0.0027246625221824</text:p>
              </table:table-cell>
              <table:table-cell office:value-type="float" office:value="0.0027246625221824">
                <text:p>0.0027246625221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">
                <text:p>20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772245360406357">
                <text:p>0.00772245360406357</text:p>
              </table:table-cell>
              <table:table-cell office:value-type="float" office:value="0.00772245360406357">
                <text:p>0.00772245360406357</text:p>
              </table:table-cell>
              <table:table-cell office:value-type="float" office:value="0.993504194513223">
                <text:p>0.993504194513223</text:p>
              </table:table-cell>
              <table:table-cell office:value-type="float" office:value="0.00226943883780685">
                <text:p>0.00226943883780685</text:p>
              </table:table-cell>
              <table:table-cell office:value-type="float" office:value="0.00226943883780685">
                <text:p>0.002269438837806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">
                <text:p>21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583929901432956">
                <text:p>0.00583929901432956</text:p>
              </table:table-cell>
              <table:table-cell office:value-type="float" office:value="0.00583929901432956">
                <text:p>0.00583929901432956</text:p>
              </table:table-cell>
              <table:table-cell office:value-type="float" office:value="0.979890131111586">
                <text:p>0.979890131111586</text:p>
              </table:table-cell>
              <table:table-cell office:value-type="float" office:value="0.0023022981409302">
                <text:p>0.0023022981409302</text:p>
              </table:table-cell>
              <table:table-cell office:value-type="float" office:value="0.0023022981409302">
                <text:p>0.00230229814093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">
                <text:p>21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583929901432956">
                <text:p>0.00583929901432956</text:p>
              </table:table-cell>
              <table:table-cell office:value-type="float" office:value="0.00583929901432956">
                <text:p>0.00583929901432956</text:p>
              </table:table-cell>
              <table:table-cell office:value-type="float" office:value="0.985150802463601">
                <text:p>0.985150802463601</text:p>
              </table:table-cell>
              <table:table-cell office:value-type="float" office:value="0.00302122880991175">
                <text:p>0.00302122880991175</text:p>
              </table:table-cell>
              <table:table-cell office:value-type="float" office:value="0.00302122880991175">
                <text:p>0.003021228809911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">
                <text:p>22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622079133303352">
                <text:p>0.00622079133303352</text:p>
              </table:table-cell>
              <table:table-cell office:value-type="float" office:value="0.00622079133303352">
                <text:p>0.00622079133303352</text:p>
              </table:table-cell>
              <table:table-cell office:value-type="float" office:value="0.994741627641256">
                <text:p>0.994741627641256</text:p>
              </table:table-cell>
              <table:table-cell office:value-type="float" office:value="0.00190388934972929">
                <text:p>0.00190388934972929</text:p>
              </table:table-cell>
              <table:table-cell office:value-type="float" office:value="0.00190388934972929">
                <text:p>0.001903889349729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710173401403661">
                <text:p>0.00710173401403661</text:p>
              </table:table-cell>
              <table:table-cell office:value-type="float" office:value="0.00710173401403661">
                <text:p>0.00710173401403661</text:p>
              </table:table-cell>
              <table:table-cell office:value-type="float" office:value="0.99783492308718">
                <text:p>0.99783492308718</text:p>
              </table:table-cell>
              <table:table-cell office:value-type="float" office:value="0.000873778130798401">
                <text:p>0.000873778130798401</text:p>
              </table:table-cell>
              <table:table-cell office:value-type="float" office:value="0.000873778130798401">
                <text:p>0.0008737781307984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">
                <text:p>23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447795665539848">
                <text:p>0.00447795665539848</text:p>
              </table:table-cell>
              <table:table-cell office:value-type="float" office:value="0.00447795665539848">
                <text:p>0.00447795665539848</text:p>
              </table:table-cell>
              <table:table-cell office:value-type="float" office:value="0.978961912578482">
                <text:p>0.978961912578482</text:p>
              </table:table-cell>
              <table:table-cell office:value-type="float" office:value="0.00349026401557877">
                <text:p>0.00349026401557877</text:p>
              </table:table-cell>
              <table:table-cell office:value-type="float" office:value="0.00349026401557877">
                <text:p>0.003490264015578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">
                <text:p>24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447795665539848">
                <text:p>0.00447795665539848</text:p>
              </table:table-cell>
              <table:table-cell office:value-type="float" office:value="0.00447795665539848">
                <text:p>0.00447795665539848</text:p>
              </table:table-cell>
              <table:table-cell office:value-type="float" office:value="0.978961912578482">
                <text:p>0.978961912578482</text:p>
              </table:table-cell>
              <table:table-cell office:value-type="float" office:value="0.00349026401557877">
                <text:p>0.00349026401557877</text:p>
              </table:table-cell>
              <table:table-cell office:value-type="float" office:value="0.00349026401557877">
                <text:p>0.003490264015578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">
                <text:p>24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472784429976551">
                <text:p>0.00472784429976551</text:p>
              </table:table-cell>
              <table:table-cell office:value-type="float" office:value="0.00472784429976551">
                <text:p>0.00472784429976551</text:p>
              </table:table-cell>
              <table:table-cell office:value-type="float" office:value="0.989791320380805">
                <text:p>0.989791320380805</text:p>
              </table:table-cell>
              <table:table-cell office:value-type="float" office:value="0.00272622751197716">
                <text:p>0.00272622751197716</text:p>
              </table:table-cell>
              <table:table-cell office:value-type="float" office:value="0.00272622751197716">
                <text:p>0.002726227511977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">
                <text:p>24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540867446500688">
                <text:p>0.00540867446500688</text:p>
              </table:table-cell>
              <table:table-cell office:value-type="float" office:value="0.00540867446500688">
                <text:p>0.00540867446500688</text:p>
              </table:table-cell>
              <table:table-cell office:value-type="float" office:value="0.992266761385189">
                <text:p>0.992266761385189</text:p>
              </table:table-cell>
              <table:table-cell office:value-type="float" office:value="0.00218241328483136">
                <text:p>0.00218241328483136</text:p>
              </table:table-cell>
              <table:table-cell office:value-type="float" office:value="0.00218241328483136">
                <text:p>0.002182413284831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">
                <text:p>24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540867446500688">
                <text:p>0.00540867446500688</text:p>
              </table:table-cell>
              <table:table-cell office:value-type="float" office:value="0.00540867446500688">
                <text:p>0.00540867446500688</text:p>
              </table:table-cell>
              <table:table-cell office:value-type="float" office:value="0.995050842236185">
                <text:p>0.995050842236185</text:p>
              </table:table-cell>
              <table:table-cell office:value-type="float" office:value="0.00190416936731534">
                <text:p>0.00190416936731534</text:p>
              </table:table-cell>
              <table:table-cell office:value-type="float" office:value="0.00190416936731534">
                <text:p>0.001904169367315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">
                <text:p>24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583929901432956">
                <text:p>0.00583929901432956</text:p>
              </table:table-cell>
              <table:table-cell office:value-type="float" office:value="0.00583929901432956">
                <text:p>0.00583929901432956</text:p>
              </table:table-cell>
              <table:table-cell office:value-type="float" office:value="0.998453352277038">
                <text:p>0.998453352277038</text:p>
              </table:table-cell>
              <table:table-cell office:value-type="float" office:value="0.000874184822640237">
                <text:p>0.000874184822640237</text:p>
              </table:table-cell>
              <table:table-cell office:value-type="float" office:value="0.000874184822640237">
                <text:p>0.0008741848226402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">
                <text:p>2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447795665539848">
                <text:p>0.00447795665539848</text:p>
              </table:table-cell>
              <table:table-cell office:value-type="float" office:value="0.00447795665539848">
                <text:p>0.00447795665539848</text:p>
              </table:table-cell>
              <table:table-cell office:value-type="float" office:value="0.978961912578482">
                <text:p>0.978961912578482</text:p>
              </table:table-cell>
              <table:table-cell office:value-type="float" office:value="0.00349026401557877">
                <text:p>0.00349026401557877</text:p>
              </table:table-cell>
              <table:table-cell office:value-type="float" office:value="0.00349026401557877">
                <text:p>0.003490264015578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">
                <text:p>1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360444661892116">
                <text:p>0.00360444661892116</text:p>
              </table:table-cell>
              <table:table-cell office:value-type="float" office:value="0.00360444661892116">
                <text:p>0.00360444661892116</text:p>
              </table:table-cell>
              <table:table-cell office:value-type="float" office:value="0.989174615435901">
                <text:p>0.989174615435901</text:p>
              </table:table-cell>
              <table:table-cell office:value-type="float" office:value="0.00462406028547933">
                <text:p>0.00462406028547933</text:p>
              </table:table-cell>
              <table:table-cell office:value-type="float" office:value="0.00462406028547933">
                <text:p>0.004624060285479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">
                <text:p>1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241473101715946">
                <text:p>0.00241473101715946</text:p>
              </table:table-cell>
              <table:table-cell office:value-type="float" office:value="0.00241473101715946">
                <text:p>0.00241473101715946</text:p>
              </table:table-cell>
              <table:table-cell office:value-type="float" office:value="0.992886340071683">
                <text:p>0.992886340071683</text:p>
              </table:table-cell>
              <table:table-cell office:value-type="float" office:value="0.00315101549549978">
                <text:p>0.00315101549549978</text:p>
              </table:table-cell>
              <table:table-cell office:value-type="float" office:value="0.00315101549549978">
                <text:p>0.003151015495499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497448055012003">
                <text:p>0.00497448055012003</text:p>
              </table:table-cell>
              <table:table-cell office:value-type="float" office:value="0.00497448055012003">
                <text:p>0.00497448055012003</text:p>
              </table:table-cell>
              <table:table-cell office:value-type="float" office:value="0.99783492308718">
                <text:p>0.99783492308718</text:p>
              </table:table-cell>
              <table:table-cell office:value-type="float" office:value="0.00115636076384651">
                <text:p>0.00115636076384651</text:p>
              </table:table-cell>
              <table:table-cell office:value-type="float" office:value="0.00115636076384651">
                <text:p>0.001156360763846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">
                <text:p>1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241473101715946">
                <text:p>0.00241473101715946</text:p>
              </table:table-cell>
              <table:table-cell office:value-type="float" office:value="0.00241473101715946">
                <text:p>0.00241473101715946</text:p>
              </table:table-cell>
              <table:table-cell office:value-type="float" office:value="0.998453352277038">
                <text:p>0.998453352277038</text:p>
              </table:table-cell>
              <table:table-cell office:value-type="float" office:value="0.000436482656966294">
                <text:p>0.000436482656966294</text:p>
              </table:table-cell>
              <table:table-cell office:value-type="float" office:value="0.000436482656966294">
                <text:p>0.0004364826569662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">
                <text:p>1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241473101715946">
                <text:p>0.00241473101715946</text:p>
              </table:table-cell>
              <table:table-cell office:value-type="float" office:value="0.00241473101715946">
                <text:p>0.00241473101715946</text:p>
              </table:table-cell>
              <table:table-cell office:value-type="float" office:value="0.998453352277038">
                <text:p>0.998453352277038</text:p>
              </table:table-cell>
              <table:table-cell office:value-type="float" office:value="0.000436482656966294">
                <text:p>0.000436482656966294</text:p>
              </table:table-cell>
              <table:table-cell office:value-type="float" office:value="0.000436482656966294">
                <text:p>0.0004364826569662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">
                <text:p>17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497448055012003">
                <text:p>0.00497448055012003</text:p>
              </table:table-cell>
              <table:table-cell office:value-type="float" office:value="0.00497448055012003">
                <text:p>0.00497448055012003</text:p>
              </table:table-cell>
              <table:table-cell office:value-type="float" office:value="0.996906704554076">
                <text:p>0.996906704554076</text:p>
              </table:table-cell>
              <table:table-cell office:value-type="float" office:value="0.000872965313932535">
                <text:p>0.000872965313932535</text:p>
              </table:table-cell>
              <table:table-cell office:value-type="float" office:value="0.000872965313932535">
                <text:p>0.0008729653139325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">
                <text:p>17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497448055012003">
                <text:p>0.00497448055012003</text:p>
              </table:table-cell>
              <table:table-cell office:value-type="float" office:value="0.00497448055012003">
                <text:p>0.00497448055012003</text:p>
              </table:table-cell>
              <table:table-cell office:value-type="float" office:value="0.998453352277038">
                <text:p>0.998453352277038</text:p>
              </table:table-cell>
              <table:table-cell office:value-type="float" office:value="0.000436482656966294">
                <text:p>0.000436482656966294</text:p>
              </table:table-cell>
              <table:table-cell office:value-type="float" office:value="0.000436482656966294">
                <text:p>0.000436482656966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">
                <text:p>18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692765743779491">
                <text:p>0.00692765743779491</text:p>
              </table:table-cell>
              <table:table-cell office:value-type="float" office:value="0.00692765743779491">
                <text:p>0.00692765743779491</text:p>
              </table:table-cell>
              <table:table-cell office:value-type="float" office:value="0.988553887252772">
                <text:p>0.988553887252772</text:p>
              </table:table-cell>
              <table:table-cell office:value-type="float" office:value="0.0023070390313649">
                <text:p>0.0023070390313649</text:p>
              </table:table-cell>
              <table:table-cell office:value-type="float" office:value="0.0023070390313649">
                <text:p>0.00230703903136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">
                <text:p>18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541722148097319">
                <text:p>0.00541722148097319</text:p>
              </table:table-cell>
              <table:table-cell office:value-type="float" office:value="0.00541722148097319">
                <text:p>0.00541722148097319</text:p>
              </table:table-cell>
              <table:table-cell office:value-type="float" office:value="0.995360056831114">
                <text:p>0.995360056831114</text:p>
              </table:table-cell>
              <table:table-cell office:value-type="float" office:value="0.00151272468836635">
                <text:p>0.00151272468836635</text:p>
              </table:table-cell>
              <table:table-cell office:value-type="float" office:value="0.00151272468836635">
                <text:p>0.001512724688366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">
                <text:p>18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620869972173784">
                <text:p>0.00620869972173784</text:p>
              </table:table-cell>
              <table:table-cell office:value-type="float" office:value="0.00620869972173784">
                <text:p>0.00620869972173784</text:p>
              </table:table-cell>
              <table:table-cell office:value-type="float" office:value="0.995979060769289">
                <text:p>0.995979060769289</text:p>
              </table:table-cell>
              <table:table-cell office:value-type="float" office:value="0.00157511325796496">
                <text:p>0.00157511325796496</text:p>
              </table:table-cell>
              <table:table-cell office:value-type="float" office:value="0.00157511325796496">
                <text:p>0.001575113257964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">
                <text:p>18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692765743779491">
                <text:p>0.00692765743779491</text:p>
              </table:table-cell>
              <table:table-cell office:value-type="float" office:value="0.00692765743779491">
                <text:p>0.00692765743779491</text:p>
              </table:table-cell>
              <table:table-cell office:value-type="float" office:value="0.998762566871967">
                <text:p>0.998762566871967</text:p>
              </table:table-cell>
              <table:table-cell office:value-type="float" office:value="0.000436889632480393">
                <text:p>0.000436889632480393</text:p>
              </table:table-cell>
              <table:table-cell office:value-type="float" office:value="0.000436889632480393">
                <text:p>0.0004368896324803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">
                <text:p>2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641024101183741">
                <text:p>0.00641024101183741</text:p>
              </table:table-cell>
              <table:table-cell office:value-type="float" office:value="0.00641024101183741">
                <text:p>0.00641024101183741</text:p>
              </table:table-cell>
              <table:table-cell office:value-type="float" office:value="0.992266761385189">
                <text:p>0.992266761385189</text:p>
              </table:table-cell>
              <table:table-cell office:value-type="float" office:value="0.00315056593242043">
                <text:p>0.00315056593242043</text:p>
              </table:table-cell>
              <table:table-cell office:value-type="float" office:value="0.00315056593242043">
                <text:p>0.003150565932420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">
                <text:p>2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541722148097319">
                <text:p>0.00541722148097319</text:p>
              </table:table-cell>
              <table:table-cell office:value-type="float" office:value="0.00541722148097319">
                <text:p>0.00541722148097319</text:p>
              </table:table-cell>
              <table:table-cell office:value-type="float" office:value="0.993195554666612">
                <text:p>0.993195554666612</text:p>
              </table:table-cell>
              <table:table-cell office:value-type="float" office:value="0.00305880417516177">
                <text:p>0.00305880417516177</text:p>
              </table:table-cell>
              <table:table-cell office:value-type="float" office:value="0.00305880417516177">
                <text:p>0.003058804175161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">
                <text:p>23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641024101183741">
                <text:p>0.00641024101183741</text:p>
              </table:table-cell>
              <table:table-cell office:value-type="float" office:value="0.00641024101183741">
                <text:p>0.00641024101183741</text:p>
              </table:table-cell>
              <table:table-cell office:value-type="float" office:value="0.997525708492251">
                <text:p>0.997525708492251</text:p>
              </table:table-cell>
              <table:table-cell office:value-type="float" office:value="0.00115620706407945">
                <text:p>0.00115620706407945</text:p>
              </table:table-cell>
              <table:table-cell office:value-type="float" office:value="0.00115620706407945">
                <text:p>0.001156207064079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">
                <text:p>24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641024101183741">
                <text:p>0.00641024101183741</text:p>
              </table:table-cell>
              <table:table-cell office:value-type="float" office:value="0.00641024101183741">
                <text:p>0.00641024101183741</text:p>
              </table:table-cell>
              <table:table-cell office:value-type="float" office:value="0.980508560301444">
                <text:p>0.980508560301444</text:p>
              </table:table-cell>
              <table:table-cell office:value-type="float" office:value="0.00261608527085603">
                <text:p>0.00261608527085603</text:p>
              </table:table-cell>
              <table:table-cell office:value-type="float" office:value="0.00261608527085603">
                <text:p>0.002616085270856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">
                <text:p>24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541722148097319">
                <text:p>0.00541722148097319</text:p>
              </table:table-cell>
              <table:table-cell office:value-type="float" office:value="0.00541722148097319">
                <text:p>0.00541722148097319</text:p>
              </table:table-cell>
              <table:table-cell office:value-type="float" office:value="0.986388810339952">
                <text:p>0.986388810339952</text:p>
              </table:table-cell>
              <table:table-cell office:value-type="float" office:value="0.0034081038020422">
                <text:p>0.0034081038020422</text:p>
              </table:table-cell>
              <table:table-cell office:value-type="float" office:value="0.0034081038020422">
                <text:p>0.00340810380204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">
                <text:p>2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541722148097319">
                <text:p>0.00541722148097319</text:p>
              </table:table-cell>
              <table:table-cell office:value-type="float" office:value="0.00541722148097319">
                <text:p>0.00541722148097319</text:p>
              </table:table-cell>
              <table:table-cell office:value-type="float" office:value="0.982984576054146">
                <text:p>0.982984576054146</text:p>
              </table:table-cell>
              <table:table-cell office:value-type="float" office:value="0.00314494097164479">
                <text:p>0.00314494097164479</text:p>
              </table:table-cell>
              <table:table-cell office:value-type="float" office:value="0.00314494097164479">
                <text:p>0.003144940971644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">
                <text:p>16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556537306081232">
                <text:p>0.00556537306081232</text:p>
              </table:table-cell>
              <table:table-cell office:value-type="float" office:value="0.00556537306081232">
                <text:p>0.00556537306081232</text:p>
              </table:table-cell>
              <table:table-cell office:value-type="float" office:value="0.992885765323365">
                <text:p>0.992885765323365</text:p>
              </table:table-cell>
              <table:table-cell office:value-type="float" office:value="0.0026570251078593">
                <text:p>0.0026570251078593</text:p>
              </table:table-cell>
              <table:table-cell office:value-type="float" office:value="0.0026570251078593">
                <text:p>0.00265702510785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">
                <text:p>16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273093658244385">
                <text:p>0.00273093658244385</text:p>
              </table:table-cell>
              <table:table-cell office:value-type="float" office:value="0.00273093658244385">
                <text:p>0.00273093658244385</text:p>
              </table:table-cell>
              <table:table-cell office:value-type="float" office:value="0.998453352277038">
                <text:p>0.998453352277038</text:p>
              </table:table-cell>
              <table:table-cell office:value-type="float" office:value="0.000436482656966294">
                <text:p>0.000436482656966294</text:p>
              </table:table-cell>
              <table:table-cell office:value-type="float" office:value="0.000436482656966294">
                <text:p>0.0004364826569662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">
                <text:p>1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556537306081232">
                <text:p>0.00556537306081232</text:p>
              </table:table-cell>
              <table:table-cell office:value-type="float" office:value="0.00556537306081232">
                <text:p>0.00556537306081232</text:p>
              </table:table-cell>
              <table:table-cell office:value-type="float" office:value="0.998453352277038">
                <text:p>0.998453352277038</text:p>
              </table:table-cell>
              <table:table-cell office:value-type="float" office:value="0.000874184822640237">
                <text:p>0.000874184822640237</text:p>
              </table:table-cell>
              <table:table-cell office:value-type="float" office:value="0.000874184822640237">
                <text:p>0.0008741848226402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">
                <text:p>1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15423634999569">
                <text:p>0.00615423634999569</text:p>
              </table:table-cell>
              <table:table-cell office:value-type="float" office:value="0.00615423634999569">
                <text:p>0.00615423634999569</text:p>
              </table:table-cell>
              <table:table-cell office:value-type="float" office:value="0.998762566871967">
                <text:p>0.998762566871967</text:p>
              </table:table-cell>
              <table:table-cell office:value-type="float" office:value="0.000436889632480393">
                <text:p>0.000436889632480393</text:p>
              </table:table-cell>
              <table:table-cell office:value-type="float" office:value="0.000436889632480393">
                <text:p>0.0004368896324803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">
                <text:p>17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15423634999569">
                <text:p>0.00615423634999569</text:p>
              </table:table-cell>
              <table:table-cell office:value-type="float" office:value="0.00615423634999569">
                <text:p>0.00615423634999569</text:p>
              </table:table-cell>
              <table:table-cell office:value-type="float" office:value="0.998762566871967">
                <text:p>0.998762566871967</text:p>
              </table:table-cell>
              <table:table-cell office:value-type="float" office:value="0.000436889632480393">
                <text:p>0.000436889632480393</text:p>
              </table:table-cell>
              <table:table-cell office:value-type="float" office:value="0.000436889632480393">
                <text:p>0.0004368896324803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">
                <text:p>19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556537306081232">
                <text:p>0.00556537306081232</text:p>
              </table:table-cell>
              <table:table-cell office:value-type="float" office:value="0.00556537306081232">
                <text:p>0.00556537306081232</text:p>
              </table:table-cell>
              <table:table-cell office:value-type="float" office:value="0.987935458062914">
                <text:p>0.987935458062914</text:p>
              </table:table-cell>
              <table:table-cell office:value-type="float" office:value="0.00346539864257726">
                <text:p>0.00346539864257726</text:p>
              </table:table-cell>
              <table:table-cell office:value-type="float" office:value="0.00346539864257726">
                <text:p>0.003465398642577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">
                <text:p>20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766949737390417">
                <text:p>0.00766949737390417</text:p>
              </table:table-cell>
              <table:table-cell office:value-type="float" office:value="0.00766949737390417">
                <text:p>0.00766949737390417</text:p>
              </table:table-cell>
              <table:table-cell office:value-type="float" office:value="0.995050842236185">
                <text:p>0.995050842236185</text:p>
              </table:table-cell>
              <table:table-cell office:value-type="float" office:value="0.00190416936731534">
                <text:p>0.00190416936731534</text:p>
              </table:table-cell>
              <table:table-cell office:value-type="float" office:value="0.00190416936731534">
                <text:p>0.001904169367315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">
                <text:p>2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70959719186913">
                <text:p>0.00670959719186913</text:p>
              </table:table-cell>
              <table:table-cell office:value-type="float" office:value="0.00670959719186913">
                <text:p>0.00670959719186913</text:p>
              </table:table-cell>
              <table:table-cell office:value-type="float" office:value="0.981747142926113">
                <text:p>0.981747142926113</text:p>
              </table:table-cell>
              <table:table-cell office:value-type="float" office:value="0.00264821123683121">
                <text:p>0.00264821123683121</text:p>
              </table:table-cell>
              <table:table-cell office:value-type="float" office:value="0.00264821123683121">
                <text:p>0.002648211236831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">
                <text:p>2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554274621168362">
                <text:p>0.00554274621168362</text:p>
              </table:table-cell>
              <table:table-cell office:value-type="float" office:value="0.00554274621168362">
                <text:p>0.00554274621168362</text:p>
              </table:table-cell>
              <table:table-cell office:value-type="float" office:value="0.99071953891391">
                <text:p>0.99071953891391</text:p>
              </table:table-cell>
              <table:table-cell office:value-type="float" office:value="0.00226732828015975">
                <text:p>0.00226732828015975</text:p>
              </table:table-cell>
              <table:table-cell office:value-type="float" office:value="0.00226732828015975">
                <text:p>0.002267328280159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">
                <text:p>22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704411288293517">
                <text:p>0.00704411288293517</text:p>
              </table:table-cell>
              <table:table-cell office:value-type="float" office:value="0.00704411288293517">
                <text:p>0.00704411288293517</text:p>
              </table:table-cell>
              <table:table-cell office:value-type="float" office:value="0.981746568177795">
                <text:p>0.981746568177795</text:p>
              </table:table-cell>
              <table:table-cell office:value-type="float" office:value="0.00230352256763068">
                <text:p>0.00230352256763068</text:p>
              </table:table-cell>
              <table:table-cell office:value-type="float" office:value="0.00230352256763068">
                <text:p>0.002303522567630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">
                <text:p>22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70959719186913">
                <text:p>0.00670959719186913</text:p>
              </table:table-cell>
              <table:table-cell office:value-type="float" office:value="0.00670959719186913">
                <text:p>0.00670959719186913</text:p>
              </table:table-cell>
              <table:table-cell office:value-type="float" office:value="0.984221434433862">
                <text:p>0.984221434433862</text:p>
              </table:table-cell>
              <table:table-cell office:value-type="float" office:value="0.00199597918547858">
                <text:p>0.00199597918547858</text:p>
              </table:table-cell>
              <table:table-cell office:value-type="float" office:value="0.00199597918547858">
                <text:p>0.001995979185478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">
                <text:p>22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70959719186913">
                <text:p>0.00670959719186913</text:p>
              </table:table-cell>
              <table:table-cell office:value-type="float" office:value="0.00670959719186913">
                <text:p>0.00670959719186913</text:p>
              </table:table-cell>
              <table:table-cell office:value-type="float" office:value="0.988244097909525">
                <text:p>0.988244097909525</text:p>
              </table:table-cell>
              <table:table-cell office:value-type="float" office:value="0.00230781196295541">
                <text:p>0.00230781196295541</text:p>
              </table:table-cell>
              <table:table-cell office:value-type="float" office:value="0.00230781196295541">
                <text:p>0.002307811962955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">
                <text:p>2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556537306081232">
                <text:p>0.00556537306081232</text:p>
              </table:table-cell>
              <table:table-cell office:value-type="float" office:value="0.00556537306081232">
                <text:p>0.00556537306081232</text:p>
              </table:table-cell>
              <table:table-cell office:value-type="float" office:value="0.986387660843316">
                <text:p>0.986387660843316</text:p>
              </table:table-cell>
              <table:table-cell office:value-type="float" office:value="0.00230658580324063">
                <text:p>0.00230658580324063</text:p>
              </table:table-cell>
              <table:table-cell office:value-type="float" office:value="0.00230658580324063">
                <text:p>0.002306585803240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">
                <text:p>2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556537306081232">
                <text:p>0.00556537306081232</text:p>
              </table:table-cell>
              <table:table-cell office:value-type="float" office:value="0.00556537306081232">
                <text:p>0.00556537306081232</text:p>
              </table:table-cell>
              <table:table-cell office:value-type="float" office:value="0.997216493897322">
                <text:p>0.997216493897322</text:p>
              </table:table-cell>
              <table:table-cell office:value-type="float" office:value="0.00151413209168194">
                <text:p>0.00151413209168194</text:p>
              </table:table-cell>
              <table:table-cell office:value-type="float" office:value="0.00151413209168194">
                <text:p>0.001514132091681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">
                <text:p>24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556537306081232">
                <text:p>0.00556537306081232</text:p>
              </table:table-cell>
              <table:table-cell office:value-type="float" office:value="0.00556537306081232">
                <text:p>0.00556537306081232</text:p>
              </table:table-cell>
              <table:table-cell office:value-type="float" office:value="0.983293790649075">
                <text:p>0.983293790649075</text:p>
              </table:table-cell>
              <table:table-cell office:value-type="float" office:value="0.00329425590829671">
                <text:p>0.00329425590829671</text:p>
              </table:table-cell>
              <table:table-cell office:value-type="float" office:value="0.00329425590829671">
                <text:p>0.003294255908296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">
                <text:p>25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556537306081232">
                <text:p>0.00556537306081232</text:p>
              </table:table-cell>
              <table:table-cell office:value-type="float" office:value="0.00556537306081232">
                <text:p>0.00556537306081232</text:p>
              </table:table-cell>
              <table:table-cell office:value-type="float" office:value="0.980817774896373">
                <text:p>0.980817774896373</text:p>
              </table:table-cell>
              <table:table-cell office:value-type="float" office:value="0.00217879665875654">
                <text:p>0.00217879665875654</text:p>
              </table:table-cell>
              <table:table-cell office:value-type="float" office:value="0.00217879665875654">
                <text:p>0.002178796658756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">
                <text:p>1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541136323817156">
                <text:p>0.00541136323817156</text:p>
              </table:table-cell>
              <table:table-cell office:value-type="float" office:value="0.00541136323817156">
                <text:p>0.00541136323817156</text:p>
              </table:table-cell>
              <table:table-cell office:value-type="float" office:value="0.987626818216303">
                <text:p>0.987626818216303</text:p>
              </table:table-cell>
              <table:table-cell office:value-type="float" office:value="0.00349186125573014">
                <text:p>0.00349186125573014</text:p>
              </table:table-cell>
              <table:table-cell office:value-type="float" office:value="0.00349186125573014">
                <text:p>0.003491861255730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">
                <text:p>1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325878243766391">
                <text:p>0.00325878243766391</text:p>
              </table:table-cell>
              <table:table-cell office:value-type="float" office:value="0.00325878243766391">
                <text:p>0.00325878243766391</text:p>
              </table:table-cell>
              <table:table-cell office:value-type="float" office:value="0.989171741694312">
                <text:p>0.989171741694312</text:p>
              </table:table-cell>
              <table:table-cell office:value-type="float" office:value="0.00157106629998351">
                <text:p>0.00157106629998351</text:p>
              </table:table-cell>
              <table:table-cell office:value-type="float" office:value="0.00157106629998351">
                <text:p>0.001571066299983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">
                <text:p>1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325878243766391">
                <text:p>0.00325878243766391</text:p>
              </table:table-cell>
              <table:table-cell office:value-type="float" office:value="0.00325878243766391">
                <text:p>0.00325878243766391</text:p>
              </table:table-cell>
              <table:table-cell office:value-type="float" office:value="0.998144137682109">
                <text:p>0.998144137682109</text:p>
              </table:table-cell>
              <table:table-cell office:value-type="float" office:value="0.000756714167677582">
                <text:p>0.000756714167677582</text:p>
              </table:table-cell>
              <table:table-cell office:value-type="float" office:value="0.000756714167677582">
                <text:p>0.0007567141676775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">
                <text:p>17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622381374199994">
                <text:p>0.00622381374199994</text:p>
              </table:table-cell>
              <table:table-cell office:value-type="float" office:value="0.00622381374199994">
                <text:p>0.00622381374199994</text:p>
              </table:table-cell>
              <table:table-cell office:value-type="float" office:value="0.982364997367653">
                <text:p>0.982364997367653</text:p>
              </table:table-cell>
              <table:table-cell office:value-type="float" office:value="0.00199492102555122">
                <text:p>0.00199492102555122</text:p>
              </table:table-cell>
              <table:table-cell office:value-type="float" office:value="0.00199492102555122">
                <text:p>0.001994921025551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">
                <text:p>17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622381374199994">
                <text:p>0.00622381374199994</text:p>
              </table:table-cell>
              <table:table-cell office:value-type="float" office:value="0.00622381374199994">
                <text:p>0.00622381374199994</text:p>
              </table:table-cell>
              <table:table-cell office:value-type="float" office:value="0.98638938508827">
                <text:p>0.98638938508827</text:p>
              </table:table-cell>
              <table:table-cell office:value-type="float" office:value="0.00416501598808311">
                <text:p>0.00416501598808311</text:p>
              </table:table-cell>
              <table:table-cell office:value-type="float" office:value="0.00416501598808311">
                <text:p>0.004165015988083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">
                <text:p>17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541136323817156">
                <text:p>0.00541136323817156</text:p>
              </table:table-cell>
              <table:table-cell office:value-type="float" office:value="0.00541136323817156">
                <text:p>0.00541136323817156</text:p>
              </table:table-cell>
              <table:table-cell office:value-type="float" office:value="0.998762566871967">
                <text:p>0.998762566871967</text:p>
              </table:table-cell>
              <table:table-cell office:value-type="float" office:value="0.000436889632480393">
                <text:p>0.000436889632480393</text:p>
              </table:table-cell>
              <table:table-cell office:value-type="float" office:value="0.000436889632480393">
                <text:p>0.000436889632480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">
                <text:p>1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726506535870324">
                <text:p>0.00726506535870324</text:p>
              </table:table-cell>
              <table:table-cell office:value-type="float" office:value="0.00726506535870324">
                <text:p>0.00726506535870324</text:p>
              </table:table-cell>
              <table:table-cell office:value-type="float" office:value="0.979581491264975">
                <text:p>0.979581491264975</text:p>
              </table:table-cell>
              <table:table-cell office:value-type="float" office:value="0.00301701022219673">
                <text:p>0.00301701022219673</text:p>
              </table:table-cell>
              <table:table-cell office:value-type="float" office:value="0.00301701022219673">
                <text:p>0.003017010222196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">
                <text:p>1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73092003207007">
                <text:p>0.00473092003207007</text:p>
              </table:table-cell>
              <table:table-cell office:value-type="float" office:value="0.00473092003207007">
                <text:p>0.00473092003207007</text:p>
              </table:table-cell>
              <table:table-cell office:value-type="float" office:value="0.983913369335568">
                <text:p>0.983913369335568</text:p>
              </table:table-cell>
              <table:table-cell office:value-type="float" office:value="0.0038790464401275">
                <text:p>0.0038790464401275</text:p>
              </table:table-cell>
              <table:table-cell office:value-type="float" office:value="0.0038790464401275">
                <text:p>0.00387904644012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">
                <text:p>2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58425187774377">
                <text:p>0.0058425187774377</text:p>
              </table:table-cell>
              <table:table-cell office:value-type="float" office:value="0.0058425187774377">
                <text:p>0.0058425187774377</text:p>
              </table:table-cell>
              <table:table-cell office:value-type="float" office:value="0.98236557211597">
                <text:p>0.98236557211597</text:p>
              </table:table-cell>
              <table:table-cell office:value-type="float" office:value="0.00272155314739857">
                <text:p>0.00272155314739857</text:p>
              </table:table-cell>
              <table:table-cell office:value-type="float" office:value="0.00272155314739857">
                <text:p>0.002721553147398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">
                <text:p>2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58425187774377">
                <text:p>0.0058425187774377</text:p>
              </table:table-cell>
              <table:table-cell office:value-type="float" office:value="0.0058425187774377">
                <text:p>0.0058425187774377</text:p>
              </table:table-cell>
              <table:table-cell office:value-type="float" office:value="0.989791895129123">
                <text:p>0.989791895129123</text:p>
              </table:table-cell>
              <table:table-cell office:value-type="float" office:value="0.00272544331134486">
                <text:p>0.00272544331134486</text:p>
              </table:table-cell>
              <table:table-cell office:value-type="float" office:value="0.00272544331134486">
                <text:p>0.002725443311344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">
                <text:p>2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73092003207007">
                <text:p>0.00473092003207007</text:p>
              </table:table-cell>
              <table:table-cell office:value-type="float" office:value="0.00473092003207007">
                <text:p>0.00473092003207007</text:p>
              </table:table-cell>
              <table:table-cell office:value-type="float" office:value="0.993194405169976">
                <text:p>0.993194405169976</text:p>
              </table:table-cell>
              <table:table-cell office:value-type="float" office:value="0.00157274644671255">
                <text:p>0.00157274644671255</text:p>
              </table:table-cell>
              <table:table-cell office:value-type="float" office:value="0.00157274644671255">
                <text:p>0.001572746446712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">
                <text:p>2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622381374199994">
                <text:p>0.00622381374199994</text:p>
              </table:table-cell>
              <table:table-cell office:value-type="float" office:value="0.00622381374199994">
                <text:p>0.00622381374199994</text:p>
              </table:table-cell>
              <table:table-cell office:value-type="float" office:value="0.995360631579431">
                <text:p>0.995360631579431</text:p>
              </table:table-cell>
              <table:table-cell office:value-type="float" office:value="0.00227084624115064">
                <text:p>0.00227084624115064</text:p>
              </table:table-cell>
              <table:table-cell office:value-type="float" office:value="0.00227084624115064">
                <text:p>0.002270846241150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">
                <text:p>10</text:p>
              </table:table-cell>
              <table:table-cell office:value-type="float" office:value="0.9375">
                <text:p>0.9375</text:p>
              </table:table-cell>
              <table:table-cell office:value-type="float" office:value="0.00898419965408666">
                <text:p>0.00898419965408666</text:p>
              </table:table-cell>
              <table:table-cell office:value-type="float" office:value="0.00898419965408666">
                <text:p>0.00898419965408666</text:p>
              </table:table-cell>
              <table:table-cell office:value-type="float" office:value="0.987006664781492">
                <text:p>0.987006664781492</text:p>
              </table:table-cell>
              <table:table-cell office:value-type="float" office:value="0.00199516045189971">
                <text:p>0.00199516045189971</text:p>
              </table:table-cell>
              <table:table-cell office:value-type="float" office:value="0.00199516045189971">
                <text:p>0.001995160451899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">
                <text:p>12</text:p>
              </table:table-cell>
              <table:table-cell office:value-type="float" office:value="0.9375">
                <text:p>0.9375</text:p>
              </table:table-cell>
              <table:table-cell office:value-type="float" office:value="0.00360769386812741">
                <text:p>0.00360769386812741</text:p>
              </table:table-cell>
              <table:table-cell office:value-type="float" office:value="0.00360769386812741">
                <text:p>0.00360769386812741</text:p>
              </table:table-cell>
              <table:table-cell office:value-type="float" office:value="0.995051416984502">
                <text:p>0.995051416984502</text:p>
              </table:table-cell>
              <table:table-cell office:value-type="float" office:value="0.00265862842138866">
                <text:p>0.00265862842138866</text:p>
              </table:table-cell>
              <table:table-cell office:value-type="float" office:value="0.00265862842138866">
                <text:p>0.002658628421388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">
                <text:p>12</text:p>
              </table:table-cell>
              <table:table-cell office:value-type="float" office:value="0.9375">
                <text:p>0.9375</text:p>
              </table:table-cell>
              <table:table-cell office:value-type="float" office:value="0.00391354966255974">
                <text:p>0.00391354966255974</text:p>
              </table:table-cell>
              <table:table-cell office:value-type="float" office:value="0.00391354966255974">
                <text:p>0.00391354966255974</text:p>
              </table:table-cell>
              <table:table-cell office:value-type="float" office:value="0.996288850112536">
                <text:p>0.996288850112536</text:p>
              </table:table-cell>
              <table:table-cell office:value-type="float" office:value="0.00273032372006899">
                <text:p>0.00273032372006899</text:p>
              </table:table-cell>
              <table:table-cell office:value-type="float" office:value="0.00273032372006899">
                <text:p>0.002730323720068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">
                <text:p>12</text:p>
              </table:table-cell>
              <table:table-cell office:value-type="float" office:value="0.9375">
                <text:p>0.9375</text:p>
              </table:table-cell>
              <table:table-cell office:value-type="float" office:value="0.00391354966255974">
                <text:p>0.00391354966255974</text:p>
              </table:table-cell>
              <table:table-cell office:value-type="float" office:value="0.00391354966255974">
                <text:p>0.00391354966255974</text:p>
              </table:table-cell>
              <table:table-cell office:value-type="float" office:value="0.996288850112536">
                <text:p>0.996288850112536</text:p>
              </table:table-cell>
              <table:table-cell office:value-type="float" office:value="0.00273032372006899">
                <text:p>0.00273032372006899</text:p>
              </table:table-cell>
              <table:table-cell office:value-type="float" office:value="0.00273032372006899">
                <text:p>0.002730323720068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">
                <text:p>12</text:p>
              </table:table-cell>
              <table:table-cell office:value-type="float" office:value="0.9375">
                <text:p>0.9375</text:p>
              </table:table-cell>
              <table:table-cell office:value-type="float" office:value="0.00391354966255974">
                <text:p>0.00391354966255974</text:p>
              </table:table-cell>
              <table:table-cell office:value-type="float" office:value="0.00391354966255974">
                <text:p>0.00391354966255974</text:p>
              </table:table-cell>
              <table:table-cell office:value-type="float" office:value="0.996288850112536">
                <text:p>0.996288850112536</text:p>
              </table:table-cell>
              <table:table-cell office:value-type="float" office:value="0.00273032372006899">
                <text:p>0.00273032372006899</text:p>
              </table:table-cell>
              <table:table-cell office:value-type="float" office:value="0.00273032372006899">
                <text:p>0.002730323720068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">
                <text:p>14</text:p>
              </table:table-cell>
              <table:table-cell office:value-type="float" office:value="0.9375">
                <text:p>0.9375</text:p>
              </table:table-cell>
              <table:table-cell office:value-type="float" office:value="0.00497768986779403">
                <text:p>0.00497768986779403</text:p>
              </table:table-cell>
              <table:table-cell office:value-type="float" office:value="0.00497768986779403">
                <text:p>0.00497768986779403</text:p>
              </table:table-cell>
              <table:table-cell office:value-type="float" office:value="0.990720688410545">
                <text:p>0.990720688410545</text:p>
              </table:table-cell>
              <table:table-cell office:value-type="float" office:value="0.00329747120128229">
                <text:p>0.00329747120128229</text:p>
              </table:table-cell>
              <table:table-cell office:value-type="float" office:value="0.00329747120128229">
                <text:p>0.003297471201282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">
                <text:p>14</text:p>
              </table:table-cell>
              <table:table-cell office:value-type="float" office:value="0.9375">
                <text:p>0.9375</text:p>
              </table:table-cell>
              <table:table-cell office:value-type="float" office:value="0.00497768986779403">
                <text:p>0.00497768986779403</text:p>
              </table:table-cell>
              <table:table-cell office:value-type="float" office:value="0.00497768986779403">
                <text:p>0.00497768986779403</text:p>
              </table:table-cell>
              <table:table-cell office:value-type="float" office:value="0.997216493897322">
                <text:p>0.997216493897322</text:p>
              </table:table-cell>
              <table:table-cell office:value-type="float" office:value="0.00200340759057352">
                <text:p>0.00200340759057352</text:p>
              </table:table-cell>
              <table:table-cell office:value-type="float" office:value="0.00200340759057352">
                <text:p>0.002003407590573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">
                <text:p>14</text:p>
              </table:table-cell>
              <table:table-cell office:value-type="float" office:value="0.9375">
                <text:p>0.9375</text:p>
              </table:table-cell>
              <table:table-cell office:value-type="float" office:value="0.00497768986779403">
                <text:p>0.00497768986779403</text:p>
              </table:table-cell>
              <table:table-cell office:value-type="float" office:value="0.00497768986779403">
                <text:p>0.00497768986779403</text:p>
              </table:table-cell>
              <table:table-cell office:value-type="float" office:value="0.998144137682109">
                <text:p>0.998144137682109</text:p>
              </table:table-cell>
              <table:table-cell office:value-type="float" office:value="0.000756714167677582">
                <text:p>0.000756714167677582</text:p>
              </table:table-cell>
              <table:table-cell office:value-type="float" office:value="0.000756714167677582">
                <text:p>0.0007567141676775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0.9375">
                <text:p>0.9375</text:p>
              </table:table-cell>
              <table:table-cell office:value-type="float" office:value="0.00497768986779403">
                <text:p>0.00497768986779403</text:p>
              </table:table-cell>
              <table:table-cell office:value-type="float" office:value="0.00497768986779403">
                <text:p>0.00497768986779403</text:p>
              </table:table-cell>
              <table:table-cell office:value-type="float" office:value="0.998144137682109">
                <text:p>0.998144137682109</text:p>
              </table:table-cell>
              <table:table-cell office:value-type="float" office:value="0.000756714167677582">
                <text:p>0.000756714167677582</text:p>
              </table:table-cell>
              <table:table-cell office:value-type="float" office:value="0.000756714167677582">
                <text:p>0.0007567141676775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">
                <text:p>15</text:p>
              </table:table-cell>
              <table:table-cell office:value-type="float" office:value="0.9375">
                <text:p>0.9375</text:p>
              </table:table-cell>
              <table:table-cell office:value-type="float" office:value="0.00391354966255974">
                <text:p>0.00391354966255974</text:p>
              </table:table-cell>
              <table:table-cell office:value-type="float" office:value="0.00391354966255974">
                <text:p>0.00391354966255974</text:p>
              </table:table-cell>
              <table:table-cell office:value-type="float" office:value="0.982366721612606">
                <text:p>0.982366721612606</text:p>
              </table:table-cell>
              <table:table-cell office:value-type="float" office:value="0.00346017466802596">
                <text:p>0.00346017466802596</text:p>
              </table:table-cell>
              <table:table-cell office:value-type="float" office:value="0.00346017466802596">
                <text:p>0.003460174668025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">
                <text:p>16</text:p>
              </table:table-cell>
              <table:table-cell office:value-type="float" office:value="0.9375">
                <text:p>0.9375</text:p>
              </table:table-cell>
              <table:table-cell office:value-type="float" office:value="0.00497768986779403">
                <text:p>0.00497768986779403</text:p>
              </table:table-cell>
              <table:table-cell office:value-type="float" office:value="0.00497768986779403">
                <text:p>0.00497768986779403</text:p>
              </table:table-cell>
              <table:table-cell office:value-type="float" office:value="0.986079020996706">
                <text:p>0.986079020996706</text:p>
              </table:table-cell>
              <table:table-cell office:value-type="float" office:value="0.00302193210050129">
                <text:p>0.00302193210050129</text:p>
              </table:table-cell>
              <table:table-cell office:value-type="float" office:value="0.00302193210050129">
                <text:p>0.003021932100501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">
                <text:p>16</text:p>
              </table:table-cell>
              <table:table-cell office:value-type="float" office:value="0.9375">
                <text:p>0.9375</text:p>
              </table:table-cell>
              <table:table-cell office:value-type="float" office:value="0.0024178141871862">
                <text:p>0.0024178141871862</text:p>
              </table:table-cell>
              <table:table-cell office:value-type="float" office:value="0.0024178141871862">
                <text:p>0.0024178141871862</text:p>
              </table:table-cell>
              <table:table-cell office:value-type="float" office:value="0.996288275364218">
                <text:p>0.996288275364218</text:p>
              </table:table-cell>
              <table:table-cell office:value-type="float" office:value="0.00151342833535516">
                <text:p>0.00151342833535516</text:p>
              </table:table-cell>
              <table:table-cell office:value-type="float" office:value="0.00151342833535516">
                <text:p>0.001513428335355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">
                <text:p>16</text:p>
              </table:table-cell>
              <table:table-cell office:value-type="float" office:value="0.9375">
                <text:p>0.9375</text:p>
              </table:table-cell>
              <table:table-cell office:value-type="float" office:value="0.0024178141871862">
                <text:p>0.0024178141871862</text:p>
              </table:table-cell>
              <table:table-cell office:value-type="float" office:value="0.0024178141871862">
                <text:p>0.0024178141871862</text:p>
              </table:table-cell>
              <table:table-cell office:value-type="float" office:value="0.998144137682109">
                <text:p>0.998144137682109</text:p>
              </table:table-cell>
              <table:table-cell office:value-type="float" office:value="0.000756714167677582">
                <text:p>0.000756714167677582</text:p>
              </table:table-cell>
              <table:table-cell office:value-type="float" office:value="0.000756714167677582">
                <text:p>0.0007567141676775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">
                <text:p>21</text:p>
              </table:table-cell>
              <table:table-cell office:value-type="float" office:value="0.9375">
                <text:p>0.9375</text:p>
              </table:table-cell>
              <table:table-cell office:value-type="float" office:value="0.0064133961023162">
                <text:p>0.0064133961023162</text:p>
              </table:table-cell>
              <table:table-cell office:value-type="float" office:value="0.0064133961023162">
                <text:p>0.0064133961023162</text:p>
              </table:table-cell>
              <table:table-cell office:value-type="float" office:value="0.988552737756136">
                <text:p>0.988552737756136</text:p>
              </table:table-cell>
              <table:table-cell office:value-type="float" office:value="0.00174472858466908">
                <text:p>0.00174472858466908</text:p>
              </table:table-cell>
              <table:table-cell office:value-type="float" office:value="0.00174472858466908">
                <text:p>0.001744728584669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">
                <text:p>21</text:p>
              </table:table-cell>
              <table:table-cell office:value-type="float" office:value="0.9375">
                <text:p>0.9375</text:p>
              </table:table-cell>
              <table:table-cell office:value-type="float" office:value="0.0069305769825316">
                <text:p>0.0069305769825316</text:p>
              </table:table-cell>
              <table:table-cell office:value-type="float" office:value="0.0069305769825316">
                <text:p>0.0069305769825316</text:p>
              </table:table-cell>
              <table:table-cell office:value-type="float" office:value="0.993194979918294">
                <text:p>0.993194979918294</text:p>
              </table:table-cell>
              <table:table-cell office:value-type="float" office:value="0.00265729264258581">
                <text:p>0.00265729264258581</text:p>
              </table:table-cell>
              <table:table-cell office:value-type="float" office:value="0.00265729264258581">
                <text:p>0.002657292642585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">
                <text:p>23</text:p>
              </table:table-cell>
              <table:table-cell office:value-type="float" office:value="0.9375">
                <text:p>0.9375</text:p>
              </table:table-cell>
              <table:table-cell office:value-type="float" office:value="0.00623147122676554">
                <text:p>0.00623147122676554</text:p>
              </table:table-cell>
              <table:table-cell office:value-type="float" office:value="0.00623147122676554">
                <text:p>0.00623147122676554</text:p>
              </table:table-cell>
              <table:table-cell office:value-type="float" office:value="0.991956972041943">
                <text:p>0.991956972041943</text:p>
              </table:table-cell>
              <table:table-cell office:value-type="float" office:value="0.00174430499413339">
                <text:p>0.00174430499413339</text:p>
              </table:table-cell>
              <table:table-cell office:value-type="float" office:value="0.00174430499413339">
                <text:p>0.001744304994133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312668788663891">
                <text:p>0.00312668788663891</text:p>
              </table:table-cell>
              <table:table-cell office:value-type="float" office:value="0.00312668788663891">
                <text:p>0.00312668788663891</text:p>
              </table:table-cell>
              <table:table-cell office:value-type="float" office:value="0.996288850112536">
                <text:p>0.996288850112536</text:p>
              </table:table-cell>
              <table:table-cell office:value-type="float" office:value="0.00273032372006899">
                <text:p>0.00273032372006899</text:p>
              </table:table-cell>
              <table:table-cell office:value-type="float" office:value="0.00273032372006899">
                <text:p>0.002730323720068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">
                <text:p>12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312668788663891">
                <text:p>0.00312668788663891</text:p>
              </table:table-cell>
              <table:table-cell office:value-type="float" office:value="0.00312668788663891">
                <text:p>0.00312668788663891</text:p>
              </table:table-cell>
              <table:table-cell office:value-type="float" office:value="0.996288850112536">
                <text:p>0.996288850112536</text:p>
              </table:table-cell>
              <table:table-cell office:value-type="float" office:value="0.00273032372006899">
                <text:p>0.00273032372006899</text:p>
              </table:table-cell>
              <table:table-cell office:value-type="float" office:value="0.00273032372006899">
                <text:p>0.002730323720068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">
                <text:p>14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464183569002769">
                <text:p>0.00464183569002769</text:p>
              </table:table-cell>
              <table:table-cell office:value-type="float" office:value="0.00464183569002769">
                <text:p>0.00464183569002769</text:p>
              </table:table-cell>
              <table:table-cell office:value-type="float" office:value="0.982675936207535">
                <text:p>0.982675936207535</text:p>
              </table:table-cell>
              <table:table-cell office:value-type="float" office:value="0.00314233738853499">
                <text:p>0.00314233738853499</text:p>
              </table:table-cell>
              <table:table-cell office:value-type="float" office:value="0.00314233738853499">
                <text:p>0.003142337388534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">
                <text:p>14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464183569002769">
                <text:p>0.00464183569002769</text:p>
              </table:table-cell>
              <table:table-cell office:value-type="float" office:value="0.00464183569002769">
                <text:p>0.00464183569002769</text:p>
              </table:table-cell>
              <table:table-cell office:value-type="float" office:value="0.993813983856469">
                <text:p>0.993813983856469</text:p>
              </table:table-cell>
              <table:table-cell office:value-type="float" office:value="0.00265775989351886">
                <text:p>0.00265775989351886</text:p>
              </table:table-cell>
              <table:table-cell office:value-type="float" office:value="0.00265775989351886">
                <text:p>0.002657759893518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">
                <text:p>14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411652848196386">
                <text:p>0.00411652848196386</text:p>
              </table:table-cell>
              <table:table-cell office:value-type="float" office:value="0.00411652848196386">
                <text:p>0.00411652848196386</text:p>
              </table:table-cell>
              <table:table-cell office:value-type="float" office:value="0.994741627641256">
                <text:p>0.994741627641256</text:p>
              </table:table-cell>
              <table:table-cell office:value-type="float" office:value="0.00190388934972929">
                <text:p>0.00190388934972929</text:p>
              </table:table-cell>
              <table:table-cell office:value-type="float" office:value="0.00190388934972929">
                <text:p>0.001903889349729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">
                <text:p>14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535796119028823">
                <text:p>0.00535796119028823</text:p>
              </table:table-cell>
              <table:table-cell office:value-type="float" office:value="0.00535796119028823">
                <text:p>0.00535796119028823</text:p>
              </table:table-cell>
              <table:table-cell office:value-type="float" office:value="0.996907279302394">
                <text:p>0.996907279302394</text:p>
              </table:table-cell>
              <table:table-cell office:value-type="float" office:value="0.00190547418506864">
                <text:p>0.00190547418506864</text:p>
              </table:table-cell>
              <table:table-cell office:value-type="float" office:value="0.00190547418506864">
                <text:p>0.001905474185068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">
                <text:p>14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535796119028823">
                <text:p>0.00535796119028823</text:p>
              </table:table-cell>
              <table:table-cell office:value-type="float" office:value="0.00535796119028823">
                <text:p>0.00535796119028823</text:p>
              </table:table-cell>
              <table:table-cell office:value-type="float" office:value="0.998144137682109">
                <text:p>0.998144137682109</text:p>
              </table:table-cell>
              <table:table-cell office:value-type="float" office:value="0.000756714167677582">
                <text:p>0.000756714167677582</text:p>
              </table:table-cell>
              <table:table-cell office:value-type="float" office:value="0.000756714167677582">
                <text:p>0.0007567141676775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">
                <text:p>15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312668788663891">
                <text:p>0.00312668788663891</text:p>
              </table:table-cell>
              <table:table-cell office:value-type="float" office:value="0.00312668788663891">
                <text:p>0.00312668788663891</text:p>
              </table:table-cell>
              <table:table-cell office:value-type="float" office:value="0.98700723952981">
                <text:p>0.98700723952981</text:p>
              </table:table-cell>
              <table:table-cell office:value-type="float" office:value="0.00272310100008702">
                <text:p>0.00272310100008702</text:p>
              </table:table-cell>
              <table:table-cell office:value-type="float" office:value="0.00272310100008702">
                <text:p>0.002723101000087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">
                <text:p>1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273418383165016">
                <text:p>0.00273418383165016</text:p>
              </table:table-cell>
              <table:table-cell office:value-type="float" office:value="0.00273418383165016">
                <text:p>0.00273418383165016</text:p>
              </table:table-cell>
              <table:table-cell office:value-type="float" office:value="0.99783492308718">
                <text:p>0.99783492308718</text:p>
              </table:table-cell>
              <table:table-cell office:value-type="float" office:value="0.000873778130798401">
                <text:p>0.000873778130798401</text:p>
              </table:table-cell>
              <table:table-cell office:value-type="float" office:value="0.000873778130798401">
                <text:p>0.0008737781307984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">
                <text:p>7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584573857095313">
                <text:p>0.00584573857095313</text:p>
              </table:table-cell>
              <table:table-cell office:value-type="float" office:value="0.00584573857095313">
                <text:p>0.00584573857095313</text:p>
              </table:table-cell>
              <table:table-cell office:value-type="float" office:value="0.986696875438246">
                <text:p>0.986696875438246</text:p>
              </table:table-cell>
              <table:table-cell office:value-type="float" office:value="0.00156722474133046">
                <text:p>0.00156722474133046</text:p>
              </table:table-cell>
              <table:table-cell office:value-type="float" office:value="0.00156722474133046">
                <text:p>0.001567224741330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">
                <text:p>10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872205877831052">
                <text:p>0.00872205877831052</text:p>
              </table:table-cell>
              <table:table-cell office:value-type="float" office:value="0.00872205877831052">
                <text:p>0.00872205877831052</text:p>
              </table:table-cell>
              <table:table-cell office:value-type="float" office:value="0.99195754679026">
                <text:p>0.99195754679026</text:p>
              </table:table-cell>
              <table:table-cell office:value-type="float" office:value="0.00243074361641253">
                <text:p>0.00243074361641253</text:p>
              </table:table-cell>
              <table:table-cell office:value-type="float" office:value="0.00243074361641253">
                <text:p>0.002430743616412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">
                <text:p>10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193802133437">
                <text:p>0.010193802133437</text:p>
              </table:table-cell>
              <table:table-cell office:value-type="float" office:value="0.010193802133437">
                <text:p>0.010193802133437</text:p>
              </table:table-cell>
              <table:table-cell office:value-type="float" office:value="0.994742202389574">
                <text:p>0.994742202389574</text:p>
              </table:table-cell>
              <table:table-cell office:value-type="float" office:value="0.00243315231996236">
                <text:p>0.00243315231996236</text:p>
              </table:table-cell>
              <table:table-cell office:value-type="float" office:value="0.00243315231996236">
                <text:p>0.002433152319962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">
                <text:p>10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193802133437">
                <text:p>0.010193802133437</text:p>
              </table:table-cell>
              <table:table-cell office:value-type="float" office:value="0.010193802133437">
                <text:p>0.010193802133437</text:p>
              </table:table-cell>
              <table:table-cell office:value-type="float" office:value="0.994742202389574">
                <text:p>0.994742202389574</text:p>
              </table:table-cell>
              <table:table-cell office:value-type="float" office:value="0.00243315231996236">
                <text:p>0.00243315231996236</text:p>
              </table:table-cell>
              <table:table-cell office:value-type="float" office:value="0.00243315231996236">
                <text:p>0.002433152319962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">
                <text:p>12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584573857095313">
                <text:p>0.00584573857095313</text:p>
              </table:table-cell>
              <table:table-cell office:value-type="float" office:value="0.00584573857095313">
                <text:p>0.00584573857095313</text:p>
              </table:table-cell>
              <table:table-cell office:value-type="float" office:value="0.989793044625758">
                <text:p>0.989793044625758</text:p>
              </table:table-cell>
              <table:table-cell office:value-type="float" office:value="0.00400388844187226">
                <text:p>0.00400388844187226</text:p>
              </table:table-cell>
              <table:table-cell office:value-type="float" office:value="0.00400388844187226">
                <text:p>0.004003888441872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448445115381092">
                <text:p>0.00448445115381092</text:p>
              </table:table-cell>
              <table:table-cell office:value-type="float" office:value="0.00448445115381092">
                <text:p>0.00448445115381092</text:p>
              </table:table-cell>
              <table:table-cell office:value-type="float" office:value="0.994123198451398">
                <text:p>0.994123198451398</text:p>
              </table:table-cell>
              <table:table-cell office:value-type="float" office:value="0.00231164616498722">
                <text:p>0.00231164616498722</text:p>
              </table:table-cell>
              <table:table-cell office:value-type="float" office:value="0.00231164616498722">
                <text:p>0.002311646164987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">
                <text:p>12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390398366591725">
                <text:p>0.00390398366591725</text:p>
              </table:table-cell>
              <table:table-cell office:value-type="float" office:value="0.00390398366591725">
                <text:p>0.00390398366591725</text:p>
              </table:table-cell>
              <table:table-cell office:value-type="float" office:value="0.995670420922678">
                <text:p>0.995670420922678</text:p>
              </table:table-cell>
              <table:table-cell office:value-type="float" office:value="0.00265922960107439">
                <text:p>0.00265922960107439</text:p>
              </table:table-cell>
              <table:table-cell office:value-type="float" office:value="0.00265922960107439">
                <text:p>0.002659229601074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">
                <text:p>14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448445115381092">
                <text:p>0.00448445115381092</text:p>
              </table:table-cell>
              <table:table-cell office:value-type="float" office:value="0.00448445115381092">
                <text:p>0.00448445115381092</text:p>
              </table:table-cell>
              <table:table-cell office:value-type="float" office:value="0.996598064707465">
                <text:p>0.996598064707465</text:p>
              </table:table-cell>
              <table:table-cell office:value-type="float" office:value="0.00190538091436503">
                <text:p>0.00190538091436503</text:p>
              </table:table-cell>
              <table:table-cell office:value-type="float" office:value="0.00190538091436503">
                <text:p>0.001905380914365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">
                <text:p>14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584573857095313">
                <text:p>0.00584573857095313</text:p>
              </table:table-cell>
              <table:table-cell office:value-type="float" office:value="0.00584573857095313">
                <text:p>0.00584573857095313</text:p>
              </table:table-cell>
              <table:table-cell office:value-type="float" office:value="0.998144137682109">
                <text:p>0.998144137682109</text:p>
              </table:table-cell>
              <table:table-cell office:value-type="float" office:value="0.000756714167677582">
                <text:p>0.000756714167677582</text:p>
              </table:table-cell>
              <table:table-cell office:value-type="float" office:value="0.000756714167677582">
                <text:p>0.0007567141676775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">
                <text:p>14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584573857095313">
                <text:p>0.00584573857095313</text:p>
              </table:table-cell>
              <table:table-cell office:value-type="float" office:value="0.00584573857095313">
                <text:p>0.00584573857095313</text:p>
              </table:table-cell>
              <table:table-cell office:value-type="float" office:value="0.998144137682109">
                <text:p>0.998144137682109</text:p>
              </table:table-cell>
              <table:table-cell office:value-type="float" office:value="0.000756714167677582">
                <text:p>0.000756714167677582</text:p>
              </table:table-cell>
              <table:table-cell office:value-type="float" office:value="0.000756714167677582">
                <text:p>0.0007567141676775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">
                <text:p>1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473399599346196">
                <text:p>0.00473399599346196</text:p>
              </table:table-cell>
              <table:table-cell office:value-type="float" office:value="0.00473399599346196">
                <text:p>0.00473399599346196</text:p>
              </table:table-cell>
              <table:table-cell office:value-type="float" office:value="0.982675361459217">
                <text:p>0.982675361459217</text:p>
              </table:table-cell>
              <table:table-cell office:value-type="float" office:value="0.00264894547444295">
                <text:p>0.00264894547444295</text:p>
              </table:table-cell>
              <table:table-cell office:value-type="float" office:value="0.00264894547444295">
                <text:p>0.002648945474442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">
                <text:p>1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326194062382404">
                <text:p>0.00326194062382404</text:p>
              </table:table-cell>
              <table:table-cell office:value-type="float" office:value="0.00326194062382404">
                <text:p>0.00326194062382404</text:p>
              </table:table-cell>
              <table:table-cell office:value-type="float" office:value="0.995050842236185">
                <text:p>0.995050842236185</text:p>
              </table:table-cell>
              <table:table-cell office:value-type="float" office:value="0.00190416936731534">
                <text:p>0.00190416936731534</text:p>
              </table:table-cell>
              <table:table-cell office:value-type="float" office:value="0.00190416936731534">
                <text:p>0.001904169367315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976794536672391">
                <text:p>0.976794536672391</text:p>
              </table:table-cell>
              <table:table-cell office:value-type="float" office:value="0.00227234479519627">
                <text:p>0.00227234479519627</text:p>
              </table:table-cell>
              <table:table-cell office:value-type="float" office:value="0.00227234479519627">
                <text:p>0.002272344795196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976794536672391">
                <text:p>0.976794536672391</text:p>
              </table:table-cell>
              <table:table-cell office:value-type="float" office:value="0.00227234479519627">
                <text:p>0.00227234479519627</text:p>
              </table:table-cell>
              <table:table-cell office:value-type="float" office:value="0.00227234479519627">
                <text:p>0.002272344795196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976794536672391">
                <text:p>0.976794536672391</text:p>
              </table:table-cell>
              <table:table-cell office:value-type="float" office:value="0.00227234479519627">
                <text:p>0.00227234479519627</text:p>
              </table:table-cell>
              <table:table-cell office:value-type="float" office:value="0.00227234479519627">
                <text:p>0.002272344795196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976794536672391">
                <text:p>0.976794536672391</text:p>
              </table:table-cell>
              <table:table-cell office:value-type="float" office:value="0.00227234479519627">
                <text:p>0.00227234479519627</text:p>
              </table:table-cell>
              <table:table-cell office:value-type="float" office:value="0.00227234479519627">
                <text:p>0.002272344795196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976794536672391">
                <text:p>0.976794536672391</text:p>
              </table:table-cell>
              <table:table-cell office:value-type="float" office:value="0.00227234479519627">
                <text:p>0.00227234479519627</text:p>
              </table:table-cell>
              <table:table-cell office:value-type="float" office:value="0.00227234479519627">
                <text:p>0.002272344795196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976794536672391">
                <text:p>0.976794536672391</text:p>
              </table:table-cell>
              <table:table-cell office:value-type="float" office:value="0.00227234479519627">
                <text:p>0.00227234479519627</text:p>
              </table:table-cell>
              <table:table-cell office:value-type="float" office:value="0.00227234479519627">
                <text:p>0.002272344795196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976794536672391">
                <text:p>0.976794536672391</text:p>
              </table:table-cell>
              <table:table-cell office:value-type="float" office:value="0.00227234479519627">
                <text:p>0.00227234479519627</text:p>
              </table:table-cell>
              <table:table-cell office:value-type="float" office:value="0.00227234479519627">
                <text:p>0.002272344795196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976794536672391">
                <text:p>0.976794536672391</text:p>
              </table:table-cell>
              <table:table-cell office:value-type="float" office:value="0.00227234479519627">
                <text:p>0.00227234479519627</text:p>
              </table:table-cell>
              <table:table-cell office:value-type="float" office:value="0.00227234479519627">
                <text:p>0.002272344795196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976794536672391">
                <text:p>0.976794536672391</text:p>
              </table:table-cell>
              <table:table-cell office:value-type="float" office:value="0.00227234479519627">
                <text:p>0.00227234479519627</text:p>
              </table:table-cell>
              <table:table-cell office:value-type="float" office:value="0.00227234479519627">
                <text:p>0.002272344795196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976794536672391">
                <text:p>0.976794536672391</text:p>
              </table:table-cell>
              <table:table-cell office:value-type="float" office:value="0.00227234479519627">
                <text:p>0.00227234479519627</text:p>
              </table:table-cell>
              <table:table-cell office:value-type="float" office:value="0.00227234479519627">
                <text:p>0.002272344795196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976794536672391">
                <text:p>0.976794536672391</text:p>
              </table:table-cell>
              <table:table-cell office:value-type="float" office:value="0.00227234479519627">
                <text:p>0.00227234479519627</text:p>
              </table:table-cell>
              <table:table-cell office:value-type="float" office:value="0.00227234479519627">
                <text:p>0.002272344795196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976794536672391">
                <text:p>0.976794536672391</text:p>
              </table:table-cell>
              <table:table-cell office:value-type="float" office:value="0.00227234479519627">
                <text:p>0.00227234479519627</text:p>
              </table:table-cell>
              <table:table-cell office:value-type="float" office:value="0.00227234479519627">
                <text:p>0.002272344795196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976794536672391">
                <text:p>0.976794536672391</text:p>
              </table:table-cell>
              <table:table-cell office:value-type="float" office:value="0.00227234479519627">
                <text:p>0.00227234479519627</text:p>
              </table:table-cell>
              <table:table-cell office:value-type="float" office:value="0.00227234479519627">
                <text:p>0.002272344795196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">
                <text:p>7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98762509397135">
                <text:p>0.98762509397135</text:p>
              </table:table-cell>
              <table:table-cell office:value-type="float" office:value="0.00156801348283582">
                <text:p>0.00156801348283582</text:p>
              </table:table-cell>
              <table:table-cell office:value-type="float" office:value="0.00156801348283582">
                <text:p>0.001568013482835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">
                <text:p>7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987934308566279">
                <text:p>0.987934308566279</text:p>
              </table:table-cell>
              <table:table-cell office:value-type="float" office:value="0.00150709946699688">
                <text:p>0.00150709946699688</text:p>
              </table:table-cell>
              <table:table-cell office:value-type="float" office:value="0.00150709946699688">
                <text:p>0.001507099466996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">
                <text:p>7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987934308566279">
                <text:p>0.987934308566279</text:p>
              </table:table-cell>
              <table:table-cell office:value-type="float" office:value="0.00150709946699688">
                <text:p>0.00150709946699688</text:p>
              </table:table-cell>
              <table:table-cell office:value-type="float" office:value="0.00150709946699688">
                <text:p>0.001507099466996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">
                <text:p>7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987934308566279">
                <text:p>0.987934308566279</text:p>
              </table:table-cell>
              <table:table-cell office:value-type="float" office:value="0.00150709946699688">
                <text:p>0.00150709946699688</text:p>
              </table:table-cell>
              <table:table-cell office:value-type="float" office:value="0.00150709946699688">
                <text:p>0.001507099466996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">
                <text:p>7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987934308566279">
                <text:p>0.987934308566279</text:p>
              </table:table-cell>
              <table:table-cell office:value-type="float" office:value="0.00150709946699688">
                <text:p>0.00150709946699688</text:p>
              </table:table-cell>
              <table:table-cell office:value-type="float" office:value="0.00150709946699688">
                <text:p>0.001507099466996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">
                <text:p>7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987934308566279">
                <text:p>0.987934308566279</text:p>
              </table:table-cell>
              <table:table-cell office:value-type="float" office:value="0.00150709946699688">
                <text:p>0.00150709946699688</text:p>
              </table:table-cell>
              <table:table-cell office:value-type="float" office:value="0.00150709946699688">
                <text:p>0.001507099466996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">
                <text:p>7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987934308566279">
                <text:p>0.987934308566279</text:p>
              </table:table-cell>
              <table:table-cell office:value-type="float" office:value="0.00150709946699688">
                <text:p>0.00150709946699688</text:p>
              </table:table-cell>
              <table:table-cell office:value-type="float" office:value="0.00150709946699688">
                <text:p>0.001507099466996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">
                <text:p>7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987934308566279">
                <text:p>0.987934308566279</text:p>
              </table:table-cell>
              <table:table-cell office:value-type="float" office:value="0.00150709946699688">
                <text:p>0.00150709946699688</text:p>
              </table:table-cell>
              <table:table-cell office:value-type="float" office:value="0.00150709946699688">
                <text:p>0.001507099466996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">
                <text:p>7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987934308566279">
                <text:p>0.987934308566279</text:p>
              </table:table-cell>
              <table:table-cell office:value-type="float" office:value="0.00150709946699688">
                <text:p>0.00150709946699688</text:p>
              </table:table-cell>
              <table:table-cell office:value-type="float" office:value="0.00150709946699688">
                <text:p>0.001507099466996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">
                <text:p>7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987934308566279">
                <text:p>0.987934308566279</text:p>
              </table:table-cell>
              <table:table-cell office:value-type="float" office:value="0.00150709946699688">
                <text:p>0.00150709946699688</text:p>
              </table:table-cell>
              <table:table-cell office:value-type="float" office:value="0.00150709946699688">
                <text:p>0.001507099466996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">
                <text:p>7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987934308566279">
                <text:p>0.987934308566279</text:p>
              </table:table-cell>
              <table:table-cell office:value-type="float" office:value="0.00150709946699688">
                <text:p>0.00150709946699688</text:p>
              </table:table-cell>
              <table:table-cell office:value-type="float" office:value="0.00150709946699688">
                <text:p>0.001507099466996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">
                <text:p>7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987934308566279">
                <text:p>0.987934308566279</text:p>
              </table:table-cell>
              <table:table-cell office:value-type="float" office:value="0.00150709946699688">
                <text:p>0.00150709946699688</text:p>
              </table:table-cell>
              <table:table-cell office:value-type="float" office:value="0.00150709946699688">
                <text:p>0.001507099466996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">
                <text:p>9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991337968103767">
                <text:p>0.991337968103767</text:p>
              </table:table-cell>
              <table:table-cell office:value-type="float" office:value="0.0019015612150153">
                <text:p>0.0019015612150153</text:p>
              </table:table-cell>
              <table:table-cell office:value-type="float" office:value="0.0019015612150153">
                <text:p>0.00190156121501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">
                <text:p>9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991647182698696">
                <text:p>0.991647182698696</text:p>
              </table:table-cell>
              <table:table-cell office:value-type="float" office:value="0.00200021943928011">
                <text:p>0.00200021943928011</text:p>
              </table:table-cell>
              <table:table-cell office:value-type="float" office:value="0.00200021943928011">
                <text:p>0.002000219439280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">
                <text:p>9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991647182698696">
                <text:p>0.991647182698696</text:p>
              </table:table-cell>
              <table:table-cell office:value-type="float" office:value="0.00200021943928011">
                <text:p>0.00200021943928011</text:p>
              </table:table-cell>
              <table:table-cell office:value-type="float" office:value="0.00200021943928011">
                <text:p>0.002000219439280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">
                <text:p>9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991647182698696">
                <text:p>0.991647182698696</text:p>
              </table:table-cell>
              <table:table-cell office:value-type="float" office:value="0.00200021943928011">
                <text:p>0.00200021943928011</text:p>
              </table:table-cell>
              <table:table-cell office:value-type="float" office:value="0.00200021943928011">
                <text:p>0.002000219439280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">
                <text:p>9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991647182698696">
                <text:p>0.991647182698696</text:p>
              </table:table-cell>
              <table:table-cell office:value-type="float" office:value="0.00200021943928011">
                <text:p>0.00200021943928011</text:p>
              </table:table-cell>
              <table:table-cell office:value-type="float" office:value="0.00200021943928011">
                <text:p>0.002000219439280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">
                <text:p>9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991647182698696">
                <text:p>0.991647182698696</text:p>
              </table:table-cell>
              <table:table-cell office:value-type="float" office:value="0.00200021943928011">
                <text:p>0.00200021943928011</text:p>
              </table:table-cell>
              <table:table-cell office:value-type="float" office:value="0.00200021943928011">
                <text:p>0.002000219439280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">
                <text:p>9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991647182698696">
                <text:p>0.991647182698696</text:p>
              </table:table-cell>
              <table:table-cell office:value-type="float" office:value="0.00200021943928011">
                <text:p>0.00200021943928011</text:p>
              </table:table-cell>
              <table:table-cell office:value-type="float" office:value="0.00200021943928011">
                <text:p>0.002000219439280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">
                <text:p>9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991647182698696">
                <text:p>0.991647182698696</text:p>
              </table:table-cell>
              <table:table-cell office:value-type="float" office:value="0.00200021943928011">
                <text:p>0.00200021943928011</text:p>
              </table:table-cell>
              <table:table-cell office:value-type="float" office:value="0.00200021943928011">
                <text:p>0.002000219439280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">
                <text:p>9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991647182698696">
                <text:p>0.991647182698696</text:p>
              </table:table-cell>
              <table:table-cell office:value-type="float" office:value="0.00200021943928011">
                <text:p>0.00200021943928011</text:p>
              </table:table-cell>
              <table:table-cell office:value-type="float" office:value="0.00200021943928011">
                <text:p>0.002000219439280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">
                <text:p>9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991647182698696">
                <text:p>0.991647182698696</text:p>
              </table:table-cell>
              <table:table-cell office:value-type="float" office:value="0.00200021943928011">
                <text:p>0.00200021943928011</text:p>
              </table:table-cell>
              <table:table-cell office:value-type="float" office:value="0.00200021943928011">
                <text:p>0.002000219439280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">
                <text:p>9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991647182698696">
                <text:p>0.991647182698696</text:p>
              </table:table-cell>
              <table:table-cell office:value-type="float" office:value="0.00200021943928011">
                <text:p>0.00200021943928011</text:p>
              </table:table-cell>
              <table:table-cell office:value-type="float" office:value="0.00200021943928011">
                <text:p>0.002000219439280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">
                <text:p>1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992885190575047">
                <text:p>0.992885190575047</text:p>
              </table:table-cell>
              <table:table-cell office:value-type="float" office:value="0.0017451178109992">
                <text:p>0.0017451178109992</text:p>
              </table:table-cell>
              <table:table-cell office:value-type="float" office:value="0.0017451178109992">
                <text:p>0.00174511781099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">
                <text:p>1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993813409108152">
                <text:p>0.993813409108152</text:p>
              </table:table-cell>
              <table:table-cell office:value-type="float" office:value="0.00174593062786507">
                <text:p>0.00174593062786507</text:p>
              </table:table-cell>
              <table:table-cell office:value-type="float" office:value="0.00174593062786507">
                <text:p>0.001745930627865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">
                <text:p>1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994742202389574">
                <text:p>0.994742202389574</text:p>
              </table:table-cell>
              <table:table-cell office:value-type="float" office:value="0.00243315231996236">
                <text:p>0.00243315231996236</text:p>
              </table:table-cell>
              <table:table-cell office:value-type="float" office:value="0.00243315231996236">
                <text:p>0.002433152319962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">
                <text:p>1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994742202389574">
                <text:p>0.994742202389574</text:p>
              </table:table-cell>
              <table:table-cell office:value-type="float" office:value="0.00243315231996236">
                <text:p>0.00243315231996236</text:p>
              </table:table-cell>
              <table:table-cell office:value-type="float" office:value="0.00243315231996236">
                <text:p>0.002433152319962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">
                <text:p>1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994742202389574">
                <text:p>0.994742202389574</text:p>
              </table:table-cell>
              <table:table-cell office:value-type="float" office:value="0.00243315231996236">
                <text:p>0.00243315231996236</text:p>
              </table:table-cell>
              <table:table-cell office:value-type="float" office:value="0.00243315231996236">
                <text:p>0.002433152319962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">
                <text:p>1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994742202389574">
                <text:p>0.994742202389574</text:p>
              </table:table-cell>
              <table:table-cell office:value-type="float" office:value="0.00243315231996236">
                <text:p>0.00243315231996236</text:p>
              </table:table-cell>
              <table:table-cell office:value-type="float" office:value="0.00243315231996236">
                <text:p>0.002433152319962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">
                <text:p>1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994742202389574">
                <text:p>0.994742202389574</text:p>
              </table:table-cell>
              <table:table-cell office:value-type="float" office:value="0.00243315231996236">
                <text:p>0.00243315231996236</text:p>
              </table:table-cell>
              <table:table-cell office:value-type="float" office:value="0.00243315231996236">
                <text:p>0.002433152319962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">
                <text:p>1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994742202389574">
                <text:p>0.994742202389574</text:p>
              </table:table-cell>
              <table:table-cell office:value-type="float" office:value="0.00243315231996236">
                <text:p>0.00243315231996236</text:p>
              </table:table-cell>
              <table:table-cell office:value-type="float" office:value="0.00243315231996236">
                <text:p>0.002433152319962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">
                <text:p>1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994742202389574">
                <text:p>0.994742202389574</text:p>
              </table:table-cell>
              <table:table-cell office:value-type="float" office:value="0.00243315231996236">
                <text:p>0.00243315231996236</text:p>
              </table:table-cell>
              <table:table-cell office:value-type="float" office:value="0.00243315231996236">
                <text:p>0.002433152319962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">
                <text:p>1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498089923463737">
                <text:p>0.00498089923463737</text:p>
              </table:table-cell>
              <table:table-cell office:value-type="float" office:value="0.00498089923463737">
                <text:p>0.00498089923463737</text:p>
              </table:table-cell>
              <table:table-cell office:value-type="float" office:value="0.991648906943649">
                <text:p>0.991648906943649</text:p>
              </table:table-cell>
              <table:table-cell office:value-type="float" office:value="0.00329827864109326">
                <text:p>0.00329827864109326</text:p>
              </table:table-cell>
              <table:table-cell office:value-type="float" office:value="0.00329827864109326">
                <text:p>0.003298278641093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">
                <text:p>1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391654333156785">
                <text:p>0.00391654333156785</text:p>
              </table:table-cell>
              <table:table-cell office:value-type="float" office:value="0.00391654333156785">
                <text:p>0.00391654333156785</text:p>
              </table:table-cell>
              <table:table-cell office:value-type="float" office:value="0.995360631579431">
                <text:p>0.995360631579431</text:p>
              </table:table-cell>
              <table:table-cell office:value-type="float" office:value="0.00227084624115063">
                <text:p>0.00227084624115063</text:p>
              </table:table-cell>
              <table:table-cell office:value-type="float" office:value="0.00227084624115063">
                <text:p>0.002270846241150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">
                <text:p>1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391654333156785">
                <text:p>0.00391654333156785</text:p>
              </table:table-cell>
              <table:table-cell office:value-type="float" office:value="0.00391654333156785">
                <text:p>0.00391654333156785</text:p>
              </table:table-cell>
              <table:table-cell office:value-type="float" office:value="0.995979635517607">
                <text:p>0.995979635517607</text:p>
              </table:table-cell>
              <table:table-cell office:value-type="float" office:value="0.00265929643183432">
                <text:p>0.00265929643183432</text:p>
              </table:table-cell>
              <table:table-cell office:value-type="float" office:value="0.00265929643183432">
                <text:p>0.002659296431834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">
                <text:p>1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242089778626447">
                <text:p>0.00242089778626447</text:p>
              </table:table-cell>
              <table:table-cell office:value-type="float" office:value="0.00242089778626447">
                <text:p>0.00242089778626447</text:p>
              </table:table-cell>
              <table:table-cell office:value-type="float" office:value="0.993813983856469">
                <text:p>0.993813983856469</text:p>
              </table:table-cell>
              <table:table-cell office:value-type="float" office:value="0.00265775989351886">
                <text:p>0.00265775989351886</text:p>
              </table:table-cell>
              <table:table-cell office:value-type="float" office:value="0.00265775989351886">
                <text:p>0.002657759893518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">
                <text:p>1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242089778626447">
                <text:p>0.00242089778626447</text:p>
              </table:table-cell>
              <table:table-cell office:value-type="float" office:value="0.00242089778626447">
                <text:p>0.00242089778626447</text:p>
              </table:table-cell>
              <table:table-cell office:value-type="float" office:value="0.996288850112536">
                <text:p>0.996288850112536</text:p>
              </table:table-cell>
              <table:table-cell office:value-type="float" office:value="0.00200314144546964">
                <text:p>0.00200314144546964</text:p>
              </table:table-cell>
              <table:table-cell office:value-type="float" office:value="0.00200314144546964">
                <text:p>0.002003141445469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">
                <text:p>1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0987163758695536">
                <text:p>0.000987163758695536</text:p>
              </table:table-cell>
              <table:table-cell office:value-type="float" office:value="0.000987163758695536">
                <text:p>0.000987163758695536</text:p>
              </table:table-cell>
              <table:table-cell office:value-type="float" office:value="0.996598064707465">
                <text:p>0.996598064707465</text:p>
              </table:table-cell>
              <table:table-cell office:value-type="float" office:value="0.00174836907846267">
                <text:p>0.00174836907846267</text:p>
              </table:table-cell>
              <table:table-cell office:value-type="float" office:value="0.00174836907846267">
                <text:p>0.001748369078462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">
                <text:p>1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0987163758695536">
                <text:p>0.000987163758695536</text:p>
              </table:table-cell>
              <table:table-cell office:value-type="float" office:value="0.000987163758695536">
                <text:p>0.000987163758695536</text:p>
              </table:table-cell>
              <table:table-cell office:value-type="float" office:value="0.997216493897322">
                <text:p>0.997216493897322</text:p>
              </table:table-cell>
              <table:table-cell office:value-type="float" office:value="0.00151413209168194">
                <text:p>0.00151413209168194</text:p>
              </table:table-cell>
              <table:table-cell office:value-type="float" office:value="0.00151413209168194">
                <text:p>0.001514132091681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">
                <text:p>1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0987163758695536">
                <text:p>0.000987163758695536</text:p>
              </table:table-cell>
              <table:table-cell office:value-type="float" office:value="0.000987163758695536">
                <text:p>0.000987163758695536</text:p>
              </table:table-cell>
              <table:table-cell office:value-type="float" office:value="0.997216493897322">
                <text:p>0.997216493897322</text:p>
              </table:table-cell>
              <table:table-cell office:value-type="float" office:value="0.00151413209168194">
                <text:p>0.00151413209168194</text:p>
              </table:table-cell>
              <table:table-cell office:value-type="float" office:value="0.00151413209168194">
                <text:p>0.001514132091681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">
                <text:p>16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391654333156785">
                <text:p>0.00391654333156785</text:p>
              </table:table-cell>
              <table:table-cell office:value-type="float" office:value="0.00391654333156785">
                <text:p>0.00391654333156785</text:p>
              </table:table-cell>
              <table:table-cell office:value-type="float" office:value="0.994123198451398">
                <text:p>0.994123198451398</text:p>
              </table:table-cell>
              <table:table-cell office:value-type="float" office:value="0.00231164616498722">
                <text:p>0.00231164616498722</text:p>
              </table:table-cell>
              <table:table-cell office:value-type="float" office:value="0.00231164616498722">
                <text:p>0.002311646164987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">
                <text:p>8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705025963821983">
                <text:p>0.00705025963821983</text:p>
              </table:table-cell>
              <table:table-cell office:value-type="float" office:value="0.00705025963821983">
                <text:p>0.00705025963821983</text:p>
              </table:table-cell>
              <table:table-cell office:value-type="float" office:value="0.989174615435901">
                <text:p>0.989174615435901</text:p>
              </table:table-cell>
              <table:table-cell office:value-type="float" office:value="0.00436889065399195">
                <text:p>0.00436889065399195</text:p>
              </table:table-cell>
              <table:table-cell office:value-type="float" office:value="0.00436889065399195">
                <text:p>0.004368890653991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">
                <text:p>9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705025963821983">
                <text:p>0.00705025963821983</text:p>
              </table:table-cell>
              <table:table-cell office:value-type="float" office:value="0.00705025963821983">
                <text:p>0.00705025963821983</text:p>
              </table:table-cell>
              <table:table-cell office:value-type="float" office:value="0.987007814278127">
                <text:p>0.987007814278127</text:p>
              </table:table-cell>
              <table:table-cell office:value-type="float" office:value="0.00329424146848508">
                <text:p>0.00329424146848508</text:p>
              </table:table-cell>
              <table:table-cell office:value-type="float" office:value="0.00329424146848508">
                <text:p>0.003294241468485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">
                <text:p>12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557162201220651">
                <text:p>0.00557162201220651</text:p>
              </table:table-cell>
              <table:table-cell office:value-type="float" office:value="0.00557162201220651">
                <text:p>0.00557162201220651</text:p>
              </table:table-cell>
              <table:table-cell office:value-type="float" office:value="0.985461741303483">
                <text:p>0.985461741303483</text:p>
              </table:table-cell>
              <table:table-cell office:value-type="float" office:value="0.0046209885555385">
                <text:p>0.0046209885555385</text:p>
              </table:table-cell>
              <table:table-cell office:value-type="float" office:value="0.0046209885555385">
                <text:p>0.00462098855553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">
                <text:p>1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705025963821983">
                <text:p>0.00705025963821983</text:p>
              </table:table-cell>
              <table:table-cell office:value-type="float" office:value="0.00705025963821983">
                <text:p>0.00705025963821983</text:p>
              </table:table-cell>
              <table:table-cell office:value-type="float" office:value="0.986388235591634">
                <text:p>0.986388235591634</text:p>
              </table:table-cell>
              <table:table-cell office:value-type="float" office:value="0.00242592638762235">
                <text:p>0.00242592638762235</text:p>
              </table:table-cell>
              <table:table-cell office:value-type="float" office:value="0.00242592638762235">
                <text:p>0.002425926387622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">
                <text:p>1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557162201220651">
                <text:p>0.00557162201220651</text:p>
              </table:table-cell>
              <table:table-cell office:value-type="float" office:value="0.00557162201220651">
                <text:p>0.00557162201220651</text:p>
              </table:table-cell>
              <table:table-cell office:value-type="float" office:value="0.988555036749407">
                <text:p>0.988555036749407</text:p>
              </table:table-cell>
              <table:table-cell office:value-type="float" office:value="0.00357385704410325">
                <text:p>0.00357385704410325</text:p>
              </table:table-cell>
              <table:table-cell office:value-type="float" office:value="0.00357385704410325">
                <text:p>0.003573857044103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">
                <text:p>1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411972019668166">
                <text:p>0.00411972019668166</text:p>
              </table:table-cell>
              <table:table-cell office:value-type="float" office:value="0.00411972019668166">
                <text:p>0.00411972019668166</text:p>
              </table:table-cell>
              <table:table-cell office:value-type="float" office:value="0.99133969234872">
                <text:p>0.99133969234872</text:p>
              </table:table-cell>
              <table:table-cell office:value-type="float" office:value="0.00349511252319355">
                <text:p>0.00349511252319355</text:p>
              </table:table-cell>
              <table:table-cell office:value-type="float" office:value="0.00349511252319355">
                <text:p>0.003495112523193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">
                <text:p>1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4085975108004">
                <text:p>0.004085975108004</text:p>
              </table:table-cell>
              <table:table-cell office:value-type="float" office:value="0.004085975108004">
                <text:p>0.004085975108004</text:p>
              </table:table-cell>
              <table:table-cell office:value-type="float" office:value="0.994742202389574">
                <text:p>0.994742202389574</text:p>
              </table:table-cell>
              <table:table-cell office:value-type="float" office:value="0.00243315231996236">
                <text:p>0.00243315231996236</text:p>
              </table:table-cell>
              <table:table-cell office:value-type="float" office:value="0.00243315231996236">
                <text:p>0.002433152319962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">
                <text:p>1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161470589191346">
                <text:p>0.00161470589191346</text:p>
              </table:table-cell>
              <table:table-cell office:value-type="float" office:value="0.00161470589191346">
                <text:p>0.00161470589191346</text:p>
              </table:table-cell>
              <table:table-cell office:value-type="float" office:value="0.997216493897322">
                <text:p>0.997216493897322</text:p>
              </table:table-cell>
              <table:table-cell office:value-type="float" office:value="0.00151413209168194">
                <text:p>0.00151413209168194</text:p>
              </table:table-cell>
              <table:table-cell office:value-type="float" office:value="0.00151413209168194">
                <text:p>0.001514132091681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">
                <text:p>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98236557211597">
                <text:p>0.98236557211597</text:p>
              </table:table-cell>
              <table:table-cell office:value-type="float" office:value="0.00272155314739857">
                <text:p>0.00272155314739857</text:p>
              </table:table-cell>
              <table:table-cell office:value-type="float" office:value="0.00272155314739857">
                <text:p>0.002721553147398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">
                <text:p>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982056357521042">
                <text:p>0.982056357521042</text:p>
              </table:table-cell>
              <table:table-cell office:value-type="float" office:value="0.00264928477387067">
                <text:p>0.00264928477387067</text:p>
              </table:table-cell>
              <table:table-cell office:value-type="float" office:value="0.00264928477387067">
                <text:p>0.002649284773870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">
                <text:p>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982056357521042">
                <text:p>0.982056357521042</text:p>
              </table:table-cell>
              <table:table-cell office:value-type="float" office:value="0.00264928477387067">
                <text:p>0.00264928477387067</text:p>
              </table:table-cell>
              <table:table-cell office:value-type="float" office:value="0.00264928477387067">
                <text:p>0.002649284773870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">
                <text:p>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982056357521042">
                <text:p>0.982056357521042</text:p>
              </table:table-cell>
              <table:table-cell office:value-type="float" office:value="0.00264928477387067">
                <text:p>0.00264928477387067</text:p>
              </table:table-cell>
              <table:table-cell office:value-type="float" office:value="0.00264928477387067">
                <text:p>0.002649284773870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">
                <text:p>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982056357521042">
                <text:p>0.982056357521042</text:p>
              </table:table-cell>
              <table:table-cell office:value-type="float" office:value="0.00264928477387067">
                <text:p>0.00264928477387067</text:p>
              </table:table-cell>
              <table:table-cell office:value-type="float" office:value="0.00264928477387067">
                <text:p>0.002649284773870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">
                <text:p>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982056357521042">
                <text:p>0.982056357521042</text:p>
              </table:table-cell>
              <table:table-cell office:value-type="float" office:value="0.00264928477387067">
                <text:p>0.00264928477387067</text:p>
              </table:table-cell>
              <table:table-cell office:value-type="float" office:value="0.00264928477387067">
                <text:p>0.002649284773870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">
                <text:p>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982056357521042">
                <text:p>0.982056357521042</text:p>
              </table:table-cell>
              <table:table-cell office:value-type="float" office:value="0.00264928477387067">
                <text:p>0.00264928477387067</text:p>
              </table:table-cell>
              <table:table-cell office:value-type="float" office:value="0.00264928477387067">
                <text:p>0.002649284773870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">
                <text:p>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982056357521042">
                <text:p>0.982056357521042</text:p>
              </table:table-cell>
              <table:table-cell office:value-type="float" office:value="0.00264928477387067">
                <text:p>0.00264928477387067</text:p>
              </table:table-cell>
              <table:table-cell office:value-type="float" office:value="0.00264928477387067">
                <text:p>0.002649284773870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">
                <text:p>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982056357521042">
                <text:p>0.982056357521042</text:p>
              </table:table-cell>
              <table:table-cell office:value-type="float" office:value="0.00264928477387067">
                <text:p>0.00264928477387067</text:p>
              </table:table-cell>
              <table:table-cell office:value-type="float" office:value="0.00264928477387067">
                <text:p>0.002649284773870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">
                <text:p>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982056357521042">
                <text:p>0.982056357521042</text:p>
              </table:table-cell>
              <table:table-cell office:value-type="float" office:value="0.00264928477387067">
                <text:p>0.00264928477387067</text:p>
              </table:table-cell>
              <table:table-cell office:value-type="float" office:value="0.00264928477387067">
                <text:p>0.002649284773870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">
                <text:p>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982056357521042">
                <text:p>0.982056357521042</text:p>
              </table:table-cell>
              <table:table-cell office:value-type="float" office:value="0.00264928477387067">
                <text:p>0.00264928477387067</text:p>
              </table:table-cell>
              <table:table-cell office:value-type="float" office:value="0.00264928477387067">
                <text:p>0.002649284773870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">
                <text:p>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982056357521042">
                <text:p>0.982056357521042</text:p>
              </table:table-cell>
              <table:table-cell office:value-type="float" office:value="0.00264928477387067">
                <text:p>0.00264928477387067</text:p>
              </table:table-cell>
              <table:table-cell office:value-type="float" office:value="0.00264928477387067">
                <text:p>0.002649284773870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">
                <text:p>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982056357521042">
                <text:p>0.982056357521042</text:p>
              </table:table-cell>
              <table:table-cell office:value-type="float" office:value="0.00264928477387067">
                <text:p>0.00264928477387067</text:p>
              </table:table-cell>
              <table:table-cell office:value-type="float" office:value="0.00264928477387067">
                <text:p>0.002649284773870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">
                <text:p>6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98360128099905">
                <text:p>0.98360128099905</text:p>
              </table:table-cell>
              <table:table-cell office:value-type="float" office:value="0.00044479133240022">
                <text:p>0.00044479133240022</text:p>
              </table:table-cell>
              <table:table-cell office:value-type="float" office:value="0.00044479133240022">
                <text:p>0.000444791332400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">
                <text:p>6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983911070342297">
                <text:p>0.983911070342297</text:p>
              </table:table-cell>
              <table:table-cell office:value-type="float" office:value="0.000430552860990414">
                <text:p>0.000430552860990414</text:p>
              </table:table-cell>
              <table:table-cell office:value-type="float" office:value="0.000430552860990414">
                <text:p>0.0004305528609904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">
                <text:p>6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984220859685544">
                <text:p>0.984220859685544</text:p>
              </table:table-cell>
              <table:table-cell office:value-type="float" office:value="0.00074618359107682">
                <text:p>0.00074618359107682</text:p>
              </table:table-cell>
              <table:table-cell office:value-type="float" office:value="0.00074618359107682">
                <text:p>0.000746183591076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">
                <text:p>6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984220859685544">
                <text:p>0.984220859685544</text:p>
              </table:table-cell>
              <table:table-cell office:value-type="float" office:value="0.00074618359107682">
                <text:p>0.00074618359107682</text:p>
              </table:table-cell>
              <table:table-cell office:value-type="float" office:value="0.00074618359107682">
                <text:p>0.000746183591076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">
                <text:p>6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984220859685544">
                <text:p>0.984220859685544</text:p>
              </table:table-cell>
              <table:table-cell office:value-type="float" office:value="0.00074618359107682">
                <text:p>0.00074618359107682</text:p>
              </table:table-cell>
              <table:table-cell office:value-type="float" office:value="0.00074618359107682">
                <text:p>0.000746183591076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">
                <text:p>6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984220859685544">
                <text:p>0.984220859685544</text:p>
              </table:table-cell>
              <table:table-cell office:value-type="float" office:value="0.00074618359107682">
                <text:p>0.00074618359107682</text:p>
              </table:table-cell>
              <table:table-cell office:value-type="float" office:value="0.00074618359107682">
                <text:p>0.0007461835910768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">
                <text:p>6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984220859685544">
                <text:p>0.984220859685544</text:p>
              </table:table-cell>
              <table:table-cell office:value-type="float" office:value="0.00074618359107682">
                <text:p>0.00074618359107682</text:p>
              </table:table-cell>
              <table:table-cell office:value-type="float" office:value="0.00074618359107682">
                <text:p>0.0007461835910768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">
                <text:p>6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984220859685544">
                <text:p>0.984220859685544</text:p>
              </table:table-cell>
              <table:table-cell office:value-type="float" office:value="0.00074618359107682">
                <text:p>0.00074618359107682</text:p>
              </table:table-cell>
              <table:table-cell office:value-type="float" office:value="0.00074618359107682">
                <text:p>0.000746183591076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">
                <text:p>6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984220859685544">
                <text:p>0.984220859685544</text:p>
              </table:table-cell>
              <table:table-cell office:value-type="float" office:value="0.00074618359107682">
                <text:p>0.00074618359107682</text:p>
              </table:table-cell>
              <table:table-cell office:value-type="float" office:value="0.00074618359107682">
                <text:p>0.000746183591076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">
                <text:p>6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984220859685544">
                <text:p>0.984220859685544</text:p>
              </table:table-cell>
              <table:table-cell office:value-type="float" office:value="0.00074618359107682">
                <text:p>0.00074618359107682</text:p>
              </table:table-cell>
              <table:table-cell office:value-type="float" office:value="0.00074618359107682">
                <text:p>0.000746183591076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">
                <text:p>6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984220859685544">
                <text:p>0.984220859685544</text:p>
              </table:table-cell>
              <table:table-cell office:value-type="float" office:value="0.00074618359107682">
                <text:p>0.00074618359107682</text:p>
              </table:table-cell>
              <table:table-cell office:value-type="float" office:value="0.00074618359107682">
                <text:p>0.000746183591076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">
                <text:p>6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984220859685544">
                <text:p>0.984220859685544</text:p>
              </table:table-cell>
              <table:table-cell office:value-type="float" office:value="0.00074618359107682">
                <text:p>0.00074618359107682</text:p>
              </table:table-cell>
              <table:table-cell office:value-type="float" office:value="0.00074618359107682">
                <text:p>0.000746183591076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">
                <text:p>6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984220859685544">
                <text:p>0.984220859685544</text:p>
              </table:table-cell>
              <table:table-cell office:value-type="float" office:value="0.00074618359107682">
                <text:p>0.00074618359107682</text:p>
              </table:table-cell>
              <table:table-cell office:value-type="float" office:value="0.00074618359107682">
                <text:p>0.000746183591076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">
                <text:p>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773141327115559">
                <text:p>0.00773141327115559</text:p>
              </table:table-cell>
              <table:table-cell office:value-type="float" office:value="0.00773141327115559">
                <text:p>0.00773141327115559</text:p>
              </table:table-cell>
              <table:table-cell office:value-type="float" office:value="0.990411473815616">
                <text:p>0.990411473815616</text:p>
              </table:table-cell>
              <table:table-cell office:value-type="float" office:value="0.00349429970632774">
                <text:p>0.00349429970632774</text:p>
              </table:table-cell>
              <table:table-cell office:value-type="float" office:value="0.00349429970632774">
                <text:p>0.0034942997063277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">
                <text:p>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773141327115559">
                <text:p>0.00773141327115559</text:p>
              </table:table-cell>
              <table:table-cell office:value-type="float" office:value="0.00773141327115559">
                <text:p>0.00773141327115559</text:p>
              </table:table-cell>
              <table:table-cell office:value-type="float" office:value="0.990720688410545">
                <text:p>0.990720688410545</text:p>
              </table:table-cell>
              <table:table-cell office:value-type="float" office:value="0.00329747120128229">
                <text:p>0.00329747120128229</text:p>
              </table:table-cell>
              <table:table-cell office:value-type="float" office:value="0.00329747120128229">
                <text:p>0.003297471201282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">
                <text:p>13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186392104437904">
                <text:p>0.00186392104437904</text:p>
              </table:table-cell>
              <table:table-cell office:value-type="float" office:value="0.00186392104437904">
                <text:p>0.00186392104437904</text:p>
              </table:table-cell>
              <table:table-cell office:value-type="float" office:value="0.997525708492251">
                <text:p>0.997525708492251</text:p>
              </table:table-cell>
              <table:table-cell office:value-type="float" office:value="0.00115620706407945">
                <text:p>0.00115620706407945</text:p>
              </table:table-cell>
              <table:table-cell office:value-type="float" office:value="0.00115620706407945">
                <text:p>0.001156207064079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">
                <text:p>13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186392104437904">
                <text:p>0.00186392104437904</text:p>
              </table:table-cell>
              <table:table-cell office:value-type="float" office:value="0.00186392104437904">
                <text:p>0.00186392104437904</text:p>
              </table:table-cell>
              <table:table-cell office:value-type="float" office:value="0.997525708492251">
                <text:p>0.997525708492251</text:p>
              </table:table-cell>
              <table:table-cell office:value-type="float" office:value="0.00115620706407945">
                <text:p>0.00115620706407945</text:p>
              </table:table-cell>
              <table:table-cell office:value-type="float" office:value="0.00115620706407945">
                <text:p>0.001156207064079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">
                <text:p>13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186392104437904">
                <text:p>0.00186392104437904</text:p>
              </table:table-cell>
              <table:table-cell office:value-type="float" office:value="0.00186392104437904">
                <text:p>0.00186392104437904</text:p>
              </table:table-cell>
              <table:table-cell office:value-type="float" office:value="0.997525708492251">
                <text:p>0.997525708492251</text:p>
              </table:table-cell>
              <table:table-cell office:value-type="float" office:value="0.00115620706407945">
                <text:p>0.00115620706407945</text:p>
              </table:table-cell>
              <table:table-cell office:value-type="float" office:value="0.00115620706407945">
                <text:p>0.001156207064079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">
                <text:p>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991030477753792">
                <text:p>0.991030477753792</text:p>
              </table:table-cell>
              <table:table-cell office:value-type="float" office:value="0.00373301965815144">
                <text:p>0.00373301965815144</text:p>
              </table:table-cell>
              <table:table-cell office:value-type="float" office:value="0.00373301965815144">
                <text:p>0.003733019658151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">
                <text:p>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991030477753792">
                <text:p>0.991030477753792</text:p>
              </table:table-cell>
              <table:table-cell office:value-type="float" office:value="0.00373301965815144">
                <text:p>0.00373301965815144</text:p>
              </table:table-cell>
              <table:table-cell office:value-type="float" office:value="0.00373301965815144">
                <text:p>0.003733019658151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">
                <text:p>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991030477753792">
                <text:p>0.991030477753792</text:p>
              </table:table-cell>
              <table:table-cell office:value-type="float" office:value="0.00373301965815144">
                <text:p>0.00373301965815144</text:p>
              </table:table-cell>
              <table:table-cell office:value-type="float" office:value="0.00373301965815144">
                <text:p>0.003733019658151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">
                <text:p>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991030477753792">
                <text:p>0.991030477753792</text:p>
              </table:table-cell>
              <table:table-cell office:value-type="float" office:value="0.00373301965815144">
                <text:p>0.00373301965815144</text:p>
              </table:table-cell>
              <table:table-cell office:value-type="float" office:value="0.00373301965815144">
                <text:p>0.003733019658151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">
                <text:p>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991030477753792">
                <text:p>0.991030477753792</text:p>
              </table:table-cell>
              <table:table-cell office:value-type="float" office:value="0.00373301965815144">
                <text:p>0.00373301965815144</text:p>
              </table:table-cell>
              <table:table-cell office:value-type="float" office:value="0.00373301965815144">
                <text:p>0.003733019658151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">
                <text:p>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991030477753792">
                <text:p>0.991030477753792</text:p>
              </table:table-cell>
              <table:table-cell office:value-type="float" office:value="0.00373301965815144">
                <text:p>0.00373301965815144</text:p>
              </table:table-cell>
              <table:table-cell office:value-type="float" office:value="0.00373301965815144">
                <text:p>0.003733019658151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">
                <text:p>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991030477753792">
                <text:p>0.991030477753792</text:p>
              </table:table-cell>
              <table:table-cell office:value-type="float" office:value="0.00373301965815144">
                <text:p>0.00373301965815144</text:p>
              </table:table-cell>
              <table:table-cell office:value-type="float" office:value="0.00373301965815144">
                <text:p>0.003733019658151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">
                <text:p>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991030477753792">
                <text:p>0.991030477753792</text:p>
              </table:table-cell>
              <table:table-cell office:value-type="float" office:value="0.00373301965815144">
                <text:p>0.00373301965815144</text:p>
              </table:table-cell>
              <table:table-cell office:value-type="float" office:value="0.00373301965815144">
                <text:p>0.003733019658151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">
                <text:p>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991030477753792">
                <text:p>0.991030477753792</text:p>
              </table:table-cell>
              <table:table-cell office:value-type="float" office:value="0.00373301965815144">
                <text:p>0.00373301965815144</text:p>
              </table:table-cell>
              <table:table-cell office:value-type="float" office:value="0.00373301965815144">
                <text:p>0.003733019658151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">
                <text:p>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991030477753792">
                <text:p>0.991030477753792</text:p>
              </table:table-cell>
              <table:table-cell office:value-type="float" office:value="0.00373301965815144">
                <text:p>0.00373301965815144</text:p>
              </table:table-cell>
              <table:table-cell office:value-type="float" office:value="0.00373301965815144">
                <text:p>0.003733019658151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">
                <text:p>9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772113719767188">
                <text:p>0.00772113719767188</text:p>
              </table:table-cell>
              <table:table-cell office:value-type="float" office:value="0.00772113719767188">
                <text:p>0.00772113719767188</text:p>
              </table:table-cell>
              <table:table-cell office:value-type="float" office:value="0.989481531037559">
                <text:p>0.989481531037559</text:p>
              </table:table-cell>
              <table:table-cell office:value-type="float" office:value="0.0024301662488868">
                <text:p>0.0024301662488868</text:p>
              </table:table-cell>
              <table:table-cell office:value-type="float" office:value="0.0024301662488868">
                <text:p>0.00243016624888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92" chart:maximum="1.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earch_results.U2:search_results.U274" chart:error-lower-range="search_results.U2:search_results.U274"/>
      <style:graphic-properties svg:stroke-width="0.08cm" svg:stroke-color="#ccff99" draw:fill-color="#ccff99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earch_results.U2:search_results.U274" chart:error-lower-range="search_results.U2:search_results.U274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earch_results.V2:search_results.V274" chart:error-lower-range="search_results.V2:search_results.V274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earch_results.V2:search_results.V274" chart:error-lower-range="search_results.V2:search_results.V274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008cm" svg:height="11.768cm" xlink:href=".." xlink:type="simple" chart:class="chart:scatter" chart:style-name="ch1">
        <chart:legend chart:legend-position="end" svg:x="23.939cm" svg:y="5.336cm" style:legend-expansion="high" chart:style-name="ch2"/>
        <chart:plot-area chart:style-name="ch3" table:cell-range-address="search_results.G2:search_results.G274 search_results.C1:search_results.D274" chart:data-source-has-labels="row" svg:x="1.571cm" svg:y="0.235cm" svg:width="21.808cm" svg:height="10.317cm">
          <chartooo:coordinate-region svg:x="2.483cm" svg:y="0.434cm" svg:width="20.709cm" svg:height="9.471cm"/>
          <chart:axis chart:dimension="x" chart:name="primary-x" chart:style-name="ch4">
            <chart:title svg:x="11.24cm" svg:y="10.787cm" chart:style-name="ch5">
              <text:p>Max Leaf Nodes</text:p>
            </chart:title>
          </chart:axis>
          <chart:axis chart:dimension="y" chart:name="primary-y" chart:style-name="ch6">
            <chart:title svg:x="0.451cm" svg:y="6.138cm" chart:style-name="ch7">
              <text:p>CV Score</text:p>
            </chart:title>
            <chart:grid chart:style-name="ch8" chart:class="major"/>
          </chart:axis>
          <chart:series chart:style-name="ch9" chart:values-cell-range-address="search_results.C2:search_results.C274" chart:label-cell-address="search_results.C1:search_results.C1" chart:class="chart:scatter">
            <chart:domain table:cell-range-address="search_results.G2:search_results.G274"/>
            <chart:error-indicator chart:style-name="ch10" chart:dimension="y"/>
            <chart:data-point chart:repeated="273"/>
          </chart:series>
          <chart:series chart:style-name="ch11" chart:values-cell-range-address="search_results.D2:search_results.D274" chart:label-cell-address="search_results.D1:search_results.D1" chart:class="chart:scatter">
            <chart:error-indicator chart:style-name="ch12" chart:dimension="y"/>
            <chart:data-point chart:repeated="27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U</text:p>
              </table:table-cell>
              <table:table-cell office:value-type="string">
                <text:p>Spalte U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V</text:p>
              </table:table-cell>
              <table:table-cell office:value-type="string">
                <text:p>Spalte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search_results.G2:search_results.G274</svg:desc>
                </draw:g>
              </table:table-cell>
              <table:table-cell office:value-type="float" office:value="0.943069306930693">
                <text:p>0.943069306930693</text:p>
                <draw:g>
                  <svg:desc>search_results.C2:search_results.C274</svg:desc>
                </draw:g>
              </table:table-cell>
              <table:table-cell office:value-type="float" office:value="0.00496806206266112">
                <text:p>0.00496806206266112</text:p>
                <draw:g>
                  <svg:desc>search_results.U2:search_results.U274</svg:desc>
                </draw:g>
              </table:table-cell>
              <table:table-cell office:value-type="float" office:value="0.00496806206266112">
                <text:p>0.00496806206266112</text:p>
                <draw:g>
                  <svg:desc>search_results.U2:search_results.U274</svg:desc>
                </draw:g>
              </table:table-cell>
              <table:table-cell office:value-type="float" office:value="0.998144137682109">
                <text:p>0.998144137682109</text:p>
                <draw:g>
                  <svg:desc>search_results.D2:search_results.D274</svg:desc>
                </draw:g>
              </table:table-cell>
              <table:table-cell office:value-type="float" office:value="0.000756714167677582">
                <text:p>0.000756714167677582</text:p>
                <draw:g>
                  <svg:desc>search_results.V2:search_results.V274</svg:desc>
                </draw:g>
              </table:table-cell>
              <table:table-cell office:value-type="float" office:value="0.000756714167677582">
                <text:p>0.000756714167677582</text:p>
                <draw:g>
                  <svg:desc>search_results.V2:search_results.V2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.00496806206266112">
                <text:p>0.00496806206266112</text:p>
              </table:table-cell>
              <table:table-cell office:value-type="float" office:value="0.00496806206266112">
                <text:p>0.00496806206266112</text:p>
              </table:table-cell>
              <table:table-cell office:value-type="float" office:value="0.994741627641256">
                <text:p>0.994741627641256</text:p>
              </table:table-cell>
              <table:table-cell office:value-type="float" office:value="0.00190388934972929">
                <text:p>0.00190388934972929</text:p>
              </table:table-cell>
              <table:table-cell office:value-type="float" office:value="0.00190388934972929">
                <text:p>0.00190388934972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55591246722974">
                <text:p>0.0055591246722974</text:p>
              </table:table-cell>
              <table:table-cell office:value-type="float" office:value="0.0055591246722974">
                <text:p>0.0055591246722974</text:p>
              </table:table-cell>
              <table:table-cell office:value-type="float" office:value="0.992266761385189">
                <text:p>0.992266761385189</text:p>
              </table:table-cell>
              <table:table-cell office:value-type="float" office:value="0.00315056593242043">
                <text:p>0.00315056593242043</text:p>
              </table:table-cell>
              <table:table-cell office:value-type="float" office:value="0.00315056593242043">
                <text:p>0.003150565932420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534821944266954">
                <text:p>0.00534821944266954</text:p>
              </table:table-cell>
              <table:table-cell office:value-type="float" office:value="0.00534821944266954">
                <text:p>0.00534821944266954</text:p>
              </table:table-cell>
              <table:table-cell office:value-type="float" office:value="0.996907279302394">
                <text:p>0.996907279302394</text:p>
              </table:table-cell>
              <table:table-cell office:value-type="float" office:value="0.00157590224359212">
                <text:p>0.00157590224359212</text:p>
              </table:table-cell>
              <table:table-cell office:value-type="float" office:value="0.00157590224359212">
                <text:p>0.00157590224359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410695386021916">
                <text:p>0.00410695386021916</text:p>
              </table:table-cell>
              <table:table-cell office:value-type="float" office:value="0.00410695386021916">
                <text:p>0.00410695386021916</text:p>
              </table:table-cell>
              <table:table-cell office:value-type="float" office:value="0.998144137682109">
                <text:p>0.998144137682109</text:p>
              </table:table-cell>
              <table:table-cell office:value-type="float" office:value="0.000756714167677582">
                <text:p>0.000756714167677582</text:p>
              </table:table-cell>
              <table:table-cell office:value-type="float" office:value="0.000756714167677582">
                <text:p>0.000756714167677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">
                <text:p>85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410695386021916">
                <text:p>0.00410695386021916</text:p>
              </table:table-cell>
              <table:table-cell office:value-type="float" office:value="0.00410695386021916">
                <text:p>0.00410695386021916</text:p>
              </table:table-cell>
              <table:table-cell office:value-type="float" office:value="0.998453352277038">
                <text:p>0.998453352277038</text:p>
              </table:table-cell>
              <table:table-cell office:value-type="float" office:value="0.000874184822640237">
                <text:p>0.000874184822640237</text:p>
              </table:table-cell>
              <table:table-cell office:value-type="float" office:value="0.000874184822640237">
                <text:p>0.0008741848226402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553801096975747">
                <text:p>0.00553801096975747</text:p>
              </table:table-cell>
              <table:table-cell office:value-type="float" office:value="0.00553801096975747">
                <text:p>0.00553801096975747</text:p>
              </table:table-cell>
              <table:table-cell office:value-type="float" office:value="0.995979060769289">
                <text:p>0.995979060769289</text:p>
              </table:table-cell>
              <table:table-cell office:value-type="float" office:value="0.00157511325796496">
                <text:p>0.00157511325796496</text:p>
              </table:table-cell>
              <table:table-cell office:value-type="float" office:value="0.00157511325796496">
                <text:p>0.00157511325796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553801096975747">
                <text:p>0.00553801096975747</text:p>
              </table:table-cell>
              <table:table-cell office:value-type="float" office:value="0.00553801096975747">
                <text:p>0.00553801096975747</text:p>
              </table:table-cell>
              <table:table-cell office:value-type="float" office:value="0.997525708492251">
                <text:p>0.997525708492251</text:p>
              </table:table-cell>
              <table:table-cell office:value-type="float" office:value="0.00157612777516027">
                <text:p>0.00157612777516027</text:p>
              </table:table-cell>
              <table:table-cell office:value-type="float" office:value="0.00157612777516027">
                <text:p>0.001576127775160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553801096975747">
                <text:p>0.00553801096975747</text:p>
              </table:table-cell>
              <table:table-cell office:value-type="float" office:value="0.00553801096975747">
                <text:p>0.00553801096975747</text:p>
              </table:table-cell>
              <table:table-cell office:value-type="float" office:value="0.998453352277038">
                <text:p>0.998453352277038</text:p>
              </table:table-cell>
              <table:table-cell office:value-type="float" office:value="0.000436482656966294">
                <text:p>0.000436482656966294</text:p>
              </table:table-cell>
              <table:table-cell office:value-type="float" office:value="0.000436482656966294">
                <text:p>0.0004364826569662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61485864121551">
                <text:p>0.0061485864121551</text:p>
              </table:table-cell>
              <table:table-cell office:value-type="float" office:value="0.0061485864121551">
                <text:p>0.0061485864121551</text:p>
              </table:table-cell>
              <table:table-cell office:value-type="float" office:value="0.999071781466895">
                <text:p>0.999071781466895</text:p>
              </table:table-cell>
              <table:table-cell office:value-type="float" office:value="0.000757418414730899">
                <text:p>0.000757418414730899</text:p>
              </table:table-cell>
              <table:table-cell office:value-type="float" office:value="0.000757418414730899">
                <text:p>0.000757418414730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">
                <text:p>85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670314434988371">
                <text:p>0.00670314434988371</text:p>
              </table:table-cell>
              <table:table-cell office:value-type="float" office:value="0.00670314434988371">
                <text:p>0.00670314434988371</text:p>
              </table:table-cell>
              <table:table-cell office:value-type="float" office:value="0.998453352277038">
                <text:p>0.998453352277038</text:p>
              </table:table-cell>
              <table:table-cell office:value-type="float" office:value="0.000874184822640237">
                <text:p>0.000874184822640237</text:p>
              </table:table-cell>
              <table:table-cell office:value-type="float" office:value="0.000874184822640237">
                <text:p>0.0008741848226402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">
                <text:p>85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410695386021916">
                <text:p>0.00410695386021916</text:p>
              </table:table-cell>
              <table:table-cell office:value-type="float" office:value="0.00410695386021916">
                <text:p>0.00410695386021916</text:p>
              </table:table-cell>
              <table:table-cell office:value-type="float" office:value="0.998453352277038">
                <text:p>0.998453352277038</text:p>
              </table:table-cell>
              <table:table-cell office:value-type="float" office:value="0.000874184822640237">
                <text:p>0.000874184822640237</text:p>
              </table:table-cell>
              <table:table-cell office:value-type="float" office:value="0.000874184822640237">
                <text:p>0.000874184822640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472476879699556">
                <text:p>0.00472476879699556</text:p>
              </table:table-cell>
              <table:table-cell office:value-type="float" office:value="0.00472476879699556">
                <text:p>0.00472476879699556</text:p>
              </table:table-cell>
              <table:table-cell office:value-type="float" office:value="0.996598064707465">
                <text:p>0.996598064707465</text:p>
              </table:table-cell>
              <table:table-cell office:value-type="float" office:value="0.00174836907846267">
                <text:p>0.00174836907846267</text:p>
              </table:table-cell>
              <table:table-cell office:value-type="float" office:value="0.00174836907846267">
                <text:p>0.001748369078462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">
                <text:p>85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621776915078369">
                <text:p>0.00621776915078369</text:p>
              </table:table-cell>
              <table:table-cell office:value-type="float" office:value="0.00621776915078369">
                <text:p>0.00621776915078369</text:p>
              </table:table-cell>
              <table:table-cell office:value-type="float" office:value="0.998762566871967">
                <text:p>0.998762566871967</text:p>
              </table:table-cell>
              <table:table-cell office:value-type="float" office:value="0.000436889632480393">
                <text:p>0.000436889632480393</text:p>
              </table:table-cell>
              <table:table-cell office:value-type="float" office:value="0.000436889632480393">
                <text:p>0.0004368896324803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583607928167895">
                <text:p>0.00583607928167895</text:p>
              </table:table-cell>
              <table:table-cell office:value-type="float" office:value="0.00583607928167895">
                <text:p>0.00583607928167895</text:p>
              </table:table-cell>
              <table:table-cell office:value-type="float" office:value="0.997525708492251">
                <text:p>0.997525708492251</text:p>
              </table:table-cell>
              <table:table-cell office:value-type="float" office:value="0.00115620706407945">
                <text:p>0.00115620706407945</text:p>
              </table:table-cell>
              <table:table-cell office:value-type="float" office:value="0.00115620706407945">
                <text:p>0.001156207064079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771946746940886">
                <text:p>0.00771946746940886</text:p>
              </table:table-cell>
              <table:table-cell office:value-type="float" office:value="0.00771946746940886">
                <text:p>0.00771946746940886</text:p>
              </table:table-cell>
              <table:table-cell office:value-type="float" office:value="0.997215919149005">
                <text:p>0.997215919149005</text:p>
              </table:table-cell>
              <table:table-cell office:value-type="float" office:value="0.000756010575434137">
                <text:p>0.000756010575434137</text:p>
              </table:table-cell>
              <table:table-cell office:value-type="float" office:value="0.000756010575434137">
                <text:p>0.0007560105754341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691825967084404">
                <text:p>0.00691825967084404</text:p>
              </table:table-cell>
              <table:table-cell office:value-type="float" office:value="0.00691825967084404">
                <text:p>0.00691825967084404</text:p>
              </table:table-cell>
              <table:table-cell office:value-type="float" office:value="0.998453352277038">
                <text:p>0.998453352277038</text:p>
              </table:table-cell>
              <table:table-cell office:value-type="float" office:value="0.000436482656966294">
                <text:p>0.000436482656966294</text:p>
              </table:table-cell>
              <table:table-cell office:value-type="float" office:value="0.000436482656966294">
                <text:p>0.000436482656966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">
                <text:p>55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617928231362733">
                <text:p>0.00617928231362733</text:p>
              </table:table-cell>
              <table:table-cell office:value-type="float" office:value="0.00617928231362733">
                <text:p>0.00617928231362733</text:p>
              </table:table-cell>
              <table:table-cell office:value-type="float" office:value="0.995050842236185">
                <text:p>0.995050842236185</text:p>
              </table:table-cell>
              <table:table-cell office:value-type="float" office:value="0.00157432429658493">
                <text:p>0.00157432429658493</text:p>
              </table:table-cell>
              <table:table-cell office:value-type="float" office:value="0.00157432429658493">
                <text:p>0.001574324296584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">
                <text:p>75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540598630507473">
                <text:p>0.00540598630507473</text:p>
              </table:table-cell>
              <table:table-cell office:value-type="float" office:value="0.00540598630507473">
                <text:p>0.00540598630507473</text:p>
              </table:table-cell>
              <table:table-cell office:value-type="float" office:value="0.999071781466895">
                <text:p>0.999071781466895</text:p>
              </table:table-cell>
              <table:table-cell office:value-type="float" office:value="0.000757418414730899">
                <text:p>0.000757418414730899</text:p>
              </table:table-cell>
              <table:table-cell office:value-type="float" office:value="0.000757418414730899">
                <text:p>0.0007574184147308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472476879699556">
                <text:p>0.00472476879699556</text:p>
              </table:table-cell>
              <table:table-cell office:value-type="float" office:value="0.00472476879699556">
                <text:p>0.00472476879699556</text:p>
              </table:table-cell>
              <table:table-cell office:value-type="float" office:value="0.999380996061824">
                <text:p>0.999380996061824</text:p>
              </table:table-cell>
              <table:table-cell office:value-type="float" office:value="0.000437702448293132">
                <text:p>0.000437702448293132</text:p>
              </table:table-cell>
              <table:table-cell office:value-type="float" office:value="0.000437702448293132">
                <text:p>0.0004377024482931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709848676483036">
                <text:p>0.00709848676483036</text:p>
              </table:table-cell>
              <table:table-cell office:value-type="float" office:value="0.00709848676483036">
                <text:p>0.00709848676483036</text:p>
              </table:table-cell>
              <table:table-cell office:value-type="float" office:value="0.998453352277038">
                <text:p>0.998453352277038</text:p>
              </table:table-cell>
              <table:table-cell office:value-type="float" office:value="0.000874184822640237">
                <text:p>0.000874184822640237</text:p>
              </table:table-cell>
              <table:table-cell office:value-type="float" office:value="0.000874184822640237">
                <text:p>0.0008741848226402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">
                <text:p>80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725871409174308">
                <text:p>0.00725871409174308</text:p>
              </table:table-cell>
              <table:table-cell office:value-type="float" office:value="0.00725871409174308">
                <text:p>0.00725871409174308</text:p>
              </table:table-cell>
              <table:table-cell office:value-type="float" office:value="0.998144137682109">
                <text:p>0.998144137682109</text:p>
              </table:table-cell>
              <table:table-cell office:value-type="float" office:value="0.000756714167677582">
                <text:p>0.000756714167677582</text:p>
              </table:table-cell>
              <table:table-cell office:value-type="float" office:value="0.000756714167677582">
                <text:p>0.0007567141676775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5">
                <text:p>85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583607928167895">
                <text:p>0.00583607928167895</text:p>
              </table:table-cell>
              <table:table-cell office:value-type="float" office:value="0.00583607928167895">
                <text:p>0.00583607928167895</text:p>
              </table:table-cell>
              <table:table-cell office:value-type="float" office:value="0.998762566871967">
                <text:p>0.998762566871967</text:p>
              </table:table-cell>
              <table:table-cell office:value-type="float" office:value="0.00115682174062092">
                <text:p>0.00115682174062092</text:p>
              </table:table-cell>
              <table:table-cell office:value-type="float" office:value="0.00115682174062092">
                <text:p>0.001156821740620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472476879699556">
                <text:p>0.00472476879699556</text:p>
              </table:table-cell>
              <table:table-cell office:value-type="float" office:value="0.00472476879699556">
                <text:p>0.00472476879699556</text:p>
              </table:table-cell>
              <table:table-cell office:value-type="float" office:value="0.998453352277038">
                <text:p>0.998453352277038</text:p>
              </table:table-cell>
              <table:table-cell office:value-type="float" office:value="0.000874184822640237">
                <text:p>0.000874184822640237</text:p>
              </table:table-cell>
              <table:table-cell office:value-type="float" office:value="0.000874184822640237">
                <text:p>0.0008741848226402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621776915078369">
                <text:p>0.00621776915078369</text:p>
              </table:table-cell>
              <table:table-cell office:value-type="float" office:value="0.00621776915078369">
                <text:p>0.00621776915078369</text:p>
              </table:table-cell>
              <table:table-cell office:value-type="float" office:value="0.991029328257156">
                <text:p>0.991029328257156</text:p>
              </table:table-cell>
              <table:table-cell office:value-type="float" office:value="0.00242994072841554">
                <text:p>0.00242994072841554</text:p>
              </table:table-cell>
              <table:table-cell office:value-type="float" office:value="0.00242994072841554">
                <text:p>0.002429940728415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">
                <text:p>55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472476879699556">
                <text:p>0.00472476879699556</text:p>
              </table:table-cell>
              <table:table-cell office:value-type="float" office:value="0.00472476879699556">
                <text:p>0.00472476879699556</text:p>
              </table:table-cell>
              <table:table-cell office:value-type="float" office:value="0.992885765323365">
                <text:p>0.992885765323365</text:p>
              </table:table-cell>
              <table:table-cell office:value-type="float" office:value="0.0026570251078593">
                <text:p>0.0026570251078593</text:p>
              </table:table-cell>
              <table:table-cell office:value-type="float" office:value="0.0026570251078593">
                <text:p>0.00265702510785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">
                <text:p>65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709848676483036">
                <text:p>0.00709848676483036</text:p>
              </table:table-cell>
              <table:table-cell office:value-type="float" office:value="0.00709848676483036">
                <text:p>0.00709848676483036</text:p>
              </table:table-cell>
              <table:table-cell office:value-type="float" office:value="0.996906704554076">
                <text:p>0.996906704554076</text:p>
              </table:table-cell>
              <table:table-cell office:value-type="float" office:value="0.00115574669959796">
                <text:p>0.00115574669959796</text:p>
              </table:table-cell>
              <table:table-cell office:value-type="float" office:value="0.00115574669959796">
                <text:p>0.001155746699597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390756353955157">
                <text:p>0.00390756353955157</text:p>
              </table:table-cell>
              <table:table-cell office:value-type="float" office:value="0.00390756353955157">
                <text:p>0.00390756353955157</text:p>
              </table:table-cell>
              <table:table-cell office:value-type="float" office:value="0.996288850112536">
                <text:p>0.996288850112536</text:p>
              </table:table-cell>
              <table:table-cell office:value-type="float" office:value="0.00200314144546964">
                <text:p>0.00200314144546964</text:p>
              </table:table-cell>
              <table:table-cell office:value-type="float" office:value="0.00200314144546964">
                <text:p>0.00200314144546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">
                <text:p>65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497127128171058">
                <text:p>0.00497127128171058</text:p>
              </table:table-cell>
              <table:table-cell office:value-type="float" office:value="0.00497127128171058">
                <text:p>0.00497127128171058</text:p>
              </table:table-cell>
              <table:table-cell office:value-type="float" office:value="0.997525708492251">
                <text:p>0.997525708492251</text:p>
              </table:table-cell>
              <table:table-cell office:value-type="float" office:value="0.00157612777516027">
                <text:p>0.00157612777516027</text:p>
              </table:table-cell>
              <table:table-cell office:value-type="float" office:value="0.00157612777516027">
                <text:p>0.001576127775160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360119936971497">
                <text:p>0.00360119936971497</text:p>
              </table:table-cell>
              <table:table-cell office:value-type="float" office:value="0.00360119936971497">
                <text:p>0.00360119936971497</text:p>
              </table:table-cell>
              <table:table-cell office:value-type="float" office:value="0.997525708492251">
                <text:p>0.997525708492251</text:p>
              </table:table-cell>
              <table:table-cell office:value-type="float" office:value="0.00157612777516027">
                <text:p>0.00157612777516027</text:p>
              </table:table-cell>
              <table:table-cell office:value-type="float" office:value="0.00157612777516027">
                <text:p>0.001576127775160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640708601344908">
                <text:p>0.00640708601344908</text:p>
              </table:table-cell>
              <table:table-cell office:value-type="float" office:value="0.00640708601344908">
                <text:p>0.00640708601344908</text:p>
              </table:table-cell>
              <table:table-cell office:value-type="float" office:value="0.989482680534194">
                <text:p>0.989482680534194</text:p>
              </table:table-cell>
              <table:table-cell office:value-type="float" office:value="0.00388260819717383">
                <text:p>0.00388260819717383</text:p>
              </table:table-cell>
              <table:table-cell office:value-type="float" office:value="0.00388260819717383">
                <text:p>0.003882608197173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622497672835305">
                <text:p>0.00622497672835305</text:p>
              </table:table-cell>
              <table:table-cell office:value-type="float" office:value="0.00622497672835305">
                <text:p>0.00622497672835305</text:p>
              </table:table-cell>
              <table:table-cell office:value-type="float" office:value="0.991028753508838">
                <text:p>0.991028753508838</text:p>
              </table:table-cell>
              <table:table-cell office:value-type="float" office:value="0.00230965212735635">
                <text:p>0.00230965212735635</text:p>
              </table:table-cell>
              <table:table-cell office:value-type="float" office:value="0.00230965212735635">
                <text:p>0.002309652127356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622497672835305">
                <text:p>0.00622497672835305</text:p>
              </table:table-cell>
              <table:table-cell office:value-type="float" office:value="0.00622497672835305">
                <text:p>0.00622497672835305</text:p>
              </table:table-cell>
              <table:table-cell office:value-type="float" office:value="0.994123198451398">
                <text:p>0.994123198451398</text:p>
              </table:table-cell>
              <table:table-cell office:value-type="float" office:value="0.00315169223537415">
                <text:p>0.00315169223537415</text:p>
              </table:table-cell>
              <table:table-cell office:value-type="float" office:value="0.00315169223537415">
                <text:p>0.003151692235374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">
                <text:p>60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692473818489385">
                <text:p>0.00692473818489385</text:p>
              </table:table-cell>
              <table:table-cell office:value-type="float" office:value="0.00692473818489385">
                <text:p>0.00692473818489385</text:p>
              </table:table-cell>
              <table:table-cell office:value-type="float" office:value="0.996288275364218">
                <text:p>0.996288275364218</text:p>
              </table:table-cell>
              <table:table-cell office:value-type="float" office:value="0.00151342833535516">
                <text:p>0.00151342833535516</text:p>
              </table:table-cell>
              <table:table-cell office:value-type="float" office:value="0.00151342833535516">
                <text:p>0.001513428335355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">
                <text:p>85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620612871664334">
                <text:p>0.00620612871664334</text:p>
              </table:table-cell>
              <table:table-cell office:value-type="float" office:value="0.00620612871664334">
                <text:p>0.00620612871664334</text:p>
              </table:table-cell>
              <table:table-cell office:value-type="float" office:value="0.998762566871967">
                <text:p>0.998762566871967</text:p>
              </table:table-cell>
              <table:table-cell office:value-type="float" office:value="0.000436889632480393">
                <text:p>0.000436889632480393</text:p>
              </table:table-cell>
              <table:table-cell office:value-type="float" office:value="0.000436889632480393">
                <text:p>0.0004368896324803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622497672835305">
                <text:p>0.00622497672835305</text:p>
              </table:table-cell>
              <table:table-cell office:value-type="float" office:value="0.00622497672835305">
                <text:p>0.00622497672835305</text:p>
              </table:table-cell>
              <table:table-cell office:value-type="float" office:value="0.998144137682109">
                <text:p>0.998144137682109</text:p>
              </table:table-cell>
              <table:table-cell office:value-type="float" office:value="0.000756714167677582">
                <text:p>0.000756714167677582</text:p>
              </table:table-cell>
              <table:table-cell office:value-type="float" office:value="0.000756714167677582">
                <text:p>0.0007567141676775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640708601344908">
                <text:p>0.00640708601344908</text:p>
              </table:table-cell>
              <table:table-cell office:value-type="float" office:value="0.00640708601344908">
                <text:p>0.00640708601344908</text:p>
              </table:table-cell>
              <table:table-cell office:value-type="float" office:value="0.99783492308718">
                <text:p>0.99783492308718</text:p>
              </table:table-cell>
              <table:table-cell office:value-type="float" office:value="0.000873778130798401">
                <text:p>0.000873778130798401</text:p>
              </table:table-cell>
              <table:table-cell office:value-type="float" office:value="0.000873778130798401">
                <text:p>0.0008737781307984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">
                <text:p>65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541427465010369">
                <text:p>0.00541427465010369</text:p>
              </table:table-cell>
              <table:table-cell office:value-type="float" office:value="0.00541427465010369">
                <text:p>0.00541427465010369</text:p>
              </table:table-cell>
              <table:table-cell office:value-type="float" office:value="0.996906704554076">
                <text:p>0.996906704554076</text:p>
              </table:table-cell>
              <table:table-cell office:value-type="float" office:value="0.00115574669959796">
                <text:p>0.00115574669959796</text:p>
              </table:table-cell>
              <table:table-cell office:value-type="float" office:value="0.00115574669959796">
                <text:p>0.001155746699597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">
                <text:p>4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463617583022108">
                <text:p>0.00463617583022108</text:p>
              </table:table-cell>
              <table:table-cell office:value-type="float" office:value="0.00463617583022108">
                <text:p>0.00463617583022108</text:p>
              </table:table-cell>
              <table:table-cell office:value-type="float" office:value="0.994432987794645">
                <text:p>0.994432987794645</text:p>
              </table:table-cell>
              <table:table-cell office:value-type="float" office:value="0.00262214720926107">
                <text:p>0.00262214720926107</text:p>
              </table:table-cell>
              <table:table-cell office:value-type="float" office:value="0.00262214720926107">
                <text:p>0.002622147209261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411014531352981">
                <text:p>0.00411014531352981</text:p>
              </table:table-cell>
              <table:table-cell office:value-type="float" office:value="0.00411014531352981">
                <text:p>0.00411014531352981</text:p>
              </table:table-cell>
              <table:table-cell office:value-type="float" office:value="0.997525708492251">
                <text:p>0.997525708492251</text:p>
              </table:table-cell>
              <table:table-cell office:value-type="float" office:value="0.00157612777516027">
                <text:p>0.00157612777516027</text:p>
              </table:table-cell>
              <table:table-cell office:value-type="float" office:value="0.00157612777516027">
                <text:p>0.001576127775160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411014531352981">
                <text:p>0.00411014531352981</text:p>
              </table:table-cell>
              <table:table-cell office:value-type="float" office:value="0.00411014531352981">
                <text:p>0.00411014531352981</text:p>
              </table:table-cell>
              <table:table-cell office:value-type="float" office:value="0.995050842236185">
                <text:p>0.995050842236185</text:p>
              </table:table-cell>
              <table:table-cell office:value-type="float" office:value="0.00190416936731534">
                <text:p>0.00190416936731534</text:p>
              </table:table-cell>
              <table:table-cell office:value-type="float" office:value="0.00190416936731534">
                <text:p>0.001904169367315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704103973941528">
                <text:p>0.00704103973941528</text:p>
              </table:table-cell>
              <table:table-cell office:value-type="float" office:value="0.00704103973941528">
                <text:p>0.00704103973941528</text:p>
              </table:table-cell>
              <table:table-cell office:value-type="float" office:value="0.986079595745023">
                <text:p>0.986079595745023</text:p>
              </table:table-cell>
              <table:table-cell office:value-type="float" office:value="0.00378005287717068">
                <text:p>0.00378005287717068</text:p>
              </table:table-cell>
              <table:table-cell office:value-type="float" office:value="0.00378005287717068">
                <text:p>0.003780052877170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56224879607643">
                <text:p>0.00556224879607643</text:p>
              </table:table-cell>
              <table:table-cell office:value-type="float" office:value="0.00556224879607643">
                <text:p>0.00556224879607643</text:p>
              </table:table-cell>
              <table:table-cell office:value-type="float" office:value="0.991647182698696">
                <text:p>0.991647182698696</text:p>
              </table:table-cell>
              <table:table-cell office:value-type="float" office:value="0.00262093261584216">
                <text:p>0.00262093261584216</text:p>
              </table:table-cell>
              <table:table-cell office:value-type="float" office:value="0.00262093261584216">
                <text:p>0.002620932615842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704103973941528">
                <text:p>0.00704103973941528</text:p>
              </table:table-cell>
              <table:table-cell office:value-type="float" office:value="0.00704103973941528">
                <text:p>0.00704103973941528</text:p>
              </table:table-cell>
              <table:table-cell office:value-type="float" office:value="0.993194979918294">
                <text:p>0.993194979918294</text:p>
              </table:table-cell>
              <table:table-cell office:value-type="float" office:value="0.00265729264258581">
                <text:p>0.00265729264258581</text:p>
              </table:table-cell>
              <table:table-cell office:value-type="float" office:value="0.00265729264258581">
                <text:p>0.002657292642585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704103973941528">
                <text:p>0.00704103973941528</text:p>
              </table:table-cell>
              <table:table-cell office:value-type="float" office:value="0.00704103973941528">
                <text:p>0.00704103973941528</text:p>
              </table:table-cell>
              <table:table-cell office:value-type="float" office:value="0.995360056831114">
                <text:p>0.995360056831114</text:p>
              </table:table-cell>
              <table:table-cell office:value-type="float" office:value="0.00151272468836635">
                <text:p>0.00151272468836635</text:p>
              </table:table-cell>
              <table:table-cell office:value-type="float" office:value="0.00151272468836635">
                <text:p>0.001512724688366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">
                <text:p>6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463617583022108">
                <text:p>0.00463617583022108</text:p>
              </table:table-cell>
              <table:table-cell office:value-type="float" office:value="0.00463617583022108">
                <text:p>0.00463617583022108</text:p>
              </table:table-cell>
              <table:table-cell office:value-type="float" office:value="0.996907279302394">
                <text:p>0.996907279302394</text:p>
              </table:table-cell>
              <table:table-cell office:value-type="float" office:value="0.00157590224359212">
                <text:p>0.00157590224359212</text:p>
              </table:table-cell>
              <table:table-cell office:value-type="float" office:value="0.00157590224359212">
                <text:p>0.001575902243592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">
                <text:p>70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463617583022108">
                <text:p>0.00463617583022108</text:p>
              </table:table-cell>
              <table:table-cell office:value-type="float" office:value="0.00463617583022108">
                <text:p>0.00463617583022108</text:p>
              </table:table-cell>
              <table:table-cell office:value-type="float" office:value="0.99783492308718">
                <text:p>0.99783492308718</text:p>
              </table:table-cell>
              <table:table-cell office:value-type="float" office:value="0.00115636076384651">
                <text:p>0.00115636076384651</text:p>
              </table:table-cell>
              <table:table-cell office:value-type="float" office:value="0.00115636076384651">
                <text:p>0.001156360763846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670637076082365">
                <text:p>0.00670637076082365</text:p>
              </table:table-cell>
              <table:table-cell office:value-type="float" office:value="0.00670637076082365">
                <text:p>0.00670637076082365</text:p>
              </table:table-cell>
              <table:table-cell office:value-type="float" office:value="0.995360056831114">
                <text:p>0.995360056831114</text:p>
              </table:table-cell>
              <table:table-cell office:value-type="float" office:value="0.00151272468836635">
                <text:p>0.00151272468836635</text:p>
              </table:table-cell>
              <table:table-cell office:value-type="float" office:value="0.00151272468836635">
                <text:p>0.001512724688366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">
                <text:p>60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670637076082365">
                <text:p>0.00670637076082365</text:p>
              </table:table-cell>
              <table:table-cell office:value-type="float" office:value="0.00670637076082365">
                <text:p>0.00670637076082365</text:p>
              </table:table-cell>
              <table:table-cell office:value-type="float" office:value="0.996288275364218">
                <text:p>0.996288275364218</text:p>
              </table:table-cell>
              <table:table-cell office:value-type="float" office:value="0.0013102607877647">
                <text:p>0.0013102607877647</text:p>
              </table:table-cell>
              <table:table-cell office:value-type="float" office:value="0.0013102607877647">
                <text:p>0.00131026078776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463617583022108">
                <text:p>0.00463617583022108</text:p>
              </table:table-cell>
              <table:table-cell office:value-type="float" office:value="0.00463617583022108">
                <text:p>0.00463617583022108</text:p>
              </table:table-cell>
              <table:table-cell office:value-type="float" office:value="0.982984576054146">
                <text:p>0.982984576054146</text:p>
              </table:table-cell>
              <table:table-cell office:value-type="float" office:value="0.00264995164929838">
                <text:p>0.00264995164929838</text:p>
              </table:table-cell>
              <table:table-cell office:value-type="float" office:value="0.00264995164929838">
                <text:p>0.002649951649298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766667491633859">
                <text:p>0.00766667491633859</text:p>
              </table:table-cell>
              <table:table-cell office:value-type="float" office:value="0.00766667491633859">
                <text:p>0.00766667491633859</text:p>
              </table:table-cell>
              <table:table-cell office:value-type="float" office:value="0.997525708492251">
                <text:p>0.997525708492251</text:p>
              </table:table-cell>
              <table:table-cell office:value-type="float" office:value="0.00115620706407945">
                <text:p>0.00115620706407945</text:p>
              </table:table-cell>
              <table:table-cell office:value-type="float" office:value="0.00115620706407945">
                <text:p>0.001156207064079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5">
                <text:p>7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615141117265347">
                <text:p>0.00615141117265347</text:p>
              </table:table-cell>
              <table:table-cell office:value-type="float" office:value="0.00615141117265347">
                <text:p>0.00615141117265347</text:p>
              </table:table-cell>
              <table:table-cell office:value-type="float" office:value="0.99783492308718">
                <text:p>0.99783492308718</text:p>
              </table:table-cell>
              <table:table-cell office:value-type="float" office:value="0.000873778130798401">
                <text:p>0.000873778130798401</text:p>
              </table:table-cell>
              <table:table-cell office:value-type="float" office:value="0.000873778130798401">
                <text:p>0.0008737781307984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">
                <text:p>2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35146669187579">
                <text:p>0.00535146669187579</text:p>
              </table:table-cell>
              <table:table-cell office:value-type="float" office:value="0.00535146669187579">
                <text:p>0.00535146669187579</text:p>
              </table:table-cell>
              <table:table-cell office:value-type="float" office:value="0.979271127173411">
                <text:p>0.979271127173411</text:p>
              </table:table-cell>
              <table:table-cell office:value-type="float" office:value="0.00305297260873121">
                <text:p>0.00305297260873121</text:p>
              </table:table-cell>
              <table:table-cell office:value-type="float" office:value="0.00305297260873121">
                <text:p>0.003052972608731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">
                <text:p>4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615141117265347">
                <text:p>0.00615141117265347</text:p>
              </table:table-cell>
              <table:table-cell office:value-type="float" office:value="0.00615141117265347">
                <text:p>0.00615141117265347</text:p>
              </table:table-cell>
              <table:table-cell office:value-type="float" office:value="0.99071953891391">
                <text:p>0.99071953891391</text:p>
              </table:table-cell>
              <table:table-cell office:value-type="float" office:value="0.0027268123344339">
                <text:p>0.0027268123344339</text:p>
              </table:table-cell>
              <table:table-cell office:value-type="float" office:value="0.0027268123344339">
                <text:p>0.00272681233443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704103973941528">
                <text:p>0.00704103973941528</text:p>
              </table:table-cell>
              <table:table-cell office:value-type="float" office:value="0.00704103973941528">
                <text:p>0.00704103973941528</text:p>
              </table:table-cell>
              <table:table-cell office:value-type="float" office:value="0.996596915210829">
                <text:p>0.996596915210829</text:p>
              </table:table-cell>
              <table:table-cell office:value-type="float" office:value="0.000873374275416108">
                <text:p>0.000873374275416108</text:p>
              </table:table-cell>
              <table:table-cell office:value-type="float" office:value="0.000873374275416108">
                <text:p>0.0008733742754161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670637076082365">
                <text:p>0.00670637076082365</text:p>
              </table:table-cell>
              <table:table-cell office:value-type="float" office:value="0.00670637076082365">
                <text:p>0.00670637076082365</text:p>
              </table:table-cell>
              <table:table-cell office:value-type="float" office:value="0.997525708492251">
                <text:p>0.997525708492251</text:p>
              </table:table-cell>
              <table:table-cell office:value-type="float" office:value="0.00115620706407945">
                <text:p>0.00115620706407945</text:p>
              </table:table-cell>
              <table:table-cell office:value-type="float" office:value="0.00115620706407945">
                <text:p>0.001156207064079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">
                <text:p>3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35146669187579">
                <text:p>0.00535146669187579</text:p>
              </table:table-cell>
              <table:table-cell office:value-type="float" office:value="0.00535146669187579">
                <text:p>0.00535146669187579</text:p>
              </table:table-cell>
              <table:table-cell office:value-type="float" office:value="0.984531798525426">
                <text:p>0.984531798525426</text:p>
              </table:table-cell>
              <table:table-cell office:value-type="float" office:value="0.0030527729707911">
                <text:p>0.0030527729707911</text:p>
              </table:table-cell>
              <table:table-cell office:value-type="float" office:value="0.0030527729707911">
                <text:p>0.00305277297079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615141117265347">
                <text:p>0.00615141117265347</text:p>
              </table:table-cell>
              <table:table-cell office:value-type="float" office:value="0.00615141117265347">
                <text:p>0.00615141117265347</text:p>
              </table:table-cell>
              <table:table-cell office:value-type="float" office:value="0.995978486020971">
                <text:p>0.995978486020971</text:p>
              </table:table-cell>
              <table:table-cell office:value-type="float" office:value="0.00115513288085908">
                <text:p>0.00115513288085908</text:p>
              </table:table-cell>
              <table:table-cell office:value-type="float" office:value="0.00115513288085908">
                <text:p>0.001155132880859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56224879607643">
                <text:p>0.00556224879607643</text:p>
              </table:table-cell>
              <table:table-cell office:value-type="float" office:value="0.00556224879607643">
                <text:p>0.00556224879607643</text:p>
              </table:table-cell>
              <table:table-cell office:value-type="float" office:value="0.997525708492251">
                <text:p>0.997525708492251</text:p>
              </table:table-cell>
              <table:table-cell office:value-type="float" office:value="0.00115620706407945">
                <text:p>0.00115620706407945</text:p>
              </table:table-cell>
              <table:table-cell office:value-type="float" office:value="0.00115620706407945">
                <text:p>0.001156207064079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535146669187579">
                <text:p>0.00535146669187579</text:p>
              </table:table-cell>
              <table:table-cell office:value-type="float" office:value="0.00535146669187579">
                <text:p>0.00535146669187579</text:p>
              </table:table-cell>
              <table:table-cell office:value-type="float" office:value="0.986698024934881">
                <text:p>0.986698024934881</text:p>
              </table:table-cell>
              <table:table-cell office:value-type="float" office:value="0.0030535222219022">
                <text:p>0.0030535222219022</text:p>
              </table:table-cell>
              <table:table-cell office:value-type="float" office:value="0.0030535222219022">
                <text:p>0.00305352222190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">
                <text:p>4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411014531352981">
                <text:p>0.00411014531352981</text:p>
              </table:table-cell>
              <table:table-cell office:value-type="float" office:value="0.00411014531352981">
                <text:p>0.00411014531352981</text:p>
              </table:table-cell>
              <table:table-cell office:value-type="float" office:value="0.988244097909525">
                <text:p>0.988244097909525</text:p>
              </table:table-cell>
              <table:table-cell office:value-type="float" office:value="0.00230781196295541">
                <text:p>0.00230781196295541</text:p>
              </table:table-cell>
              <table:table-cell office:value-type="float" office:value="0.00230781196295541">
                <text:p>0.002307811962955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">
                <text:p>70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670637076082365">
                <text:p>0.00670637076082365</text:p>
              </table:table-cell>
              <table:table-cell office:value-type="float" office:value="0.00670637076082365">
                <text:p>0.00670637076082365</text:p>
              </table:table-cell>
              <table:table-cell office:value-type="float" office:value="0.997834348338862">
                <text:p>0.997834348338862</text:p>
              </table:table-cell>
              <table:table-cell office:value-type="float" office:value="0.000436484927398535">
                <text:p>0.000436484927398535</text:p>
              </table:table-cell>
              <table:table-cell office:value-type="float" office:value="0.000436484927398535">
                <text:p>0.0004364849273985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5">
                <text:p>7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670637076082365">
                <text:p>0.00670637076082365</text:p>
              </table:table-cell>
              <table:table-cell office:value-type="float" office:value="0.00670637076082365">
                <text:p>0.00670637076082365</text:p>
              </table:table-cell>
              <table:table-cell office:value-type="float" office:value="0.998453352277038">
                <text:p>0.998453352277038</text:p>
              </table:table-cell>
              <table:table-cell office:value-type="float" office:value="0.000436482656966294">
                <text:p>0.000436482656966294</text:p>
              </table:table-cell>
              <table:table-cell office:value-type="float" office:value="0.000436482656966294">
                <text:p>0.0004364826569662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0">
                <text:p>80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670637076082365">
                <text:p>0.00670637076082365</text:p>
              </table:table-cell>
              <table:table-cell office:value-type="float" office:value="0.00670637076082365">
                <text:p>0.00670637076082365</text:p>
              </table:table-cell>
              <table:table-cell office:value-type="float" office:value="0.998453352277038">
                <text:p>0.998453352277038</text:p>
              </table:table-cell>
              <table:table-cell office:value-type="float" office:value="0.000436482656966294">
                <text:p>0.000436482656966294</text:p>
              </table:table-cell>
              <table:table-cell office:value-type="float" office:value="0.000436482656966294">
                <text:p>0.0004364826569662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5">
                <text:p>8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670637076082365">
                <text:p>0.00670637076082365</text:p>
              </table:table-cell>
              <table:table-cell office:value-type="float" office:value="0.00670637076082365">
                <text:p>0.00670637076082365</text:p>
              </table:table-cell>
              <table:table-cell office:value-type="float" office:value="0.998762566871967">
                <text:p>0.998762566871967</text:p>
              </table:table-cell>
              <table:table-cell office:value-type="float" office:value="0.000436889632480393">
                <text:p>0.000436889632480393</text:p>
              </table:table-cell>
              <table:table-cell office:value-type="float" office:value="0.000436889632480393">
                <text:p>0.0004368896324803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472784429976551">
                <text:p>0.00472784429976551</text:p>
              </table:table-cell>
              <table:table-cell office:value-type="float" office:value="0.00472784429976551">
                <text:p>0.00472784429976551</text:p>
              </table:table-cell>
              <table:table-cell office:value-type="float" office:value="0.995051416984502">
                <text:p>0.995051416984502</text:p>
              </table:table-cell>
              <table:table-cell office:value-type="float" office:value="0.00231241412815893">
                <text:p>0.00231241412815893</text:p>
              </table:table-cell>
              <table:table-cell office:value-type="float" office:value="0.00231241412815893">
                <text:p>0.002312414128158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">
                <text:p>80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447795665539848">
                <text:p>0.00447795665539848</text:p>
              </table:table-cell>
              <table:table-cell office:value-type="float" office:value="0.00447795665539848">
                <text:p>0.00447795665539848</text:p>
              </table:table-cell>
              <table:table-cell office:value-type="float" office:value="0.997525708492251">
                <text:p>0.997525708492251</text:p>
              </table:table-cell>
              <table:table-cell office:value-type="float" office:value="0.00157612777516027">
                <text:p>0.00157612777516027</text:p>
              </table:table-cell>
              <table:table-cell office:value-type="float" office:value="0.00157612777516027">
                <text:p>0.001576127775160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">
                <text:p>4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472784429976551">
                <text:p>0.00472784429976551</text:p>
              </table:table-cell>
              <table:table-cell office:value-type="float" office:value="0.00472784429976551">
                <text:p>0.00472784429976551</text:p>
              </table:table-cell>
              <table:table-cell office:value-type="float" office:value="0.992885190575047">
                <text:p>0.992885190575047</text:p>
              </table:table-cell>
              <table:table-cell office:value-type="float" office:value="0.00231087951903069">
                <text:p>0.00231087951903069</text:p>
              </table:table-cell>
              <table:table-cell office:value-type="float" office:value="0.00231087951903069">
                <text:p>0.002310879519030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">
                <text:p>5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583929901432956">
                <text:p>0.00583929901432956</text:p>
              </table:table-cell>
              <table:table-cell office:value-type="float" office:value="0.00583929901432956">
                <text:p>0.00583929901432956</text:p>
              </table:table-cell>
              <table:table-cell office:value-type="float" office:value="0.996288275364218">
                <text:p>0.996288275364218</text:p>
              </table:table-cell>
              <table:table-cell office:value-type="float" office:value="0.0013102607877647">
                <text:p>0.0013102607877647</text:p>
              </table:table-cell>
              <table:table-cell office:value-type="float" office:value="0.0013102607877647">
                <text:p>0.00131026078776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">
                <text:p>2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622079133303352">
                <text:p>0.00622079133303352</text:p>
              </table:table-cell>
              <table:table-cell office:value-type="float" office:value="0.00622079133303352">
                <text:p>0.00622079133303352</text:p>
              </table:table-cell>
              <table:table-cell office:value-type="float" office:value="0.982675361459217">
                <text:p>0.982675361459217</text:p>
              </table:table-cell>
              <table:table-cell office:value-type="float" office:value="0.00357123677030715">
                <text:p>0.00357123677030715</text:p>
              </table:table-cell>
              <table:table-cell office:value-type="float" office:value="0.00357123677030715">
                <text:p>0.003571236770307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622079133303352">
                <text:p>0.00622079133303352</text:p>
              </table:table-cell>
              <table:table-cell office:value-type="float" office:value="0.00622079133303352">
                <text:p>0.00622079133303352</text:p>
              </table:table-cell>
              <table:table-cell office:value-type="float" office:value="0.998453352277038">
                <text:p>0.998453352277038</text:p>
              </table:table-cell>
              <table:table-cell office:value-type="float" office:value="0.000436482656966294">
                <text:p>0.000436482656966294</text:p>
              </table:table-cell>
              <table:table-cell office:value-type="float" office:value="0.000436482656966294">
                <text:p>0.0004364826569662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">
                <text:p>4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844773051209311">
                <text:p>0.00844773051209311</text:p>
              </table:table-cell>
              <table:table-cell office:value-type="float" office:value="0.00844773051209311">
                <text:p>0.00844773051209311</text:p>
              </table:table-cell>
              <table:table-cell office:value-type="float" office:value="0.992886340071683">
                <text:p>0.992886340071683</text:p>
              </table:table-cell>
              <table:table-cell office:value-type="float" office:value="0.00381029586873479">
                <text:p>0.00381029586873479</text:p>
              </table:table-cell>
              <table:table-cell office:value-type="float" office:value="0.00381029586873479">
                <text:p>0.003810295868734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">
                <text:p>2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583929901432956">
                <text:p>0.00583929901432956</text:p>
              </table:table-cell>
              <table:table-cell office:value-type="float" office:value="0.00583929901432956">
                <text:p>0.00583929901432956</text:p>
              </table:table-cell>
              <table:table-cell office:value-type="float" office:value="0.979580916516657">
                <text:p>0.979580916516657</text:p>
              </table:table-cell>
              <table:table-cell office:value-type="float" office:value="0.00225889265276222">
                <text:p>0.00225889265276222</text:p>
              </table:table-cell>
              <table:table-cell office:value-type="float" office:value="0.00225889265276222">
                <text:p>0.002258892652762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">
                <text:p>3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622079133303352">
                <text:p>0.00622079133303352</text:p>
              </table:table-cell>
              <table:table-cell office:value-type="float" office:value="0.00622079133303352">
                <text:p>0.00622079133303352</text:p>
              </table:table-cell>
              <table:table-cell office:value-type="float" office:value="0.985769231653459">
                <text:p>0.985769231653459</text:p>
              </table:table-cell>
              <table:table-cell office:value-type="float" office:value="0.00265195276416117">
                <text:p>0.00265195276416117</text:p>
              </table:table-cell>
              <table:table-cell office:value-type="float" office:value="0.00265195276416117">
                <text:p>0.002651952764161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">
                <text:p>40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638403000027452">
                <text:p>0.00638403000027452</text:p>
              </table:table-cell>
              <table:table-cell office:value-type="float" office:value="0.00638403000027452">
                <text:p>0.00638403000027452</text:p>
              </table:table-cell>
              <table:table-cell office:value-type="float" office:value="0.988863676596019">
                <text:p>0.988863676596019</text:p>
              </table:table-cell>
              <table:table-cell office:value-type="float" office:value="0.0027246625221824">
                <text:p>0.0027246625221824</text:p>
              </table:table-cell>
              <table:table-cell office:value-type="float" office:value="0.0027246625221824">
                <text:p>0.0027246625221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">
                <text:p>50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772245360406357">
                <text:p>0.00772245360406357</text:p>
              </table:table-cell>
              <table:table-cell office:value-type="float" office:value="0.00772245360406357">
                <text:p>0.00772245360406357</text:p>
              </table:table-cell>
              <table:table-cell office:value-type="float" office:value="0.993504194513223">
                <text:p>0.993504194513223</text:p>
              </table:table-cell>
              <table:table-cell office:value-type="float" office:value="0.00226943883780685">
                <text:p>0.00226943883780685</text:p>
              </table:table-cell>
              <table:table-cell office:value-type="float" office:value="0.00226943883780685">
                <text:p>0.002269438837806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583929901432956">
                <text:p>0.00583929901432956</text:p>
              </table:table-cell>
              <table:table-cell office:value-type="float" office:value="0.00583929901432956">
                <text:p>0.00583929901432956</text:p>
              </table:table-cell>
              <table:table-cell office:value-type="float" office:value="0.979890131111586">
                <text:p>0.979890131111586</text:p>
              </table:table-cell>
              <table:table-cell office:value-type="float" office:value="0.0023022981409302">
                <text:p>0.0023022981409302</text:p>
              </table:table-cell>
              <table:table-cell office:value-type="float" office:value="0.0023022981409302">
                <text:p>0.00230229814093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">
                <text:p>3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583929901432956">
                <text:p>0.00583929901432956</text:p>
              </table:table-cell>
              <table:table-cell office:value-type="float" office:value="0.00583929901432956">
                <text:p>0.00583929901432956</text:p>
              </table:table-cell>
              <table:table-cell office:value-type="float" office:value="0.985150802463601">
                <text:p>0.985150802463601</text:p>
              </table:table-cell>
              <table:table-cell office:value-type="float" office:value="0.00302122880991175">
                <text:p>0.00302122880991175</text:p>
              </table:table-cell>
              <table:table-cell office:value-type="float" office:value="0.00302122880991175">
                <text:p>0.003021228809911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5">
                <text:p>5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622079133303352">
                <text:p>0.00622079133303352</text:p>
              </table:table-cell>
              <table:table-cell office:value-type="float" office:value="0.00622079133303352">
                <text:p>0.00622079133303352</text:p>
              </table:table-cell>
              <table:table-cell office:value-type="float" office:value="0.994741627641256">
                <text:p>0.994741627641256</text:p>
              </table:table-cell>
              <table:table-cell office:value-type="float" office:value="0.00190388934972929">
                <text:p>0.00190388934972929</text:p>
              </table:table-cell>
              <table:table-cell office:value-type="float" office:value="0.00190388934972929">
                <text:p>0.001903889349729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710173401403661">
                <text:p>0.00710173401403661</text:p>
              </table:table-cell>
              <table:table-cell office:value-type="float" office:value="0.00710173401403661">
                <text:p>0.00710173401403661</text:p>
              </table:table-cell>
              <table:table-cell office:value-type="float" office:value="0.99783492308718">
                <text:p>0.99783492308718</text:p>
              </table:table-cell>
              <table:table-cell office:value-type="float" office:value="0.000873778130798401">
                <text:p>0.000873778130798401</text:p>
              </table:table-cell>
              <table:table-cell office:value-type="float" office:value="0.000873778130798401">
                <text:p>0.0008737781307984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">
                <text:p>2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447795665539848">
                <text:p>0.00447795665539848</text:p>
              </table:table-cell>
              <table:table-cell office:value-type="float" office:value="0.00447795665539848">
                <text:p>0.00447795665539848</text:p>
              </table:table-cell>
              <table:table-cell office:value-type="float" office:value="0.978961912578482">
                <text:p>0.978961912578482</text:p>
              </table:table-cell>
              <table:table-cell office:value-type="float" office:value="0.00349026401557877">
                <text:p>0.00349026401557877</text:p>
              </table:table-cell>
              <table:table-cell office:value-type="float" office:value="0.00349026401557877">
                <text:p>0.003490264015578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">
                <text:p>2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447795665539848">
                <text:p>0.00447795665539848</text:p>
              </table:table-cell>
              <table:table-cell office:value-type="float" office:value="0.00447795665539848">
                <text:p>0.00447795665539848</text:p>
              </table:table-cell>
              <table:table-cell office:value-type="float" office:value="0.978961912578482">
                <text:p>0.978961912578482</text:p>
              </table:table-cell>
              <table:table-cell office:value-type="float" office:value="0.00349026401557877">
                <text:p>0.00349026401557877</text:p>
              </table:table-cell>
              <table:table-cell office:value-type="float" office:value="0.00349026401557877">
                <text:p>0.003490264015578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">
                <text:p>4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472784429976551">
                <text:p>0.00472784429976551</text:p>
              </table:table-cell>
              <table:table-cell office:value-type="float" office:value="0.00472784429976551">
                <text:p>0.00472784429976551</text:p>
              </table:table-cell>
              <table:table-cell office:value-type="float" office:value="0.989791320380805">
                <text:p>0.989791320380805</text:p>
              </table:table-cell>
              <table:table-cell office:value-type="float" office:value="0.00272622751197716">
                <text:p>0.00272622751197716</text:p>
              </table:table-cell>
              <table:table-cell office:value-type="float" office:value="0.00272622751197716">
                <text:p>0.002726227511977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">
                <text:p>50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540867446500688">
                <text:p>0.00540867446500688</text:p>
              </table:table-cell>
              <table:table-cell office:value-type="float" office:value="0.00540867446500688">
                <text:p>0.00540867446500688</text:p>
              </table:table-cell>
              <table:table-cell office:value-type="float" office:value="0.992266761385189">
                <text:p>0.992266761385189</text:p>
              </table:table-cell>
              <table:table-cell office:value-type="float" office:value="0.00218241328483136">
                <text:p>0.00218241328483136</text:p>
              </table:table-cell>
              <table:table-cell office:value-type="float" office:value="0.00218241328483136">
                <text:p>0.002182413284831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">
                <text:p>5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540867446500688">
                <text:p>0.00540867446500688</text:p>
              </table:table-cell>
              <table:table-cell office:value-type="float" office:value="0.00540867446500688">
                <text:p>0.00540867446500688</text:p>
              </table:table-cell>
              <table:table-cell office:value-type="float" office:value="0.995050842236185">
                <text:p>0.995050842236185</text:p>
              </table:table-cell>
              <table:table-cell office:value-type="float" office:value="0.00190416936731534">
                <text:p>0.00190416936731534</text:p>
              </table:table-cell>
              <table:table-cell office:value-type="float" office:value="0.00190416936731534">
                <text:p>0.001904169367315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5">
                <text:p>7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583929901432956">
                <text:p>0.00583929901432956</text:p>
              </table:table-cell>
              <table:table-cell office:value-type="float" office:value="0.00583929901432956">
                <text:p>0.00583929901432956</text:p>
              </table:table-cell>
              <table:table-cell office:value-type="float" office:value="0.998453352277038">
                <text:p>0.998453352277038</text:p>
              </table:table-cell>
              <table:table-cell office:value-type="float" office:value="0.000874184822640237">
                <text:p>0.000874184822640237</text:p>
              </table:table-cell>
              <table:table-cell office:value-type="float" office:value="0.000874184822640237">
                <text:p>0.0008741848226402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">
                <text:p>2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447795665539848">
                <text:p>0.00447795665539848</text:p>
              </table:table-cell>
              <table:table-cell office:value-type="float" office:value="0.00447795665539848">
                <text:p>0.00447795665539848</text:p>
              </table:table-cell>
              <table:table-cell office:value-type="float" office:value="0.978961912578482">
                <text:p>0.978961912578482</text:p>
              </table:table-cell>
              <table:table-cell office:value-type="float" office:value="0.00349026401557877">
                <text:p>0.00349026401557877</text:p>
              </table:table-cell>
              <table:table-cell office:value-type="float" office:value="0.00349026401557877">
                <text:p>0.003490264015578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">
                <text:p>3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360444661892116">
                <text:p>0.00360444661892116</text:p>
              </table:table-cell>
              <table:table-cell office:value-type="float" office:value="0.00360444661892116">
                <text:p>0.00360444661892116</text:p>
              </table:table-cell>
              <table:table-cell office:value-type="float" office:value="0.989174615435901">
                <text:p>0.989174615435901</text:p>
              </table:table-cell>
              <table:table-cell office:value-type="float" office:value="0.00462406028547933">
                <text:p>0.00462406028547933</text:p>
              </table:table-cell>
              <table:table-cell office:value-type="float" office:value="0.00462406028547933">
                <text:p>0.004624060285479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">
                <text:p>4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241473101715946">
                <text:p>0.00241473101715946</text:p>
              </table:table-cell>
              <table:table-cell office:value-type="float" office:value="0.00241473101715946">
                <text:p>0.00241473101715946</text:p>
              </table:table-cell>
              <table:table-cell office:value-type="float" office:value="0.992886340071683">
                <text:p>0.992886340071683</text:p>
              </table:table-cell>
              <table:table-cell office:value-type="float" office:value="0.00315101549549978">
                <text:p>0.00315101549549978</text:p>
              </table:table-cell>
              <table:table-cell office:value-type="float" office:value="0.00315101549549978">
                <text:p>0.003151015495499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497448055012003">
                <text:p>0.00497448055012003</text:p>
              </table:table-cell>
              <table:table-cell office:value-type="float" office:value="0.00497448055012003">
                <text:p>0.00497448055012003</text:p>
              </table:table-cell>
              <table:table-cell office:value-type="float" office:value="0.99783492308718">
                <text:p>0.99783492308718</text:p>
              </table:table-cell>
              <table:table-cell office:value-type="float" office:value="0.00115636076384651">
                <text:p>0.00115636076384651</text:p>
              </table:table-cell>
              <table:table-cell office:value-type="float" office:value="0.00115636076384651">
                <text:p>0.001156360763846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0">
                <text:p>8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241473101715946">
                <text:p>0.00241473101715946</text:p>
              </table:table-cell>
              <table:table-cell office:value-type="float" office:value="0.00241473101715946">
                <text:p>0.00241473101715946</text:p>
              </table:table-cell>
              <table:table-cell office:value-type="float" office:value="0.998453352277038">
                <text:p>0.998453352277038</text:p>
              </table:table-cell>
              <table:table-cell office:value-type="float" office:value="0.000436482656966294">
                <text:p>0.000436482656966294</text:p>
              </table:table-cell>
              <table:table-cell office:value-type="float" office:value="0.000436482656966294">
                <text:p>0.0004364826569662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5">
                <text:p>8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241473101715946">
                <text:p>0.00241473101715946</text:p>
              </table:table-cell>
              <table:table-cell office:value-type="float" office:value="0.00241473101715946">
                <text:p>0.00241473101715946</text:p>
              </table:table-cell>
              <table:table-cell office:value-type="float" office:value="0.998453352277038">
                <text:p>0.998453352277038</text:p>
              </table:table-cell>
              <table:table-cell office:value-type="float" office:value="0.000436482656966294">
                <text:p>0.000436482656966294</text:p>
              </table:table-cell>
              <table:table-cell office:value-type="float" office:value="0.000436482656966294">
                <text:p>0.0004364826569662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">
                <text:p>6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497448055012003">
                <text:p>0.00497448055012003</text:p>
              </table:table-cell>
              <table:table-cell office:value-type="float" office:value="0.00497448055012003">
                <text:p>0.00497448055012003</text:p>
              </table:table-cell>
              <table:table-cell office:value-type="float" office:value="0.996906704554076">
                <text:p>0.996906704554076</text:p>
              </table:table-cell>
              <table:table-cell office:value-type="float" office:value="0.000872965313932535">
                <text:p>0.000872965313932535</text:p>
              </table:table-cell>
              <table:table-cell office:value-type="float" office:value="0.000872965313932535">
                <text:p>0.0008729653139325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5">
                <text:p>6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497448055012003">
                <text:p>0.00497448055012003</text:p>
              </table:table-cell>
              <table:table-cell office:value-type="float" office:value="0.00497448055012003">
                <text:p>0.00497448055012003</text:p>
              </table:table-cell>
              <table:table-cell office:value-type="float" office:value="0.998453352277038">
                <text:p>0.998453352277038</text:p>
              </table:table-cell>
              <table:table-cell office:value-type="float" office:value="0.000436482656966294">
                <text:p>0.000436482656966294</text:p>
              </table:table-cell>
              <table:table-cell office:value-type="float" office:value="0.000436482656966294">
                <text:p>0.000436482656966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">
                <text:p>3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692765743779491">
                <text:p>0.00692765743779491</text:p>
              </table:table-cell>
              <table:table-cell office:value-type="float" office:value="0.00692765743779491">
                <text:p>0.00692765743779491</text:p>
              </table:table-cell>
              <table:table-cell office:value-type="float" office:value="0.988553887252772">
                <text:p>0.988553887252772</text:p>
              </table:table-cell>
              <table:table-cell office:value-type="float" office:value="0.0023070390313649">
                <text:p>0.0023070390313649</text:p>
              </table:table-cell>
              <table:table-cell office:value-type="float" office:value="0.0023070390313649">
                <text:p>0.00230703903136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5">
                <text:p>5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541722148097319">
                <text:p>0.00541722148097319</text:p>
              </table:table-cell>
              <table:table-cell office:value-type="float" office:value="0.00541722148097319">
                <text:p>0.00541722148097319</text:p>
              </table:table-cell>
              <table:table-cell office:value-type="float" office:value="0.995360056831114">
                <text:p>0.995360056831114</text:p>
              </table:table-cell>
              <table:table-cell office:value-type="float" office:value="0.00151272468836635">
                <text:p>0.00151272468836635</text:p>
              </table:table-cell>
              <table:table-cell office:value-type="float" office:value="0.00151272468836635">
                <text:p>0.001512724688366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0">
                <text:p>6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620869972173784">
                <text:p>0.00620869972173784</text:p>
              </table:table-cell>
              <table:table-cell office:value-type="float" office:value="0.00620869972173784">
                <text:p>0.00620869972173784</text:p>
              </table:table-cell>
              <table:table-cell office:value-type="float" office:value="0.995979060769289">
                <text:p>0.995979060769289</text:p>
              </table:table-cell>
              <table:table-cell office:value-type="float" office:value="0.00157511325796496">
                <text:p>0.00157511325796496</text:p>
              </table:table-cell>
              <table:table-cell office:value-type="float" office:value="0.00157511325796496">
                <text:p>0.001575113257964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0">
                <text:p>8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692765743779491">
                <text:p>0.00692765743779491</text:p>
              </table:table-cell>
              <table:table-cell office:value-type="float" office:value="0.00692765743779491">
                <text:p>0.00692765743779491</text:p>
              </table:table-cell>
              <table:table-cell office:value-type="float" office:value="0.998762566871967">
                <text:p>0.998762566871967</text:p>
              </table:table-cell>
              <table:table-cell office:value-type="float" office:value="0.000436889632480393">
                <text:p>0.000436889632480393</text:p>
              </table:table-cell>
              <table:table-cell office:value-type="float" office:value="0.000436889632480393">
                <text:p>0.0004368896324803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">
                <text:p>4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641024101183741">
                <text:p>0.00641024101183741</text:p>
              </table:table-cell>
              <table:table-cell office:value-type="float" office:value="0.00641024101183741">
                <text:p>0.00641024101183741</text:p>
              </table:table-cell>
              <table:table-cell office:value-type="float" office:value="0.992266761385189">
                <text:p>0.992266761385189</text:p>
              </table:table-cell>
              <table:table-cell office:value-type="float" office:value="0.00315056593242043">
                <text:p>0.00315056593242043</text:p>
              </table:table-cell>
              <table:table-cell office:value-type="float" office:value="0.00315056593242043">
                <text:p>0.003150565932420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541722148097319">
                <text:p>0.00541722148097319</text:p>
              </table:table-cell>
              <table:table-cell office:value-type="float" office:value="0.00541722148097319">
                <text:p>0.00541722148097319</text:p>
              </table:table-cell>
              <table:table-cell office:value-type="float" office:value="0.993195554666612">
                <text:p>0.993195554666612</text:p>
              </table:table-cell>
              <table:table-cell office:value-type="float" office:value="0.00305880417516177">
                <text:p>0.00305880417516177</text:p>
              </table:table-cell>
              <table:table-cell office:value-type="float" office:value="0.00305880417516177">
                <text:p>0.003058804175161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">
                <text:p>7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641024101183741">
                <text:p>0.00641024101183741</text:p>
              </table:table-cell>
              <table:table-cell office:value-type="float" office:value="0.00641024101183741">
                <text:p>0.00641024101183741</text:p>
              </table:table-cell>
              <table:table-cell office:value-type="float" office:value="0.997525708492251">
                <text:p>0.997525708492251</text:p>
              </table:table-cell>
              <table:table-cell office:value-type="float" office:value="0.00115620706407945">
                <text:p>0.00115620706407945</text:p>
              </table:table-cell>
              <table:table-cell office:value-type="float" office:value="0.00115620706407945">
                <text:p>0.001156207064079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">
                <text:p>3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641024101183741">
                <text:p>0.00641024101183741</text:p>
              </table:table-cell>
              <table:table-cell office:value-type="float" office:value="0.00641024101183741">
                <text:p>0.00641024101183741</text:p>
              </table:table-cell>
              <table:table-cell office:value-type="float" office:value="0.980508560301444">
                <text:p>0.980508560301444</text:p>
              </table:table-cell>
              <table:table-cell office:value-type="float" office:value="0.00261608527085603">
                <text:p>0.00261608527085603</text:p>
              </table:table-cell>
              <table:table-cell office:value-type="float" office:value="0.00261608527085603">
                <text:p>0.002616085270856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">
                <text:p>4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541722148097319">
                <text:p>0.00541722148097319</text:p>
              </table:table-cell>
              <table:table-cell office:value-type="float" office:value="0.00541722148097319">
                <text:p>0.00541722148097319</text:p>
              </table:table-cell>
              <table:table-cell office:value-type="float" office:value="0.986388810339952">
                <text:p>0.986388810339952</text:p>
              </table:table-cell>
              <table:table-cell office:value-type="float" office:value="0.0034081038020422">
                <text:p>0.0034081038020422</text:p>
              </table:table-cell>
              <table:table-cell office:value-type="float" office:value="0.0034081038020422">
                <text:p>0.00340810380204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">
                <text:p>3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541722148097319">
                <text:p>0.00541722148097319</text:p>
              </table:table-cell>
              <table:table-cell office:value-type="float" office:value="0.00541722148097319">
                <text:p>0.00541722148097319</text:p>
              </table:table-cell>
              <table:table-cell office:value-type="float" office:value="0.982984576054146">
                <text:p>0.982984576054146</text:p>
              </table:table-cell>
              <table:table-cell office:value-type="float" office:value="0.00314494097164479">
                <text:p>0.00314494097164479</text:p>
              </table:table-cell>
              <table:table-cell office:value-type="float" office:value="0.00314494097164479">
                <text:p>0.003144940971644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">
                <text:p>40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556537306081232">
                <text:p>0.00556537306081232</text:p>
              </table:table-cell>
              <table:table-cell office:value-type="float" office:value="0.00556537306081232">
                <text:p>0.00556537306081232</text:p>
              </table:table-cell>
              <table:table-cell office:value-type="float" office:value="0.992885765323365">
                <text:p>0.992885765323365</text:p>
              </table:table-cell>
              <table:table-cell office:value-type="float" office:value="0.0026570251078593">
                <text:p>0.0026570251078593</text:p>
              </table:table-cell>
              <table:table-cell office:value-type="float" office:value="0.0026570251078593">
                <text:p>0.00265702510785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5">
                <text:p>75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273093658244385">
                <text:p>0.00273093658244385</text:p>
              </table:table-cell>
              <table:table-cell office:value-type="float" office:value="0.00273093658244385">
                <text:p>0.00273093658244385</text:p>
              </table:table-cell>
              <table:table-cell office:value-type="float" office:value="0.998453352277038">
                <text:p>0.998453352277038</text:p>
              </table:table-cell>
              <table:table-cell office:value-type="float" office:value="0.000436482656966294">
                <text:p>0.000436482656966294</text:p>
              </table:table-cell>
              <table:table-cell office:value-type="float" office:value="0.000436482656966294">
                <text:p>0.0004364826569662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0">
                <text:p>70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556537306081232">
                <text:p>0.00556537306081232</text:p>
              </table:table-cell>
              <table:table-cell office:value-type="float" office:value="0.00556537306081232">
                <text:p>0.00556537306081232</text:p>
              </table:table-cell>
              <table:table-cell office:value-type="float" office:value="0.998453352277038">
                <text:p>0.998453352277038</text:p>
              </table:table-cell>
              <table:table-cell office:value-type="float" office:value="0.000874184822640237">
                <text:p>0.000874184822640237</text:p>
              </table:table-cell>
              <table:table-cell office:value-type="float" office:value="0.000874184822640237">
                <text:p>0.0008741848226402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0">
                <text:p>80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15423634999569">
                <text:p>0.00615423634999569</text:p>
              </table:table-cell>
              <table:table-cell office:value-type="float" office:value="0.00615423634999569">
                <text:p>0.00615423634999569</text:p>
              </table:table-cell>
              <table:table-cell office:value-type="float" office:value="0.998762566871967">
                <text:p>0.998762566871967</text:p>
              </table:table-cell>
              <table:table-cell office:value-type="float" office:value="0.000436889632480393">
                <text:p>0.000436889632480393</text:p>
              </table:table-cell>
              <table:table-cell office:value-type="float" office:value="0.000436889632480393">
                <text:p>0.0004368896324803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5">
                <text:p>85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15423634999569">
                <text:p>0.00615423634999569</text:p>
              </table:table-cell>
              <table:table-cell office:value-type="float" office:value="0.00615423634999569">
                <text:p>0.00615423634999569</text:p>
              </table:table-cell>
              <table:table-cell office:value-type="float" office:value="0.998762566871967">
                <text:p>0.998762566871967</text:p>
              </table:table-cell>
              <table:table-cell office:value-type="float" office:value="0.000436889632480393">
                <text:p>0.000436889632480393</text:p>
              </table:table-cell>
              <table:table-cell office:value-type="float" office:value="0.000436889632480393">
                <text:p>0.0004368896324803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">
                <text:p>35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556537306081232">
                <text:p>0.00556537306081232</text:p>
              </table:table-cell>
              <table:table-cell office:value-type="float" office:value="0.00556537306081232">
                <text:p>0.00556537306081232</text:p>
              </table:table-cell>
              <table:table-cell office:value-type="float" office:value="0.987935458062914">
                <text:p>0.987935458062914</text:p>
              </table:table-cell>
              <table:table-cell office:value-type="float" office:value="0.00346539864257726">
                <text:p>0.00346539864257726</text:p>
              </table:table-cell>
              <table:table-cell office:value-type="float" office:value="0.00346539864257726">
                <text:p>0.003465398642577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">
                <text:p>55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766949737390417">
                <text:p>0.00766949737390417</text:p>
              </table:table-cell>
              <table:table-cell office:value-type="float" office:value="0.00766949737390417">
                <text:p>0.00766949737390417</text:p>
              </table:table-cell>
              <table:table-cell office:value-type="float" office:value="0.995050842236185">
                <text:p>0.995050842236185</text:p>
              </table:table-cell>
              <table:table-cell office:value-type="float" office:value="0.00190416936731534">
                <text:p>0.00190416936731534</text:p>
              </table:table-cell>
              <table:table-cell office:value-type="float" office:value="0.00190416936731534">
                <text:p>0.001904169367315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">
                <text:p>30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70959719186913">
                <text:p>0.00670959719186913</text:p>
              </table:table-cell>
              <table:table-cell office:value-type="float" office:value="0.00670959719186913">
                <text:p>0.00670959719186913</text:p>
              </table:table-cell>
              <table:table-cell office:value-type="float" office:value="0.981747142926113">
                <text:p>0.981747142926113</text:p>
              </table:table-cell>
              <table:table-cell office:value-type="float" office:value="0.00264821123683121">
                <text:p>0.00264821123683121</text:p>
              </table:table-cell>
              <table:table-cell office:value-type="float" office:value="0.00264821123683121">
                <text:p>0.002648211236831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">
                <text:p>45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554274621168362">
                <text:p>0.00554274621168362</text:p>
              </table:table-cell>
              <table:table-cell office:value-type="float" office:value="0.00554274621168362">
                <text:p>0.00554274621168362</text:p>
              </table:table-cell>
              <table:table-cell office:value-type="float" office:value="0.99071953891391">
                <text:p>0.99071953891391</text:p>
              </table:table-cell>
              <table:table-cell office:value-type="float" office:value="0.00226732828015975">
                <text:p>0.00226732828015975</text:p>
              </table:table-cell>
              <table:table-cell office:value-type="float" office:value="0.00226732828015975">
                <text:p>0.002267328280159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">
                <text:p>30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704411288293517">
                <text:p>0.00704411288293517</text:p>
              </table:table-cell>
              <table:table-cell office:value-type="float" office:value="0.00704411288293517">
                <text:p>0.00704411288293517</text:p>
              </table:table-cell>
              <table:table-cell office:value-type="float" office:value="0.981746568177795">
                <text:p>0.981746568177795</text:p>
              </table:table-cell>
              <table:table-cell office:value-type="float" office:value="0.00230352256763068">
                <text:p>0.00230352256763068</text:p>
              </table:table-cell>
              <table:table-cell office:value-type="float" office:value="0.00230352256763068">
                <text:p>0.002303522567630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">
                <text:p>35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70959719186913">
                <text:p>0.00670959719186913</text:p>
              </table:table-cell>
              <table:table-cell office:value-type="float" office:value="0.00670959719186913">
                <text:p>0.00670959719186913</text:p>
              </table:table-cell>
              <table:table-cell office:value-type="float" office:value="0.984221434433862">
                <text:p>0.984221434433862</text:p>
              </table:table-cell>
              <table:table-cell office:value-type="float" office:value="0.00199597918547858">
                <text:p>0.00199597918547858</text:p>
              </table:table-cell>
              <table:table-cell office:value-type="float" office:value="0.00199597918547858">
                <text:p>0.001995979185478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">
                <text:p>40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670959719186913">
                <text:p>0.00670959719186913</text:p>
              </table:table-cell>
              <table:table-cell office:value-type="float" office:value="0.00670959719186913">
                <text:p>0.00670959719186913</text:p>
              </table:table-cell>
              <table:table-cell office:value-type="float" office:value="0.988244097909525">
                <text:p>0.988244097909525</text:p>
              </table:table-cell>
              <table:table-cell office:value-type="float" office:value="0.00230781196295541">
                <text:p>0.00230781196295541</text:p>
              </table:table-cell>
              <table:table-cell office:value-type="float" office:value="0.00230781196295541">
                <text:p>0.002307811962955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">
                <text:p>40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556537306081232">
                <text:p>0.00556537306081232</text:p>
              </table:table-cell>
              <table:table-cell office:value-type="float" office:value="0.00556537306081232">
                <text:p>0.00556537306081232</text:p>
              </table:table-cell>
              <table:table-cell office:value-type="float" office:value="0.986387660843316">
                <text:p>0.986387660843316</text:p>
              </table:table-cell>
              <table:table-cell office:value-type="float" office:value="0.00230658580324063">
                <text:p>0.00230658580324063</text:p>
              </table:table-cell>
              <table:table-cell office:value-type="float" office:value="0.00230658580324063">
                <text:p>0.002306585803240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">
                <text:p>65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556537306081232">
                <text:p>0.00556537306081232</text:p>
              </table:table-cell>
              <table:table-cell office:value-type="float" office:value="0.00556537306081232">
                <text:p>0.00556537306081232</text:p>
              </table:table-cell>
              <table:table-cell office:value-type="float" office:value="0.997216493897322">
                <text:p>0.997216493897322</text:p>
              </table:table-cell>
              <table:table-cell office:value-type="float" office:value="0.00151413209168194">
                <text:p>0.00151413209168194</text:p>
              </table:table-cell>
              <table:table-cell office:value-type="float" office:value="0.00151413209168194">
                <text:p>0.001514132091681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">
                <text:p>35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556537306081232">
                <text:p>0.00556537306081232</text:p>
              </table:table-cell>
              <table:table-cell office:value-type="float" office:value="0.00556537306081232">
                <text:p>0.00556537306081232</text:p>
              </table:table-cell>
              <table:table-cell office:value-type="float" office:value="0.983293790649075">
                <text:p>0.983293790649075</text:p>
              </table:table-cell>
              <table:table-cell office:value-type="float" office:value="0.00329425590829671">
                <text:p>0.00329425590829671</text:p>
              </table:table-cell>
              <table:table-cell office:value-type="float" office:value="0.00329425590829671">
                <text:p>0.003294255908296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">
                <text:p>30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556537306081232">
                <text:p>0.00556537306081232</text:p>
              </table:table-cell>
              <table:table-cell office:value-type="float" office:value="0.00556537306081232">
                <text:p>0.00556537306081232</text:p>
              </table:table-cell>
              <table:table-cell office:value-type="float" office:value="0.980817774896373">
                <text:p>0.980817774896373</text:p>
              </table:table-cell>
              <table:table-cell office:value-type="float" office:value="0.00217879665875654">
                <text:p>0.00217879665875654</text:p>
              </table:table-cell>
              <table:table-cell office:value-type="float" office:value="0.00217879665875654">
                <text:p>0.002178796658756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">
                <text:p>3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541136323817156">
                <text:p>0.00541136323817156</text:p>
              </table:table-cell>
              <table:table-cell office:value-type="float" office:value="0.00541136323817156">
                <text:p>0.00541136323817156</text:p>
              </table:table-cell>
              <table:table-cell office:value-type="float" office:value="0.987626818216303">
                <text:p>0.987626818216303</text:p>
              </table:table-cell>
              <table:table-cell office:value-type="float" office:value="0.00349186125573014">
                <text:p>0.00349186125573014</text:p>
              </table:table-cell>
              <table:table-cell office:value-type="float" office:value="0.00349186125573014">
                <text:p>0.003491861255730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">
                <text:p>3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325878243766391">
                <text:p>0.00325878243766391</text:p>
              </table:table-cell>
              <table:table-cell office:value-type="float" office:value="0.00325878243766391">
                <text:p>0.00325878243766391</text:p>
              </table:table-cell>
              <table:table-cell office:value-type="float" office:value="0.989171741694312">
                <text:p>0.989171741694312</text:p>
              </table:table-cell>
              <table:table-cell office:value-type="float" office:value="0.00157106629998351">
                <text:p>0.00157106629998351</text:p>
              </table:table-cell>
              <table:table-cell office:value-type="float" office:value="0.00157106629998351">
                <text:p>0.001571066299983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0">
                <text:p>7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325878243766391">
                <text:p>0.00325878243766391</text:p>
              </table:table-cell>
              <table:table-cell office:value-type="float" office:value="0.00325878243766391">
                <text:p>0.00325878243766391</text:p>
              </table:table-cell>
              <table:table-cell office:value-type="float" office:value="0.998144137682109">
                <text:p>0.998144137682109</text:p>
              </table:table-cell>
              <table:table-cell office:value-type="float" office:value="0.000756714167677582">
                <text:p>0.000756714167677582</text:p>
              </table:table-cell>
              <table:table-cell office:value-type="float" office:value="0.000756714167677582">
                <text:p>0.0007567141676775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">
                <text:p>2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622381374199994">
                <text:p>0.00622381374199994</text:p>
              </table:table-cell>
              <table:table-cell office:value-type="float" office:value="0.00622381374199994">
                <text:p>0.00622381374199994</text:p>
              </table:table-cell>
              <table:table-cell office:value-type="float" office:value="0.982364997367653">
                <text:p>0.982364997367653</text:p>
              </table:table-cell>
              <table:table-cell office:value-type="float" office:value="0.00199492102555122">
                <text:p>0.00199492102555122</text:p>
              </table:table-cell>
              <table:table-cell office:value-type="float" office:value="0.00199492102555122">
                <text:p>0.001994921025551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">
                <text:p>3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622381374199994">
                <text:p>0.00622381374199994</text:p>
              </table:table-cell>
              <table:table-cell office:value-type="float" office:value="0.00622381374199994">
                <text:p>0.00622381374199994</text:p>
              </table:table-cell>
              <table:table-cell office:value-type="float" office:value="0.98638938508827">
                <text:p>0.98638938508827</text:p>
              </table:table-cell>
              <table:table-cell office:value-type="float" office:value="0.00416501598808311">
                <text:p>0.00416501598808311</text:p>
              </table:table-cell>
              <table:table-cell office:value-type="float" office:value="0.00416501598808311">
                <text:p>0.004165015988083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5">
                <text:p>7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541136323817156">
                <text:p>0.00541136323817156</text:p>
              </table:table-cell>
              <table:table-cell office:value-type="float" office:value="0.00541136323817156">
                <text:p>0.00541136323817156</text:p>
              </table:table-cell>
              <table:table-cell office:value-type="float" office:value="0.998762566871967">
                <text:p>0.998762566871967</text:p>
              </table:table-cell>
              <table:table-cell office:value-type="float" office:value="0.000436889632480393">
                <text:p>0.000436889632480393</text:p>
              </table:table-cell>
              <table:table-cell office:value-type="float" office:value="0.000436889632480393">
                <text:p>0.000436889632480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">
                <text:p>2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726506535870324">
                <text:p>0.00726506535870324</text:p>
              </table:table-cell>
              <table:table-cell office:value-type="float" office:value="0.00726506535870324">
                <text:p>0.00726506535870324</text:p>
              </table:table-cell>
              <table:table-cell office:value-type="float" office:value="0.979581491264975">
                <text:p>0.979581491264975</text:p>
              </table:table-cell>
              <table:table-cell office:value-type="float" office:value="0.00301701022219673">
                <text:p>0.00301701022219673</text:p>
              </table:table-cell>
              <table:table-cell office:value-type="float" office:value="0.00301701022219673">
                <text:p>0.003017010222196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73092003207007">
                <text:p>0.00473092003207007</text:p>
              </table:table-cell>
              <table:table-cell office:value-type="float" office:value="0.00473092003207007">
                <text:p>0.00473092003207007</text:p>
              </table:table-cell>
              <table:table-cell office:value-type="float" office:value="0.983913369335568">
                <text:p>0.983913369335568</text:p>
              </table:table-cell>
              <table:table-cell office:value-type="float" office:value="0.0038790464401275">
                <text:p>0.0038790464401275</text:p>
              </table:table-cell>
              <table:table-cell office:value-type="float" office:value="0.0038790464401275">
                <text:p>0.00387904644012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">
                <text:p>3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58425187774377">
                <text:p>0.0058425187774377</text:p>
              </table:table-cell>
              <table:table-cell office:value-type="float" office:value="0.0058425187774377">
                <text:p>0.0058425187774377</text:p>
              </table:table-cell>
              <table:table-cell office:value-type="float" office:value="0.98236557211597">
                <text:p>0.98236557211597</text:p>
              </table:table-cell>
              <table:table-cell office:value-type="float" office:value="0.00272155314739857">
                <text:p>0.00272155314739857</text:p>
              </table:table-cell>
              <table:table-cell office:value-type="float" office:value="0.00272155314739857">
                <text:p>0.002721553147398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5">
                <text:p>4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58425187774377">
                <text:p>0.0058425187774377</text:p>
              </table:table-cell>
              <table:table-cell office:value-type="float" office:value="0.0058425187774377">
                <text:p>0.0058425187774377</text:p>
              </table:table-cell>
              <table:table-cell office:value-type="float" office:value="0.989791895129123">
                <text:p>0.989791895129123</text:p>
              </table:table-cell>
              <table:table-cell office:value-type="float" office:value="0.00272544331134486">
                <text:p>0.00272544331134486</text:p>
              </table:table-cell>
              <table:table-cell office:value-type="float" office:value="0.00272544331134486">
                <text:p>0.002725443311344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5">
                <text:p>5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73092003207007">
                <text:p>0.00473092003207007</text:p>
              </table:table-cell>
              <table:table-cell office:value-type="float" office:value="0.00473092003207007">
                <text:p>0.00473092003207007</text:p>
              </table:table-cell>
              <table:table-cell office:value-type="float" office:value="0.993194405169976">
                <text:p>0.993194405169976</text:p>
              </table:table-cell>
              <table:table-cell office:value-type="float" office:value="0.00157274644671255">
                <text:p>0.00157274644671255</text:p>
              </table:table-cell>
              <table:table-cell office:value-type="float" office:value="0.00157274644671255">
                <text:p>0.001572746446712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0">
                <text:p>6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622381374199994">
                <text:p>0.00622381374199994</text:p>
              </table:table-cell>
              <table:table-cell office:value-type="float" office:value="0.00622381374199994">
                <text:p>0.00622381374199994</text:p>
              </table:table-cell>
              <table:table-cell office:value-type="float" office:value="0.995360631579431">
                <text:p>0.995360631579431</text:p>
              </table:table-cell>
              <table:table-cell office:value-type="float" office:value="0.00227084624115064">
                <text:p>0.00227084624115064</text:p>
              </table:table-cell>
              <table:table-cell office:value-type="float" office:value="0.00227084624115064">
                <text:p>0.002270846241150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">
                <text:p>25</text:p>
              </table:table-cell>
              <table:table-cell office:value-type="float" office:value="0.9375">
                <text:p>0.9375</text:p>
              </table:table-cell>
              <table:table-cell office:value-type="float" office:value="0.00898419965408666">
                <text:p>0.00898419965408666</text:p>
              </table:table-cell>
              <table:table-cell office:value-type="float" office:value="0.00898419965408666">
                <text:p>0.00898419965408666</text:p>
              </table:table-cell>
              <table:table-cell office:value-type="float" office:value="0.987006664781492">
                <text:p>0.987006664781492</text:p>
              </table:table-cell>
              <table:table-cell office:value-type="float" office:value="0.00199516045189971">
                <text:p>0.00199516045189971</text:p>
              </table:table-cell>
              <table:table-cell office:value-type="float" office:value="0.00199516045189971">
                <text:p>0.001995160451899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5">
                <text:p>45</text:p>
              </table:table-cell>
              <table:table-cell office:value-type="float" office:value="0.9375">
                <text:p>0.9375</text:p>
              </table:table-cell>
              <table:table-cell office:value-type="float" office:value="0.00360769386812741">
                <text:p>0.00360769386812741</text:p>
              </table:table-cell>
              <table:table-cell office:value-type="float" office:value="0.00360769386812741">
                <text:p>0.00360769386812741</text:p>
              </table:table-cell>
              <table:table-cell office:value-type="float" office:value="0.995051416984502">
                <text:p>0.995051416984502</text:p>
              </table:table-cell>
              <table:table-cell office:value-type="float" office:value="0.00265862842138866">
                <text:p>0.00265862842138866</text:p>
              </table:table-cell>
              <table:table-cell office:value-type="float" office:value="0.00265862842138866">
                <text:p>0.002658628421388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5">
                <text:p>75</text:p>
              </table:table-cell>
              <table:table-cell office:value-type="float" office:value="0.9375">
                <text:p>0.9375</text:p>
              </table:table-cell>
              <table:table-cell office:value-type="float" office:value="0.00391354966255974">
                <text:p>0.00391354966255974</text:p>
              </table:table-cell>
              <table:table-cell office:value-type="float" office:value="0.00391354966255974">
                <text:p>0.00391354966255974</text:p>
              </table:table-cell>
              <table:table-cell office:value-type="float" office:value="0.996288850112536">
                <text:p>0.996288850112536</text:p>
              </table:table-cell>
              <table:table-cell office:value-type="float" office:value="0.00273032372006899">
                <text:p>0.00273032372006899</text:p>
              </table:table-cell>
              <table:table-cell office:value-type="float" office:value="0.00273032372006899">
                <text:p>0.002730323720068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0">
                <text:p>80</text:p>
              </table:table-cell>
              <table:table-cell office:value-type="float" office:value="0.9375">
                <text:p>0.9375</text:p>
              </table:table-cell>
              <table:table-cell office:value-type="float" office:value="0.00391354966255974">
                <text:p>0.00391354966255974</text:p>
              </table:table-cell>
              <table:table-cell office:value-type="float" office:value="0.00391354966255974">
                <text:p>0.00391354966255974</text:p>
              </table:table-cell>
              <table:table-cell office:value-type="float" office:value="0.996288850112536">
                <text:p>0.996288850112536</text:p>
              </table:table-cell>
              <table:table-cell office:value-type="float" office:value="0.00273032372006899">
                <text:p>0.00273032372006899</text:p>
              </table:table-cell>
              <table:table-cell office:value-type="float" office:value="0.00273032372006899">
                <text:p>0.002730323720068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5">
                <text:p>85</text:p>
              </table:table-cell>
              <table:table-cell office:value-type="float" office:value="0.9375">
                <text:p>0.9375</text:p>
              </table:table-cell>
              <table:table-cell office:value-type="float" office:value="0.00391354966255974">
                <text:p>0.00391354966255974</text:p>
              </table:table-cell>
              <table:table-cell office:value-type="float" office:value="0.00391354966255974">
                <text:p>0.00391354966255974</text:p>
              </table:table-cell>
              <table:table-cell office:value-type="float" office:value="0.996288850112536">
                <text:p>0.996288850112536</text:p>
              </table:table-cell>
              <table:table-cell office:value-type="float" office:value="0.00273032372006899">
                <text:p>0.00273032372006899</text:p>
              </table:table-cell>
              <table:table-cell office:value-type="float" office:value="0.00273032372006899">
                <text:p>0.002730323720068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">
                <text:p>35</text:p>
              </table:table-cell>
              <table:table-cell office:value-type="float" office:value="0.9375">
                <text:p>0.9375</text:p>
              </table:table-cell>
              <table:table-cell office:value-type="float" office:value="0.00497768986779403">
                <text:p>0.00497768986779403</text:p>
              </table:table-cell>
              <table:table-cell office:value-type="float" office:value="0.00497768986779403">
                <text:p>0.00497768986779403</text:p>
              </table:table-cell>
              <table:table-cell office:value-type="float" office:value="0.990720688410545">
                <text:p>0.990720688410545</text:p>
              </table:table-cell>
              <table:table-cell office:value-type="float" office:value="0.00329747120128229">
                <text:p>0.00329747120128229</text:p>
              </table:table-cell>
              <table:table-cell office:value-type="float" office:value="0.00329747120128229">
                <text:p>0.003297471201282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0">
                <text:p>60</text:p>
              </table:table-cell>
              <table:table-cell office:value-type="float" office:value="0.9375">
                <text:p>0.9375</text:p>
              </table:table-cell>
              <table:table-cell office:value-type="float" office:value="0.00497768986779403">
                <text:p>0.00497768986779403</text:p>
              </table:table-cell>
              <table:table-cell office:value-type="float" office:value="0.00497768986779403">
                <text:p>0.00497768986779403</text:p>
              </table:table-cell>
              <table:table-cell office:value-type="float" office:value="0.997216493897322">
                <text:p>0.997216493897322</text:p>
              </table:table-cell>
              <table:table-cell office:value-type="float" office:value="0.00200340759057352">
                <text:p>0.00200340759057352</text:p>
              </table:table-cell>
              <table:table-cell office:value-type="float" office:value="0.00200340759057352">
                <text:p>0.002003407590573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0">
                <text:p>80</text:p>
              </table:table-cell>
              <table:table-cell office:value-type="float" office:value="0.9375">
                <text:p>0.9375</text:p>
              </table:table-cell>
              <table:table-cell office:value-type="float" office:value="0.00497768986779403">
                <text:p>0.00497768986779403</text:p>
              </table:table-cell>
              <table:table-cell office:value-type="float" office:value="0.00497768986779403">
                <text:p>0.00497768986779403</text:p>
              </table:table-cell>
              <table:table-cell office:value-type="float" office:value="0.998144137682109">
                <text:p>0.998144137682109</text:p>
              </table:table-cell>
              <table:table-cell office:value-type="float" office:value="0.000756714167677582">
                <text:p>0.000756714167677582</text:p>
              </table:table-cell>
              <table:table-cell office:value-type="float" office:value="0.000756714167677582">
                <text:p>0.0007567141676775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5">
                <text:p>85</text:p>
              </table:table-cell>
              <table:table-cell office:value-type="float" office:value="0.9375">
                <text:p>0.9375</text:p>
              </table:table-cell>
              <table:table-cell office:value-type="float" office:value="0.00497768986779403">
                <text:p>0.00497768986779403</text:p>
              </table:table-cell>
              <table:table-cell office:value-type="float" office:value="0.00497768986779403">
                <text:p>0.00497768986779403</text:p>
              </table:table-cell>
              <table:table-cell office:value-type="float" office:value="0.998144137682109">
                <text:p>0.998144137682109</text:p>
              </table:table-cell>
              <table:table-cell office:value-type="float" office:value="0.000756714167677582">
                <text:p>0.000756714167677582</text:p>
              </table:table-cell>
              <table:table-cell office:value-type="float" office:value="0.000756714167677582">
                <text:p>0.0007567141676775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">
                <text:p>25</text:p>
              </table:table-cell>
              <table:table-cell office:value-type="float" office:value="0.9375">
                <text:p>0.9375</text:p>
              </table:table-cell>
              <table:table-cell office:value-type="float" office:value="0.00391354966255974">
                <text:p>0.00391354966255974</text:p>
              </table:table-cell>
              <table:table-cell office:value-type="float" office:value="0.00391354966255974">
                <text:p>0.00391354966255974</text:p>
              </table:table-cell>
              <table:table-cell office:value-type="float" office:value="0.982366721612606">
                <text:p>0.982366721612606</text:p>
              </table:table-cell>
              <table:table-cell office:value-type="float" office:value="0.00346017466802596">
                <text:p>0.00346017466802596</text:p>
              </table:table-cell>
              <table:table-cell office:value-type="float" office:value="0.00346017466802596">
                <text:p>0.003460174668025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">
                <text:p>30</text:p>
              </table:table-cell>
              <table:table-cell office:value-type="float" office:value="0.9375">
                <text:p>0.9375</text:p>
              </table:table-cell>
              <table:table-cell office:value-type="float" office:value="0.00497768986779403">
                <text:p>0.00497768986779403</text:p>
              </table:table-cell>
              <table:table-cell office:value-type="float" office:value="0.00497768986779403">
                <text:p>0.00497768986779403</text:p>
              </table:table-cell>
              <table:table-cell office:value-type="float" office:value="0.986079020996706">
                <text:p>0.986079020996706</text:p>
              </table:table-cell>
              <table:table-cell office:value-type="float" office:value="0.00302193210050129">
                <text:p>0.00302193210050129</text:p>
              </table:table-cell>
              <table:table-cell office:value-type="float" office:value="0.00302193210050129">
                <text:p>0.003021932100501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5">
                <text:p>55</text:p>
              </table:table-cell>
              <table:table-cell office:value-type="float" office:value="0.9375">
                <text:p>0.9375</text:p>
              </table:table-cell>
              <table:table-cell office:value-type="float" office:value="0.0024178141871862">
                <text:p>0.0024178141871862</text:p>
              </table:table-cell>
              <table:table-cell office:value-type="float" office:value="0.0024178141871862">
                <text:p>0.0024178141871862</text:p>
              </table:table-cell>
              <table:table-cell office:value-type="float" office:value="0.996288275364218">
                <text:p>0.996288275364218</text:p>
              </table:table-cell>
              <table:table-cell office:value-type="float" office:value="0.00151342833535516">
                <text:p>0.00151342833535516</text:p>
              </table:table-cell>
              <table:table-cell office:value-type="float" office:value="0.00151342833535516">
                <text:p>0.001513428335355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5">
                <text:p>65</text:p>
              </table:table-cell>
              <table:table-cell office:value-type="float" office:value="0.9375">
                <text:p>0.9375</text:p>
              </table:table-cell>
              <table:table-cell office:value-type="float" office:value="0.0024178141871862">
                <text:p>0.0024178141871862</text:p>
              </table:table-cell>
              <table:table-cell office:value-type="float" office:value="0.0024178141871862">
                <text:p>0.0024178141871862</text:p>
              </table:table-cell>
              <table:table-cell office:value-type="float" office:value="0.998144137682109">
                <text:p>0.998144137682109</text:p>
              </table:table-cell>
              <table:table-cell office:value-type="float" office:value="0.000756714167677582">
                <text:p>0.000756714167677582</text:p>
              </table:table-cell>
              <table:table-cell office:value-type="float" office:value="0.000756714167677582">
                <text:p>0.0007567141676775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0">
                <text:p>40</text:p>
              </table:table-cell>
              <table:table-cell office:value-type="float" office:value="0.9375">
                <text:p>0.9375</text:p>
              </table:table-cell>
              <table:table-cell office:value-type="float" office:value="0.0064133961023162">
                <text:p>0.0064133961023162</text:p>
              </table:table-cell>
              <table:table-cell office:value-type="float" office:value="0.0064133961023162">
                <text:p>0.0064133961023162</text:p>
              </table:table-cell>
              <table:table-cell office:value-type="float" office:value="0.988552737756136">
                <text:p>0.988552737756136</text:p>
              </table:table-cell>
              <table:table-cell office:value-type="float" office:value="0.00174472858466908">
                <text:p>0.00174472858466908</text:p>
              </table:table-cell>
              <table:table-cell office:value-type="float" office:value="0.00174472858466908">
                <text:p>0.001744728584669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0">
                <text:p>50</text:p>
              </table:table-cell>
              <table:table-cell office:value-type="float" office:value="0.9375">
                <text:p>0.9375</text:p>
              </table:table-cell>
              <table:table-cell office:value-type="float" office:value="0.0069305769825316">
                <text:p>0.0069305769825316</text:p>
              </table:table-cell>
              <table:table-cell office:value-type="float" office:value="0.0069305769825316">
                <text:p>0.0069305769825316</text:p>
              </table:table-cell>
              <table:table-cell office:value-type="float" office:value="0.993194979918294">
                <text:p>0.993194979918294</text:p>
              </table:table-cell>
              <table:table-cell office:value-type="float" office:value="0.00265729264258581">
                <text:p>0.00265729264258581</text:p>
              </table:table-cell>
              <table:table-cell office:value-type="float" office:value="0.00265729264258581">
                <text:p>0.002657292642585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">
                <text:p>50</text:p>
              </table:table-cell>
              <table:table-cell office:value-type="float" office:value="0.9375">
                <text:p>0.9375</text:p>
              </table:table-cell>
              <table:table-cell office:value-type="float" office:value="0.00623147122676554">
                <text:p>0.00623147122676554</text:p>
              </table:table-cell>
              <table:table-cell office:value-type="float" office:value="0.00623147122676554">
                <text:p>0.00623147122676554</text:p>
              </table:table-cell>
              <table:table-cell office:value-type="float" office:value="0.991956972041943">
                <text:p>0.991956972041943</text:p>
              </table:table-cell>
              <table:table-cell office:value-type="float" office:value="0.00174430499413339">
                <text:p>0.00174430499413339</text:p>
              </table:table-cell>
              <table:table-cell office:value-type="float" office:value="0.00174430499413339">
                <text:p>0.001744304994133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5">
                <text:p>65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312668788663891">
                <text:p>0.00312668788663891</text:p>
              </table:table-cell>
              <table:table-cell office:value-type="float" office:value="0.00312668788663891">
                <text:p>0.00312668788663891</text:p>
              </table:table-cell>
              <table:table-cell office:value-type="float" office:value="0.996288850112536">
                <text:p>0.996288850112536</text:p>
              </table:table-cell>
              <table:table-cell office:value-type="float" office:value="0.00273032372006899">
                <text:p>0.00273032372006899</text:p>
              </table:table-cell>
              <table:table-cell office:value-type="float" office:value="0.00273032372006899">
                <text:p>0.002730323720068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">
                <text:p>70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312668788663891">
                <text:p>0.00312668788663891</text:p>
              </table:table-cell>
              <table:table-cell office:value-type="float" office:value="0.00312668788663891">
                <text:p>0.00312668788663891</text:p>
              </table:table-cell>
              <table:table-cell office:value-type="float" office:value="0.996288850112536">
                <text:p>0.996288850112536</text:p>
              </table:table-cell>
              <table:table-cell office:value-type="float" office:value="0.00273032372006899">
                <text:p>0.00273032372006899</text:p>
              </table:table-cell>
              <table:table-cell office:value-type="float" office:value="0.00273032372006899">
                <text:p>0.002730323720068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">
                <text:p>25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464183569002769">
                <text:p>0.00464183569002769</text:p>
              </table:table-cell>
              <table:table-cell office:value-type="float" office:value="0.00464183569002769">
                <text:p>0.00464183569002769</text:p>
              </table:table-cell>
              <table:table-cell office:value-type="float" office:value="0.982675936207535">
                <text:p>0.982675936207535</text:p>
              </table:table-cell>
              <table:table-cell office:value-type="float" office:value="0.00314233738853499">
                <text:p>0.00314233738853499</text:p>
              </table:table-cell>
              <table:table-cell office:value-type="float" office:value="0.00314233738853499">
                <text:p>0.003142337388534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">
                <text:p>40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464183569002769">
                <text:p>0.00464183569002769</text:p>
              </table:table-cell>
              <table:table-cell office:value-type="float" office:value="0.00464183569002769">
                <text:p>0.00464183569002769</text:p>
              </table:table-cell>
              <table:table-cell office:value-type="float" office:value="0.993813983856469">
                <text:p>0.993813983856469</text:p>
              </table:table-cell>
              <table:table-cell office:value-type="float" office:value="0.00265775989351886">
                <text:p>0.00265775989351886</text:p>
              </table:table-cell>
              <table:table-cell office:value-type="float" office:value="0.00265775989351886">
                <text:p>0.002657759893518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5">
                <text:p>45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411652848196386">
                <text:p>0.00411652848196386</text:p>
              </table:table-cell>
              <table:table-cell office:value-type="float" office:value="0.00411652848196386">
                <text:p>0.00411652848196386</text:p>
              </table:table-cell>
              <table:table-cell office:value-type="float" office:value="0.994741627641256">
                <text:p>0.994741627641256</text:p>
              </table:table-cell>
              <table:table-cell office:value-type="float" office:value="0.00190388934972929">
                <text:p>0.00190388934972929</text:p>
              </table:table-cell>
              <table:table-cell office:value-type="float" office:value="0.00190388934972929">
                <text:p>0.001903889349729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5">
                <text:p>55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535796119028823">
                <text:p>0.00535796119028823</text:p>
              </table:table-cell>
              <table:table-cell office:value-type="float" office:value="0.00535796119028823">
                <text:p>0.00535796119028823</text:p>
              </table:table-cell>
              <table:table-cell office:value-type="float" office:value="0.996907279302394">
                <text:p>0.996907279302394</text:p>
              </table:table-cell>
              <table:table-cell office:value-type="float" office:value="0.00190547418506864">
                <text:p>0.00190547418506864</text:p>
              </table:table-cell>
              <table:table-cell office:value-type="float" office:value="0.00190547418506864">
                <text:p>0.001905474185068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5">
                <text:p>75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535796119028823">
                <text:p>0.00535796119028823</text:p>
              </table:table-cell>
              <table:table-cell office:value-type="float" office:value="0.00535796119028823">
                <text:p>0.00535796119028823</text:p>
              </table:table-cell>
              <table:table-cell office:value-type="float" office:value="0.998144137682109">
                <text:p>0.998144137682109</text:p>
              </table:table-cell>
              <table:table-cell office:value-type="float" office:value="0.000756714167677582">
                <text:p>0.000756714167677582</text:p>
              </table:table-cell>
              <table:table-cell office:value-type="float" office:value="0.000756714167677582">
                <text:p>0.0007567141676775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">
                <text:p>30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312668788663891">
                <text:p>0.00312668788663891</text:p>
              </table:table-cell>
              <table:table-cell office:value-type="float" office:value="0.00312668788663891">
                <text:p>0.00312668788663891</text:p>
              </table:table-cell>
              <table:table-cell office:value-type="float" office:value="0.98700723952981">
                <text:p>0.98700723952981</text:p>
              </table:table-cell>
              <table:table-cell office:value-type="float" office:value="0.00272310100008702">
                <text:p>0.00272310100008702</text:p>
              </table:table-cell>
              <table:table-cell office:value-type="float" office:value="0.00272310100008702">
                <text:p>0.002723101000087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">
                <text:p>60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273418383165016">
                <text:p>0.00273418383165016</text:p>
              </table:table-cell>
              <table:table-cell office:value-type="float" office:value="0.00273418383165016">
                <text:p>0.00273418383165016</text:p>
              </table:table-cell>
              <table:table-cell office:value-type="float" office:value="0.99783492308718">
                <text:p>0.99783492308718</text:p>
              </table:table-cell>
              <table:table-cell office:value-type="float" office:value="0.000873778130798401">
                <text:p>0.000873778130798401</text:p>
              </table:table-cell>
              <table:table-cell office:value-type="float" office:value="0.000873778130798401">
                <text:p>0.0008737781307984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">
                <text:p>2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584573857095313">
                <text:p>0.00584573857095313</text:p>
              </table:table-cell>
              <table:table-cell office:value-type="float" office:value="0.00584573857095313">
                <text:p>0.00584573857095313</text:p>
              </table:table-cell>
              <table:table-cell office:value-type="float" office:value="0.986696875438246">
                <text:p>0.986696875438246</text:p>
              </table:table-cell>
              <table:table-cell office:value-type="float" office:value="0.00156722474133046">
                <text:p>0.00156722474133046</text:p>
              </table:table-cell>
              <table:table-cell office:value-type="float" office:value="0.00156722474133046">
                <text:p>0.001567224741330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0">
                <text:p>30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872205877831052">
                <text:p>0.00872205877831052</text:p>
              </table:table-cell>
              <table:table-cell office:value-type="float" office:value="0.00872205877831052">
                <text:p>0.00872205877831052</text:p>
              </table:table-cell>
              <table:table-cell office:value-type="float" office:value="0.99195754679026">
                <text:p>0.99195754679026</text:p>
              </table:table-cell>
              <table:table-cell office:value-type="float" office:value="0.00243074361641253">
                <text:p>0.00243074361641253</text:p>
              </table:table-cell>
              <table:table-cell office:value-type="float" office:value="0.00243074361641253">
                <text:p>0.002430743616412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5">
                <text:p>4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193802133437">
                <text:p>0.010193802133437</text:p>
              </table:table-cell>
              <table:table-cell office:value-type="float" office:value="0.010193802133437">
                <text:p>0.010193802133437</text:p>
              </table:table-cell>
              <table:table-cell office:value-type="float" office:value="0.994742202389574">
                <text:p>0.994742202389574</text:p>
              </table:table-cell>
              <table:table-cell office:value-type="float" office:value="0.00243315231996236">
                <text:p>0.00243315231996236</text:p>
              </table:table-cell>
              <table:table-cell office:value-type="float" office:value="0.00243315231996236">
                <text:p>0.002433152319962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0">
                <text:p>50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193802133437">
                <text:p>0.010193802133437</text:p>
              </table:table-cell>
              <table:table-cell office:value-type="float" office:value="0.010193802133437">
                <text:p>0.010193802133437</text:p>
              </table:table-cell>
              <table:table-cell office:value-type="float" office:value="0.994742202389574">
                <text:p>0.994742202389574</text:p>
              </table:table-cell>
              <table:table-cell office:value-type="float" office:value="0.00243315231996236">
                <text:p>0.00243315231996236</text:p>
              </table:table-cell>
              <table:table-cell office:value-type="float" office:value="0.00243315231996236">
                <text:p>0.002433152319962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">
                <text:p>30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584573857095313">
                <text:p>0.00584573857095313</text:p>
              </table:table-cell>
              <table:table-cell office:value-type="float" office:value="0.00584573857095313">
                <text:p>0.00584573857095313</text:p>
              </table:table-cell>
              <table:table-cell office:value-type="float" office:value="0.989793044625758">
                <text:p>0.989793044625758</text:p>
              </table:table-cell>
              <table:table-cell office:value-type="float" office:value="0.00400388844187226">
                <text:p>0.00400388844187226</text:p>
              </table:table-cell>
              <table:table-cell office:value-type="float" office:value="0.00400388844187226">
                <text:p>0.004003888441872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">
                <text:p>40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448445115381092">
                <text:p>0.00448445115381092</text:p>
              </table:table-cell>
              <table:table-cell office:value-type="float" office:value="0.00448445115381092">
                <text:p>0.00448445115381092</text:p>
              </table:table-cell>
              <table:table-cell office:value-type="float" office:value="0.994123198451398">
                <text:p>0.994123198451398</text:p>
              </table:table-cell>
              <table:table-cell office:value-type="float" office:value="0.00231164616498722">
                <text:p>0.00231164616498722</text:p>
              </table:table-cell>
              <table:table-cell office:value-type="float" office:value="0.00231164616498722">
                <text:p>0.002311646164987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5">
                <text:p>5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390398366591725">
                <text:p>0.00390398366591725</text:p>
              </table:table-cell>
              <table:table-cell office:value-type="float" office:value="0.00390398366591725">
                <text:p>0.00390398366591725</text:p>
              </table:table-cell>
              <table:table-cell office:value-type="float" office:value="0.995670420922678">
                <text:p>0.995670420922678</text:p>
              </table:table-cell>
              <table:table-cell office:value-type="float" office:value="0.00265922960107439">
                <text:p>0.00265922960107439</text:p>
              </table:table-cell>
              <table:table-cell office:value-type="float" office:value="0.00265922960107439">
                <text:p>0.002659229601074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0">
                <text:p>50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448445115381092">
                <text:p>0.00448445115381092</text:p>
              </table:table-cell>
              <table:table-cell office:value-type="float" office:value="0.00448445115381092">
                <text:p>0.00448445115381092</text:p>
              </table:table-cell>
              <table:table-cell office:value-type="float" office:value="0.996598064707465">
                <text:p>0.996598064707465</text:p>
              </table:table-cell>
              <table:table-cell office:value-type="float" office:value="0.00190538091436503">
                <text:p>0.00190538091436503</text:p>
              </table:table-cell>
              <table:table-cell office:value-type="float" office:value="0.00190538091436503">
                <text:p>0.001905380914365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584573857095313">
                <text:p>0.00584573857095313</text:p>
              </table:table-cell>
              <table:table-cell office:value-type="float" office:value="0.00584573857095313">
                <text:p>0.00584573857095313</text:p>
              </table:table-cell>
              <table:table-cell office:value-type="float" office:value="0.998144137682109">
                <text:p>0.998144137682109</text:p>
              </table:table-cell>
              <table:table-cell office:value-type="float" office:value="0.000756714167677582">
                <text:p>0.000756714167677582</text:p>
              </table:table-cell>
              <table:table-cell office:value-type="float" office:value="0.000756714167677582">
                <text:p>0.0007567141676775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0">
                <text:p>70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584573857095313">
                <text:p>0.00584573857095313</text:p>
              </table:table-cell>
              <table:table-cell office:value-type="float" office:value="0.00584573857095313">
                <text:p>0.00584573857095313</text:p>
              </table:table-cell>
              <table:table-cell office:value-type="float" office:value="0.998144137682109">
                <text:p>0.998144137682109</text:p>
              </table:table-cell>
              <table:table-cell office:value-type="float" office:value="0.000756714167677582">
                <text:p>0.000756714167677582</text:p>
              </table:table-cell>
              <table:table-cell office:value-type="float" office:value="0.000756714167677582">
                <text:p>0.0007567141676775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">
                <text:p>25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473399599346196">
                <text:p>0.00473399599346196</text:p>
              </table:table-cell>
              <table:table-cell office:value-type="float" office:value="0.00473399599346196">
                <text:p>0.00473399599346196</text:p>
              </table:table-cell>
              <table:table-cell office:value-type="float" office:value="0.982675361459217">
                <text:p>0.982675361459217</text:p>
              </table:table-cell>
              <table:table-cell office:value-type="float" office:value="0.00264894547444295">
                <text:p>0.00264894547444295</text:p>
              </table:table-cell>
              <table:table-cell office:value-type="float" office:value="0.00264894547444295">
                <text:p>0.002648945474442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0">
                <text:p>50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326194062382404">
                <text:p>0.00326194062382404</text:p>
              </table:table-cell>
              <table:table-cell office:value-type="float" office:value="0.00326194062382404">
                <text:p>0.00326194062382404</text:p>
              </table:table-cell>
              <table:table-cell office:value-type="float" office:value="0.995050842236185">
                <text:p>0.995050842236185</text:p>
              </table:table-cell>
              <table:table-cell office:value-type="float" office:value="0.00190416936731534">
                <text:p>0.00190416936731534</text:p>
              </table:table-cell>
              <table:table-cell office:value-type="float" office:value="0.00190416936731534">
                <text:p>0.001904169367315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">
                <text:p>2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976794536672391">
                <text:p>0.976794536672391</text:p>
              </table:table-cell>
              <table:table-cell office:value-type="float" office:value="0.00227234479519627">
                <text:p>0.00227234479519627</text:p>
              </table:table-cell>
              <table:table-cell office:value-type="float" office:value="0.00227234479519627">
                <text:p>0.002272344795196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0">
                <text:p>3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976794536672391">
                <text:p>0.976794536672391</text:p>
              </table:table-cell>
              <table:table-cell office:value-type="float" office:value="0.00227234479519627">
                <text:p>0.00227234479519627</text:p>
              </table:table-cell>
              <table:table-cell office:value-type="float" office:value="0.00227234479519627">
                <text:p>0.002272344795196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">
                <text:p>3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976794536672391">
                <text:p>0.976794536672391</text:p>
              </table:table-cell>
              <table:table-cell office:value-type="float" office:value="0.00227234479519627">
                <text:p>0.00227234479519627</text:p>
              </table:table-cell>
              <table:table-cell office:value-type="float" office:value="0.00227234479519627">
                <text:p>0.002272344795196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">
                <text:p>4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976794536672391">
                <text:p>0.976794536672391</text:p>
              </table:table-cell>
              <table:table-cell office:value-type="float" office:value="0.00227234479519627">
                <text:p>0.00227234479519627</text:p>
              </table:table-cell>
              <table:table-cell office:value-type="float" office:value="0.00227234479519627">
                <text:p>0.002272344795196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5">
                <text:p>4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976794536672391">
                <text:p>0.976794536672391</text:p>
              </table:table-cell>
              <table:table-cell office:value-type="float" office:value="0.00227234479519627">
                <text:p>0.00227234479519627</text:p>
              </table:table-cell>
              <table:table-cell office:value-type="float" office:value="0.00227234479519627">
                <text:p>0.002272344795196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0">
                <text:p>5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976794536672391">
                <text:p>0.976794536672391</text:p>
              </table:table-cell>
              <table:table-cell office:value-type="float" office:value="0.00227234479519627">
                <text:p>0.00227234479519627</text:p>
              </table:table-cell>
              <table:table-cell office:value-type="float" office:value="0.00227234479519627">
                <text:p>0.002272344795196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5">
                <text:p>5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976794536672391">
                <text:p>0.976794536672391</text:p>
              </table:table-cell>
              <table:table-cell office:value-type="float" office:value="0.00227234479519627">
                <text:p>0.00227234479519627</text:p>
              </table:table-cell>
              <table:table-cell office:value-type="float" office:value="0.00227234479519627">
                <text:p>0.002272344795196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0">
                <text:p>6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976794536672391">
                <text:p>0.976794536672391</text:p>
              </table:table-cell>
              <table:table-cell office:value-type="float" office:value="0.00227234479519627">
                <text:p>0.00227234479519627</text:p>
              </table:table-cell>
              <table:table-cell office:value-type="float" office:value="0.00227234479519627">
                <text:p>0.002272344795196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5">
                <text:p>6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976794536672391">
                <text:p>0.976794536672391</text:p>
              </table:table-cell>
              <table:table-cell office:value-type="float" office:value="0.00227234479519627">
                <text:p>0.00227234479519627</text:p>
              </table:table-cell>
              <table:table-cell office:value-type="float" office:value="0.00227234479519627">
                <text:p>0.002272344795196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0">
                <text:p>7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976794536672391">
                <text:p>0.976794536672391</text:p>
              </table:table-cell>
              <table:table-cell office:value-type="float" office:value="0.00227234479519627">
                <text:p>0.00227234479519627</text:p>
              </table:table-cell>
              <table:table-cell office:value-type="float" office:value="0.00227234479519627">
                <text:p>0.002272344795196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5">
                <text:p>7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976794536672391">
                <text:p>0.976794536672391</text:p>
              </table:table-cell>
              <table:table-cell office:value-type="float" office:value="0.00227234479519627">
                <text:p>0.00227234479519627</text:p>
              </table:table-cell>
              <table:table-cell office:value-type="float" office:value="0.00227234479519627">
                <text:p>0.002272344795196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976794536672391">
                <text:p>0.976794536672391</text:p>
              </table:table-cell>
              <table:table-cell office:value-type="float" office:value="0.00227234479519627">
                <text:p>0.00227234479519627</text:p>
              </table:table-cell>
              <table:table-cell office:value-type="float" office:value="0.00227234479519627">
                <text:p>0.002272344795196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5">
                <text:p>8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00869933153281233">
                <text:p>0.00869933153281233</text:p>
              </table:table-cell>
              <table:table-cell office:value-type="float" office:value="0.976794536672391">
                <text:p>0.976794536672391</text:p>
              </table:table-cell>
              <table:table-cell office:value-type="float" office:value="0.00227234479519627">
                <text:p>0.00227234479519627</text:p>
              </table:table-cell>
              <table:table-cell office:value-type="float" office:value="0.00227234479519627">
                <text:p>0.002272344795196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0">
                <text:p>3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98762509397135">
                <text:p>0.98762509397135</text:p>
              </table:table-cell>
              <table:table-cell office:value-type="float" office:value="0.00156801348283582">
                <text:p>0.00156801348283582</text:p>
              </table:table-cell>
              <table:table-cell office:value-type="float" office:value="0.00156801348283582">
                <text:p>0.001568013482835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5">
                <text:p>3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987934308566279">
                <text:p>0.987934308566279</text:p>
              </table:table-cell>
              <table:table-cell office:value-type="float" office:value="0.00150709946699688">
                <text:p>0.00150709946699688</text:p>
              </table:table-cell>
              <table:table-cell office:value-type="float" office:value="0.00150709946699688">
                <text:p>0.001507099466996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">
                <text:p>4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987934308566279">
                <text:p>0.987934308566279</text:p>
              </table:table-cell>
              <table:table-cell office:value-type="float" office:value="0.00150709946699688">
                <text:p>0.00150709946699688</text:p>
              </table:table-cell>
              <table:table-cell office:value-type="float" office:value="0.00150709946699688">
                <text:p>0.001507099466996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5">
                <text:p>4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987934308566279">
                <text:p>0.987934308566279</text:p>
              </table:table-cell>
              <table:table-cell office:value-type="float" office:value="0.00150709946699688">
                <text:p>0.00150709946699688</text:p>
              </table:table-cell>
              <table:table-cell office:value-type="float" office:value="0.00150709946699688">
                <text:p>0.001507099466996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0">
                <text:p>5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987934308566279">
                <text:p>0.987934308566279</text:p>
              </table:table-cell>
              <table:table-cell office:value-type="float" office:value="0.00150709946699688">
                <text:p>0.00150709946699688</text:p>
              </table:table-cell>
              <table:table-cell office:value-type="float" office:value="0.00150709946699688">
                <text:p>0.001507099466996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5">
                <text:p>5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987934308566279">
                <text:p>0.987934308566279</text:p>
              </table:table-cell>
              <table:table-cell office:value-type="float" office:value="0.00150709946699688">
                <text:p>0.00150709946699688</text:p>
              </table:table-cell>
              <table:table-cell office:value-type="float" office:value="0.00150709946699688">
                <text:p>0.001507099466996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0">
                <text:p>6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987934308566279">
                <text:p>0.987934308566279</text:p>
              </table:table-cell>
              <table:table-cell office:value-type="float" office:value="0.00150709946699688">
                <text:p>0.00150709946699688</text:p>
              </table:table-cell>
              <table:table-cell office:value-type="float" office:value="0.00150709946699688">
                <text:p>0.001507099466996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5">
                <text:p>6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987934308566279">
                <text:p>0.987934308566279</text:p>
              </table:table-cell>
              <table:table-cell office:value-type="float" office:value="0.00150709946699688">
                <text:p>0.00150709946699688</text:p>
              </table:table-cell>
              <table:table-cell office:value-type="float" office:value="0.00150709946699688">
                <text:p>0.001507099466996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0">
                <text:p>7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987934308566279">
                <text:p>0.987934308566279</text:p>
              </table:table-cell>
              <table:table-cell office:value-type="float" office:value="0.00150709946699688">
                <text:p>0.00150709946699688</text:p>
              </table:table-cell>
              <table:table-cell office:value-type="float" office:value="0.00150709946699688">
                <text:p>0.001507099466996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5">
                <text:p>7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987934308566279">
                <text:p>0.987934308566279</text:p>
              </table:table-cell>
              <table:table-cell office:value-type="float" office:value="0.00150709946699688">
                <text:p>0.00150709946699688</text:p>
              </table:table-cell>
              <table:table-cell office:value-type="float" office:value="0.00150709946699688">
                <text:p>0.001507099466996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0">
                <text:p>8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987934308566279">
                <text:p>0.987934308566279</text:p>
              </table:table-cell>
              <table:table-cell office:value-type="float" office:value="0.00150709946699688">
                <text:p>0.00150709946699688</text:p>
              </table:table-cell>
              <table:table-cell office:value-type="float" office:value="0.00150709946699688">
                <text:p>0.001507099466996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5">
                <text:p>8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00623471847597179">
                <text:p>0.00623471847597179</text:p>
              </table:table-cell>
              <table:table-cell office:value-type="float" office:value="0.987934308566279">
                <text:p>0.987934308566279</text:p>
              </table:table-cell>
              <table:table-cell office:value-type="float" office:value="0.00150709946699688">
                <text:p>0.00150709946699688</text:p>
              </table:table-cell>
              <table:table-cell office:value-type="float" office:value="0.00150709946699688">
                <text:p>0.001507099466996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5">
                <text:p>3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991337968103767">
                <text:p>0.991337968103767</text:p>
              </table:table-cell>
              <table:table-cell office:value-type="float" office:value="0.0019015612150153">
                <text:p>0.0019015612150153</text:p>
              </table:table-cell>
              <table:table-cell office:value-type="float" office:value="0.0019015612150153">
                <text:p>0.00190156121501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">
                <text:p>4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991647182698696">
                <text:p>0.991647182698696</text:p>
              </table:table-cell>
              <table:table-cell office:value-type="float" office:value="0.00200021943928011">
                <text:p>0.00200021943928011</text:p>
              </table:table-cell>
              <table:table-cell office:value-type="float" office:value="0.00200021943928011">
                <text:p>0.002000219439280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5">
                <text:p>4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991647182698696">
                <text:p>0.991647182698696</text:p>
              </table:table-cell>
              <table:table-cell office:value-type="float" office:value="0.00200021943928011">
                <text:p>0.00200021943928011</text:p>
              </table:table-cell>
              <table:table-cell office:value-type="float" office:value="0.00200021943928011">
                <text:p>0.002000219439280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0">
                <text:p>5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991647182698696">
                <text:p>0.991647182698696</text:p>
              </table:table-cell>
              <table:table-cell office:value-type="float" office:value="0.00200021943928011">
                <text:p>0.00200021943928011</text:p>
              </table:table-cell>
              <table:table-cell office:value-type="float" office:value="0.00200021943928011">
                <text:p>0.002000219439280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5">
                <text:p>5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991647182698696">
                <text:p>0.991647182698696</text:p>
              </table:table-cell>
              <table:table-cell office:value-type="float" office:value="0.00200021943928011">
                <text:p>0.00200021943928011</text:p>
              </table:table-cell>
              <table:table-cell office:value-type="float" office:value="0.00200021943928011">
                <text:p>0.002000219439280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0">
                <text:p>6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991647182698696">
                <text:p>0.991647182698696</text:p>
              </table:table-cell>
              <table:table-cell office:value-type="float" office:value="0.00200021943928011">
                <text:p>0.00200021943928011</text:p>
              </table:table-cell>
              <table:table-cell office:value-type="float" office:value="0.00200021943928011">
                <text:p>0.002000219439280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5">
                <text:p>6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991647182698696">
                <text:p>0.991647182698696</text:p>
              </table:table-cell>
              <table:table-cell office:value-type="float" office:value="0.00200021943928011">
                <text:p>0.00200021943928011</text:p>
              </table:table-cell>
              <table:table-cell office:value-type="float" office:value="0.00200021943928011">
                <text:p>0.002000219439280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">
                <text:p>7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991647182698696">
                <text:p>0.991647182698696</text:p>
              </table:table-cell>
              <table:table-cell office:value-type="float" office:value="0.00200021943928011">
                <text:p>0.00200021943928011</text:p>
              </table:table-cell>
              <table:table-cell office:value-type="float" office:value="0.00200021943928011">
                <text:p>0.002000219439280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5">
                <text:p>7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991647182698696">
                <text:p>0.991647182698696</text:p>
              </table:table-cell>
              <table:table-cell office:value-type="float" office:value="0.00200021943928011">
                <text:p>0.00200021943928011</text:p>
              </table:table-cell>
              <table:table-cell office:value-type="float" office:value="0.00200021943928011">
                <text:p>0.002000219439280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0">
                <text:p>8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991647182698696">
                <text:p>0.991647182698696</text:p>
              </table:table-cell>
              <table:table-cell office:value-type="float" office:value="0.00200021943928011">
                <text:p>0.00200021943928011</text:p>
              </table:table-cell>
              <table:table-cell office:value-type="float" office:value="0.00200021943928011">
                <text:p>0.002000219439280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5">
                <text:p>8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00542311617209202">
                <text:p>0.00542311617209202</text:p>
              </table:table-cell>
              <table:table-cell office:value-type="float" office:value="0.991647182698696">
                <text:p>0.991647182698696</text:p>
              </table:table-cell>
              <table:table-cell office:value-type="float" office:value="0.00200021943928011">
                <text:p>0.00200021943928011</text:p>
              </table:table-cell>
              <table:table-cell office:value-type="float" office:value="0.00200021943928011">
                <text:p>0.002000219439280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">
                <text:p>3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992885190575047">
                <text:p>0.992885190575047</text:p>
              </table:table-cell>
              <table:table-cell office:value-type="float" office:value="0.0017451178109992">
                <text:p>0.0017451178109992</text:p>
              </table:table-cell>
              <table:table-cell office:value-type="float" office:value="0.0017451178109992">
                <text:p>0.00174511781099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">
                <text:p>4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993813409108152">
                <text:p>0.993813409108152</text:p>
              </table:table-cell>
              <table:table-cell office:value-type="float" office:value="0.00174593062786507">
                <text:p>0.00174593062786507</text:p>
              </table:table-cell>
              <table:table-cell office:value-type="float" office:value="0.00174593062786507">
                <text:p>0.001745930627865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5">
                <text:p>5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994742202389574">
                <text:p>0.994742202389574</text:p>
              </table:table-cell>
              <table:table-cell office:value-type="float" office:value="0.00243315231996236">
                <text:p>0.00243315231996236</text:p>
              </table:table-cell>
              <table:table-cell office:value-type="float" office:value="0.00243315231996236">
                <text:p>0.002433152319962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0">
                <text:p>6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994742202389574">
                <text:p>0.994742202389574</text:p>
              </table:table-cell>
              <table:table-cell office:value-type="float" office:value="0.00243315231996236">
                <text:p>0.00243315231996236</text:p>
              </table:table-cell>
              <table:table-cell office:value-type="float" office:value="0.00243315231996236">
                <text:p>0.002433152319962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5">
                <text:p>6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994742202389574">
                <text:p>0.994742202389574</text:p>
              </table:table-cell>
              <table:table-cell office:value-type="float" office:value="0.00243315231996236">
                <text:p>0.00243315231996236</text:p>
              </table:table-cell>
              <table:table-cell office:value-type="float" office:value="0.00243315231996236">
                <text:p>0.002433152319962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0">
                <text:p>7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994742202389574">
                <text:p>0.994742202389574</text:p>
              </table:table-cell>
              <table:table-cell office:value-type="float" office:value="0.00243315231996236">
                <text:p>0.00243315231996236</text:p>
              </table:table-cell>
              <table:table-cell office:value-type="float" office:value="0.00243315231996236">
                <text:p>0.002433152319962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5">
                <text:p>7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994742202389574">
                <text:p>0.994742202389574</text:p>
              </table:table-cell>
              <table:table-cell office:value-type="float" office:value="0.00243315231996236">
                <text:p>0.00243315231996236</text:p>
              </table:table-cell>
              <table:table-cell office:value-type="float" office:value="0.00243315231996236">
                <text:p>0.002433152319962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0">
                <text:p>8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994742202389574">
                <text:p>0.994742202389574</text:p>
              </table:table-cell>
              <table:table-cell office:value-type="float" office:value="0.00243315231996236">
                <text:p>0.00243315231996236</text:p>
              </table:table-cell>
              <table:table-cell office:value-type="float" office:value="0.00243315231996236">
                <text:p>0.002433152319962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5">
                <text:p>8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0108542305407223">
                <text:p>0.0108542305407223</text:p>
              </table:table-cell>
              <table:table-cell office:value-type="float" office:value="0.994742202389574">
                <text:p>0.994742202389574</text:p>
              </table:table-cell>
              <table:table-cell office:value-type="float" office:value="0.00243315231996236">
                <text:p>0.00243315231996236</text:p>
              </table:table-cell>
              <table:table-cell office:value-type="float" office:value="0.00243315231996236">
                <text:p>0.002433152319962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">
                <text:p>3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498089923463737">
                <text:p>0.00498089923463737</text:p>
              </table:table-cell>
              <table:table-cell office:value-type="float" office:value="0.00498089923463737">
                <text:p>0.00498089923463737</text:p>
              </table:table-cell>
              <table:table-cell office:value-type="float" office:value="0.991648906943649">
                <text:p>0.991648906943649</text:p>
              </table:table-cell>
              <table:table-cell office:value-type="float" office:value="0.00329827864109326">
                <text:p>0.00329827864109326</text:p>
              </table:table-cell>
              <table:table-cell office:value-type="float" office:value="0.00329827864109326">
                <text:p>0.003298278641093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0">
                <text:p>5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391654333156785">
                <text:p>0.00391654333156785</text:p>
              </table:table-cell>
              <table:table-cell office:value-type="float" office:value="0.00391654333156785">
                <text:p>0.00391654333156785</text:p>
              </table:table-cell>
              <table:table-cell office:value-type="float" office:value="0.995360631579431">
                <text:p>0.995360631579431</text:p>
              </table:table-cell>
              <table:table-cell office:value-type="float" office:value="0.00227084624115063">
                <text:p>0.00227084624115063</text:p>
              </table:table-cell>
              <table:table-cell office:value-type="float" office:value="0.00227084624115063">
                <text:p>0.002270846241150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0">
                <text:p>6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391654333156785">
                <text:p>0.00391654333156785</text:p>
              </table:table-cell>
              <table:table-cell office:value-type="float" office:value="0.00391654333156785">
                <text:p>0.00391654333156785</text:p>
              </table:table-cell>
              <table:table-cell office:value-type="float" office:value="0.995979635517607">
                <text:p>0.995979635517607</text:p>
              </table:table-cell>
              <table:table-cell office:value-type="float" office:value="0.00265929643183432">
                <text:p>0.00265929643183432</text:p>
              </table:table-cell>
              <table:table-cell office:value-type="float" office:value="0.00265929643183432">
                <text:p>0.002659296431834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0">
                <text:p>4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242089778626447">
                <text:p>0.00242089778626447</text:p>
              </table:table-cell>
              <table:table-cell office:value-type="float" office:value="0.00242089778626447">
                <text:p>0.00242089778626447</text:p>
              </table:table-cell>
              <table:table-cell office:value-type="float" office:value="0.993813983856469">
                <text:p>0.993813983856469</text:p>
              </table:table-cell>
              <table:table-cell office:value-type="float" office:value="0.00265775989351886">
                <text:p>0.00265775989351886</text:p>
              </table:table-cell>
              <table:table-cell office:value-type="float" office:value="0.00265775989351886">
                <text:p>0.002657759893518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0">
                <text:p>5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242089778626447">
                <text:p>0.00242089778626447</text:p>
              </table:table-cell>
              <table:table-cell office:value-type="float" office:value="0.00242089778626447">
                <text:p>0.00242089778626447</text:p>
              </table:table-cell>
              <table:table-cell office:value-type="float" office:value="0.996288850112536">
                <text:p>0.996288850112536</text:p>
              </table:table-cell>
              <table:table-cell office:value-type="float" office:value="0.00200314144546964">
                <text:p>0.00200314144546964</text:p>
              </table:table-cell>
              <table:table-cell office:value-type="float" office:value="0.00200314144546964">
                <text:p>0.002003141445469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">
                <text:p>5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0987163758695536">
                <text:p>0.000987163758695536</text:p>
              </table:table-cell>
              <table:table-cell office:value-type="float" office:value="0.000987163758695536">
                <text:p>0.000987163758695536</text:p>
              </table:table-cell>
              <table:table-cell office:value-type="float" office:value="0.996598064707465">
                <text:p>0.996598064707465</text:p>
              </table:table-cell>
              <table:table-cell office:value-type="float" office:value="0.00174836907846267">
                <text:p>0.00174836907846267</text:p>
              </table:table-cell>
              <table:table-cell office:value-type="float" office:value="0.00174836907846267">
                <text:p>0.001748369078462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0">
                <text:p>6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0987163758695536">
                <text:p>0.000987163758695536</text:p>
              </table:table-cell>
              <table:table-cell office:value-type="float" office:value="0.000987163758695536">
                <text:p>0.000987163758695536</text:p>
              </table:table-cell>
              <table:table-cell office:value-type="float" office:value="0.997216493897322">
                <text:p>0.997216493897322</text:p>
              </table:table-cell>
              <table:table-cell office:value-type="float" office:value="0.00151413209168194">
                <text:p>0.00151413209168194</text:p>
              </table:table-cell>
              <table:table-cell office:value-type="float" office:value="0.00151413209168194">
                <text:p>0.001514132091681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5">
                <text:p>6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0987163758695536">
                <text:p>0.000987163758695536</text:p>
              </table:table-cell>
              <table:table-cell office:value-type="float" office:value="0.000987163758695536">
                <text:p>0.000987163758695536</text:p>
              </table:table-cell>
              <table:table-cell office:value-type="float" office:value="0.997216493897322">
                <text:p>0.997216493897322</text:p>
              </table:table-cell>
              <table:table-cell office:value-type="float" office:value="0.00151413209168194">
                <text:p>0.00151413209168194</text:p>
              </table:table-cell>
              <table:table-cell office:value-type="float" office:value="0.00151413209168194">
                <text:p>0.001514132091681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">
                <text:p>4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391654333156785">
                <text:p>0.00391654333156785</text:p>
              </table:table-cell>
              <table:table-cell office:value-type="float" office:value="0.00391654333156785">
                <text:p>0.00391654333156785</text:p>
              </table:table-cell>
              <table:table-cell office:value-type="float" office:value="0.994123198451398">
                <text:p>0.994123198451398</text:p>
              </table:table-cell>
              <table:table-cell office:value-type="float" office:value="0.00231164616498722">
                <text:p>0.00231164616498722</text:p>
              </table:table-cell>
              <table:table-cell office:value-type="float" office:value="0.00231164616498722">
                <text:p>0.002311646164987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">
                <text:p>2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705025963821983">
                <text:p>0.00705025963821983</text:p>
              </table:table-cell>
              <table:table-cell office:value-type="float" office:value="0.00705025963821983">
                <text:p>0.00705025963821983</text:p>
              </table:table-cell>
              <table:table-cell office:value-type="float" office:value="0.989174615435901">
                <text:p>0.989174615435901</text:p>
              </table:table-cell>
              <table:table-cell office:value-type="float" office:value="0.00436889065399195">
                <text:p>0.00436889065399195</text:p>
              </table:table-cell>
              <table:table-cell office:value-type="float" office:value="0.00436889065399195">
                <text:p>0.004368890653991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">
                <text:p>2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705025963821983">
                <text:p>0.00705025963821983</text:p>
              </table:table-cell>
              <table:table-cell office:value-type="float" office:value="0.00705025963821983">
                <text:p>0.00705025963821983</text:p>
              </table:table-cell>
              <table:table-cell office:value-type="float" office:value="0.987007814278127">
                <text:p>0.987007814278127</text:p>
              </table:table-cell>
              <table:table-cell office:value-type="float" office:value="0.00329424146848508">
                <text:p>0.00329424146848508</text:p>
              </table:table-cell>
              <table:table-cell office:value-type="float" office:value="0.00329424146848508">
                <text:p>0.003294241468485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">
                <text:p>2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557162201220651">
                <text:p>0.00557162201220651</text:p>
              </table:table-cell>
              <table:table-cell office:value-type="float" office:value="0.00557162201220651">
                <text:p>0.00557162201220651</text:p>
              </table:table-cell>
              <table:table-cell office:value-type="float" office:value="0.985461741303483">
                <text:p>0.985461741303483</text:p>
              </table:table-cell>
              <table:table-cell office:value-type="float" office:value="0.0046209885555385">
                <text:p>0.0046209885555385</text:p>
              </table:table-cell>
              <table:table-cell office:value-type="float" office:value="0.0046209885555385">
                <text:p>0.00462098855553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">
                <text:p>2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705025963821983">
                <text:p>0.00705025963821983</text:p>
              </table:table-cell>
              <table:table-cell office:value-type="float" office:value="0.00705025963821983">
                <text:p>0.00705025963821983</text:p>
              </table:table-cell>
              <table:table-cell office:value-type="float" office:value="0.986388235591634">
                <text:p>0.986388235591634</text:p>
              </table:table-cell>
              <table:table-cell office:value-type="float" office:value="0.00242592638762235">
                <text:p>0.00242592638762235</text:p>
              </table:table-cell>
              <table:table-cell office:value-type="float" office:value="0.00242592638762235">
                <text:p>0.002425926387622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0">
                <text:p>30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557162201220651">
                <text:p>0.00557162201220651</text:p>
              </table:table-cell>
              <table:table-cell office:value-type="float" office:value="0.00557162201220651">
                <text:p>0.00557162201220651</text:p>
              </table:table-cell>
              <table:table-cell office:value-type="float" office:value="0.988555036749407">
                <text:p>0.988555036749407</text:p>
              </table:table-cell>
              <table:table-cell office:value-type="float" office:value="0.00357385704410325">
                <text:p>0.00357385704410325</text:p>
              </table:table-cell>
              <table:table-cell office:value-type="float" office:value="0.00357385704410325">
                <text:p>0.003573857044103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">
                <text:p>3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411972019668166">
                <text:p>0.00411972019668166</text:p>
              </table:table-cell>
              <table:table-cell office:value-type="float" office:value="0.00411972019668166">
                <text:p>0.00411972019668166</text:p>
              </table:table-cell>
              <table:table-cell office:value-type="float" office:value="0.99133969234872">
                <text:p>0.99133969234872</text:p>
              </table:table-cell>
              <table:table-cell office:value-type="float" office:value="0.00349511252319355">
                <text:p>0.00349511252319355</text:p>
              </table:table-cell>
              <table:table-cell office:value-type="float" office:value="0.00349511252319355">
                <text:p>0.003495112523193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">
                <text:p>4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4085975108004">
                <text:p>0.004085975108004</text:p>
              </table:table-cell>
              <table:table-cell office:value-type="float" office:value="0.004085975108004">
                <text:p>0.004085975108004</text:p>
              </table:table-cell>
              <table:table-cell office:value-type="float" office:value="0.994742202389574">
                <text:p>0.994742202389574</text:p>
              </table:table-cell>
              <table:table-cell office:value-type="float" office:value="0.00243315231996236">
                <text:p>0.00243315231996236</text:p>
              </table:table-cell>
              <table:table-cell office:value-type="float" office:value="0.00243315231996236">
                <text:p>0.002433152319962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0">
                <text:p>70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161470589191346">
                <text:p>0.00161470589191346</text:p>
              </table:table-cell>
              <table:table-cell office:value-type="float" office:value="0.00161470589191346">
                <text:p>0.00161470589191346</text:p>
              </table:table-cell>
              <table:table-cell office:value-type="float" office:value="0.997216493897322">
                <text:p>0.997216493897322</text:p>
              </table:table-cell>
              <table:table-cell office:value-type="float" office:value="0.00151413209168194">
                <text:p>0.00151413209168194</text:p>
              </table:table-cell>
              <table:table-cell office:value-type="float" office:value="0.00151413209168194">
                <text:p>0.001514132091681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">
                <text:p>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98236557211597">
                <text:p>0.98236557211597</text:p>
              </table:table-cell>
              <table:table-cell office:value-type="float" office:value="0.00272155314739857">
                <text:p>0.00272155314739857</text:p>
              </table:table-cell>
              <table:table-cell office:value-type="float" office:value="0.00272155314739857">
                <text:p>0.002721553147398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0">
                <text:p>30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982056357521042">
                <text:p>0.982056357521042</text:p>
              </table:table-cell>
              <table:table-cell office:value-type="float" office:value="0.00264928477387067">
                <text:p>0.00264928477387067</text:p>
              </table:table-cell>
              <table:table-cell office:value-type="float" office:value="0.00264928477387067">
                <text:p>0.002649284773870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">
                <text:p>3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982056357521042">
                <text:p>0.982056357521042</text:p>
              </table:table-cell>
              <table:table-cell office:value-type="float" office:value="0.00264928477387067">
                <text:p>0.00264928477387067</text:p>
              </table:table-cell>
              <table:table-cell office:value-type="float" office:value="0.00264928477387067">
                <text:p>0.002649284773870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0">
                <text:p>40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982056357521042">
                <text:p>0.982056357521042</text:p>
              </table:table-cell>
              <table:table-cell office:value-type="float" office:value="0.00264928477387067">
                <text:p>0.00264928477387067</text:p>
              </table:table-cell>
              <table:table-cell office:value-type="float" office:value="0.00264928477387067">
                <text:p>0.002649284773870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5">
                <text:p>4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982056357521042">
                <text:p>0.982056357521042</text:p>
              </table:table-cell>
              <table:table-cell office:value-type="float" office:value="0.00264928477387067">
                <text:p>0.00264928477387067</text:p>
              </table:table-cell>
              <table:table-cell office:value-type="float" office:value="0.00264928477387067">
                <text:p>0.002649284773870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0">
                <text:p>50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982056357521042">
                <text:p>0.982056357521042</text:p>
              </table:table-cell>
              <table:table-cell office:value-type="float" office:value="0.00264928477387067">
                <text:p>0.00264928477387067</text:p>
              </table:table-cell>
              <table:table-cell office:value-type="float" office:value="0.00264928477387067">
                <text:p>0.002649284773870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5">
                <text:p>5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982056357521042">
                <text:p>0.982056357521042</text:p>
              </table:table-cell>
              <table:table-cell office:value-type="float" office:value="0.00264928477387067">
                <text:p>0.00264928477387067</text:p>
              </table:table-cell>
              <table:table-cell office:value-type="float" office:value="0.00264928477387067">
                <text:p>0.002649284773870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0">
                <text:p>60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982056357521042">
                <text:p>0.982056357521042</text:p>
              </table:table-cell>
              <table:table-cell office:value-type="float" office:value="0.00264928477387067">
                <text:p>0.00264928477387067</text:p>
              </table:table-cell>
              <table:table-cell office:value-type="float" office:value="0.00264928477387067">
                <text:p>0.002649284773870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5">
                <text:p>6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982056357521042">
                <text:p>0.982056357521042</text:p>
              </table:table-cell>
              <table:table-cell office:value-type="float" office:value="0.00264928477387067">
                <text:p>0.00264928477387067</text:p>
              </table:table-cell>
              <table:table-cell office:value-type="float" office:value="0.00264928477387067">
                <text:p>0.002649284773870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0">
                <text:p>70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982056357521042">
                <text:p>0.982056357521042</text:p>
              </table:table-cell>
              <table:table-cell office:value-type="float" office:value="0.00264928477387067">
                <text:p>0.00264928477387067</text:p>
              </table:table-cell>
              <table:table-cell office:value-type="float" office:value="0.00264928477387067">
                <text:p>0.002649284773870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5">
                <text:p>7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982056357521042">
                <text:p>0.982056357521042</text:p>
              </table:table-cell>
              <table:table-cell office:value-type="float" office:value="0.00264928477387067">
                <text:p>0.00264928477387067</text:p>
              </table:table-cell>
              <table:table-cell office:value-type="float" office:value="0.00264928477387067">
                <text:p>0.002649284773870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0">
                <text:p>80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982056357521042">
                <text:p>0.982056357521042</text:p>
              </table:table-cell>
              <table:table-cell office:value-type="float" office:value="0.00264928477387067">
                <text:p>0.00264928477387067</text:p>
              </table:table-cell>
              <table:table-cell office:value-type="float" office:value="0.00264928477387067">
                <text:p>0.002649284773870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5">
                <text:p>8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0087251936548518">
                <text:p>0.0087251936548518</text:p>
              </table:table-cell>
              <table:table-cell office:value-type="float" office:value="0.982056357521042">
                <text:p>0.982056357521042</text:p>
              </table:table-cell>
              <table:table-cell office:value-type="float" office:value="0.00264928477387067">
                <text:p>0.00264928477387067</text:p>
              </table:table-cell>
              <table:table-cell office:value-type="float" office:value="0.00264928477387067">
                <text:p>0.002649284773870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">
                <text:p>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98360128099905">
                <text:p>0.98360128099905</text:p>
              </table:table-cell>
              <table:table-cell office:value-type="float" office:value="0.00044479133240022">
                <text:p>0.00044479133240022</text:p>
              </table:table-cell>
              <table:table-cell office:value-type="float" office:value="0.00044479133240022">
                <text:p>0.000444791332400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">
                <text:p>30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983911070342297">
                <text:p>0.983911070342297</text:p>
              </table:table-cell>
              <table:table-cell office:value-type="float" office:value="0.000430552860990414">
                <text:p>0.000430552860990414</text:p>
              </table:table-cell>
              <table:table-cell office:value-type="float" office:value="0.000430552860990414">
                <text:p>0.0004305528609904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">
                <text:p>3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984220859685544">
                <text:p>0.984220859685544</text:p>
              </table:table-cell>
              <table:table-cell office:value-type="float" office:value="0.00074618359107682">
                <text:p>0.00074618359107682</text:p>
              </table:table-cell>
              <table:table-cell office:value-type="float" office:value="0.00074618359107682">
                <text:p>0.000746183591076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0">
                <text:p>40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984220859685544">
                <text:p>0.984220859685544</text:p>
              </table:table-cell>
              <table:table-cell office:value-type="float" office:value="0.00074618359107682">
                <text:p>0.00074618359107682</text:p>
              </table:table-cell>
              <table:table-cell office:value-type="float" office:value="0.00074618359107682">
                <text:p>0.000746183591076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5">
                <text:p>4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984220859685544">
                <text:p>0.984220859685544</text:p>
              </table:table-cell>
              <table:table-cell office:value-type="float" office:value="0.00074618359107682">
                <text:p>0.00074618359107682</text:p>
              </table:table-cell>
              <table:table-cell office:value-type="float" office:value="0.00074618359107682">
                <text:p>0.000746183591076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984220859685544">
                <text:p>0.984220859685544</text:p>
              </table:table-cell>
              <table:table-cell office:value-type="float" office:value="0.00074618359107682">
                <text:p>0.00074618359107682</text:p>
              </table:table-cell>
              <table:table-cell office:value-type="float" office:value="0.00074618359107682">
                <text:p>0.0007461835910768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5">
                <text:p>5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984220859685544">
                <text:p>0.984220859685544</text:p>
              </table:table-cell>
              <table:table-cell office:value-type="float" office:value="0.00074618359107682">
                <text:p>0.00074618359107682</text:p>
              </table:table-cell>
              <table:table-cell office:value-type="float" office:value="0.00074618359107682">
                <text:p>0.0007461835910768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">
                <text:p>60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984220859685544">
                <text:p>0.984220859685544</text:p>
              </table:table-cell>
              <table:table-cell office:value-type="float" office:value="0.00074618359107682">
                <text:p>0.00074618359107682</text:p>
              </table:table-cell>
              <table:table-cell office:value-type="float" office:value="0.00074618359107682">
                <text:p>0.000746183591076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">
                <text:p>6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984220859685544">
                <text:p>0.984220859685544</text:p>
              </table:table-cell>
              <table:table-cell office:value-type="float" office:value="0.00074618359107682">
                <text:p>0.00074618359107682</text:p>
              </table:table-cell>
              <table:table-cell office:value-type="float" office:value="0.00074618359107682">
                <text:p>0.000746183591076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0">
                <text:p>70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984220859685544">
                <text:p>0.984220859685544</text:p>
              </table:table-cell>
              <table:table-cell office:value-type="float" office:value="0.00074618359107682">
                <text:p>0.00074618359107682</text:p>
              </table:table-cell>
              <table:table-cell office:value-type="float" office:value="0.00074618359107682">
                <text:p>0.000746183591076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5">
                <text:p>7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984220859685544">
                <text:p>0.984220859685544</text:p>
              </table:table-cell>
              <table:table-cell office:value-type="float" office:value="0.00074618359107682">
                <text:p>0.00074618359107682</text:p>
              </table:table-cell>
              <table:table-cell office:value-type="float" office:value="0.00074618359107682">
                <text:p>0.000746183591076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0">
                <text:p>80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984220859685544">
                <text:p>0.984220859685544</text:p>
              </table:table-cell>
              <table:table-cell office:value-type="float" office:value="0.00074618359107682">
                <text:p>0.00074618359107682</text:p>
              </table:table-cell>
              <table:table-cell office:value-type="float" office:value="0.00074618359107682">
                <text:p>0.000746183591076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5">
                <text:p>8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00727141687869759">
                <text:p>0.00727141687869759</text:p>
              </table:table-cell>
              <table:table-cell office:value-type="float" office:value="0.984220859685544">
                <text:p>0.984220859685544</text:p>
              </table:table-cell>
              <table:table-cell office:value-type="float" office:value="0.00074618359107682">
                <text:p>0.00074618359107682</text:p>
              </table:table-cell>
              <table:table-cell office:value-type="float" office:value="0.00074618359107682">
                <text:p>0.000746183591076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">
                <text:p>30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773141327115559">
                <text:p>0.00773141327115559</text:p>
              </table:table-cell>
              <table:table-cell office:value-type="float" office:value="0.00773141327115559">
                <text:p>0.00773141327115559</text:p>
              </table:table-cell>
              <table:table-cell office:value-type="float" office:value="0.990411473815616">
                <text:p>0.990411473815616</text:p>
              </table:table-cell>
              <table:table-cell office:value-type="float" office:value="0.00349429970632774">
                <text:p>0.00349429970632774</text:p>
              </table:table-cell>
              <table:table-cell office:value-type="float" office:value="0.00349429970632774">
                <text:p>0.0034942997063277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">
                <text:p>3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773141327115559">
                <text:p>0.00773141327115559</text:p>
              </table:table-cell>
              <table:table-cell office:value-type="float" office:value="0.00773141327115559">
                <text:p>0.00773141327115559</text:p>
              </table:table-cell>
              <table:table-cell office:value-type="float" office:value="0.990720688410545">
                <text:p>0.990720688410545</text:p>
              </table:table-cell>
              <table:table-cell office:value-type="float" office:value="0.00329747120128229">
                <text:p>0.00329747120128229</text:p>
              </table:table-cell>
              <table:table-cell office:value-type="float" office:value="0.00329747120128229">
                <text:p>0.003297471201282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5">
                <text:p>7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186392104437904">
                <text:p>0.00186392104437904</text:p>
              </table:table-cell>
              <table:table-cell office:value-type="float" office:value="0.00186392104437904">
                <text:p>0.00186392104437904</text:p>
              </table:table-cell>
              <table:table-cell office:value-type="float" office:value="0.997525708492251">
                <text:p>0.997525708492251</text:p>
              </table:table-cell>
              <table:table-cell office:value-type="float" office:value="0.00115620706407945">
                <text:p>0.00115620706407945</text:p>
              </table:table-cell>
              <table:table-cell office:value-type="float" office:value="0.00115620706407945">
                <text:p>0.001156207064079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0">
                <text:p>80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186392104437904">
                <text:p>0.00186392104437904</text:p>
              </table:table-cell>
              <table:table-cell office:value-type="float" office:value="0.00186392104437904">
                <text:p>0.00186392104437904</text:p>
              </table:table-cell>
              <table:table-cell office:value-type="float" office:value="0.997525708492251">
                <text:p>0.997525708492251</text:p>
              </table:table-cell>
              <table:table-cell office:value-type="float" office:value="0.00115620706407945">
                <text:p>0.00115620706407945</text:p>
              </table:table-cell>
              <table:table-cell office:value-type="float" office:value="0.00115620706407945">
                <text:p>0.001156207064079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5">
                <text:p>8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186392104437904">
                <text:p>0.00186392104437904</text:p>
              </table:table-cell>
              <table:table-cell office:value-type="float" office:value="0.00186392104437904">
                <text:p>0.00186392104437904</text:p>
              </table:table-cell>
              <table:table-cell office:value-type="float" office:value="0.997525708492251">
                <text:p>0.997525708492251</text:p>
              </table:table-cell>
              <table:table-cell office:value-type="float" office:value="0.00115620706407945">
                <text:p>0.00115620706407945</text:p>
              </table:table-cell>
              <table:table-cell office:value-type="float" office:value="0.00115620706407945">
                <text:p>0.001156207064079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0">
                <text:p>4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991030477753792">
                <text:p>0.991030477753792</text:p>
              </table:table-cell>
              <table:table-cell office:value-type="float" office:value="0.00373301965815144">
                <text:p>0.00373301965815144</text:p>
              </table:table-cell>
              <table:table-cell office:value-type="float" office:value="0.00373301965815144">
                <text:p>0.003733019658151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5">
                <text:p>4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991030477753792">
                <text:p>0.991030477753792</text:p>
              </table:table-cell>
              <table:table-cell office:value-type="float" office:value="0.00373301965815144">
                <text:p>0.00373301965815144</text:p>
              </table:table-cell>
              <table:table-cell office:value-type="float" office:value="0.00373301965815144">
                <text:p>0.003733019658151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0">
                <text:p>5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991030477753792">
                <text:p>0.991030477753792</text:p>
              </table:table-cell>
              <table:table-cell office:value-type="float" office:value="0.00373301965815144">
                <text:p>0.00373301965815144</text:p>
              </table:table-cell>
              <table:table-cell office:value-type="float" office:value="0.00373301965815144">
                <text:p>0.003733019658151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5">
                <text:p>5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991030477753792">
                <text:p>0.991030477753792</text:p>
              </table:table-cell>
              <table:table-cell office:value-type="float" office:value="0.00373301965815144">
                <text:p>0.00373301965815144</text:p>
              </table:table-cell>
              <table:table-cell office:value-type="float" office:value="0.00373301965815144">
                <text:p>0.003733019658151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0">
                <text:p>6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991030477753792">
                <text:p>0.991030477753792</text:p>
              </table:table-cell>
              <table:table-cell office:value-type="float" office:value="0.00373301965815144">
                <text:p>0.00373301965815144</text:p>
              </table:table-cell>
              <table:table-cell office:value-type="float" office:value="0.00373301965815144">
                <text:p>0.003733019658151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5">
                <text:p>6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991030477753792">
                <text:p>0.991030477753792</text:p>
              </table:table-cell>
              <table:table-cell office:value-type="float" office:value="0.00373301965815144">
                <text:p>0.00373301965815144</text:p>
              </table:table-cell>
              <table:table-cell office:value-type="float" office:value="0.00373301965815144">
                <text:p>0.003733019658151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0">
                <text:p>7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991030477753792">
                <text:p>0.991030477753792</text:p>
              </table:table-cell>
              <table:table-cell office:value-type="float" office:value="0.00373301965815144">
                <text:p>0.00373301965815144</text:p>
              </table:table-cell>
              <table:table-cell office:value-type="float" office:value="0.00373301965815144">
                <text:p>0.003733019658151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5">
                <text:p>7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991030477753792">
                <text:p>0.991030477753792</text:p>
              </table:table-cell>
              <table:table-cell office:value-type="float" office:value="0.00373301965815144">
                <text:p>0.00373301965815144</text:p>
              </table:table-cell>
              <table:table-cell office:value-type="float" office:value="0.00373301965815144">
                <text:p>0.003733019658151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0">
                <text:p>8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991030477753792">
                <text:p>0.991030477753792</text:p>
              </table:table-cell>
              <table:table-cell office:value-type="float" office:value="0.00373301965815144">
                <text:p>0.00373301965815144</text:p>
              </table:table-cell>
              <table:table-cell office:value-type="float" office:value="0.00373301965815144">
                <text:p>0.003733019658151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5">
                <text:p>8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00844854431242967">
                <text:p>0.00844854431242967</text:p>
              </table:table-cell>
              <table:table-cell office:value-type="float" office:value="0.991030477753792">
                <text:p>0.991030477753792</text:p>
              </table:table-cell>
              <table:table-cell office:value-type="float" office:value="0.00373301965815144">
                <text:p>0.00373301965815144</text:p>
              </table:table-cell>
              <table:table-cell office:value-type="float" office:value="0.00373301965815144">
                <text:p>0.003733019658151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0">
                <text:p>3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00772113719767188">
                <text:p>0.00772113719767188</text:p>
              </table:table-cell>
              <table:table-cell office:value-type="float" office:value="0.00772113719767188">
                <text:p>0.00772113719767188</text:p>
              </table:table-cell>
              <table:table-cell office:value-type="float" office:value="0.989481531037559">
                <text:p>0.989481531037559</text:p>
              </table:table-cell>
              <table:table-cell office:value-type="float" office:value="0.0024301662488868">
                <text:p>0.0024301662488868</text:p>
              </table:table-cell>
              <table:table-cell office:value-type="float" office:value="0.0024301662488868">
                <text:p>0.00243016624888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